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Calibri" svg:font-family="Calibri" style:font-family-generic="swiss"/>
    <style:font-face style:name="Cambria" svg:font-family="Cambria" style:font-family-generic="swis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148cm"/>
    </style:style>
    <style:style style:name="co2" style:family="table-column">
      <style:table-column-properties fo:break-before="auto" style:column-width="2.267cm"/>
    </style:style>
    <style:style style:name="ro1" style:family="table-row">
      <style:table-row-properties style:row-height="0.496cm" fo:break-before="auto" style:use-optimal-row-height="true"/>
    </style:style>
    <style:style style:name="ta1" style:family="table" style:master-page-name="PageStyle_5f_VilleMTP_5f_MTP_5f_BudgetPri_5f_2012">
      <style:table-properties table:display="true" style:writing-mode="lr-tb"/>
    </style:style>
    <style:style style:name="ta2" style:family="table" style:master-page-name="Default">
      <style:table-properties table:display="true" style:writing-mode="lr-tb"/>
    </style:style>
  </office:automatic-styles>
  <office:body>
    <office:spreadsheet>
      <table:calculation-settings table:case-sensitive="false" table:automatic-find-labels="false" table:use-regular-expressions="false"/>
      <table:table table:name="VilleMTP_MTP_BudgetPri_2012" table:style-name="ta1" table:print="false">
        <office:forms form:automatic-focus="false" form:apply-design-mode="false"/>
        <table:table-column table:style-name="co1" table:number-columns-repeated="1024" table:default-cell-style-name="Default"/>
        <table:table-row table:style-name="ro1">
          <table:table-cell office:value-type="string">
            <text:p>Exercice</text:p>
          </table:table-cell>
          <table:table-cell office:value-type="string">
            <text:p>I_F</text:p>
          </table:table-cell>
          <table:table-cell office:value-type="string">
            <text:p>D_R</text:p>
          </table:table-cell>
          <table:table-cell office:value-type="string">
            <text:p>Nature</text:p>
          </table:table-cell>
          <table:table-cell office:value-type="string">
            <text:p>Sous-fontion</text:p>
          </table:table-cell>
          <table:table-cell office:value-type="string">
            <text:p>Montant</text:p>
          </table:table-cell>
          <table:table-cell office:value-type="string">
            <text:p>Libellé nature</text:p>
          </table:table-cell>
          <table:table-cell office:value-type="string">
            <text:p>Libellé fonction</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23">
            <text:p>23</text:p>
          </table:table-cell>
          <table:table-cell/>
          <table:table-cell office:value-type="float" office:value="23943003">
            <text:p>23943003</text:p>
          </table:table-cell>
          <table:table-cell office:value-type="string">
            <text:p>VIREMENT A LA SECTION D'INVESTISSEMENT</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042">
            <text:p>6042</text:p>
          </table:table-cell>
          <table:table-cell office:value-type="float" office:value="20">
            <text:p>20</text:p>
          </table:table-cell>
          <table:table-cell office:value-type="float" office:value="340200">
            <text:p>340200</text:p>
          </table:table-cell>
          <table:table-cell office:value-type="string">
            <text:p>ACHATS DE PRESTATIONS DE SERVICES AUTRES QUE TERRAINS A AMENAGER</text:p>
          </table:table-cell>
          <table:table-cell office:value-type="string">
            <text:p>ADMINISTRATION GENERALE DE LA COLLECTIVITE</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042">
            <text:p>6042</text:p>
          </table:table-cell>
          <table:table-cell office:value-type="float" office:value="211">
            <text:p>211</text:p>
          </table:table-cell>
          <table:table-cell office:value-type="float" office:value="51500">
            <text:p>51500</text:p>
          </table:table-cell>
          <table:table-cell office:value-type="string">
            <text:p>ACHATS DE PRESTATIONS DE SERVICES AUTRES QUE TERRAINS A AMENAGER</text:p>
          </table:table-cell>
          <table:table-cell office:value-type="string">
            <text:p>ECOLES MATERNELLE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042">
            <text:p>6042</text:p>
          </table:table-cell>
          <table:table-cell office:value-type="float" office:value="212">
            <text:p>212</text:p>
          </table:table-cell>
          <table:table-cell office:value-type="float" office:value="151470">
            <text:p>151470</text:p>
          </table:table-cell>
          <table:table-cell office:value-type="string">
            <text:p>ACHATS DE PRESTATIONS DE SERVICES AUTRES QUE TERRAINS A AMENAGER</text:p>
          </table:table-cell>
          <table:table-cell office:value-type="string">
            <text:p>ECOLES PRIMAIRE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042">
            <text:p>6042</text:p>
          </table:table-cell>
          <table:table-cell office:value-type="float" office:value="40">
            <text:p>40</text:p>
          </table:table-cell>
          <table:table-cell office:value-type="float" office:value="512040">
            <text:p>512040</text:p>
          </table:table-cell>
          <table:table-cell office:value-type="string">
            <text:p>ACHATS DE PRESTATIONS DE SERVICES AUTRES QUE TERRAINS A AMENAGER</text:p>
          </table:table-cell>
          <table:table-cell office:value-type="string">
            <text:p>SERVICES COMMUN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042">
            <text:p>6042</text:p>
          </table:table-cell>
          <table:table-cell office:value-type="float" office:value="421">
            <text:p>421</text:p>
          </table:table-cell>
          <table:table-cell office:value-type="float" office:value="229241">
            <text:p>229241</text:p>
          </table:table-cell>
          <table:table-cell office:value-type="string">
            <text:p>ACHATS DE PRESTATIONS DE SERVICES AUTRES QUE TERRAINS A AMENAGER</text:p>
          </table:table-cell>
          <table:table-cell office:value-type="string">
            <text:p>CENTRES DE LOISIR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042">
            <text:p>6042</text:p>
          </table:table-cell>
          <table:table-cell office:value-type="float" office:value="422">
            <text:p>422</text:p>
          </table:table-cell>
          <table:table-cell office:value-type="float" office:value="73000">
            <text:p>73000</text:p>
          </table:table-cell>
          <table:table-cell office:value-type="string">
            <text:p>ACHATS DE PRESTATIONS DE SERVICES AUTRES QUE TERRAINS A AMENAGER</text:p>
          </table:table-cell>
          <table:table-cell office:value-type="string">
            <text:p>AUTRES ACTIVITES POUR LES JEUNE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042">
            <text:p>6042</text:p>
          </table:table-cell>
          <table:table-cell office:value-type="float" office:value="64">
            <text:p>64</text:p>
          </table:table-cell>
          <table:table-cell office:value-type="float" office:value="2096550">
            <text:p>2096550</text:p>
          </table:table-cell>
          <table:table-cell office:value-type="string">
            <text:p>ACHATS DE PRESTATIONS DE SERVICES AUTRES QUE TERRAINS A AMENAGER</text:p>
          </table:table-cell>
          <table:table-cell office:value-type="string">
            <text:p>CRECHES ET GARDERIE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0611">
            <text:p>60611</text:p>
          </table:table-cell>
          <table:table-cell office:value-type="float" office:value="20">
            <text:p>20</text:p>
          </table:table-cell>
          <table:table-cell office:value-type="float" office:value="859650">
            <text:p>859650</text:p>
          </table:table-cell>
          <table:table-cell office:value-type="string">
            <text:p>EAU ET ASSAINISSSEMENT</text:p>
          </table:table-cell>
          <table:table-cell office:value-type="string">
            <text:p>ADMINISTRATION GENERALE DE LA COLLECTIVITE</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0611">
            <text:p>60611</text:p>
          </table:table-cell>
          <table:table-cell office:value-type="float" office:value="26">
            <text:p>26</text:p>
          </table:table-cell>
          <table:table-cell office:value-type="float" office:value="18050">
            <text:p>18050</text:p>
          </table:table-cell>
          <table:table-cell office:value-type="string">
            <text:p>EAU ET ASSAINISSSEMENT</text:p>
          </table:table-cell>
          <table:table-cell office:value-type="string">
            <text:p>CIMETIERES ET POMPES FUNEBRE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0611">
            <text:p>60611</text:p>
          </table:table-cell>
          <table:table-cell office:value-type="float" office:value="412">
            <text:p>412</text:p>
          </table:table-cell>
          <table:table-cell office:value-type="float" office:value="18620">
            <text:p>18620</text:p>
          </table:table-cell>
          <table:table-cell office:value-type="string">
            <text:p>EAU ET ASSAINISSSEMENT</text:p>
          </table:table-cell>
          <table:table-cell office:value-type="string">
            <text:p>STADE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0611">
            <text:p>60611</text:p>
          </table:table-cell>
          <table:table-cell office:value-type="float" office:value="813">
            <text:p>813</text:p>
          </table:table-cell>
          <table:table-cell office:value-type="float" office:value="110000">
            <text:p>110000</text:p>
          </table:table-cell>
          <table:table-cell office:value-type="string">
            <text:p>EAU ET ASSAINISSSEMENT</text:p>
          </table:table-cell>
          <table:table-cell office:value-type="string">
            <text:p>PROPRETE URBAINE</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0611">
            <text:p>60611</text:p>
          </table:table-cell>
          <table:table-cell office:value-type="float" office:value="816">
            <text:p>816</text:p>
          </table:table-cell>
          <table:table-cell office:value-type="float" office:value="170000">
            <text:p>170000</text:p>
          </table:table-cell>
          <table:table-cell office:value-type="string">
            <text:p>EAU ET ASSAINISSSEMENT</text:p>
          </table:table-cell>
          <table:table-cell office:value-type="string">
            <text:p>AUTRES RESEAUX ET SERVICES DIVER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0611">
            <text:p>60611</text:p>
          </table:table-cell>
          <table:table-cell office:value-type="float" office:value="823">
            <text:p>823</text:p>
          </table:table-cell>
          <table:table-cell office:value-type="float" office:value="551000">
            <text:p>551000</text:p>
          </table:table-cell>
          <table:table-cell office:value-type="string">
            <text:p>EAU ET ASSAINISSSEMENT</text:p>
          </table:table-cell>
          <table:table-cell office:value-type="string">
            <text:p>ESPACES VERTS URBAIN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0612">
            <text:p>60612</text:p>
          </table:table-cell>
          <table:table-cell office:value-type="float" office:value="20">
            <text:p>20</text:p>
          </table:table-cell>
          <table:table-cell office:value-type="float" office:value="830300">
            <text:p>830300</text:p>
          </table:table-cell>
          <table:table-cell office:value-type="string">
            <text:p>ENERGIE ET ELECTRICITE</text:p>
          </table:table-cell>
          <table:table-cell office:value-type="string">
            <text:p>ADMINISTRATION GENERALE DE LA COLLECTIVITE</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0612">
            <text:p>60612</text:p>
          </table:table-cell>
          <table:table-cell office:value-type="float" office:value="24">
            <text:p>24</text:p>
          </table:table-cell>
          <table:table-cell office:value-type="float" office:value="12833">
            <text:p>12833</text:p>
          </table:table-cell>
          <table:table-cell office:value-type="string">
            <text:p>ENERGIE ET ELECTRICITE</text:p>
          </table:table-cell>
          <table:table-cell office:value-type="string">
            <text:p>FETES ET CEREMONIE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0612">
            <text:p>60612</text:p>
          </table:table-cell>
          <table:table-cell office:value-type="float" office:value="26">
            <text:p>26</text:p>
          </table:table-cell>
          <table:table-cell office:value-type="float" office:value="8300">
            <text:p>8300</text:p>
          </table:table-cell>
          <table:table-cell office:value-type="string">
            <text:p>ENERGIE ET ELECTRICITE</text:p>
          </table:table-cell>
          <table:table-cell office:value-type="string">
            <text:p>CIMETIERES ET POMPES FUNEBRE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0612">
            <text:p>60612</text:p>
          </table:table-cell>
          <table:table-cell office:value-type="float" office:value="211">
            <text:p>211</text:p>
          </table:table-cell>
          <table:table-cell office:value-type="float" office:value="1066100">
            <text:p>1066100</text:p>
          </table:table-cell>
          <table:table-cell office:value-type="string">
            <text:p>ENERGIE ET ELECTRICITE</text:p>
          </table:table-cell>
          <table:table-cell office:value-type="string">
            <text:p>ECOLES MATERNELLE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0612">
            <text:p>60612</text:p>
          </table:table-cell>
          <table:table-cell office:value-type="float" office:value="251">
            <text:p>251</text:p>
          </table:table-cell>
          <table:table-cell office:value-type="float" office:value="105700">
            <text:p>105700</text:p>
          </table:table-cell>
          <table:table-cell office:value-type="string">
            <text:p>ENERGIE ET ELECTRICITE</text:p>
          </table:table-cell>
          <table:table-cell office:value-type="string">
            <text:p>HEBERGEMENT ET RESTAURATION SCOLAIRE</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0612">
            <text:p>60612</text:p>
          </table:table-cell>
          <table:table-cell office:value-type="float" office:value="30">
            <text:p>30</text:p>
          </table:table-cell>
          <table:table-cell office:value-type="float" office:value="103500">
            <text:p>103500</text:p>
          </table:table-cell>
          <table:table-cell office:value-type="string">
            <text:p>ENERGIE ET ELECTRICITE</text:p>
          </table:table-cell>
          <table:table-cell office:value-type="string">
            <text:p>SERVICES COMMUN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0612">
            <text:p>60612</text:p>
          </table:table-cell>
          <table:table-cell office:value-type="float" office:value="412">
            <text:p>412</text:p>
          </table:table-cell>
          <table:table-cell office:value-type="float" office:value="509400">
            <text:p>509400</text:p>
          </table:table-cell>
          <table:table-cell office:value-type="string">
            <text:p>ENERGIE ET ELECTRICITE</text:p>
          </table:table-cell>
          <table:table-cell office:value-type="string">
            <text:p>STADE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0612">
            <text:p>60612</text:p>
          </table:table-cell>
          <table:table-cell office:value-type="float" office:value="422">
            <text:p>422</text:p>
          </table:table-cell>
          <table:table-cell office:value-type="float" office:value="376500">
            <text:p>376500</text:p>
          </table:table-cell>
          <table:table-cell office:value-type="string">
            <text:p>ENERGIE ET ELECTRICITE</text:p>
          </table:table-cell>
          <table:table-cell office:value-type="string">
            <text:p>AUTRES ACTIVITES POUR LES JEUNE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0612">
            <text:p>60612</text:p>
          </table:table-cell>
          <table:table-cell office:value-type="float" office:value="64">
            <text:p>64</text:p>
          </table:table-cell>
          <table:table-cell office:value-type="float" office:value="181600">
            <text:p>181600</text:p>
          </table:table-cell>
          <table:table-cell office:value-type="string">
            <text:p>ENERGIE ET ELECTRICITE</text:p>
          </table:table-cell>
          <table:table-cell office:value-type="string">
            <text:p>CRECHES ET GARDERIE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0612">
            <text:p>60612</text:p>
          </table:table-cell>
          <table:table-cell office:value-type="float" office:value="814">
            <text:p>814</text:p>
          </table:table-cell>
          <table:table-cell office:value-type="float" office:value="1997000">
            <text:p>1997000</text:p>
          </table:table-cell>
          <table:table-cell office:value-type="string">
            <text:p>ENERGIE ET ELECTRICITE</text:p>
          </table:table-cell>
          <table:table-cell office:value-type="string">
            <text:p>ECLAIRAGE PUBLIC</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0612">
            <text:p>60612</text:p>
          </table:table-cell>
          <table:table-cell office:value-type="float" office:value="816">
            <text:p>816</text:p>
          </table:table-cell>
          <table:table-cell office:value-type="float" office:value="500">
            <text:p>500</text:p>
          </table:table-cell>
          <table:table-cell office:value-type="string">
            <text:p>ENERGIE ET ELECTRICITE</text:p>
          </table:table-cell>
          <table:table-cell office:value-type="string">
            <text:p>AUTRES RESEAUX ET SERVICES DIVER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0612">
            <text:p>60612</text:p>
          </table:table-cell>
          <table:table-cell office:value-type="float" office:value="821">
            <text:p>821</text:p>
          </table:table-cell>
          <table:table-cell office:value-type="float" office:value="210000">
            <text:p>210000</text:p>
          </table:table-cell>
          <table:table-cell office:value-type="string">
            <text:p>ENERGIE ET ELECTRICITE</text:p>
          </table:table-cell>
          <table:table-cell office:value-type="string">
            <text:p>EQUIPEMENTS DE VOIRIE</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0612">
            <text:p>60612</text:p>
          </table:table-cell>
          <table:table-cell office:value-type="float" office:value="822">
            <text:p>822</text:p>
          </table:table-cell>
          <table:table-cell office:value-type="float" office:value="4000">
            <text:p>4000</text:p>
          </table:table-cell>
          <table:table-cell office:value-type="string">
            <text:p>ENERGIE ET ELECTRICITE</text:p>
          </table:table-cell>
          <table:table-cell office:value-type="string">
            <text:p>VOIRIE COMMUNALE ET ROUTE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0612">
            <text:p>60612</text:p>
          </table:table-cell>
          <table:table-cell office:value-type="float" office:value="823">
            <text:p>823</text:p>
          </table:table-cell>
          <table:table-cell office:value-type="float" office:value="167900">
            <text:p>167900</text:p>
          </table:table-cell>
          <table:table-cell office:value-type="string">
            <text:p>ENERGIE ET ELECTRICITE</text:p>
          </table:table-cell>
          <table:table-cell office:value-type="string">
            <text:p>ESPACES VERTS URBAIN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0612">
            <text:p>60612</text:p>
          </table:table-cell>
          <table:table-cell office:value-type="float" office:value="91">
            <text:p>91</text:p>
          </table:table-cell>
          <table:table-cell office:value-type="float" office:value="82600">
            <text:p>82600</text:p>
          </table:table-cell>
          <table:table-cell office:value-type="string">
            <text:p>ENERGIE ET ELECTRICITE</text:p>
          </table:table-cell>
          <table:table-cell office:value-type="string">
            <text:p>FOIRES ET MARCHE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0613">
            <text:p>60613</text:p>
          </table:table-cell>
          <table:table-cell office:value-type="float" office:value="20">
            <text:p>20</text:p>
          </table:table-cell>
          <table:table-cell office:value-type="float" office:value="9000">
            <text:p>9000</text:p>
          </table:table-cell>
          <table:table-cell office:value-type="string">
            <text:p>CHAUFFAGE URBAIN</text:p>
          </table:table-cell>
          <table:table-cell office:value-type="string">
            <text:p>ADMINISTRATION GENERALE DE LA COLLECTIVITE</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0613">
            <text:p>60613</text:p>
          </table:table-cell>
          <table:table-cell office:value-type="float" office:value="211">
            <text:p>211</text:p>
          </table:table-cell>
          <table:table-cell office:value-type="float" office:value="8700">
            <text:p>8700</text:p>
          </table:table-cell>
          <table:table-cell office:value-type="string">
            <text:p>CHAUFFAGE URBAIN</text:p>
          </table:table-cell>
          <table:table-cell office:value-type="string">
            <text:p>ECOLES MATERNELLE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0613">
            <text:p>60613</text:p>
          </table:table-cell>
          <table:table-cell office:value-type="float" office:value="412">
            <text:p>412</text:p>
          </table:table-cell>
          <table:table-cell office:value-type="float" office:value="10200">
            <text:p>10200</text:p>
          </table:table-cell>
          <table:table-cell office:value-type="string">
            <text:p>CHAUFFAGE URBAIN</text:p>
          </table:table-cell>
          <table:table-cell office:value-type="string">
            <text:p>STADE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0621">
            <text:p>60621</text:p>
          </table:table-cell>
          <table:table-cell office:value-type="float" office:value="20">
            <text:p>20</text:p>
          </table:table-cell>
          <table:table-cell office:value-type="float" office:value="119200">
            <text:p>119200</text:p>
          </table:table-cell>
          <table:table-cell office:value-type="string">
            <text:p>COMBUSTIBLES</text:p>
          </table:table-cell>
          <table:table-cell office:value-type="string">
            <text:p>ADMINISTRATION GENERALE DE LA COLLECTIVITE</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0621">
            <text:p>60621</text:p>
          </table:table-cell>
          <table:table-cell office:value-type="float" office:value="26">
            <text:p>26</text:p>
          </table:table-cell>
          <table:table-cell office:value-type="float" office:value="11000">
            <text:p>11000</text:p>
          </table:table-cell>
          <table:table-cell office:value-type="string">
            <text:p>COMBUSTIBLES</text:p>
          </table:table-cell>
          <table:table-cell office:value-type="string">
            <text:p>CIMETIERES ET POMPES FUNEBRE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0621">
            <text:p>60621</text:p>
          </table:table-cell>
          <table:table-cell office:value-type="float" office:value="822">
            <text:p>822</text:p>
          </table:table-cell>
          <table:table-cell office:value-type="float" office:value="3500">
            <text:p>3500</text:p>
          </table:table-cell>
          <table:table-cell office:value-type="string">
            <text:p>COMBUSTIBLES</text:p>
          </table:table-cell>
          <table:table-cell office:value-type="string">
            <text:p>VOIRIE COMMUNALE ET ROUTE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0622">
            <text:p>60622</text:p>
          </table:table-cell>
          <table:table-cell office:value-type="float" office:value="20">
            <text:p>20</text:p>
          </table:table-cell>
          <table:table-cell office:value-type="float" office:value="545468">
            <text:p>545468</text:p>
          </table:table-cell>
          <table:table-cell office:value-type="string">
            <text:p>CARBURANTS</text:p>
          </table:table-cell>
          <table:table-cell office:value-type="string">
            <text:p>ADMINISTRATION GENERALE DE LA COLLECTIVITE</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0622">
            <text:p>60622</text:p>
          </table:table-cell>
          <table:table-cell office:value-type="float" office:value="26">
            <text:p>26</text:p>
          </table:table-cell>
          <table:table-cell office:value-type="float" office:value="100">
            <text:p>100</text:p>
          </table:table-cell>
          <table:table-cell office:value-type="string">
            <text:p>CARBURANTS</text:p>
          </table:table-cell>
          <table:table-cell office:value-type="string">
            <text:p>CIMETIERES ET POMPES FUNEBRE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0622">
            <text:p>60622</text:p>
          </table:table-cell>
          <table:table-cell office:value-type="float" office:value="40">
            <text:p>40</text:p>
          </table:table-cell>
          <table:table-cell office:value-type="float" office:value="460">
            <text:p>460</text:p>
          </table:table-cell>
          <table:table-cell office:value-type="string">
            <text:p>CARBURANTS</text:p>
          </table:table-cell>
          <table:table-cell office:value-type="string">
            <text:p>SERVICES COMMUN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0622">
            <text:p>60622</text:p>
          </table:table-cell>
          <table:table-cell office:value-type="float" office:value="823">
            <text:p>823</text:p>
          </table:table-cell>
          <table:table-cell office:value-type="float" office:value="16000">
            <text:p>16000</text:p>
          </table:table-cell>
          <table:table-cell office:value-type="string">
            <text:p>CARBURANTS</text:p>
          </table:table-cell>
          <table:table-cell office:value-type="string">
            <text:p>ESPACES VERTS URBAIN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0623">
            <text:p>60623</text:p>
          </table:table-cell>
          <table:table-cell office:value-type="float" office:value="20">
            <text:p>20</text:p>
          </table:table-cell>
          <table:table-cell office:value-type="float" office:value="11000">
            <text:p>11000</text:p>
          </table:table-cell>
          <table:table-cell office:value-type="string">
            <text:p>ALIMENTATION</text:p>
          </table:table-cell>
          <table:table-cell office:value-type="string">
            <text:p>ADMINISTRATION GENERALE DE LA COLLECTIVITE</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0623">
            <text:p>60623</text:p>
          </table:table-cell>
          <table:table-cell office:value-type="float" office:value="24">
            <text:p>24</text:p>
          </table:table-cell>
          <table:table-cell office:value-type="float" office:value="25000">
            <text:p>25000</text:p>
          </table:table-cell>
          <table:table-cell office:value-type="string">
            <text:p>ALIMENTATION</text:p>
          </table:table-cell>
          <table:table-cell office:value-type="string">
            <text:p>FETES ET CEREMONIE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0623">
            <text:p>60623</text:p>
          </table:table-cell>
          <table:table-cell office:value-type="float" office:value="48">
            <text:p>48</text:p>
          </table:table-cell>
          <table:table-cell office:value-type="float" office:value="10000">
            <text:p>10000</text:p>
          </table:table-cell>
          <table:table-cell office:value-type="string">
            <text:p>ALIMENTATION</text:p>
          </table:table-cell>
          <table:table-cell office:value-type="string">
            <text:p>AUTRES ACTIONS DE COOPERATION DECENTRALISEE</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0623">
            <text:p>60623</text:p>
          </table:table-cell>
          <table:table-cell office:value-type="float" office:value="112">
            <text:p>112</text:p>
          </table:table-cell>
          <table:table-cell office:value-type="float" office:value="8500">
            <text:p>8500</text:p>
          </table:table-cell>
          <table:table-cell office:value-type="string">
            <text:p>ALIMENTATION</text:p>
          </table:table-cell>
          <table:table-cell office:value-type="string">
            <text:p>POLICE MUNICIPALE</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0623">
            <text:p>60623</text:p>
          </table:table-cell>
          <table:table-cell office:value-type="float" office:value="251">
            <text:p>251</text:p>
          </table:table-cell>
          <table:table-cell office:value-type="float" office:value="2438930">
            <text:p>2438930</text:p>
          </table:table-cell>
          <table:table-cell office:value-type="string">
            <text:p>ALIMENTATION</text:p>
          </table:table-cell>
          <table:table-cell office:value-type="string">
            <text:p>HEBERGEMENT ET RESTAURATION SCOLAIRE</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0623">
            <text:p>60623</text:p>
          </table:table-cell>
          <table:table-cell office:value-type="float" office:value="313">
            <text:p>313</text:p>
          </table:table-cell>
          <table:table-cell office:value-type="float" office:value="2000">
            <text:p>2000</text:p>
          </table:table-cell>
          <table:table-cell office:value-type="string">
            <text:p>ALIMENTATION</text:p>
          </table:table-cell>
          <table:table-cell office:value-type="string">
            <text:p>THEATRE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0623">
            <text:p>60623</text:p>
          </table:table-cell>
          <table:table-cell office:value-type="float" office:value="421">
            <text:p>421</text:p>
          </table:table-cell>
          <table:table-cell office:value-type="float" office:value="50000">
            <text:p>50000</text:p>
          </table:table-cell>
          <table:table-cell office:value-type="string">
            <text:p>ALIMENTATION</text:p>
          </table:table-cell>
          <table:table-cell office:value-type="string">
            <text:p>CENTRES DE LOISIR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0623">
            <text:p>60623</text:p>
          </table:table-cell>
          <table:table-cell office:value-type="float" office:value="422">
            <text:p>422</text:p>
          </table:table-cell>
          <table:table-cell office:value-type="float" office:value="68540">
            <text:p>68540</text:p>
          </table:table-cell>
          <table:table-cell office:value-type="string">
            <text:p>ALIMENTATION</text:p>
          </table:table-cell>
          <table:table-cell office:value-type="string">
            <text:p>AUTRES ACTIVITES POUR LES JEUNE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0623">
            <text:p>60623</text:p>
          </table:table-cell>
          <table:table-cell office:value-type="float" office:value="520">
            <text:p>520</text:p>
          </table:table-cell>
          <table:table-cell office:value-type="float" office:value="100">
            <text:p>100</text:p>
          </table:table-cell>
          <table:table-cell office:value-type="string">
            <text:p>ALIMENTATION</text:p>
          </table:table-cell>
          <table:table-cell office:value-type="string">
            <text:p>SERVICES COMMUN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0623">
            <text:p>60623</text:p>
          </table:table-cell>
          <table:table-cell office:value-type="float" office:value="64">
            <text:p>64</text:p>
          </table:table-cell>
          <table:table-cell office:value-type="float" office:value="499600">
            <text:p>499600</text:p>
          </table:table-cell>
          <table:table-cell office:value-type="string">
            <text:p>ALIMENTATION</text:p>
          </table:table-cell>
          <table:table-cell office:value-type="string">
            <text:p>CRECHES ET GARDERIE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0623">
            <text:p>60623</text:p>
          </table:table-cell>
          <table:table-cell office:value-type="float" office:value="823">
            <text:p>823</text:p>
          </table:table-cell>
          <table:table-cell office:value-type="float" office:value="250100">
            <text:p>250100</text:p>
          </table:table-cell>
          <table:table-cell office:value-type="string">
            <text:p>ALIMENTATION</text:p>
          </table:table-cell>
          <table:table-cell office:value-type="string">
            <text:p>ESPACES VERTS URBAIN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0624">
            <text:p>60624</text:p>
          </table:table-cell>
          <table:table-cell office:value-type="float" office:value="20">
            <text:p>20</text:p>
          </table:table-cell>
          <table:table-cell office:value-type="float" office:value="1200">
            <text:p>1200</text:p>
          </table:table-cell>
          <table:table-cell office:value-type="string">
            <text:p>PRODUITS DE TRAITEMENT</text:p>
          </table:table-cell>
          <table:table-cell office:value-type="string">
            <text:p>ADMINISTRATION GENERALE DE LA COLLECTIVITE</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0624">
            <text:p>60624</text:p>
          </table:table-cell>
          <table:table-cell office:value-type="float" office:value="12">
            <text:p>12</text:p>
          </table:table-cell>
          <table:table-cell office:value-type="float" office:value="1200">
            <text:p>1200</text:p>
          </table:table-cell>
          <table:table-cell office:value-type="string">
            <text:p>PRODUITS DE TRAITEMENT</text:p>
          </table:table-cell>
          <table:table-cell office:value-type="string">
            <text:p>HYGIENE ET SALUBRITE PUBLIQUE</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0624">
            <text:p>60624</text:p>
          </table:table-cell>
          <table:table-cell office:value-type="float" office:value="323">
            <text:p>323</text:p>
          </table:table-cell>
          <table:table-cell office:value-type="float" office:value="70">
            <text:p>70</text:p>
          </table:table-cell>
          <table:table-cell office:value-type="string">
            <text:p>PRODUITS DE TRAITEMENT</text:p>
          </table:table-cell>
          <table:table-cell office:value-type="string">
            <text:p>ARCHIVE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0624">
            <text:p>60624</text:p>
          </table:table-cell>
          <table:table-cell office:value-type="float" office:value="820">
            <text:p>820</text:p>
          </table:table-cell>
          <table:table-cell office:value-type="float" office:value="100">
            <text:p>100</text:p>
          </table:table-cell>
          <table:table-cell office:value-type="string">
            <text:p>PRODUITS DE TRAITEMENT</text:p>
          </table:table-cell>
          <table:table-cell office:value-type="string">
            <text:p>SERVICES COMMUN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0624">
            <text:p>60624</text:p>
          </table:table-cell>
          <table:table-cell office:value-type="float" office:value="822">
            <text:p>822</text:p>
          </table:table-cell>
          <table:table-cell office:value-type="float" office:value="1500">
            <text:p>1500</text:p>
          </table:table-cell>
          <table:table-cell office:value-type="string">
            <text:p>PRODUITS DE TRAITEMENT</text:p>
          </table:table-cell>
          <table:table-cell office:value-type="string">
            <text:p>VOIRIE COMMUNALE ET ROUTE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0624">
            <text:p>60624</text:p>
          </table:table-cell>
          <table:table-cell office:value-type="float" office:value="823">
            <text:p>823</text:p>
          </table:table-cell>
          <table:table-cell office:value-type="float" office:value="15000">
            <text:p>15000</text:p>
          </table:table-cell>
          <table:table-cell office:value-type="string">
            <text:p>PRODUITS DE TRAITEMENT</text:p>
          </table:table-cell>
          <table:table-cell office:value-type="string">
            <text:p>ESPACES VERTS URBAIN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0628">
            <text:p>60628</text:p>
          </table:table-cell>
          <table:table-cell office:value-type="float" office:value="20">
            <text:p>20</text:p>
          </table:table-cell>
          <table:table-cell office:value-type="float" office:value="341657">
            <text:p>341657</text:p>
          </table:table-cell>
          <table:table-cell office:value-type="string">
            <text:p>AUTRES FOURNITURES NON STOCKEES</text:p>
          </table:table-cell>
          <table:table-cell office:value-type="string">
            <text:p>ADMINISTRATION GENERALE DE LA COLLECTIVITE</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0628">
            <text:p>60628</text:p>
          </table:table-cell>
          <table:table-cell office:value-type="float" office:value="22">
            <text:p>22</text:p>
          </table:table-cell>
          <table:table-cell office:value-type="float" office:value="1250">
            <text:p>1250</text:p>
          </table:table-cell>
          <table:table-cell office:value-type="string">
            <text:p>AUTRES FOURNITURES NON STOCKEES</text:p>
          </table:table-cell>
          <table:table-cell office:value-type="string">
            <text:p>ADMINISTRATION GENERALE DE L'ETAT</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0628">
            <text:p>60628</text:p>
          </table:table-cell>
          <table:table-cell office:value-type="float" office:value="24">
            <text:p>24</text:p>
          </table:table-cell>
          <table:table-cell office:value-type="float" office:value="49254">
            <text:p>49254</text:p>
          </table:table-cell>
          <table:table-cell office:value-type="string">
            <text:p>AUTRES FOURNITURES NON STOCKEES</text:p>
          </table:table-cell>
          <table:table-cell office:value-type="string">
            <text:p>FETES ET CEREMONIE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0628">
            <text:p>60628</text:p>
          </table:table-cell>
          <table:table-cell office:value-type="float" office:value="25">
            <text:p>25</text:p>
          </table:table-cell>
          <table:table-cell office:value-type="float" office:value="200">
            <text:p>200</text:p>
          </table:table-cell>
          <table:table-cell office:value-type="string">
            <text:p>AUTRES FOURNITURES NON STOCKEES</text:p>
          </table:table-cell>
          <table:table-cell office:value-type="string">
            <text:p>AIDES AUX ASSOCIATIONS (NON CLASSEES AILLEUR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0628">
            <text:p>60628</text:p>
          </table:table-cell>
          <table:table-cell office:value-type="float" office:value="26">
            <text:p>26</text:p>
          </table:table-cell>
          <table:table-cell office:value-type="float" office:value="3000">
            <text:p>3000</text:p>
          </table:table-cell>
          <table:table-cell office:value-type="string">
            <text:p>AUTRES FOURNITURES NON STOCKEES</text:p>
          </table:table-cell>
          <table:table-cell office:value-type="string">
            <text:p>CIMETIERES ET POMPES FUNEBRE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0628">
            <text:p>60628</text:p>
          </table:table-cell>
          <table:table-cell office:value-type="float" office:value="48">
            <text:p>48</text:p>
          </table:table-cell>
          <table:table-cell office:value-type="float" office:value="3000">
            <text:p>3000</text:p>
          </table:table-cell>
          <table:table-cell office:value-type="string">
            <text:p>AUTRES FOURNITURES NON STOCKEES</text:p>
          </table:table-cell>
          <table:table-cell office:value-type="string">
            <text:p>AUTRES ACTIONS DE COOPERATION DECENTRALISEE</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0628">
            <text:p>60628</text:p>
          </table:table-cell>
          <table:table-cell office:value-type="float" office:value="112">
            <text:p>112</text:p>
          </table:table-cell>
          <table:table-cell office:value-type="float" office:value="8000">
            <text:p>8000</text:p>
          </table:table-cell>
          <table:table-cell office:value-type="string">
            <text:p>AUTRES FOURNITURES NON STOCKEES</text:p>
          </table:table-cell>
          <table:table-cell office:value-type="string">
            <text:p>POLICE MUNICIPALE</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0628">
            <text:p>60628</text:p>
          </table:table-cell>
          <table:table-cell office:value-type="float" office:value="12">
            <text:p>12</text:p>
          </table:table-cell>
          <table:table-cell office:value-type="float" office:value="13250">
            <text:p>13250</text:p>
          </table:table-cell>
          <table:table-cell office:value-type="string">
            <text:p>AUTRES FOURNITURES NON STOCKEES</text:p>
          </table:table-cell>
          <table:table-cell office:value-type="string">
            <text:p>HYGIENE ET SALUBRITE PUBLIQUE</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0628">
            <text:p>60628</text:p>
          </table:table-cell>
          <table:table-cell office:value-type="float" office:value="211">
            <text:p>211</text:p>
          </table:table-cell>
          <table:table-cell office:value-type="float" office:value="65052">
            <text:p>65052</text:p>
          </table:table-cell>
          <table:table-cell office:value-type="string">
            <text:p>AUTRES FOURNITURES NON STOCKEES</text:p>
          </table:table-cell>
          <table:table-cell office:value-type="string">
            <text:p>ECOLES MATERNELLE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0628">
            <text:p>60628</text:p>
          </table:table-cell>
          <table:table-cell office:value-type="float" office:value="212">
            <text:p>212</text:p>
          </table:table-cell>
          <table:table-cell office:value-type="float" office:value="69205">
            <text:p>69205</text:p>
          </table:table-cell>
          <table:table-cell office:value-type="string">
            <text:p>AUTRES FOURNITURES NON STOCKEES</text:p>
          </table:table-cell>
          <table:table-cell office:value-type="string">
            <text:p>ECOLES PRIMAIRE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0628">
            <text:p>60628</text:p>
          </table:table-cell>
          <table:table-cell office:value-type="float" office:value="251">
            <text:p>251</text:p>
          </table:table-cell>
          <table:table-cell office:value-type="float" office:value="262175">
            <text:p>262175</text:p>
          </table:table-cell>
          <table:table-cell office:value-type="string">
            <text:p>AUTRES FOURNITURES NON STOCKEES</text:p>
          </table:table-cell>
          <table:table-cell office:value-type="string">
            <text:p>HEBERGEMENT ET RESTAURATION SCOLAIRE</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0628">
            <text:p>60628</text:p>
          </table:table-cell>
          <table:table-cell office:value-type="float" office:value="30">
            <text:p>30</text:p>
          </table:table-cell>
          <table:table-cell office:value-type="float" office:value="14000">
            <text:p>14000</text:p>
          </table:table-cell>
          <table:table-cell office:value-type="string">
            <text:p>AUTRES FOURNITURES NON STOCKEES</text:p>
          </table:table-cell>
          <table:table-cell office:value-type="string">
            <text:p>SERVICES COMMUN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0628">
            <text:p>60628</text:p>
          </table:table-cell>
          <table:table-cell office:value-type="float" office:value="314">
            <text:p>314</text:p>
          </table:table-cell>
          <table:table-cell office:value-type="float" office:value="5000">
            <text:p>5000</text:p>
          </table:table-cell>
          <table:table-cell office:value-type="string">
            <text:p>AUTRES FOURNITURES NON STOCKEES</text:p>
          </table:table-cell>
          <table:table-cell office:value-type="string">
            <text:p>CINEMAS ET AUTRES SALLES DE SPECTACLE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0628">
            <text:p>60628</text:p>
          </table:table-cell>
          <table:table-cell office:value-type="float" office:value="323">
            <text:p>323</text:p>
          </table:table-cell>
          <table:table-cell office:value-type="float" office:value="350">
            <text:p>350</text:p>
          </table:table-cell>
          <table:table-cell office:value-type="string">
            <text:p>AUTRES FOURNITURES NON STOCKEES</text:p>
          </table:table-cell>
          <table:table-cell office:value-type="string">
            <text:p>ARCHIVE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0628">
            <text:p>60628</text:p>
          </table:table-cell>
          <table:table-cell office:value-type="float" office:value="411">
            <text:p>411</text:p>
          </table:table-cell>
          <table:table-cell office:value-type="float" office:value="60510">
            <text:p>60510</text:p>
          </table:table-cell>
          <table:table-cell office:value-type="string">
            <text:p>AUTRES FOURNITURES NON STOCKEES</text:p>
          </table:table-cell>
          <table:table-cell office:value-type="string">
            <text:p>SALLES DE SPORT, GYMNASE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0628">
            <text:p>60628</text:p>
          </table:table-cell>
          <table:table-cell office:value-type="float" office:value="412">
            <text:p>412</text:p>
          </table:table-cell>
          <table:table-cell office:value-type="float" office:value="46550">
            <text:p>46550</text:p>
          </table:table-cell>
          <table:table-cell office:value-type="string">
            <text:p>AUTRES FOURNITURES NON STOCKEES</text:p>
          </table:table-cell>
          <table:table-cell office:value-type="string">
            <text:p>STADE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0628">
            <text:p>60628</text:p>
          </table:table-cell>
          <table:table-cell office:value-type="float" office:value="415">
            <text:p>415</text:p>
          </table:table-cell>
          <table:table-cell office:value-type="float" office:value="3260">
            <text:p>3260</text:p>
          </table:table-cell>
          <table:table-cell office:value-type="string">
            <text:p>AUTRES FOURNITURES NON STOCKEES</text:p>
          </table:table-cell>
          <table:table-cell office:value-type="string">
            <text:p>MANIFESTATIONS SPORTIVE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0628">
            <text:p>60628</text:p>
          </table:table-cell>
          <table:table-cell office:value-type="float" office:value="421">
            <text:p>421</text:p>
          </table:table-cell>
          <table:table-cell office:value-type="float" office:value="101790">
            <text:p>101790</text:p>
          </table:table-cell>
          <table:table-cell office:value-type="string">
            <text:p>AUTRES FOURNITURES NON STOCKEES</text:p>
          </table:table-cell>
          <table:table-cell office:value-type="string">
            <text:p>CENTRES DE LOISIR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0628">
            <text:p>60628</text:p>
          </table:table-cell>
          <table:table-cell office:value-type="float" office:value="422">
            <text:p>422</text:p>
          </table:table-cell>
          <table:table-cell office:value-type="float" office:value="18012">
            <text:p>18012</text:p>
          </table:table-cell>
          <table:table-cell office:value-type="string">
            <text:p>AUTRES FOURNITURES NON STOCKEES</text:p>
          </table:table-cell>
          <table:table-cell office:value-type="string">
            <text:p>AUTRES ACTIVITES POUR LES JEUNE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0628">
            <text:p>60628</text:p>
          </table:table-cell>
          <table:table-cell office:value-type="float" office:value="64">
            <text:p>64</text:p>
          </table:table-cell>
          <table:table-cell office:value-type="float" office:value="25940">
            <text:p>25940</text:p>
          </table:table-cell>
          <table:table-cell office:value-type="string">
            <text:p>AUTRES FOURNITURES NON STOCKEES</text:p>
          </table:table-cell>
          <table:table-cell office:value-type="string">
            <text:p>CRECHES ET GARDERIE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0628">
            <text:p>60628</text:p>
          </table:table-cell>
          <table:table-cell office:value-type="float" office:value="814">
            <text:p>814</text:p>
          </table:table-cell>
          <table:table-cell office:value-type="float" office:value="176988">
            <text:p>176988</text:p>
          </table:table-cell>
          <table:table-cell office:value-type="string">
            <text:p>AUTRES FOURNITURES NON STOCKEES</text:p>
          </table:table-cell>
          <table:table-cell office:value-type="string">
            <text:p>ECLAIRAGE PUBLIC</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0628">
            <text:p>60628</text:p>
          </table:table-cell>
          <table:table-cell office:value-type="float" office:value="816">
            <text:p>816</text:p>
          </table:table-cell>
          <table:table-cell office:value-type="float" office:value="150">
            <text:p>150</text:p>
          </table:table-cell>
          <table:table-cell office:value-type="string">
            <text:p>AUTRES FOURNITURES NON STOCKEES</text:p>
          </table:table-cell>
          <table:table-cell office:value-type="string">
            <text:p>AUTRES RESEAUX ET SERVICES DIVER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0628">
            <text:p>60628</text:p>
          </table:table-cell>
          <table:table-cell office:value-type="float" office:value="820">
            <text:p>820</text:p>
          </table:table-cell>
          <table:table-cell office:value-type="float" office:value="1665.5">
            <text:p>1665,5</text:p>
          </table:table-cell>
          <table:table-cell office:value-type="string">
            <text:p>AUTRES FOURNITURES NON STOCKEES</text:p>
          </table:table-cell>
          <table:table-cell office:value-type="string">
            <text:p>SERVICES COMMUN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0628">
            <text:p>60628</text:p>
          </table:table-cell>
          <table:table-cell office:value-type="float" office:value="821">
            <text:p>821</text:p>
          </table:table-cell>
          <table:table-cell office:value-type="float" office:value="10460">
            <text:p>10460</text:p>
          </table:table-cell>
          <table:table-cell office:value-type="string">
            <text:p>AUTRES FOURNITURES NON STOCKEES</text:p>
          </table:table-cell>
          <table:table-cell office:value-type="string">
            <text:p>EQUIPEMENTS DE VOIRIE</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0628">
            <text:p>60628</text:p>
          </table:table-cell>
          <table:table-cell office:value-type="float" office:value="822">
            <text:p>822</text:p>
          </table:table-cell>
          <table:table-cell office:value-type="float" office:value="26650">
            <text:p>26650</text:p>
          </table:table-cell>
          <table:table-cell office:value-type="string">
            <text:p>AUTRES FOURNITURES NON STOCKEES</text:p>
          </table:table-cell>
          <table:table-cell office:value-type="string">
            <text:p>VOIRIE COMMUNALE ET ROUTE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0628">
            <text:p>60628</text:p>
          </table:table-cell>
          <table:table-cell office:value-type="float" office:value="823">
            <text:p>823</text:p>
          </table:table-cell>
          <table:table-cell office:value-type="float" office:value="184160">
            <text:p>184160</text:p>
          </table:table-cell>
          <table:table-cell office:value-type="string">
            <text:p>AUTRES FOURNITURES NON STOCKEES</text:p>
          </table:table-cell>
          <table:table-cell office:value-type="string">
            <text:p>ESPACES VERTS URBAIN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0628">
            <text:p>60628</text:p>
          </table:table-cell>
          <table:table-cell office:value-type="float" office:value="91">
            <text:p>91</text:p>
          </table:table-cell>
          <table:table-cell office:value-type="float" office:value="15000">
            <text:p>15000</text:p>
          </table:table-cell>
          <table:table-cell office:value-type="string">
            <text:p>AUTRES FOURNITURES NON STOCKEES</text:p>
          </table:table-cell>
          <table:table-cell office:value-type="string">
            <text:p>FOIRES ET MARCHE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0631">
            <text:p>60631</text:p>
          </table:table-cell>
          <table:table-cell office:value-type="float" office:value="20">
            <text:p>20</text:p>
          </table:table-cell>
          <table:table-cell office:value-type="float" office:value="335774">
            <text:p>335774</text:p>
          </table:table-cell>
          <table:table-cell office:value-type="string">
            <text:p>FOURNITURES D'ENTRETIEN</text:p>
          </table:table-cell>
          <table:table-cell office:value-type="string">
            <text:p>ADMINISTRATION GENERALE DE LA COLLECTIVITE</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0631">
            <text:p>60631</text:p>
          </table:table-cell>
          <table:table-cell office:value-type="float" office:value="22">
            <text:p>22</text:p>
          </table:table-cell>
          <table:table-cell office:value-type="float" office:value="300">
            <text:p>300</text:p>
          </table:table-cell>
          <table:table-cell office:value-type="string">
            <text:p>FOURNITURES D'ENTRETIEN</text:p>
          </table:table-cell>
          <table:table-cell office:value-type="string">
            <text:p>ADMINISTRATION GENERALE DE L'ETAT</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0631">
            <text:p>60631</text:p>
          </table:table-cell>
          <table:table-cell office:value-type="float" office:value="24">
            <text:p>24</text:p>
          </table:table-cell>
          <table:table-cell office:value-type="float" office:value="3135">
            <text:p>3135</text:p>
          </table:table-cell>
          <table:table-cell office:value-type="string">
            <text:p>FOURNITURES D'ENTRETIEN</text:p>
          </table:table-cell>
          <table:table-cell office:value-type="string">
            <text:p>FETES ET CEREMONIE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0631">
            <text:p>60631</text:p>
          </table:table-cell>
          <table:table-cell office:value-type="float" office:value="26">
            <text:p>26</text:p>
          </table:table-cell>
          <table:table-cell office:value-type="float" office:value="700">
            <text:p>700</text:p>
          </table:table-cell>
          <table:table-cell office:value-type="string">
            <text:p>FOURNITURES D'ENTRETIEN</text:p>
          </table:table-cell>
          <table:table-cell office:value-type="string">
            <text:p>CIMETIERES ET POMPES FUNEBRE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0631">
            <text:p>60631</text:p>
          </table:table-cell>
          <table:table-cell office:value-type="float" office:value="48">
            <text:p>48</text:p>
          </table:table-cell>
          <table:table-cell office:value-type="float" office:value="1200">
            <text:p>1200</text:p>
          </table:table-cell>
          <table:table-cell office:value-type="string">
            <text:p>FOURNITURES D'ENTRETIEN</text:p>
          </table:table-cell>
          <table:table-cell office:value-type="string">
            <text:p>AUTRES ACTIONS DE COOPERATION DECENTRALISEE</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0631">
            <text:p>60631</text:p>
          </table:table-cell>
          <table:table-cell office:value-type="float" office:value="12">
            <text:p>12</text:p>
          </table:table-cell>
          <table:table-cell office:value-type="float" office:value="1650">
            <text:p>1650</text:p>
          </table:table-cell>
          <table:table-cell office:value-type="string">
            <text:p>FOURNITURES D'ENTRETIEN</text:p>
          </table:table-cell>
          <table:table-cell office:value-type="string">
            <text:p>HYGIENE ET SALUBRITE PUBLIQUE</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0631">
            <text:p>60631</text:p>
          </table:table-cell>
          <table:table-cell office:value-type="float" office:value="211">
            <text:p>211</text:p>
          </table:table-cell>
          <table:table-cell office:value-type="float" office:value="49212">
            <text:p>49212</text:p>
          </table:table-cell>
          <table:table-cell office:value-type="string">
            <text:p>FOURNITURES D'ENTRETIEN</text:p>
          </table:table-cell>
          <table:table-cell office:value-type="string">
            <text:p>ECOLES MATERNELLE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0631">
            <text:p>60631</text:p>
          </table:table-cell>
          <table:table-cell office:value-type="float" office:value="212">
            <text:p>212</text:p>
          </table:table-cell>
          <table:table-cell office:value-type="float" office:value="56321">
            <text:p>56321</text:p>
          </table:table-cell>
          <table:table-cell office:value-type="string">
            <text:p>FOURNITURES D'ENTRETIEN</text:p>
          </table:table-cell>
          <table:table-cell office:value-type="string">
            <text:p>ECOLES PRIMAIRE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0631">
            <text:p>60631</text:p>
          </table:table-cell>
          <table:table-cell office:value-type="float" office:value="251">
            <text:p>251</text:p>
          </table:table-cell>
          <table:table-cell office:value-type="float" office:value="106352">
            <text:p>106352</text:p>
          </table:table-cell>
          <table:table-cell office:value-type="string">
            <text:p>FOURNITURES D'ENTRETIEN</text:p>
          </table:table-cell>
          <table:table-cell office:value-type="string">
            <text:p>HEBERGEMENT ET RESTAURATION SCOLAIRE</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0631">
            <text:p>60631</text:p>
          </table:table-cell>
          <table:table-cell office:value-type="float" office:value="30">
            <text:p>30</text:p>
          </table:table-cell>
          <table:table-cell office:value-type="float" office:value="400">
            <text:p>400</text:p>
          </table:table-cell>
          <table:table-cell office:value-type="string">
            <text:p>FOURNITURES D'ENTRETIEN</text:p>
          </table:table-cell>
          <table:table-cell office:value-type="string">
            <text:p>SERVICES COMMUN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0631">
            <text:p>60631</text:p>
          </table:table-cell>
          <table:table-cell office:value-type="float" office:value="313">
            <text:p>313</text:p>
          </table:table-cell>
          <table:table-cell office:value-type="float" office:value="3000">
            <text:p>3000</text:p>
          </table:table-cell>
          <table:table-cell office:value-type="string">
            <text:p>FOURNITURES D'ENTRETIEN</text:p>
          </table:table-cell>
          <table:table-cell office:value-type="string">
            <text:p>THEATRE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0631">
            <text:p>60631</text:p>
          </table:table-cell>
          <table:table-cell office:value-type="float" office:value="323">
            <text:p>323</text:p>
          </table:table-cell>
          <table:table-cell office:value-type="float" office:value="340">
            <text:p>340</text:p>
          </table:table-cell>
          <table:table-cell office:value-type="string">
            <text:p>FOURNITURES D'ENTRETIEN</text:p>
          </table:table-cell>
          <table:table-cell office:value-type="string">
            <text:p>ARCHIVE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0631">
            <text:p>60631</text:p>
          </table:table-cell>
          <table:table-cell office:value-type="float" office:value="411">
            <text:p>411</text:p>
          </table:table-cell>
          <table:table-cell office:value-type="float" office:value="22340">
            <text:p>22340</text:p>
          </table:table-cell>
          <table:table-cell office:value-type="string">
            <text:p>FOURNITURES D'ENTRETIEN</text:p>
          </table:table-cell>
          <table:table-cell office:value-type="string">
            <text:p>SALLES DE SPORT, GYMNASE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0631">
            <text:p>60631</text:p>
          </table:table-cell>
          <table:table-cell office:value-type="float" office:value="412">
            <text:p>412</text:p>
          </table:table-cell>
          <table:table-cell office:value-type="float" office:value="9310">
            <text:p>9310</text:p>
          </table:table-cell>
          <table:table-cell office:value-type="string">
            <text:p>FOURNITURES D'ENTRETIEN</text:p>
          </table:table-cell>
          <table:table-cell office:value-type="string">
            <text:p>STADE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0631">
            <text:p>60631</text:p>
          </table:table-cell>
          <table:table-cell office:value-type="float" office:value="421">
            <text:p>421</text:p>
          </table:table-cell>
          <table:table-cell office:value-type="float" office:value="6109">
            <text:p>6109</text:p>
          </table:table-cell>
          <table:table-cell office:value-type="string">
            <text:p>FOURNITURES D'ENTRETIEN</text:p>
          </table:table-cell>
          <table:table-cell office:value-type="string">
            <text:p>CENTRES DE LOISIR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0631">
            <text:p>60631</text:p>
          </table:table-cell>
          <table:table-cell office:value-type="float" office:value="422">
            <text:p>422</text:p>
          </table:table-cell>
          <table:table-cell office:value-type="float" office:value="26673">
            <text:p>26673</text:p>
          </table:table-cell>
          <table:table-cell office:value-type="string">
            <text:p>FOURNITURES D'ENTRETIEN</text:p>
          </table:table-cell>
          <table:table-cell office:value-type="string">
            <text:p>AUTRES ACTIVITES POUR LES JEUNE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0631">
            <text:p>60631</text:p>
          </table:table-cell>
          <table:table-cell office:value-type="float" office:value="64">
            <text:p>64</text:p>
          </table:table-cell>
          <table:table-cell office:value-type="float" office:value="47100">
            <text:p>47100</text:p>
          </table:table-cell>
          <table:table-cell office:value-type="string">
            <text:p>FOURNITURES D'ENTRETIEN</text:p>
          </table:table-cell>
          <table:table-cell office:value-type="string">
            <text:p>CRECHES ET GARDERIE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0631">
            <text:p>60631</text:p>
          </table:table-cell>
          <table:table-cell office:value-type="float" office:value="813">
            <text:p>813</text:p>
          </table:table-cell>
          <table:table-cell office:value-type="float" office:value="1500">
            <text:p>1500</text:p>
          </table:table-cell>
          <table:table-cell office:value-type="string">
            <text:p>FOURNITURES D'ENTRETIEN</text:p>
          </table:table-cell>
          <table:table-cell office:value-type="string">
            <text:p>PROPRETE URBAINE</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0631">
            <text:p>60631</text:p>
          </table:table-cell>
          <table:table-cell office:value-type="float" office:value="814">
            <text:p>814</text:p>
          </table:table-cell>
          <table:table-cell office:value-type="float" office:value="450.8">
            <text:p>450,8</text:p>
          </table:table-cell>
          <table:table-cell office:value-type="string">
            <text:p>FOURNITURES D'ENTRETIEN</text:p>
          </table:table-cell>
          <table:table-cell office:value-type="string">
            <text:p>ECLAIRAGE PUBLIC</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0631">
            <text:p>60631</text:p>
          </table:table-cell>
          <table:table-cell office:value-type="float" office:value="816">
            <text:p>816</text:p>
          </table:table-cell>
          <table:table-cell office:value-type="float" office:value="100">
            <text:p>100</text:p>
          </table:table-cell>
          <table:table-cell office:value-type="string">
            <text:p>FOURNITURES D'ENTRETIEN</text:p>
          </table:table-cell>
          <table:table-cell office:value-type="string">
            <text:p>AUTRES RESEAUX ET SERVICES DIVER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0631">
            <text:p>60631</text:p>
          </table:table-cell>
          <table:table-cell office:value-type="float" office:value="821">
            <text:p>821</text:p>
          </table:table-cell>
          <table:table-cell office:value-type="float" office:value="2000">
            <text:p>2000</text:p>
          </table:table-cell>
          <table:table-cell office:value-type="string">
            <text:p>FOURNITURES D'ENTRETIEN</text:p>
          </table:table-cell>
          <table:table-cell office:value-type="string">
            <text:p>EQUIPEMENTS DE VOIRIE</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0631">
            <text:p>60631</text:p>
          </table:table-cell>
          <table:table-cell office:value-type="float" office:value="822">
            <text:p>822</text:p>
          </table:table-cell>
          <table:table-cell office:value-type="float" office:value="6650">
            <text:p>6650</text:p>
          </table:table-cell>
          <table:table-cell office:value-type="string">
            <text:p>FOURNITURES D'ENTRETIEN</text:p>
          </table:table-cell>
          <table:table-cell office:value-type="string">
            <text:p>VOIRIE COMMUNALE ET ROUTE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0631">
            <text:p>60631</text:p>
          </table:table-cell>
          <table:table-cell office:value-type="float" office:value="823">
            <text:p>823</text:p>
          </table:table-cell>
          <table:table-cell office:value-type="float" office:value="19800">
            <text:p>19800</text:p>
          </table:table-cell>
          <table:table-cell office:value-type="string">
            <text:p>FOURNITURES D'ENTRETIEN</text:p>
          </table:table-cell>
          <table:table-cell office:value-type="string">
            <text:p>ESPACES VERTS URBAIN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0631">
            <text:p>60631</text:p>
          </table:table-cell>
          <table:table-cell office:value-type="float" office:value="91">
            <text:p>91</text:p>
          </table:table-cell>
          <table:table-cell office:value-type="float" office:value="750">
            <text:p>750</text:p>
          </table:table-cell>
          <table:table-cell office:value-type="string">
            <text:p>FOURNITURES D'ENTRETIEN</text:p>
          </table:table-cell>
          <table:table-cell office:value-type="string">
            <text:p>FOIRES ET MARCHE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0632">
            <text:p>60632</text:p>
          </table:table-cell>
          <table:table-cell office:value-type="float" office:value="20">
            <text:p>20</text:p>
          </table:table-cell>
          <table:table-cell office:value-type="float" office:value="545722">
            <text:p>545722</text:p>
          </table:table-cell>
          <table:table-cell office:value-type="string">
            <text:p>FOURNITURES DE PETIT EQUIPEMENT</text:p>
          </table:table-cell>
          <table:table-cell office:value-type="string">
            <text:p>ADMINISTRATION GENERALE DE LA COLLECTIVITE</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0632">
            <text:p>60632</text:p>
          </table:table-cell>
          <table:table-cell office:value-type="float" office:value="22">
            <text:p>22</text:p>
          </table:table-cell>
          <table:table-cell office:value-type="float" office:value="1800">
            <text:p>1800</text:p>
          </table:table-cell>
          <table:table-cell office:value-type="string">
            <text:p>FOURNITURES DE PETIT EQUIPEMENT</text:p>
          </table:table-cell>
          <table:table-cell office:value-type="string">
            <text:p>ADMINISTRATION GENERALE DE L'ETAT</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0632">
            <text:p>60632</text:p>
          </table:table-cell>
          <table:table-cell office:value-type="float" office:value="24">
            <text:p>24</text:p>
          </table:table-cell>
          <table:table-cell office:value-type="float" office:value="39254">
            <text:p>39254</text:p>
          </table:table-cell>
          <table:table-cell office:value-type="string">
            <text:p>FOURNITURES DE PETIT EQUIPEMENT</text:p>
          </table:table-cell>
          <table:table-cell office:value-type="string">
            <text:p>FETES ET CEREMONIE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0632">
            <text:p>60632</text:p>
          </table:table-cell>
          <table:table-cell office:value-type="float" office:value="26">
            <text:p>26</text:p>
          </table:table-cell>
          <table:table-cell office:value-type="float" office:value="2000">
            <text:p>2000</text:p>
          </table:table-cell>
          <table:table-cell office:value-type="string">
            <text:p>FOURNITURES DE PETIT EQUIPEMENT</text:p>
          </table:table-cell>
          <table:table-cell office:value-type="string">
            <text:p>CIMETIERES ET POMPES FUNEBRE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0632">
            <text:p>60632</text:p>
          </table:table-cell>
          <table:table-cell office:value-type="float" office:value="48">
            <text:p>48</text:p>
          </table:table-cell>
          <table:table-cell office:value-type="float" office:value="3000">
            <text:p>3000</text:p>
          </table:table-cell>
          <table:table-cell office:value-type="string">
            <text:p>FOURNITURES DE PETIT EQUIPEMENT</text:p>
          </table:table-cell>
          <table:table-cell office:value-type="string">
            <text:p>AUTRES ACTIONS DE COOPERATION DECENTRALISEE</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0632">
            <text:p>60632</text:p>
          </table:table-cell>
          <table:table-cell office:value-type="float" office:value="112">
            <text:p>112</text:p>
          </table:table-cell>
          <table:table-cell office:value-type="float" office:value="11000">
            <text:p>11000</text:p>
          </table:table-cell>
          <table:table-cell office:value-type="string">
            <text:p>FOURNITURES DE PETIT EQUIPEMENT</text:p>
          </table:table-cell>
          <table:table-cell office:value-type="string">
            <text:p>POLICE MUNICIPALE</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0632">
            <text:p>60632</text:p>
          </table:table-cell>
          <table:table-cell office:value-type="float" office:value="12">
            <text:p>12</text:p>
          </table:table-cell>
          <table:table-cell office:value-type="float" office:value="3200">
            <text:p>3200</text:p>
          </table:table-cell>
          <table:table-cell office:value-type="string">
            <text:p>FOURNITURES DE PETIT EQUIPEMENT</text:p>
          </table:table-cell>
          <table:table-cell office:value-type="string">
            <text:p>HYGIENE ET SALUBRITE PUBLIQUE</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0632">
            <text:p>60632</text:p>
          </table:table-cell>
          <table:table-cell office:value-type="float" office:value="211">
            <text:p>211</text:p>
          </table:table-cell>
          <table:table-cell office:value-type="float" office:value="93100">
            <text:p>93100</text:p>
          </table:table-cell>
          <table:table-cell office:value-type="string">
            <text:p>FOURNITURES DE PETIT EQUIPEMENT</text:p>
          </table:table-cell>
          <table:table-cell office:value-type="string">
            <text:p>ECOLES MATERNELLE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0632">
            <text:p>60632</text:p>
          </table:table-cell>
          <table:table-cell office:value-type="float" office:value="212">
            <text:p>212</text:p>
          </table:table-cell>
          <table:table-cell office:value-type="float" office:value="61740">
            <text:p>61740</text:p>
          </table:table-cell>
          <table:table-cell office:value-type="string">
            <text:p>FOURNITURES DE PETIT EQUIPEMENT</text:p>
          </table:table-cell>
          <table:table-cell office:value-type="string">
            <text:p>ECOLES PRIMAIRE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0632">
            <text:p>60632</text:p>
          </table:table-cell>
          <table:table-cell office:value-type="float" office:value="251">
            <text:p>251</text:p>
          </table:table-cell>
          <table:table-cell office:value-type="float" office:value="53555">
            <text:p>53555</text:p>
          </table:table-cell>
          <table:table-cell office:value-type="string">
            <text:p>FOURNITURES DE PETIT EQUIPEMENT</text:p>
          </table:table-cell>
          <table:table-cell office:value-type="string">
            <text:p>HEBERGEMENT ET RESTAURATION SCOLAIRE</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0632">
            <text:p>60632</text:p>
          </table:table-cell>
          <table:table-cell office:value-type="float" office:value="30">
            <text:p>30</text:p>
          </table:table-cell>
          <table:table-cell office:value-type="float" office:value="29390">
            <text:p>29390</text:p>
          </table:table-cell>
          <table:table-cell office:value-type="string">
            <text:p>FOURNITURES DE PETIT EQUIPEMENT</text:p>
          </table:table-cell>
          <table:table-cell office:value-type="string">
            <text:p>SERVICES COMMUN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0632">
            <text:p>60632</text:p>
          </table:table-cell>
          <table:table-cell office:value-type="float" office:value="313">
            <text:p>313</text:p>
          </table:table-cell>
          <table:table-cell office:value-type="float" office:value="20000">
            <text:p>20000</text:p>
          </table:table-cell>
          <table:table-cell office:value-type="string">
            <text:p>FOURNITURES DE PETIT EQUIPEMENT</text:p>
          </table:table-cell>
          <table:table-cell office:value-type="string">
            <text:p>THEATRE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0632">
            <text:p>60632</text:p>
          </table:table-cell>
          <table:table-cell office:value-type="float" office:value="314">
            <text:p>314</text:p>
          </table:table-cell>
          <table:table-cell office:value-type="float" office:value="3000">
            <text:p>3000</text:p>
          </table:table-cell>
          <table:table-cell office:value-type="string">
            <text:p>FOURNITURES DE PETIT EQUIPEMENT</text:p>
          </table:table-cell>
          <table:table-cell office:value-type="string">
            <text:p>CINEMAS ET AUTRES SALLES DE SPECTACLE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0632">
            <text:p>60632</text:p>
          </table:table-cell>
          <table:table-cell office:value-type="float" office:value="323">
            <text:p>323</text:p>
          </table:table-cell>
          <table:table-cell office:value-type="float" office:value="4400">
            <text:p>4400</text:p>
          </table:table-cell>
          <table:table-cell office:value-type="string">
            <text:p>FOURNITURES DE PETIT EQUIPEMENT</text:p>
          </table:table-cell>
          <table:table-cell office:value-type="string">
            <text:p>ARCHIVE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0632">
            <text:p>60632</text:p>
          </table:table-cell>
          <table:table-cell office:value-type="float" office:value="411">
            <text:p>411</text:p>
          </table:table-cell>
          <table:table-cell office:value-type="float" office:value="51200">
            <text:p>51200</text:p>
          </table:table-cell>
          <table:table-cell office:value-type="string">
            <text:p>FOURNITURES DE PETIT EQUIPEMENT</text:p>
          </table:table-cell>
          <table:table-cell office:value-type="string">
            <text:p>SALLES DE SPORT, GYMNASE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0632">
            <text:p>60632</text:p>
          </table:table-cell>
          <table:table-cell office:value-type="float" office:value="412">
            <text:p>412</text:p>
          </table:table-cell>
          <table:table-cell office:value-type="float" office:value="32580">
            <text:p>32580</text:p>
          </table:table-cell>
          <table:table-cell office:value-type="string">
            <text:p>FOURNITURES DE PETIT EQUIPEMENT</text:p>
          </table:table-cell>
          <table:table-cell office:value-type="string">
            <text:p>STADE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0632">
            <text:p>60632</text:p>
          </table:table-cell>
          <table:table-cell office:value-type="float" office:value="415">
            <text:p>415</text:p>
          </table:table-cell>
          <table:table-cell office:value-type="float" office:value="9310">
            <text:p>9310</text:p>
          </table:table-cell>
          <table:table-cell office:value-type="string">
            <text:p>FOURNITURES DE PETIT EQUIPEMENT</text:p>
          </table:table-cell>
          <table:table-cell office:value-type="string">
            <text:p>MANIFESTATIONS SPORTIVE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0632">
            <text:p>60632</text:p>
          </table:table-cell>
          <table:table-cell office:value-type="float" office:value="421">
            <text:p>421</text:p>
          </table:table-cell>
          <table:table-cell office:value-type="float" office:value="55102">
            <text:p>55102</text:p>
          </table:table-cell>
          <table:table-cell office:value-type="string">
            <text:p>FOURNITURES DE PETIT EQUIPEMENT</text:p>
          </table:table-cell>
          <table:table-cell office:value-type="string">
            <text:p>CENTRES DE LOISIR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0632">
            <text:p>60632</text:p>
          </table:table-cell>
          <table:table-cell office:value-type="float" office:value="422">
            <text:p>422</text:p>
          </table:table-cell>
          <table:table-cell office:value-type="float" office:value="45091">
            <text:p>45091</text:p>
          </table:table-cell>
          <table:table-cell office:value-type="string">
            <text:p>FOURNITURES DE PETIT EQUIPEMENT</text:p>
          </table:table-cell>
          <table:table-cell office:value-type="string">
            <text:p>AUTRES ACTIVITES POUR LES JEUNE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0632">
            <text:p>60632</text:p>
          </table:table-cell>
          <table:table-cell office:value-type="float" office:value="64">
            <text:p>64</text:p>
          </table:table-cell>
          <table:table-cell office:value-type="float" office:value="67350">
            <text:p>67350</text:p>
          </table:table-cell>
          <table:table-cell office:value-type="string">
            <text:p>FOURNITURES DE PETIT EQUIPEMENT</text:p>
          </table:table-cell>
          <table:table-cell office:value-type="string">
            <text:p>CRECHES ET GARDERIE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0632">
            <text:p>60632</text:p>
          </table:table-cell>
          <table:table-cell office:value-type="float" office:value="810">
            <text:p>810</text:p>
          </table:table-cell>
          <table:table-cell office:value-type="float" office:value="2000">
            <text:p>2000</text:p>
          </table:table-cell>
          <table:table-cell office:value-type="string">
            <text:p>FOURNITURES DE PETIT EQUIPEMENT</text:p>
          </table:table-cell>
          <table:table-cell office:value-type="string">
            <text:p>SERVICES COMMUN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0632">
            <text:p>60632</text:p>
          </table:table-cell>
          <table:table-cell office:value-type="float" office:value="813">
            <text:p>813</text:p>
          </table:table-cell>
          <table:table-cell office:value-type="float" office:value="220">
            <text:p>220</text:p>
          </table:table-cell>
          <table:table-cell office:value-type="string">
            <text:p>FOURNITURES DE PETIT EQUIPEMENT</text:p>
          </table:table-cell>
          <table:table-cell office:value-type="string">
            <text:p>PROPRETE URBAINE</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0632">
            <text:p>60632</text:p>
          </table:table-cell>
          <table:table-cell office:value-type="float" office:value="814">
            <text:p>814</text:p>
          </table:table-cell>
          <table:table-cell office:value-type="float" office:value="149000">
            <text:p>149000</text:p>
          </table:table-cell>
          <table:table-cell office:value-type="string">
            <text:p>FOURNITURES DE PETIT EQUIPEMENT</text:p>
          </table:table-cell>
          <table:table-cell office:value-type="string">
            <text:p>ECLAIRAGE PUBLIC</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0632">
            <text:p>60632</text:p>
          </table:table-cell>
          <table:table-cell office:value-type="float" office:value="816">
            <text:p>816</text:p>
          </table:table-cell>
          <table:table-cell office:value-type="float" office:value="900">
            <text:p>900</text:p>
          </table:table-cell>
          <table:table-cell office:value-type="string">
            <text:p>FOURNITURES DE PETIT EQUIPEMENT</text:p>
          </table:table-cell>
          <table:table-cell office:value-type="string">
            <text:p>AUTRES RESEAUX ET SERVICES DIVER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0632">
            <text:p>60632</text:p>
          </table:table-cell>
          <table:table-cell office:value-type="float" office:value="821">
            <text:p>821</text:p>
          </table:table-cell>
          <table:table-cell office:value-type="float" office:value="51025">
            <text:p>51025</text:p>
          </table:table-cell>
          <table:table-cell office:value-type="string">
            <text:p>FOURNITURES DE PETIT EQUIPEMENT</text:p>
          </table:table-cell>
          <table:table-cell office:value-type="string">
            <text:p>EQUIPEMENTS DE VOIRIE</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0632">
            <text:p>60632</text:p>
          </table:table-cell>
          <table:table-cell office:value-type="float" office:value="822">
            <text:p>822</text:p>
          </table:table-cell>
          <table:table-cell office:value-type="float" office:value="8250">
            <text:p>8250</text:p>
          </table:table-cell>
          <table:table-cell office:value-type="string">
            <text:p>FOURNITURES DE PETIT EQUIPEMENT</text:p>
          </table:table-cell>
          <table:table-cell office:value-type="string">
            <text:p>VOIRIE COMMUNALE ET ROUTE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0632">
            <text:p>60632</text:p>
          </table:table-cell>
          <table:table-cell office:value-type="float" office:value="823">
            <text:p>823</text:p>
          </table:table-cell>
          <table:table-cell office:value-type="float" office:value="186200">
            <text:p>186200</text:p>
          </table:table-cell>
          <table:table-cell office:value-type="string">
            <text:p>FOURNITURES DE PETIT EQUIPEMENT</text:p>
          </table:table-cell>
          <table:table-cell office:value-type="string">
            <text:p>ESPACES VERTS URBAIN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0632">
            <text:p>60632</text:p>
          </table:table-cell>
          <table:table-cell office:value-type="float" office:value="824">
            <text:p>824</text:p>
          </table:table-cell>
          <table:table-cell office:value-type="float" office:value="100">
            <text:p>100</text:p>
          </table:table-cell>
          <table:table-cell office:value-type="string">
            <text:p>FOURNITURES DE PETIT EQUIPEMENT</text:p>
          </table:table-cell>
          <table:table-cell office:value-type="string">
            <text:p>AUTRES OPERATIONS D'AMENAGEMENT URBAIN</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0632">
            <text:p>60632</text:p>
          </table:table-cell>
          <table:table-cell office:value-type="float" office:value="91">
            <text:p>91</text:p>
          </table:table-cell>
          <table:table-cell office:value-type="float" office:value="5000">
            <text:p>5000</text:p>
          </table:table-cell>
          <table:table-cell office:value-type="string">
            <text:p>FOURNITURES DE PETIT EQUIPEMENT</text:p>
          </table:table-cell>
          <table:table-cell office:value-type="string">
            <text:p>FOIRES ET MARCHE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0633">
            <text:p>60633</text:p>
          </table:table-cell>
          <table:table-cell office:value-type="float" office:value="40">
            <text:p>40</text:p>
          </table:table-cell>
          <table:table-cell office:value-type="float" office:value="1860">
            <text:p>1860</text:p>
          </table:table-cell>
          <table:table-cell office:value-type="string">
            <text:p>FOURNITURES DE VOIRIE</text:p>
          </table:table-cell>
          <table:table-cell office:value-type="string">
            <text:p>SERVICES COMMUN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0633">
            <text:p>60633</text:p>
          </table:table-cell>
          <table:table-cell office:value-type="float" office:value="821">
            <text:p>821</text:p>
          </table:table-cell>
          <table:table-cell office:value-type="float" office:value="450">
            <text:p>450</text:p>
          </table:table-cell>
          <table:table-cell office:value-type="string">
            <text:p>FOURNITURES DE VOIRIE</text:p>
          </table:table-cell>
          <table:table-cell office:value-type="string">
            <text:p>EQUIPEMENTS DE VOIRIE</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0633">
            <text:p>60633</text:p>
          </table:table-cell>
          <table:table-cell office:value-type="float" office:value="822">
            <text:p>822</text:p>
          </table:table-cell>
          <table:table-cell office:value-type="float" office:value="22000">
            <text:p>22000</text:p>
          </table:table-cell>
          <table:table-cell office:value-type="string">
            <text:p>FOURNITURES DE VOIRIE</text:p>
          </table:table-cell>
          <table:table-cell office:value-type="string">
            <text:p>VOIRIE COMMUNALE ET ROUTE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0633">
            <text:p>60633</text:p>
          </table:table-cell>
          <table:table-cell office:value-type="float" office:value="823">
            <text:p>823</text:p>
          </table:table-cell>
          <table:table-cell office:value-type="float" office:value="500">
            <text:p>500</text:p>
          </table:table-cell>
          <table:table-cell office:value-type="string">
            <text:p>FOURNITURES DE VOIRIE</text:p>
          </table:table-cell>
          <table:table-cell office:value-type="string">
            <text:p>ESPACES VERTS URBAIN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0636">
            <text:p>60636</text:p>
          </table:table-cell>
          <table:table-cell office:value-type="float" office:value="20">
            <text:p>20</text:p>
          </table:table-cell>
          <table:table-cell office:value-type="float" office:value="52824">
            <text:p>52824</text:p>
          </table:table-cell>
          <table:table-cell office:value-type="string">
            <text:p>VETEMENTS DE TRAVAIL</text:p>
          </table:table-cell>
          <table:table-cell office:value-type="string">
            <text:p>ADMINISTRATION GENERALE DE LA COLLECTIVITE</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0636">
            <text:p>60636</text:p>
          </table:table-cell>
          <table:table-cell office:value-type="float" office:value="24">
            <text:p>24</text:p>
          </table:table-cell>
          <table:table-cell office:value-type="float" office:value="14825">
            <text:p>14825</text:p>
          </table:table-cell>
          <table:table-cell office:value-type="string">
            <text:p>VETEMENTS DE TRAVAIL</text:p>
          </table:table-cell>
          <table:table-cell office:value-type="string">
            <text:p>FETES ET CEREMONIE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0636">
            <text:p>60636</text:p>
          </table:table-cell>
          <table:table-cell office:value-type="float" office:value="26">
            <text:p>26</text:p>
          </table:table-cell>
          <table:table-cell office:value-type="float" office:value="11000">
            <text:p>11000</text:p>
          </table:table-cell>
          <table:table-cell office:value-type="string">
            <text:p>VETEMENTS DE TRAVAIL</text:p>
          </table:table-cell>
          <table:table-cell office:value-type="string">
            <text:p>CIMETIERES ET POMPES FUNEBRE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0636">
            <text:p>60636</text:p>
          </table:table-cell>
          <table:table-cell office:value-type="float" office:value="48">
            <text:p>48</text:p>
          </table:table-cell>
          <table:table-cell office:value-type="float" office:value="1050">
            <text:p>1050</text:p>
          </table:table-cell>
          <table:table-cell office:value-type="string">
            <text:p>VETEMENTS DE TRAVAIL</text:p>
          </table:table-cell>
          <table:table-cell office:value-type="string">
            <text:p>AUTRES ACTIONS DE COOPERATION DECENTRALISEE</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0636">
            <text:p>60636</text:p>
          </table:table-cell>
          <table:table-cell office:value-type="float" office:value="112">
            <text:p>112</text:p>
          </table:table-cell>
          <table:table-cell office:value-type="float" office:value="96900">
            <text:p>96900</text:p>
          </table:table-cell>
          <table:table-cell office:value-type="string">
            <text:p>VETEMENTS DE TRAVAIL</text:p>
          </table:table-cell>
          <table:table-cell office:value-type="string">
            <text:p>POLICE MUNICIPALE</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0636">
            <text:p>60636</text:p>
          </table:table-cell>
          <table:table-cell office:value-type="float" office:value="12">
            <text:p>12</text:p>
          </table:table-cell>
          <table:table-cell office:value-type="float" office:value="1220">
            <text:p>1220</text:p>
          </table:table-cell>
          <table:table-cell office:value-type="string">
            <text:p>VETEMENTS DE TRAVAIL</text:p>
          </table:table-cell>
          <table:table-cell office:value-type="string">
            <text:p>HYGIENE ET SALUBRITE PUBLIQUE</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0636">
            <text:p>60636</text:p>
          </table:table-cell>
          <table:table-cell office:value-type="float" office:value="213">
            <text:p>213</text:p>
          </table:table-cell>
          <table:table-cell office:value-type="float" office:value="66158">
            <text:p>66158</text:p>
          </table:table-cell>
          <table:table-cell office:value-type="string">
            <text:p>VETEMENTS DE TRAVAIL</text:p>
          </table:table-cell>
          <table:table-cell office:value-type="string">
            <text:p>CLASSES REGROUPEE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0636">
            <text:p>60636</text:p>
          </table:table-cell>
          <table:table-cell office:value-type="float" office:value="251">
            <text:p>251</text:p>
          </table:table-cell>
          <table:table-cell office:value-type="float" office:value="23590">
            <text:p>23590</text:p>
          </table:table-cell>
          <table:table-cell office:value-type="string">
            <text:p>VETEMENTS DE TRAVAIL</text:p>
          </table:table-cell>
          <table:table-cell office:value-type="string">
            <text:p>HEBERGEMENT ET RESTAURATION SCOLAIRE</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0636">
            <text:p>60636</text:p>
          </table:table-cell>
          <table:table-cell office:value-type="float" office:value="30">
            <text:p>30</text:p>
          </table:table-cell>
          <table:table-cell office:value-type="float" office:value="1200">
            <text:p>1200</text:p>
          </table:table-cell>
          <table:table-cell office:value-type="string">
            <text:p>VETEMENTS DE TRAVAIL</text:p>
          </table:table-cell>
          <table:table-cell office:value-type="string">
            <text:p>SERVICES COMMUN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0636">
            <text:p>60636</text:p>
          </table:table-cell>
          <table:table-cell office:value-type="float" office:value="323">
            <text:p>323</text:p>
          </table:table-cell>
          <table:table-cell office:value-type="float" office:value="490">
            <text:p>490</text:p>
          </table:table-cell>
          <table:table-cell office:value-type="string">
            <text:p>VETEMENTS DE TRAVAIL</text:p>
          </table:table-cell>
          <table:table-cell office:value-type="string">
            <text:p>ARCHIVE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0636">
            <text:p>60636</text:p>
          </table:table-cell>
          <table:table-cell office:value-type="float" office:value="40">
            <text:p>40</text:p>
          </table:table-cell>
          <table:table-cell office:value-type="float" office:value="10240">
            <text:p>10240</text:p>
          </table:table-cell>
          <table:table-cell office:value-type="string">
            <text:p>VETEMENTS DE TRAVAIL</text:p>
          </table:table-cell>
          <table:table-cell office:value-type="string">
            <text:p>SERVICES COMMUN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0636">
            <text:p>60636</text:p>
          </table:table-cell>
          <table:table-cell office:value-type="float" office:value="415">
            <text:p>415</text:p>
          </table:table-cell>
          <table:table-cell office:value-type="float" office:value="9310">
            <text:p>9310</text:p>
          </table:table-cell>
          <table:table-cell office:value-type="string">
            <text:p>VETEMENTS DE TRAVAIL</text:p>
          </table:table-cell>
          <table:table-cell office:value-type="string">
            <text:p>MANIFESTATIONS SPORTIVE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0636">
            <text:p>60636</text:p>
          </table:table-cell>
          <table:table-cell office:value-type="float" office:value="422">
            <text:p>422</text:p>
          </table:table-cell>
          <table:table-cell office:value-type="float" office:value="2000">
            <text:p>2000</text:p>
          </table:table-cell>
          <table:table-cell office:value-type="string">
            <text:p>VETEMENTS DE TRAVAIL</text:p>
          </table:table-cell>
          <table:table-cell office:value-type="string">
            <text:p>AUTRES ACTIVITES POUR LES JEUNE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0636">
            <text:p>60636</text:p>
          </table:table-cell>
          <table:table-cell office:value-type="float" office:value="64">
            <text:p>64</text:p>
          </table:table-cell>
          <table:table-cell office:value-type="float" office:value="30000">
            <text:p>30000</text:p>
          </table:table-cell>
          <table:table-cell office:value-type="string">
            <text:p>VETEMENTS DE TRAVAIL</text:p>
          </table:table-cell>
          <table:table-cell office:value-type="string">
            <text:p>CRECHES ET GARDERIE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0636">
            <text:p>60636</text:p>
          </table:table-cell>
          <table:table-cell office:value-type="float" office:value="810">
            <text:p>810</text:p>
          </table:table-cell>
          <table:table-cell office:value-type="float" office:value="4500">
            <text:p>4500</text:p>
          </table:table-cell>
          <table:table-cell office:value-type="string">
            <text:p>VETEMENTS DE TRAVAIL</text:p>
          </table:table-cell>
          <table:table-cell office:value-type="string">
            <text:p>SERVICES COMMUN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0636">
            <text:p>60636</text:p>
          </table:table-cell>
          <table:table-cell office:value-type="float" office:value="813">
            <text:p>813</text:p>
          </table:table-cell>
          <table:table-cell office:value-type="float" office:value="770">
            <text:p>770</text:p>
          </table:table-cell>
          <table:table-cell office:value-type="string">
            <text:p>VETEMENTS DE TRAVAIL</text:p>
          </table:table-cell>
          <table:table-cell office:value-type="string">
            <text:p>PROPRETE URBAINE</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0636">
            <text:p>60636</text:p>
          </table:table-cell>
          <table:table-cell office:value-type="float" office:value="814">
            <text:p>814</text:p>
          </table:table-cell>
          <table:table-cell office:value-type="float" office:value="6566">
            <text:p>6566</text:p>
          </table:table-cell>
          <table:table-cell office:value-type="string">
            <text:p>VETEMENTS DE TRAVAIL</text:p>
          </table:table-cell>
          <table:table-cell office:value-type="string">
            <text:p>ECLAIRAGE PUBLIC</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0636">
            <text:p>60636</text:p>
          </table:table-cell>
          <table:table-cell office:value-type="float" office:value="816">
            <text:p>816</text:p>
          </table:table-cell>
          <table:table-cell office:value-type="float" office:value="300">
            <text:p>300</text:p>
          </table:table-cell>
          <table:table-cell office:value-type="string">
            <text:p>VETEMENTS DE TRAVAIL</text:p>
          </table:table-cell>
          <table:table-cell office:value-type="string">
            <text:p>AUTRES RESEAUX ET SERVICES DIVER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0636">
            <text:p>60636</text:p>
          </table:table-cell>
          <table:table-cell office:value-type="float" office:value="820">
            <text:p>820</text:p>
          </table:table-cell>
          <table:table-cell office:value-type="float" office:value="300">
            <text:p>300</text:p>
          </table:table-cell>
          <table:table-cell office:value-type="string">
            <text:p>VETEMENTS DE TRAVAIL</text:p>
          </table:table-cell>
          <table:table-cell office:value-type="string">
            <text:p>SERVICES COMMUN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0636">
            <text:p>60636</text:p>
          </table:table-cell>
          <table:table-cell office:value-type="float" office:value="821">
            <text:p>821</text:p>
          </table:table-cell>
          <table:table-cell office:value-type="float" office:value="7000">
            <text:p>7000</text:p>
          </table:table-cell>
          <table:table-cell office:value-type="string">
            <text:p>VETEMENTS DE TRAVAIL</text:p>
          </table:table-cell>
          <table:table-cell office:value-type="string">
            <text:p>EQUIPEMENTS DE VOIRIE</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0636">
            <text:p>60636</text:p>
          </table:table-cell>
          <table:table-cell office:value-type="float" office:value="822">
            <text:p>822</text:p>
          </table:table-cell>
          <table:table-cell office:value-type="float" office:value="8000">
            <text:p>8000</text:p>
          </table:table-cell>
          <table:table-cell office:value-type="string">
            <text:p>VETEMENTS DE TRAVAIL</text:p>
          </table:table-cell>
          <table:table-cell office:value-type="string">
            <text:p>VOIRIE COMMUNALE ET ROUTE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0636">
            <text:p>60636</text:p>
          </table:table-cell>
          <table:table-cell office:value-type="float" office:value="823">
            <text:p>823</text:p>
          </table:table-cell>
          <table:table-cell office:value-type="float" office:value="40000">
            <text:p>40000</text:p>
          </table:table-cell>
          <table:table-cell office:value-type="string">
            <text:p>VETEMENTS DE TRAVAIL</text:p>
          </table:table-cell>
          <table:table-cell office:value-type="string">
            <text:p>ESPACES VERTS URBAIN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0636">
            <text:p>60636</text:p>
          </table:table-cell>
          <table:table-cell office:value-type="float" office:value="91">
            <text:p>91</text:p>
          </table:table-cell>
          <table:table-cell office:value-type="float" office:value="2000">
            <text:p>2000</text:p>
          </table:table-cell>
          <table:table-cell office:value-type="string">
            <text:p>VETEMENTS DE TRAVAIL</text:p>
          </table:table-cell>
          <table:table-cell office:value-type="string">
            <text:p>FOIRES ET MARCHE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064">
            <text:p>6064</text:p>
          </table:table-cell>
          <table:table-cell office:value-type="float" office:value="20">
            <text:p>20</text:p>
          </table:table-cell>
          <table:table-cell office:value-type="float" office:value="592305">
            <text:p>592305</text:p>
          </table:table-cell>
          <table:table-cell office:value-type="string">
            <text:p>FOURNITURES ADMINISTRATIVES</text:p>
          </table:table-cell>
          <table:table-cell office:value-type="string">
            <text:p>ADMINISTRATION GENERALE DE LA COLLECTIVITE</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064">
            <text:p>6064</text:p>
          </table:table-cell>
          <table:table-cell office:value-type="float" office:value="22">
            <text:p>22</text:p>
          </table:table-cell>
          <table:table-cell office:value-type="float" office:value="37300">
            <text:p>37300</text:p>
          </table:table-cell>
          <table:table-cell office:value-type="string">
            <text:p>FOURNITURES ADMINISTRATIVES</text:p>
          </table:table-cell>
          <table:table-cell office:value-type="string">
            <text:p>ADMINISTRATION GENERALE DE L'ETAT</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064">
            <text:p>6064</text:p>
          </table:table-cell>
          <table:table-cell office:value-type="float" office:value="24">
            <text:p>24</text:p>
          </table:table-cell>
          <table:table-cell office:value-type="float" office:value="4300">
            <text:p>4300</text:p>
          </table:table-cell>
          <table:table-cell office:value-type="string">
            <text:p>FOURNITURES ADMINISTRATIVES</text:p>
          </table:table-cell>
          <table:table-cell office:value-type="string">
            <text:p>FETES ET CEREMONIE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064">
            <text:p>6064</text:p>
          </table:table-cell>
          <table:table-cell office:value-type="float" office:value="26">
            <text:p>26</text:p>
          </table:table-cell>
          <table:table-cell office:value-type="float" office:value="2500">
            <text:p>2500</text:p>
          </table:table-cell>
          <table:table-cell office:value-type="string">
            <text:p>FOURNITURES ADMINISTRATIVES</text:p>
          </table:table-cell>
          <table:table-cell office:value-type="string">
            <text:p>CIMETIERES ET POMPES FUNEBRE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064">
            <text:p>6064</text:p>
          </table:table-cell>
          <table:table-cell office:value-type="float" office:value="48">
            <text:p>48</text:p>
          </table:table-cell>
          <table:table-cell office:value-type="float" office:value="1700">
            <text:p>1700</text:p>
          </table:table-cell>
          <table:table-cell office:value-type="string">
            <text:p>FOURNITURES ADMINISTRATIVES</text:p>
          </table:table-cell>
          <table:table-cell office:value-type="string">
            <text:p>AUTRES ACTIONS DE COOPERATION DECENTRALISEE</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064">
            <text:p>6064</text:p>
          </table:table-cell>
          <table:table-cell office:value-type="float" office:value="112">
            <text:p>112</text:p>
          </table:table-cell>
          <table:table-cell office:value-type="float" office:value="10000">
            <text:p>10000</text:p>
          </table:table-cell>
          <table:table-cell office:value-type="string">
            <text:p>FOURNITURES ADMINISTRATIVES</text:p>
          </table:table-cell>
          <table:table-cell office:value-type="string">
            <text:p>POLICE MUNICIPALE</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064">
            <text:p>6064</text:p>
          </table:table-cell>
          <table:table-cell office:value-type="float" office:value="12">
            <text:p>12</text:p>
          </table:table-cell>
          <table:table-cell office:value-type="float" office:value="4300">
            <text:p>4300</text:p>
          </table:table-cell>
          <table:table-cell office:value-type="string">
            <text:p>FOURNITURES ADMINISTRATIVES</text:p>
          </table:table-cell>
          <table:table-cell office:value-type="string">
            <text:p>HYGIENE ET SALUBRITE PUBLIQUE</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064">
            <text:p>6064</text:p>
          </table:table-cell>
          <table:table-cell office:value-type="float" office:value="212">
            <text:p>212</text:p>
          </table:table-cell>
          <table:table-cell office:value-type="float" office:value="203000">
            <text:p>203000</text:p>
          </table:table-cell>
          <table:table-cell office:value-type="string">
            <text:p>FOURNITURES ADMINISTRATIVES</text:p>
          </table:table-cell>
          <table:table-cell office:value-type="string">
            <text:p>ECOLES PRIMAIRE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064">
            <text:p>6064</text:p>
          </table:table-cell>
          <table:table-cell office:value-type="float" office:value="213">
            <text:p>213</text:p>
          </table:table-cell>
          <table:table-cell office:value-type="float" office:value="7541">
            <text:p>7541</text:p>
          </table:table-cell>
          <table:table-cell office:value-type="string">
            <text:p>FOURNITURES ADMINISTRATIVES</text:p>
          </table:table-cell>
          <table:table-cell office:value-type="string">
            <text:p>CLASSES REGROUPEE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064">
            <text:p>6064</text:p>
          </table:table-cell>
          <table:table-cell office:value-type="float" office:value="251">
            <text:p>251</text:p>
          </table:table-cell>
          <table:table-cell office:value-type="float" office:value="38285">
            <text:p>38285</text:p>
          </table:table-cell>
          <table:table-cell office:value-type="string">
            <text:p>FOURNITURES ADMINISTRATIVES</text:p>
          </table:table-cell>
          <table:table-cell office:value-type="string">
            <text:p>HEBERGEMENT ET RESTAURATION SCOLAIRE</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064">
            <text:p>6064</text:p>
          </table:table-cell>
          <table:table-cell office:value-type="float" office:value="30">
            <text:p>30</text:p>
          </table:table-cell>
          <table:table-cell office:value-type="float" office:value="3996.53">
            <text:p>3996,53</text:p>
          </table:table-cell>
          <table:table-cell office:value-type="string">
            <text:p>FOURNITURES ADMINISTRATIVES</text:p>
          </table:table-cell>
          <table:table-cell office:value-type="string">
            <text:p>SERVICES COMMUN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064">
            <text:p>6064</text:p>
          </table:table-cell>
          <table:table-cell office:value-type="float" office:value="313">
            <text:p>313</text:p>
          </table:table-cell>
          <table:table-cell office:value-type="float" office:value="6000">
            <text:p>6000</text:p>
          </table:table-cell>
          <table:table-cell office:value-type="string">
            <text:p>FOURNITURES ADMINISTRATIVES</text:p>
          </table:table-cell>
          <table:table-cell office:value-type="string">
            <text:p>THEATRE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064">
            <text:p>6064</text:p>
          </table:table-cell>
          <table:table-cell office:value-type="float" office:value="314">
            <text:p>314</text:p>
          </table:table-cell>
          <table:table-cell office:value-type="float" office:value="1000">
            <text:p>1000</text:p>
          </table:table-cell>
          <table:table-cell office:value-type="string">
            <text:p>FOURNITURES ADMINISTRATIVES</text:p>
          </table:table-cell>
          <table:table-cell office:value-type="string">
            <text:p>CINEMAS ET AUTRES SALLES DE SPECTACLE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064">
            <text:p>6064</text:p>
          </table:table-cell>
          <table:table-cell office:value-type="float" office:value="323">
            <text:p>323</text:p>
          </table:table-cell>
          <table:table-cell office:value-type="float" office:value="28038">
            <text:p>28038</text:p>
          </table:table-cell>
          <table:table-cell office:value-type="string">
            <text:p>FOURNITURES ADMINISTRATIVES</text:p>
          </table:table-cell>
          <table:table-cell office:value-type="string">
            <text:p>ARCHIVE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064">
            <text:p>6064</text:p>
          </table:table-cell>
          <table:table-cell office:value-type="float" office:value="40">
            <text:p>40</text:p>
          </table:table-cell>
          <table:table-cell office:value-type="float" office:value="8400">
            <text:p>8400</text:p>
          </table:table-cell>
          <table:table-cell office:value-type="string">
            <text:p>FOURNITURES ADMINISTRATIVES</text:p>
          </table:table-cell>
          <table:table-cell office:value-type="string">
            <text:p>SERVICES COMMUN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064">
            <text:p>6064</text:p>
          </table:table-cell>
          <table:table-cell office:value-type="float" office:value="421">
            <text:p>421</text:p>
          </table:table-cell>
          <table:table-cell office:value-type="float" office:value="12342">
            <text:p>12342</text:p>
          </table:table-cell>
          <table:table-cell office:value-type="string">
            <text:p>FOURNITURES ADMINISTRATIVES</text:p>
          </table:table-cell>
          <table:table-cell office:value-type="string">
            <text:p>CENTRES DE LOISIR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064">
            <text:p>6064</text:p>
          </table:table-cell>
          <table:table-cell office:value-type="float" office:value="422">
            <text:p>422</text:p>
          </table:table-cell>
          <table:table-cell office:value-type="float" office:value="34264">
            <text:p>34264</text:p>
          </table:table-cell>
          <table:table-cell office:value-type="string">
            <text:p>FOURNITURES ADMINISTRATIVES</text:p>
          </table:table-cell>
          <table:table-cell office:value-type="string">
            <text:p>AUTRES ACTIVITES POUR LES JEUNE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064">
            <text:p>6064</text:p>
          </table:table-cell>
          <table:table-cell office:value-type="float" office:value="520">
            <text:p>520</text:p>
          </table:table-cell>
          <table:table-cell office:value-type="float" office:value="100">
            <text:p>100</text:p>
          </table:table-cell>
          <table:table-cell office:value-type="string">
            <text:p>FOURNITURES ADMINISTRATIVES</text:p>
          </table:table-cell>
          <table:table-cell office:value-type="string">
            <text:p>SERVICES COMMUN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064">
            <text:p>6064</text:p>
          </table:table-cell>
          <table:table-cell office:value-type="float" office:value="64">
            <text:p>64</text:p>
          </table:table-cell>
          <table:table-cell office:value-type="float" office:value="15500">
            <text:p>15500</text:p>
          </table:table-cell>
          <table:table-cell office:value-type="string">
            <text:p>FOURNITURES ADMINISTRATIVES</text:p>
          </table:table-cell>
          <table:table-cell office:value-type="string">
            <text:p>CRECHES ET GARDERIE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064">
            <text:p>6064</text:p>
          </table:table-cell>
          <table:table-cell office:value-type="float" office:value="810">
            <text:p>810</text:p>
          </table:table-cell>
          <table:table-cell office:value-type="float" office:value="4800">
            <text:p>4800</text:p>
          </table:table-cell>
          <table:table-cell office:value-type="string">
            <text:p>FOURNITURES ADMINISTRATIVES</text:p>
          </table:table-cell>
          <table:table-cell office:value-type="string">
            <text:p>SERVICES COMMUN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064">
            <text:p>6064</text:p>
          </table:table-cell>
          <table:table-cell office:value-type="float" office:value="813">
            <text:p>813</text:p>
          </table:table-cell>
          <table:table-cell office:value-type="float" office:value="1200">
            <text:p>1200</text:p>
          </table:table-cell>
          <table:table-cell office:value-type="string">
            <text:p>FOURNITURES ADMINISTRATIVES</text:p>
          </table:table-cell>
          <table:table-cell office:value-type="string">
            <text:p>PROPRETE URBAINE</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064">
            <text:p>6064</text:p>
          </table:table-cell>
          <table:table-cell office:value-type="float" office:value="814">
            <text:p>814</text:p>
          </table:table-cell>
          <table:table-cell office:value-type="float" office:value="2646">
            <text:p>2646</text:p>
          </table:table-cell>
          <table:table-cell office:value-type="string">
            <text:p>FOURNITURES ADMINISTRATIVES</text:p>
          </table:table-cell>
          <table:table-cell office:value-type="string">
            <text:p>ECLAIRAGE PUBLIC</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064">
            <text:p>6064</text:p>
          </table:table-cell>
          <table:table-cell office:value-type="float" office:value="816">
            <text:p>816</text:p>
          </table:table-cell>
          <table:table-cell office:value-type="float" office:value="3500">
            <text:p>3500</text:p>
          </table:table-cell>
          <table:table-cell office:value-type="string">
            <text:p>FOURNITURES ADMINISTRATIVES</text:p>
          </table:table-cell>
          <table:table-cell office:value-type="string">
            <text:p>AUTRES RESEAUX ET SERVICES DIVER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064">
            <text:p>6064</text:p>
          </table:table-cell>
          <table:table-cell office:value-type="float" office:value="820">
            <text:p>820</text:p>
          </table:table-cell>
          <table:table-cell office:value-type="float" office:value="25797">
            <text:p>25797</text:p>
          </table:table-cell>
          <table:table-cell office:value-type="string">
            <text:p>FOURNITURES ADMINISTRATIVES</text:p>
          </table:table-cell>
          <table:table-cell office:value-type="string">
            <text:p>SERVICES COMMUN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064">
            <text:p>6064</text:p>
          </table:table-cell>
          <table:table-cell office:value-type="float" office:value="821">
            <text:p>821</text:p>
          </table:table-cell>
          <table:table-cell office:value-type="float" office:value="5170">
            <text:p>5170</text:p>
          </table:table-cell>
          <table:table-cell office:value-type="string">
            <text:p>FOURNITURES ADMINISTRATIVES</text:p>
          </table:table-cell>
          <table:table-cell office:value-type="string">
            <text:p>EQUIPEMENTS DE VOIRIE</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064">
            <text:p>6064</text:p>
          </table:table-cell>
          <table:table-cell office:value-type="float" office:value="822">
            <text:p>822</text:p>
          </table:table-cell>
          <table:table-cell office:value-type="float" office:value="14500">
            <text:p>14500</text:p>
          </table:table-cell>
          <table:table-cell office:value-type="string">
            <text:p>FOURNITURES ADMINISTRATIVES</text:p>
          </table:table-cell>
          <table:table-cell office:value-type="string">
            <text:p>VOIRIE COMMUNALE ET ROUTE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064">
            <text:p>6064</text:p>
          </table:table-cell>
          <table:table-cell office:value-type="float" office:value="823">
            <text:p>823</text:p>
          </table:table-cell>
          <table:table-cell office:value-type="float" office:value="11100">
            <text:p>11100</text:p>
          </table:table-cell>
          <table:table-cell office:value-type="string">
            <text:p>FOURNITURES ADMINISTRATIVES</text:p>
          </table:table-cell>
          <table:table-cell office:value-type="string">
            <text:p>ESPACES VERTS URBAIN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064">
            <text:p>6064</text:p>
          </table:table-cell>
          <table:table-cell office:value-type="float" office:value="824">
            <text:p>824</text:p>
          </table:table-cell>
          <table:table-cell office:value-type="float" office:value="2000">
            <text:p>2000</text:p>
          </table:table-cell>
          <table:table-cell office:value-type="string">
            <text:p>FOURNITURES ADMINISTRATIVES</text:p>
          </table:table-cell>
          <table:table-cell office:value-type="string">
            <text:p>AUTRES OPERATIONS D'AMENAGEMENT URBAIN</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064">
            <text:p>6064</text:p>
          </table:table-cell>
          <table:table-cell office:value-type="float" office:value="91">
            <text:p>91</text:p>
          </table:table-cell>
          <table:table-cell office:value-type="float" office:value="4000">
            <text:p>4000</text:p>
          </table:table-cell>
          <table:table-cell office:value-type="string">
            <text:p>FOURNITURES ADMINISTRATIVES</text:p>
          </table:table-cell>
          <table:table-cell office:value-type="string">
            <text:p>FOIRES ET MARCHE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065">
            <text:p>6065</text:p>
          </table:table-cell>
          <table:table-cell office:value-type="float" office:value="20">
            <text:p>20</text:p>
          </table:table-cell>
          <table:table-cell office:value-type="float" office:value="2000">
            <text:p>2000</text:p>
          </table:table-cell>
          <table:table-cell office:value-type="string">
            <text:p>LIVRES DISQUES CASSETTES</text:p>
          </table:table-cell>
          <table:table-cell office:value-type="string">
            <text:p>ADMINISTRATION GENERALE DE LA COLLECTIVITE</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065">
            <text:p>6065</text:p>
          </table:table-cell>
          <table:table-cell office:value-type="float" office:value="48">
            <text:p>48</text:p>
          </table:table-cell>
          <table:table-cell office:value-type="float" office:value="196">
            <text:p>196</text:p>
          </table:table-cell>
          <table:table-cell office:value-type="string">
            <text:p>LIVRES DISQUES CASSETTES</text:p>
          </table:table-cell>
          <table:table-cell office:value-type="string">
            <text:p>AUTRES ACTIONS DE COOPERATION DECENTRALISEE</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065">
            <text:p>6065</text:p>
          </table:table-cell>
          <table:table-cell office:value-type="float" office:value="211">
            <text:p>211</text:p>
          </table:table-cell>
          <table:table-cell office:value-type="float" office:value="15200">
            <text:p>15200</text:p>
          </table:table-cell>
          <table:table-cell office:value-type="string">
            <text:p>LIVRES DISQUES CASSETTES</text:p>
          </table:table-cell>
          <table:table-cell office:value-type="string">
            <text:p>ECOLES MATERNELLE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065">
            <text:p>6065</text:p>
          </table:table-cell>
          <table:table-cell office:value-type="float" office:value="212">
            <text:p>212</text:p>
          </table:table-cell>
          <table:table-cell office:value-type="float" office:value="47025">
            <text:p>47025</text:p>
          </table:table-cell>
          <table:table-cell office:value-type="string">
            <text:p>LIVRES DISQUES CASSETTES</text:p>
          </table:table-cell>
          <table:table-cell office:value-type="string">
            <text:p>ECOLES PRIMAIRE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065">
            <text:p>6065</text:p>
          </table:table-cell>
          <table:table-cell office:value-type="float" office:value="251">
            <text:p>251</text:p>
          </table:table-cell>
          <table:table-cell office:value-type="float" office:value="7500">
            <text:p>7500</text:p>
          </table:table-cell>
          <table:table-cell office:value-type="string">
            <text:p>LIVRES DISQUES CASSETTES</text:p>
          </table:table-cell>
          <table:table-cell office:value-type="string">
            <text:p>HEBERGEMENT ET RESTAURATION SCOLAIRE</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065">
            <text:p>6065</text:p>
          </table:table-cell>
          <table:table-cell office:value-type="float" office:value="30">
            <text:p>30</text:p>
          </table:table-cell>
          <table:table-cell office:value-type="float" office:value="30000">
            <text:p>30000</text:p>
          </table:table-cell>
          <table:table-cell office:value-type="string">
            <text:p>LIVRES DISQUES CASSETTES</text:p>
          </table:table-cell>
          <table:table-cell office:value-type="string">
            <text:p>SERVICES COMMUN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065">
            <text:p>6065</text:p>
          </table:table-cell>
          <table:table-cell office:value-type="float" office:value="313">
            <text:p>313</text:p>
          </table:table-cell>
          <table:table-cell office:value-type="float" office:value="1500">
            <text:p>1500</text:p>
          </table:table-cell>
          <table:table-cell office:value-type="string">
            <text:p>LIVRES DISQUES CASSETTES</text:p>
          </table:table-cell>
          <table:table-cell office:value-type="string">
            <text:p>THEATRE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065">
            <text:p>6065</text:p>
          </table:table-cell>
          <table:table-cell office:value-type="float" office:value="323">
            <text:p>323</text:p>
          </table:table-cell>
          <table:table-cell office:value-type="float" office:value="1470">
            <text:p>1470</text:p>
          </table:table-cell>
          <table:table-cell office:value-type="string">
            <text:p>LIVRES DISQUES CASSETTES</text:p>
          </table:table-cell>
          <table:table-cell office:value-type="string">
            <text:p>ARCHIVE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065">
            <text:p>6065</text:p>
          </table:table-cell>
          <table:table-cell office:value-type="float" office:value="421">
            <text:p>421</text:p>
          </table:table-cell>
          <table:table-cell office:value-type="float" office:value="465">
            <text:p>465</text:p>
          </table:table-cell>
          <table:table-cell office:value-type="string">
            <text:p>LIVRES DISQUES CASSETTES</text:p>
          </table:table-cell>
          <table:table-cell office:value-type="string">
            <text:p>CENTRES DE LOISIR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067">
            <text:p>6067</text:p>
          </table:table-cell>
          <table:table-cell office:value-type="float" office:value="211">
            <text:p>211</text:p>
          </table:table-cell>
          <table:table-cell office:value-type="float" office:value="539241">
            <text:p>539241</text:p>
          </table:table-cell>
          <table:table-cell office:value-type="string">
            <text:p>FOURNITURES SCOLAIRES</text:p>
          </table:table-cell>
          <table:table-cell office:value-type="string">
            <text:p>ECOLES MATERNELLE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067">
            <text:p>6067</text:p>
          </table:table-cell>
          <table:table-cell office:value-type="float" office:value="422">
            <text:p>422</text:p>
          </table:table-cell>
          <table:table-cell office:value-type="float" office:value="26500">
            <text:p>26500</text:p>
          </table:table-cell>
          <table:table-cell office:value-type="string">
            <text:p>FOURNITURES SCOLAIRES</text:p>
          </table:table-cell>
          <table:table-cell office:value-type="string">
            <text:p>AUTRES ACTIVITES POUR LES JEUNE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068">
            <text:p>6068</text:p>
          </table:table-cell>
          <table:table-cell office:value-type="float" office:value="422">
            <text:p>422</text:p>
          </table:table-cell>
          <table:table-cell office:value-type="float" office:value="7000">
            <text:p>7000</text:p>
          </table:table-cell>
          <table:table-cell office:value-type="string">
            <text:p>AUTRES MATIERES ET FOURNITURES</text:p>
          </table:table-cell>
          <table:table-cell office:value-type="string">
            <text:p>AUTRES ACTIVITES POUR LES JEUNE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11">
            <text:p>611</text:p>
          </table:table-cell>
          <table:table-cell office:value-type="float" office:value="20">
            <text:p>20</text:p>
          </table:table-cell>
          <table:table-cell office:value-type="float" office:value="733745">
            <text:p>733745</text:p>
          </table:table-cell>
          <table:table-cell office:value-type="string">
            <text:p>CONTRATS DE PRESTATIONS DE SERVICES AVEC DES ENTREPRISES</text:p>
          </table:table-cell>
          <table:table-cell office:value-type="string">
            <text:p>ADMINISTRATION GENERALE DE LA COLLECTIVITE</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11">
            <text:p>611</text:p>
          </table:table-cell>
          <table:table-cell office:value-type="float" office:value="25">
            <text:p>25</text:p>
          </table:table-cell>
          <table:table-cell office:value-type="float" office:value="2000">
            <text:p>2000</text:p>
          </table:table-cell>
          <table:table-cell office:value-type="string">
            <text:p>CONTRATS DE PRESTATIONS DE SERVICES AVEC DES ENTREPRISES</text:p>
          </table:table-cell>
          <table:table-cell office:value-type="string">
            <text:p>AIDES AUX ASSOCIATIONS (NON CLASSEES AILLEUR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11">
            <text:p>611</text:p>
          </table:table-cell>
          <table:table-cell office:value-type="float" office:value="26">
            <text:p>26</text:p>
          </table:table-cell>
          <table:table-cell office:value-type="float" office:value="2000">
            <text:p>2000</text:p>
          </table:table-cell>
          <table:table-cell office:value-type="string">
            <text:p>CONTRATS DE PRESTATIONS DE SERVICES AVEC DES ENTREPRISES</text:p>
          </table:table-cell>
          <table:table-cell office:value-type="string">
            <text:p>CIMETIERES ET POMPES FUNEBRE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11">
            <text:p>611</text:p>
          </table:table-cell>
          <table:table-cell office:value-type="float" office:value="112">
            <text:p>112</text:p>
          </table:table-cell>
          <table:table-cell office:value-type="float" office:value="118500">
            <text:p>118500</text:p>
          </table:table-cell>
          <table:table-cell office:value-type="string">
            <text:p>CONTRATS DE PRESTATIONS DE SERVICES AVEC DES ENTREPRISES</text:p>
          </table:table-cell>
          <table:table-cell office:value-type="string">
            <text:p>POLICE MUNICIPALE</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11">
            <text:p>611</text:p>
          </table:table-cell>
          <table:table-cell office:value-type="float" office:value="12">
            <text:p>12</text:p>
          </table:table-cell>
          <table:table-cell office:value-type="float" office:value="125000">
            <text:p>125000</text:p>
          </table:table-cell>
          <table:table-cell office:value-type="string">
            <text:p>CONTRATS DE PRESTATIONS DE SERVICES AVEC DES ENTREPRISES</text:p>
          </table:table-cell>
          <table:table-cell office:value-type="string">
            <text:p>HYGIENE ET SALUBRITE PUBLIQUE</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11">
            <text:p>611</text:p>
          </table:table-cell>
          <table:table-cell office:value-type="float" office:value="212">
            <text:p>212</text:p>
          </table:table-cell>
          <table:table-cell office:value-type="float" office:value="27720">
            <text:p>27720</text:p>
          </table:table-cell>
          <table:table-cell office:value-type="string">
            <text:p>CONTRATS DE PRESTATIONS DE SERVICES AVEC DES ENTREPRISES</text:p>
          </table:table-cell>
          <table:table-cell office:value-type="string">
            <text:p>ECOLES PRIMAIRE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11">
            <text:p>611</text:p>
          </table:table-cell>
          <table:table-cell office:value-type="float" office:value="251">
            <text:p>251</text:p>
          </table:table-cell>
          <table:table-cell office:value-type="float" office:value="4200">
            <text:p>4200</text:p>
          </table:table-cell>
          <table:table-cell office:value-type="string">
            <text:p>CONTRATS DE PRESTATIONS DE SERVICES AVEC DES ENTREPRISES</text:p>
          </table:table-cell>
          <table:table-cell office:value-type="string">
            <text:p>HEBERGEMENT ET RESTAURATION SCOLAIRE</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11">
            <text:p>611</text:p>
          </table:table-cell>
          <table:table-cell office:value-type="float" office:value="30">
            <text:p>30</text:p>
          </table:table-cell>
          <table:table-cell office:value-type="float" office:value="20000">
            <text:p>20000</text:p>
          </table:table-cell>
          <table:table-cell office:value-type="string">
            <text:p>CONTRATS DE PRESTATIONS DE SERVICES AVEC DES ENTREPRISES</text:p>
          </table:table-cell>
          <table:table-cell office:value-type="string">
            <text:p>SERVICES COMMUN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11">
            <text:p>611</text:p>
          </table:table-cell>
          <table:table-cell office:value-type="float" office:value="323">
            <text:p>323</text:p>
          </table:table-cell>
          <table:table-cell office:value-type="float" office:value="26300">
            <text:p>26300</text:p>
          </table:table-cell>
          <table:table-cell office:value-type="string">
            <text:p>CONTRATS DE PRESTATIONS DE SERVICES AVEC DES ENTREPRISES</text:p>
          </table:table-cell>
          <table:table-cell office:value-type="string">
            <text:p>ARCHIVE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11">
            <text:p>611</text:p>
          </table:table-cell>
          <table:table-cell office:value-type="float" office:value="415">
            <text:p>415</text:p>
          </table:table-cell>
          <table:table-cell office:value-type="float" office:value="9310">
            <text:p>9310</text:p>
          </table:table-cell>
          <table:table-cell office:value-type="string">
            <text:p>CONTRATS DE PRESTATIONS DE SERVICES AVEC DES ENTREPRISES</text:p>
          </table:table-cell>
          <table:table-cell office:value-type="string">
            <text:p>MANIFESTATIONS SPORTIVE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11">
            <text:p>611</text:p>
          </table:table-cell>
          <table:table-cell office:value-type="float" office:value="520">
            <text:p>520</text:p>
          </table:table-cell>
          <table:table-cell office:value-type="float" office:value="78500">
            <text:p>78500</text:p>
          </table:table-cell>
          <table:table-cell office:value-type="string">
            <text:p>CONTRATS DE PRESTATIONS DE SERVICES AVEC DES ENTREPRISES</text:p>
          </table:table-cell>
          <table:table-cell office:value-type="string">
            <text:p>SERVICES COMMUN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11">
            <text:p>611</text:p>
          </table:table-cell>
          <table:table-cell office:value-type="float" office:value="813">
            <text:p>813</text:p>
          </table:table-cell>
          <table:table-cell office:value-type="float" office:value="19132084">
            <text:p>19132084</text:p>
          </table:table-cell>
          <table:table-cell office:value-type="string">
            <text:p>CONTRATS DE PRESTATIONS DE SERVICES AVEC DES ENTREPRISES</text:p>
          </table:table-cell>
          <table:table-cell office:value-type="string">
            <text:p>PROPRETE URBAINE</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11">
            <text:p>611</text:p>
          </table:table-cell>
          <table:table-cell office:value-type="float" office:value="816">
            <text:p>816</text:p>
          </table:table-cell>
          <table:table-cell office:value-type="float" office:value="6500">
            <text:p>6500</text:p>
          </table:table-cell>
          <table:table-cell office:value-type="string">
            <text:p>CONTRATS DE PRESTATIONS DE SERVICES AVEC DES ENTREPRISES</text:p>
          </table:table-cell>
          <table:table-cell office:value-type="string">
            <text:p>AUTRES RESEAUX ET SERVICES DIVER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11">
            <text:p>611</text:p>
          </table:table-cell>
          <table:table-cell office:value-type="float" office:value="822">
            <text:p>822</text:p>
          </table:table-cell>
          <table:table-cell office:value-type="float" office:value="1213000">
            <text:p>1213000</text:p>
          </table:table-cell>
          <table:table-cell office:value-type="string">
            <text:p>CONTRATS DE PRESTATIONS DE SERVICES AVEC DES ENTREPRISES</text:p>
          </table:table-cell>
          <table:table-cell office:value-type="string">
            <text:p>VOIRIE COMMUNALE ET ROUTE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11">
            <text:p>611</text:p>
          </table:table-cell>
          <table:table-cell office:value-type="float" office:value="823">
            <text:p>823</text:p>
          </table:table-cell>
          <table:table-cell office:value-type="float" office:value="8700">
            <text:p>8700</text:p>
          </table:table-cell>
          <table:table-cell office:value-type="string">
            <text:p>CONTRATS DE PRESTATIONS DE SERVICES AVEC DES ENTREPRISES</text:p>
          </table:table-cell>
          <table:table-cell office:value-type="string">
            <text:p>ESPACES VERTS URBAIN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11">
            <text:p>611</text:p>
          </table:table-cell>
          <table:table-cell office:value-type="float" office:value="91">
            <text:p>91</text:p>
          </table:table-cell>
          <table:table-cell office:value-type="float" office:value="15000">
            <text:p>15000</text:p>
          </table:table-cell>
          <table:table-cell office:value-type="string">
            <text:p>CONTRATS DE PRESTATIONS DE SERVICES AVEC DES ENTREPRISES</text:p>
          </table:table-cell>
          <table:table-cell office:value-type="string">
            <text:p>FOIRES ET MARCHE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132">
            <text:p>6132</text:p>
          </table:table-cell>
          <table:table-cell office:value-type="float" office:value="20">
            <text:p>20</text:p>
          </table:table-cell>
          <table:table-cell office:value-type="float" office:value="1233371">
            <text:p>1233371</text:p>
          </table:table-cell>
          <table:table-cell office:value-type="string">
            <text:p>LOCATIONS IMMOBILIERES</text:p>
          </table:table-cell>
          <table:table-cell office:value-type="string">
            <text:p>ADMINISTRATION GENERALE DE LA COLLECTIVITE</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132">
            <text:p>6132</text:p>
          </table:table-cell>
          <table:table-cell office:value-type="float" office:value="112">
            <text:p>112</text:p>
          </table:table-cell>
          <table:table-cell office:value-type="float" office:value="67100">
            <text:p>67100</text:p>
          </table:table-cell>
          <table:table-cell office:value-type="string">
            <text:p>LOCATIONS IMMOBILIERES</text:p>
          </table:table-cell>
          <table:table-cell office:value-type="string">
            <text:p>POLICE MUNICIPALE</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132">
            <text:p>6132</text:p>
          </table:table-cell>
          <table:table-cell office:value-type="float" office:value="40">
            <text:p>40</text:p>
          </table:table-cell>
          <table:table-cell office:value-type="float" office:value="46550">
            <text:p>46550</text:p>
          </table:table-cell>
          <table:table-cell office:value-type="string">
            <text:p>LOCATIONS IMMOBILIERES</text:p>
          </table:table-cell>
          <table:table-cell office:value-type="string">
            <text:p>SERVICES COMMUN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132">
            <text:p>6132</text:p>
          </table:table-cell>
          <table:table-cell office:value-type="float" office:value="422">
            <text:p>422</text:p>
          </table:table-cell>
          <table:table-cell office:value-type="float" office:value="7500">
            <text:p>7500</text:p>
          </table:table-cell>
          <table:table-cell office:value-type="string">
            <text:p>LOCATIONS IMMOBILIERES</text:p>
          </table:table-cell>
          <table:table-cell office:value-type="string">
            <text:p>AUTRES ACTIVITES POUR LES JEUNE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132">
            <text:p>6132</text:p>
          </table:table-cell>
          <table:table-cell office:value-type="float" office:value="90">
            <text:p>90</text:p>
          </table:table-cell>
          <table:table-cell office:value-type="float" office:value="675000">
            <text:p>675000</text:p>
          </table:table-cell>
          <table:table-cell office:value-type="string">
            <text:p>LOCATIONS IMMOBILIERES</text:p>
          </table:table-cell>
          <table:table-cell office:value-type="string">
            <text:p>INTERVENTIONS ECONOMIQUE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135">
            <text:p>6135</text:p>
          </table:table-cell>
          <table:table-cell office:value-type="float" office:value="20">
            <text:p>20</text:p>
          </table:table-cell>
          <table:table-cell office:value-type="float" office:value="20910">
            <text:p>20910</text:p>
          </table:table-cell>
          <table:table-cell office:value-type="string">
            <text:p>LOCATIONS MOBILIERES</text:p>
          </table:table-cell>
          <table:table-cell office:value-type="string">
            <text:p>ADMINISTRATION GENERALE DE LA COLLECTIVITE</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135">
            <text:p>6135</text:p>
          </table:table-cell>
          <table:table-cell office:value-type="float" office:value="23">
            <text:p>23</text:p>
          </table:table-cell>
          <table:table-cell office:value-type="float" office:value="20000">
            <text:p>20000</text:p>
          </table:table-cell>
          <table:table-cell office:value-type="string">
            <text:p>LOCATIONS MOBILIERES</text:p>
          </table:table-cell>
          <table:table-cell office:value-type="string">
            <text:p>INFORMATION, COMMUNICATION, PUBLICITE</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135">
            <text:p>6135</text:p>
          </table:table-cell>
          <table:table-cell office:value-type="float" office:value="24">
            <text:p>24</text:p>
          </table:table-cell>
          <table:table-cell office:value-type="float" office:value="12420">
            <text:p>12420</text:p>
          </table:table-cell>
          <table:table-cell office:value-type="string">
            <text:p>LOCATIONS MOBILIERES</text:p>
          </table:table-cell>
          <table:table-cell office:value-type="string">
            <text:p>FETES ET CEREMONIE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135">
            <text:p>6135</text:p>
          </table:table-cell>
          <table:table-cell office:value-type="float" office:value="25">
            <text:p>25</text:p>
          </table:table-cell>
          <table:table-cell office:value-type="float" office:value="40000">
            <text:p>40000</text:p>
          </table:table-cell>
          <table:table-cell office:value-type="string">
            <text:p>LOCATIONS MOBILIERES</text:p>
          </table:table-cell>
          <table:table-cell office:value-type="string">
            <text:p>AIDES AUX ASSOCIATIONS (NON CLASSEES AILLEUR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135">
            <text:p>6135</text:p>
          </table:table-cell>
          <table:table-cell office:value-type="float" office:value="26">
            <text:p>26</text:p>
          </table:table-cell>
          <table:table-cell office:value-type="float" office:value="8000">
            <text:p>8000</text:p>
          </table:table-cell>
          <table:table-cell office:value-type="string">
            <text:p>LOCATIONS MOBILIERES</text:p>
          </table:table-cell>
          <table:table-cell office:value-type="string">
            <text:p>CIMETIERES ET POMPES FUNEBRE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135">
            <text:p>6135</text:p>
          </table:table-cell>
          <table:table-cell office:value-type="float" office:value="48">
            <text:p>48</text:p>
          </table:table-cell>
          <table:table-cell office:value-type="float" office:value="4900">
            <text:p>4900</text:p>
          </table:table-cell>
          <table:table-cell office:value-type="string">
            <text:p>LOCATIONS MOBILIERES</text:p>
          </table:table-cell>
          <table:table-cell office:value-type="string">
            <text:p>AUTRES ACTIONS DE COOPERATION DECENTRALISEE</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135">
            <text:p>6135</text:p>
          </table:table-cell>
          <table:table-cell office:value-type="float" office:value="112">
            <text:p>112</text:p>
          </table:table-cell>
          <table:table-cell office:value-type="float" office:value="4000">
            <text:p>4000</text:p>
          </table:table-cell>
          <table:table-cell office:value-type="string">
            <text:p>LOCATIONS MOBILIERES</text:p>
          </table:table-cell>
          <table:table-cell office:value-type="string">
            <text:p>POLICE MUNICIPALE</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135">
            <text:p>6135</text:p>
          </table:table-cell>
          <table:table-cell office:value-type="float" office:value="211">
            <text:p>211</text:p>
          </table:table-cell>
          <table:table-cell office:value-type="float" office:value="63700">
            <text:p>63700</text:p>
          </table:table-cell>
          <table:table-cell office:value-type="string">
            <text:p>LOCATIONS MOBILIERES</text:p>
          </table:table-cell>
          <table:table-cell office:value-type="string">
            <text:p>ECOLES MATERNELLE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135">
            <text:p>6135</text:p>
          </table:table-cell>
          <table:table-cell office:value-type="float" office:value="212">
            <text:p>212</text:p>
          </table:table-cell>
          <table:table-cell office:value-type="float" office:value="193140">
            <text:p>193140</text:p>
          </table:table-cell>
          <table:table-cell office:value-type="string">
            <text:p>LOCATIONS MOBILIERES</text:p>
          </table:table-cell>
          <table:table-cell office:value-type="string">
            <text:p>ECOLES PRIMAIRE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135">
            <text:p>6135</text:p>
          </table:table-cell>
          <table:table-cell office:value-type="float" office:value="251">
            <text:p>251</text:p>
          </table:table-cell>
          <table:table-cell office:value-type="float" office:value="50000">
            <text:p>50000</text:p>
          </table:table-cell>
          <table:table-cell office:value-type="string">
            <text:p>LOCATIONS MOBILIERES</text:p>
          </table:table-cell>
          <table:table-cell office:value-type="string">
            <text:p>HEBERGEMENT ET RESTAURATION SCOLAIRE</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135">
            <text:p>6135</text:p>
          </table:table-cell>
          <table:table-cell office:value-type="float" office:value="30">
            <text:p>30</text:p>
          </table:table-cell>
          <table:table-cell office:value-type="float" office:value="131406">
            <text:p>131406</text:p>
          </table:table-cell>
          <table:table-cell office:value-type="string">
            <text:p>LOCATIONS MOBILIERES</text:p>
          </table:table-cell>
          <table:table-cell office:value-type="string">
            <text:p>SERVICES COMMUN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135">
            <text:p>6135</text:p>
          </table:table-cell>
          <table:table-cell office:value-type="float" office:value="313">
            <text:p>313</text:p>
          </table:table-cell>
          <table:table-cell office:value-type="float" office:value="20000">
            <text:p>20000</text:p>
          </table:table-cell>
          <table:table-cell office:value-type="string">
            <text:p>LOCATIONS MOBILIERES</text:p>
          </table:table-cell>
          <table:table-cell office:value-type="string">
            <text:p>THEATRE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135">
            <text:p>6135</text:p>
          </table:table-cell>
          <table:table-cell office:value-type="float" office:value="314">
            <text:p>314</text:p>
          </table:table-cell>
          <table:table-cell office:value-type="float" office:value="32000">
            <text:p>32000</text:p>
          </table:table-cell>
          <table:table-cell office:value-type="string">
            <text:p>LOCATIONS MOBILIERES</text:p>
          </table:table-cell>
          <table:table-cell office:value-type="string">
            <text:p>CINEMAS ET AUTRES SALLES DE SPECTACLE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135">
            <text:p>6135</text:p>
          </table:table-cell>
          <table:table-cell office:value-type="float" office:value="40">
            <text:p>40</text:p>
          </table:table-cell>
          <table:table-cell office:value-type="float" office:value="86720">
            <text:p>86720</text:p>
          </table:table-cell>
          <table:table-cell office:value-type="string">
            <text:p>LOCATIONS MOBILIERES</text:p>
          </table:table-cell>
          <table:table-cell office:value-type="string">
            <text:p>SERVICES COMMUN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135">
            <text:p>6135</text:p>
          </table:table-cell>
          <table:table-cell office:value-type="float" office:value="415">
            <text:p>415</text:p>
          </table:table-cell>
          <table:table-cell office:value-type="float" office:value="46550">
            <text:p>46550</text:p>
          </table:table-cell>
          <table:table-cell office:value-type="string">
            <text:p>LOCATIONS MOBILIERES</text:p>
          </table:table-cell>
          <table:table-cell office:value-type="string">
            <text:p>MANIFESTATIONS SPORTIVE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135">
            <text:p>6135</text:p>
          </table:table-cell>
          <table:table-cell office:value-type="float" office:value="422">
            <text:p>422</text:p>
          </table:table-cell>
          <table:table-cell office:value-type="float" office:value="14000">
            <text:p>14000</text:p>
          </table:table-cell>
          <table:table-cell office:value-type="string">
            <text:p>LOCATIONS MOBILIERES</text:p>
          </table:table-cell>
          <table:table-cell office:value-type="string">
            <text:p>AUTRES ACTIVITES POUR LES JEUNE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135">
            <text:p>6135</text:p>
          </table:table-cell>
          <table:table-cell office:value-type="float" office:value="520">
            <text:p>520</text:p>
          </table:table-cell>
          <table:table-cell office:value-type="float" office:value="30000">
            <text:p>30000</text:p>
          </table:table-cell>
          <table:table-cell office:value-type="string">
            <text:p>LOCATIONS MOBILIERES</text:p>
          </table:table-cell>
          <table:table-cell office:value-type="string">
            <text:p>SERVICES COMMUN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135">
            <text:p>6135</text:p>
          </table:table-cell>
          <table:table-cell office:value-type="float" office:value="823">
            <text:p>823</text:p>
          </table:table-cell>
          <table:table-cell office:value-type="float" office:value="5000">
            <text:p>5000</text:p>
          </table:table-cell>
          <table:table-cell office:value-type="string">
            <text:p>LOCATIONS MOBILIERES</text:p>
          </table:table-cell>
          <table:table-cell office:value-type="string">
            <text:p>ESPACES VERTS URBAIN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135">
            <text:p>6135</text:p>
          </table:table-cell>
          <table:table-cell office:value-type="float" office:value="90">
            <text:p>90</text:p>
          </table:table-cell>
          <table:table-cell office:value-type="float" office:value="44600">
            <text:p>44600</text:p>
          </table:table-cell>
          <table:table-cell office:value-type="string">
            <text:p>LOCATIONS MOBILIERES</text:p>
          </table:table-cell>
          <table:table-cell office:value-type="string">
            <text:p>INTERVENTIONS ECONOMIQUE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135">
            <text:p>6135</text:p>
          </table:table-cell>
          <table:table-cell office:value-type="float" office:value="91">
            <text:p>91</text:p>
          </table:table-cell>
          <table:table-cell office:value-type="float" office:value="399500">
            <text:p>399500</text:p>
          </table:table-cell>
          <table:table-cell office:value-type="string">
            <text:p>LOCATIONS MOBILIERES</text:p>
          </table:table-cell>
          <table:table-cell office:value-type="string">
            <text:p>FOIRES ET MARCHE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14">
            <text:p>614</text:p>
          </table:table-cell>
          <table:table-cell office:value-type="float" office:value="20">
            <text:p>20</text:p>
          </table:table-cell>
          <table:table-cell office:value-type="float" office:value="999750">
            <text:p>999750</text:p>
          </table:table-cell>
          <table:table-cell office:value-type="string">
            <text:p>CHARGES LOCATIVES ET DE COPROPRIETE</text:p>
          </table:table-cell>
          <table:table-cell office:value-type="string">
            <text:p>ADMINISTRATION GENERALE DE LA COLLECTIVITE</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14">
            <text:p>614</text:p>
          </table:table-cell>
          <table:table-cell office:value-type="float" office:value="12">
            <text:p>12</text:p>
          </table:table-cell>
          <table:table-cell office:value-type="float" office:value="580">
            <text:p>580</text:p>
          </table:table-cell>
          <table:table-cell office:value-type="string">
            <text:p>CHARGES LOCATIVES ET DE COPROPRIETE</text:p>
          </table:table-cell>
          <table:table-cell office:value-type="string">
            <text:p>HYGIENE ET SALUBRITE PUBLIQUE</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14">
            <text:p>614</text:p>
          </table:table-cell>
          <table:table-cell office:value-type="float" office:value="411">
            <text:p>411</text:p>
          </table:table-cell>
          <table:table-cell office:value-type="float" office:value="13960">
            <text:p>13960</text:p>
          </table:table-cell>
          <table:table-cell office:value-type="string">
            <text:p>CHARGES LOCATIVES ET DE COPROPRIETE</text:p>
          </table:table-cell>
          <table:table-cell office:value-type="string">
            <text:p>SALLES DE SPORT, GYMNASE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1521">
            <text:p>61521</text:p>
          </table:table-cell>
          <table:table-cell office:value-type="float" office:value="20">
            <text:p>20</text:p>
          </table:table-cell>
          <table:table-cell office:value-type="float" office:value="51775">
            <text:p>51775</text:p>
          </table:table-cell>
          <table:table-cell office:value-type="string">
            <text:p>ENTRETIEN ET REPARATIONS SUR TERRAINS</text:p>
          </table:table-cell>
          <table:table-cell office:value-type="string">
            <text:p>ADMINISTRATION GENERALE DE LA COLLECTIVITE</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1521">
            <text:p>61521</text:p>
          </table:table-cell>
          <table:table-cell office:value-type="float" office:value="26">
            <text:p>26</text:p>
          </table:table-cell>
          <table:table-cell office:value-type="float" office:value="16000">
            <text:p>16000</text:p>
          </table:table-cell>
          <table:table-cell office:value-type="string">
            <text:p>ENTRETIEN ET REPARATIONS SUR TERRAINS</text:p>
          </table:table-cell>
          <table:table-cell office:value-type="string">
            <text:p>CIMETIERES ET POMPES FUNEBRE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1521">
            <text:p>61521</text:p>
          </table:table-cell>
          <table:table-cell office:value-type="float" office:value="211">
            <text:p>211</text:p>
          </table:table-cell>
          <table:table-cell office:value-type="float" office:value="44100">
            <text:p>44100</text:p>
          </table:table-cell>
          <table:table-cell office:value-type="string">
            <text:p>ENTRETIEN ET REPARATIONS SUR TERRAINS</text:p>
          </table:table-cell>
          <table:table-cell office:value-type="string">
            <text:p>ECOLES MATERNELLE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1521">
            <text:p>61521</text:p>
          </table:table-cell>
          <table:table-cell office:value-type="float" office:value="212">
            <text:p>212</text:p>
          </table:table-cell>
          <table:table-cell office:value-type="float" office:value="42826">
            <text:p>42826</text:p>
          </table:table-cell>
          <table:table-cell office:value-type="string">
            <text:p>ENTRETIEN ET REPARATIONS SUR TERRAINS</text:p>
          </table:table-cell>
          <table:table-cell office:value-type="string">
            <text:p>ECOLES PRIMAIRE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1521">
            <text:p>61521</text:p>
          </table:table-cell>
          <table:table-cell office:value-type="float" office:value="30">
            <text:p>30</text:p>
          </table:table-cell>
          <table:table-cell office:value-type="float" office:value="4000">
            <text:p>4000</text:p>
          </table:table-cell>
          <table:table-cell office:value-type="string">
            <text:p>ENTRETIEN ET REPARATIONS SUR TERRAINS</text:p>
          </table:table-cell>
          <table:table-cell office:value-type="string">
            <text:p>SERVICES COMMUN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1521">
            <text:p>61521</text:p>
          </table:table-cell>
          <table:table-cell office:value-type="float" office:value="412">
            <text:p>412</text:p>
          </table:table-cell>
          <table:table-cell office:value-type="float" office:value="133100">
            <text:p>133100</text:p>
          </table:table-cell>
          <table:table-cell office:value-type="string">
            <text:p>ENTRETIEN ET REPARATIONS SUR TERRAINS</text:p>
          </table:table-cell>
          <table:table-cell office:value-type="string">
            <text:p>STADE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1521">
            <text:p>61521</text:p>
          </table:table-cell>
          <table:table-cell office:value-type="float" office:value="415">
            <text:p>415</text:p>
          </table:table-cell>
          <table:table-cell office:value-type="float" office:value="302300">
            <text:p>302300</text:p>
          </table:table-cell>
          <table:table-cell office:value-type="string">
            <text:p>ENTRETIEN ET REPARATIONS SUR TERRAINS</text:p>
          </table:table-cell>
          <table:table-cell office:value-type="string">
            <text:p>MANIFESTATIONS SPORTIVE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1521">
            <text:p>61521</text:p>
          </table:table-cell>
          <table:table-cell office:value-type="float" office:value="422">
            <text:p>422</text:p>
          </table:table-cell>
          <table:table-cell office:value-type="float" office:value="1500">
            <text:p>1500</text:p>
          </table:table-cell>
          <table:table-cell office:value-type="string">
            <text:p>ENTRETIEN ET REPARATIONS SUR TERRAINS</text:p>
          </table:table-cell>
          <table:table-cell office:value-type="string">
            <text:p>AUTRES ACTIVITES POUR LES JEUNE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1521">
            <text:p>61521</text:p>
          </table:table-cell>
          <table:table-cell office:value-type="float" office:value="823">
            <text:p>823</text:p>
          </table:table-cell>
          <table:table-cell office:value-type="float" office:value="2335350">
            <text:p>2335350</text:p>
          </table:table-cell>
          <table:table-cell office:value-type="string">
            <text:p>ENTRETIEN ET REPARATIONS SUR TERRAINS</text:p>
          </table:table-cell>
          <table:table-cell office:value-type="string">
            <text:p>ESPACES VERTS URBAIN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1522">
            <text:p>61522</text:p>
          </table:table-cell>
          <table:table-cell office:value-type="float" office:value="20">
            <text:p>20</text:p>
          </table:table-cell>
          <table:table-cell office:value-type="float" office:value="577000">
            <text:p>577000</text:p>
          </table:table-cell>
          <table:table-cell office:value-type="string">
            <text:p>ENTRETIEN ET REPARATIONS BATIMENTS</text:p>
          </table:table-cell>
          <table:table-cell office:value-type="string">
            <text:p>ADMINISTRATION GENERALE DE LA COLLECTIVITE</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1522">
            <text:p>61522</text:p>
          </table:table-cell>
          <table:table-cell office:value-type="float" office:value="26">
            <text:p>26</text:p>
          </table:table-cell>
          <table:table-cell office:value-type="float" office:value="4200">
            <text:p>4200</text:p>
          </table:table-cell>
          <table:table-cell office:value-type="string">
            <text:p>ENTRETIEN ET REPARATIONS BATIMENTS</text:p>
          </table:table-cell>
          <table:table-cell office:value-type="string">
            <text:p>CIMETIERES ET POMPES FUNEBRE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1522">
            <text:p>61522</text:p>
          </table:table-cell>
          <table:table-cell office:value-type="float" office:value="48">
            <text:p>48</text:p>
          </table:table-cell>
          <table:table-cell office:value-type="float" office:value="15000">
            <text:p>15000</text:p>
          </table:table-cell>
          <table:table-cell office:value-type="string">
            <text:p>ENTRETIEN ET REPARATIONS BATIMENTS</text:p>
          </table:table-cell>
          <table:table-cell office:value-type="string">
            <text:p>AUTRES ACTIONS DE COOPERATION DECENTRALISEE</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1522">
            <text:p>61522</text:p>
          </table:table-cell>
          <table:table-cell office:value-type="float" office:value="211">
            <text:p>211</text:p>
          </table:table-cell>
          <table:table-cell office:value-type="float" office:value="302000">
            <text:p>302000</text:p>
          </table:table-cell>
          <table:table-cell office:value-type="string">
            <text:p>ENTRETIEN ET REPARATIONS BATIMENTS</text:p>
          </table:table-cell>
          <table:table-cell office:value-type="string">
            <text:p>ECOLES MATERNELLE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1522">
            <text:p>61522</text:p>
          </table:table-cell>
          <table:table-cell office:value-type="float" office:value="212">
            <text:p>212</text:p>
          </table:table-cell>
          <table:table-cell office:value-type="float" office:value="343000">
            <text:p>343000</text:p>
          </table:table-cell>
          <table:table-cell office:value-type="string">
            <text:p>ENTRETIEN ET REPARATIONS BATIMENTS</text:p>
          </table:table-cell>
          <table:table-cell office:value-type="string">
            <text:p>ECOLES PRIMAIRE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1522">
            <text:p>61522</text:p>
          </table:table-cell>
          <table:table-cell office:value-type="float" office:value="213">
            <text:p>213</text:p>
          </table:table-cell>
          <table:table-cell office:value-type="float" office:value="150420">
            <text:p>150420</text:p>
          </table:table-cell>
          <table:table-cell office:value-type="string">
            <text:p>ENTRETIEN ET REPARATIONS BATIMENTS</text:p>
          </table:table-cell>
          <table:table-cell office:value-type="string">
            <text:p>CLASSES REGROUPEE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1522">
            <text:p>61522</text:p>
          </table:table-cell>
          <table:table-cell office:value-type="float" office:value="251">
            <text:p>251</text:p>
          </table:table-cell>
          <table:table-cell office:value-type="float" office:value="17000">
            <text:p>17000</text:p>
          </table:table-cell>
          <table:table-cell office:value-type="string">
            <text:p>ENTRETIEN ET REPARATIONS BATIMENTS</text:p>
          </table:table-cell>
          <table:table-cell office:value-type="string">
            <text:p>HEBERGEMENT ET RESTAURATION SCOLAIRE</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1522">
            <text:p>61522</text:p>
          </table:table-cell>
          <table:table-cell office:value-type="float" office:value="30">
            <text:p>30</text:p>
          </table:table-cell>
          <table:table-cell office:value-type="float" office:value="130000">
            <text:p>130000</text:p>
          </table:table-cell>
          <table:table-cell office:value-type="string">
            <text:p>ENTRETIEN ET REPARATIONS BATIMENTS</text:p>
          </table:table-cell>
          <table:table-cell office:value-type="string">
            <text:p>SERVICES COMMUN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1522">
            <text:p>61522</text:p>
          </table:table-cell>
          <table:table-cell office:value-type="float" office:value="411">
            <text:p>411</text:p>
          </table:table-cell>
          <table:table-cell office:value-type="float" office:value="127400">
            <text:p>127400</text:p>
          </table:table-cell>
          <table:table-cell office:value-type="string">
            <text:p>ENTRETIEN ET REPARATIONS BATIMENTS</text:p>
          </table:table-cell>
          <table:table-cell office:value-type="string">
            <text:p>SALLES DE SPORT, GYMNASE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1522">
            <text:p>61522</text:p>
          </table:table-cell>
          <table:table-cell office:value-type="float" office:value="421">
            <text:p>421</text:p>
          </table:table-cell>
          <table:table-cell office:value-type="float" office:value="8390">
            <text:p>8390</text:p>
          </table:table-cell>
          <table:table-cell office:value-type="string">
            <text:p>ENTRETIEN ET REPARATIONS BATIMENTS</text:p>
          </table:table-cell>
          <table:table-cell office:value-type="string">
            <text:p>CENTRES DE LOISIR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1522">
            <text:p>61522</text:p>
          </table:table-cell>
          <table:table-cell office:value-type="float" office:value="422">
            <text:p>422</text:p>
          </table:table-cell>
          <table:table-cell office:value-type="float" office:value="201722">
            <text:p>201722</text:p>
          </table:table-cell>
          <table:table-cell office:value-type="string">
            <text:p>ENTRETIEN ET REPARATIONS BATIMENTS</text:p>
          </table:table-cell>
          <table:table-cell office:value-type="string">
            <text:p>AUTRES ACTIVITES POUR LES JEUNE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1522">
            <text:p>61522</text:p>
          </table:table-cell>
          <table:table-cell office:value-type="float" office:value="64">
            <text:p>64</text:p>
          </table:table-cell>
          <table:table-cell office:value-type="float" office:value="180000">
            <text:p>180000</text:p>
          </table:table-cell>
          <table:table-cell office:value-type="string">
            <text:p>ENTRETIEN ET REPARATIONS BATIMENTS</text:p>
          </table:table-cell>
          <table:table-cell office:value-type="string">
            <text:p>CRECHES ET GARDERIE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1522">
            <text:p>61522</text:p>
          </table:table-cell>
          <table:table-cell office:value-type="float" office:value="813">
            <text:p>813</text:p>
          </table:table-cell>
          <table:table-cell office:value-type="float" office:value="1500">
            <text:p>1500</text:p>
          </table:table-cell>
          <table:table-cell office:value-type="string">
            <text:p>ENTRETIEN ET REPARATIONS BATIMENTS</text:p>
          </table:table-cell>
          <table:table-cell office:value-type="string">
            <text:p>PROPRETE URBAINE</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1522">
            <text:p>61522</text:p>
          </table:table-cell>
          <table:table-cell office:value-type="float" office:value="822">
            <text:p>822</text:p>
          </table:table-cell>
          <table:table-cell office:value-type="float" office:value="11000">
            <text:p>11000</text:p>
          </table:table-cell>
          <table:table-cell office:value-type="string">
            <text:p>ENTRETIEN ET REPARATIONS BATIMENTS</text:p>
          </table:table-cell>
          <table:table-cell office:value-type="string">
            <text:p>VOIRIE COMMUNALE ET ROUTE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1522">
            <text:p>61522</text:p>
          </table:table-cell>
          <table:table-cell office:value-type="float" office:value="823">
            <text:p>823</text:p>
          </table:table-cell>
          <table:table-cell office:value-type="float" office:value="30000">
            <text:p>30000</text:p>
          </table:table-cell>
          <table:table-cell office:value-type="string">
            <text:p>ENTRETIEN ET REPARATIONS BATIMENTS</text:p>
          </table:table-cell>
          <table:table-cell office:value-type="string">
            <text:p>ESPACES VERTS URBAIN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1522">
            <text:p>61522</text:p>
          </table:table-cell>
          <table:table-cell office:value-type="float" office:value="824">
            <text:p>824</text:p>
          </table:table-cell>
          <table:table-cell office:value-type="float" office:value="18000">
            <text:p>18000</text:p>
          </table:table-cell>
          <table:table-cell office:value-type="string">
            <text:p>ENTRETIEN ET REPARATIONS BATIMENTS</text:p>
          </table:table-cell>
          <table:table-cell office:value-type="string">
            <text:p>AUTRES OPERATIONS D'AMENAGEMENT URBAIN</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1522">
            <text:p>61522</text:p>
          </table:table-cell>
          <table:table-cell office:value-type="float" office:value="91">
            <text:p>91</text:p>
          </table:table-cell>
          <table:table-cell office:value-type="float" office:value="25000">
            <text:p>25000</text:p>
          </table:table-cell>
          <table:table-cell office:value-type="string">
            <text:p>ENTRETIEN ET REPARATIONS BATIMENTS</text:p>
          </table:table-cell>
          <table:table-cell office:value-type="string">
            <text:p>FOIRES ET MARCHE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1523">
            <text:p>61523</text:p>
          </table:table-cell>
          <table:table-cell office:value-type="float" office:value="20">
            <text:p>20</text:p>
          </table:table-cell>
          <table:table-cell office:value-type="float" office:value="35767">
            <text:p>35767</text:p>
          </table:table-cell>
          <table:table-cell office:value-type="string">
            <text:p>ENTRETIEN ET REPARATIONS VOIES ET RESEAUX</text:p>
          </table:table-cell>
          <table:table-cell office:value-type="string">
            <text:p>ADMINISTRATION GENERALE DE LA COLLECTIVITE</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1523">
            <text:p>61523</text:p>
          </table:table-cell>
          <table:table-cell office:value-type="float" office:value="26">
            <text:p>26</text:p>
          </table:table-cell>
          <table:table-cell office:value-type="float" office:value="412311">
            <text:p>412311</text:p>
          </table:table-cell>
          <table:table-cell office:value-type="string">
            <text:p>ENTRETIEN ET REPARATIONS VOIES ET RESEAUX</text:p>
          </table:table-cell>
          <table:table-cell office:value-type="string">
            <text:p>CIMETIERES ET POMPES FUNEBRE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1523">
            <text:p>61523</text:p>
          </table:table-cell>
          <table:table-cell office:value-type="float" office:value="211">
            <text:p>211</text:p>
          </table:table-cell>
          <table:table-cell office:value-type="float" office:value="4704">
            <text:p>4704</text:p>
          </table:table-cell>
          <table:table-cell office:value-type="string">
            <text:p>ENTRETIEN ET REPARATIONS VOIES ET RESEAUX</text:p>
          </table:table-cell>
          <table:table-cell office:value-type="string">
            <text:p>ECOLES MATERNELLE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1523">
            <text:p>61523</text:p>
          </table:table-cell>
          <table:table-cell office:value-type="float" office:value="212">
            <text:p>212</text:p>
          </table:table-cell>
          <table:table-cell office:value-type="float" office:value="13720">
            <text:p>13720</text:p>
          </table:table-cell>
          <table:table-cell office:value-type="string">
            <text:p>ENTRETIEN ET REPARATIONS VOIES ET RESEAUX</text:p>
          </table:table-cell>
          <table:table-cell office:value-type="string">
            <text:p>ECOLES PRIMAIRE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1523">
            <text:p>61523</text:p>
          </table:table-cell>
          <table:table-cell office:value-type="float" office:value="251">
            <text:p>251</text:p>
          </table:table-cell>
          <table:table-cell office:value-type="float" office:value="3000">
            <text:p>3000</text:p>
          </table:table-cell>
          <table:table-cell office:value-type="string">
            <text:p>ENTRETIEN ET REPARATIONS VOIES ET RESEAUX</text:p>
          </table:table-cell>
          <table:table-cell office:value-type="string">
            <text:p>HEBERGEMENT ET RESTAURATION SCOLAIRE</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1523">
            <text:p>61523</text:p>
          </table:table-cell>
          <table:table-cell office:value-type="float" office:value="412">
            <text:p>412</text:p>
          </table:table-cell>
          <table:table-cell office:value-type="float" office:value="4650">
            <text:p>4650</text:p>
          </table:table-cell>
          <table:table-cell office:value-type="string">
            <text:p>ENTRETIEN ET REPARATIONS VOIES ET RESEAUX</text:p>
          </table:table-cell>
          <table:table-cell office:value-type="string">
            <text:p>STADE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1523">
            <text:p>61523</text:p>
          </table:table-cell>
          <table:table-cell office:value-type="float" office:value="422">
            <text:p>422</text:p>
          </table:table-cell>
          <table:table-cell office:value-type="float" office:value="2000">
            <text:p>2000</text:p>
          </table:table-cell>
          <table:table-cell office:value-type="string">
            <text:p>ENTRETIEN ET REPARATIONS VOIES ET RESEAUX</text:p>
          </table:table-cell>
          <table:table-cell office:value-type="string">
            <text:p>AUTRES ACTIVITES POUR LES JEUNE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1523">
            <text:p>61523</text:p>
          </table:table-cell>
          <table:table-cell office:value-type="float" office:value="64">
            <text:p>64</text:p>
          </table:table-cell>
          <table:table-cell office:value-type="float" office:value="4000">
            <text:p>4000</text:p>
          </table:table-cell>
          <table:table-cell office:value-type="string">
            <text:p>ENTRETIEN ET REPARATIONS VOIES ET RESEAUX</text:p>
          </table:table-cell>
          <table:table-cell office:value-type="string">
            <text:p>CRECHES ET GARDERIE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1523">
            <text:p>61523</text:p>
          </table:table-cell>
          <table:table-cell office:value-type="float" office:value="814">
            <text:p>814</text:p>
          </table:table-cell>
          <table:table-cell office:value-type="float" office:value="180000">
            <text:p>180000</text:p>
          </table:table-cell>
          <table:table-cell office:value-type="string">
            <text:p>ENTRETIEN ET REPARATIONS VOIES ET RESEAUX</text:p>
          </table:table-cell>
          <table:table-cell office:value-type="string">
            <text:p>ECLAIRAGE PUBLIC</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1523">
            <text:p>61523</text:p>
          </table:table-cell>
          <table:table-cell office:value-type="float" office:value="816">
            <text:p>816</text:p>
          </table:table-cell>
          <table:table-cell office:value-type="float" office:value="435000">
            <text:p>435000</text:p>
          </table:table-cell>
          <table:table-cell office:value-type="string">
            <text:p>ENTRETIEN ET REPARATIONS VOIES ET RESEAUX</text:p>
          </table:table-cell>
          <table:table-cell office:value-type="string">
            <text:p>AUTRES RESEAUX ET SERVICES DIVER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1523">
            <text:p>61523</text:p>
          </table:table-cell>
          <table:table-cell office:value-type="float" office:value="821">
            <text:p>821</text:p>
          </table:table-cell>
          <table:table-cell office:value-type="float" office:value="120000">
            <text:p>120000</text:p>
          </table:table-cell>
          <table:table-cell office:value-type="string">
            <text:p>ENTRETIEN ET REPARATIONS VOIES ET RESEAUX</text:p>
          </table:table-cell>
          <table:table-cell office:value-type="string">
            <text:p>EQUIPEMENTS DE VOIRIE</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1523">
            <text:p>61523</text:p>
          </table:table-cell>
          <table:table-cell office:value-type="float" office:value="822">
            <text:p>822</text:p>
          </table:table-cell>
          <table:table-cell office:value-type="float" office:value="1127000">
            <text:p>1127000</text:p>
          </table:table-cell>
          <table:table-cell office:value-type="string">
            <text:p>ENTRETIEN ET REPARATIONS VOIES ET RESEAUX</text:p>
          </table:table-cell>
          <table:table-cell office:value-type="string">
            <text:p>VOIRIE COMMUNALE ET ROUTE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1523">
            <text:p>61523</text:p>
          </table:table-cell>
          <table:table-cell office:value-type="float" office:value="823">
            <text:p>823</text:p>
          </table:table-cell>
          <table:table-cell office:value-type="float" office:value="41700">
            <text:p>41700</text:p>
          </table:table-cell>
          <table:table-cell office:value-type="string">
            <text:p>ENTRETIEN ET REPARATIONS VOIES ET RESEAUX</text:p>
          </table:table-cell>
          <table:table-cell office:value-type="string">
            <text:p>ESPACES VERTS URBAIN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1523">
            <text:p>61523</text:p>
          </table:table-cell>
          <table:table-cell office:value-type="float" office:value="824">
            <text:p>824</text:p>
          </table:table-cell>
          <table:table-cell office:value-type="float" office:value="13000">
            <text:p>13000</text:p>
          </table:table-cell>
          <table:table-cell office:value-type="string">
            <text:p>ENTRETIEN ET REPARATIONS VOIES ET RESEAUX</text:p>
          </table:table-cell>
          <table:table-cell office:value-type="string">
            <text:p>AUTRES OPERATIONS D'AMENAGEMENT URBAIN</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1523">
            <text:p>61523</text:p>
          </table:table-cell>
          <table:table-cell office:value-type="float" office:value="91">
            <text:p>91</text:p>
          </table:table-cell>
          <table:table-cell office:value-type="float" office:value="25000">
            <text:p>25000</text:p>
          </table:table-cell>
          <table:table-cell office:value-type="string">
            <text:p>ENTRETIEN ET REPARATIONS VOIES ET RESEAUX</text:p>
          </table:table-cell>
          <table:table-cell office:value-type="string">
            <text:p>FOIRES ET MARCHE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1524">
            <text:p>61524</text:p>
          </table:table-cell>
          <table:table-cell office:value-type="float" office:value="823">
            <text:p>823</text:p>
          </table:table-cell>
          <table:table-cell office:value-type="float" office:value="17000">
            <text:p>17000</text:p>
          </table:table-cell>
          <table:table-cell office:value-type="string">
            <text:p>ENTRETIEN ET REPARATIONS BOIS ET FORETS</text:p>
          </table:table-cell>
          <table:table-cell office:value-type="string">
            <text:p>ESPACES VERTS URBAIN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1551">
            <text:p>61551</text:p>
          </table:table-cell>
          <table:table-cell office:value-type="float" office:value="20">
            <text:p>20</text:p>
          </table:table-cell>
          <table:table-cell office:value-type="float" office:value="174544">
            <text:p>174544</text:p>
          </table:table-cell>
          <table:table-cell office:value-type="string">
            <text:p>ENTRETIEN ET REPARATIONS MATERIEL ROULANT</text:p>
          </table:table-cell>
          <table:table-cell office:value-type="string">
            <text:p>ADMINISTRATION GENERALE DE LA COLLECTIVITE</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1551">
            <text:p>61551</text:p>
          </table:table-cell>
          <table:table-cell office:value-type="float" office:value="251">
            <text:p>251</text:p>
          </table:table-cell>
          <table:table-cell office:value-type="float" office:value="23000">
            <text:p>23000</text:p>
          </table:table-cell>
          <table:table-cell office:value-type="string">
            <text:p>ENTRETIEN ET REPARATIONS MATERIEL ROULANT</text:p>
          </table:table-cell>
          <table:table-cell office:value-type="string">
            <text:p>HEBERGEMENT ET RESTAURATION SCOLAIRE</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1551">
            <text:p>61551</text:p>
          </table:table-cell>
          <table:table-cell office:value-type="float" office:value="412">
            <text:p>412</text:p>
          </table:table-cell>
          <table:table-cell office:value-type="float" office:value="2800">
            <text:p>2800</text:p>
          </table:table-cell>
          <table:table-cell office:value-type="string">
            <text:p>ENTRETIEN ET REPARATIONS MATERIEL ROULANT</text:p>
          </table:table-cell>
          <table:table-cell office:value-type="string">
            <text:p>STADE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1551">
            <text:p>61551</text:p>
          </table:table-cell>
          <table:table-cell office:value-type="float" office:value="821">
            <text:p>821</text:p>
          </table:table-cell>
          <table:table-cell office:value-type="float" office:value="400">
            <text:p>400</text:p>
          </table:table-cell>
          <table:table-cell office:value-type="string">
            <text:p>ENTRETIEN ET REPARATIONS MATERIEL ROULANT</text:p>
          </table:table-cell>
          <table:table-cell office:value-type="string">
            <text:p>EQUIPEMENTS DE VOIRIE</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1551">
            <text:p>61551</text:p>
          </table:table-cell>
          <table:table-cell office:value-type="float" office:value="823">
            <text:p>823</text:p>
          </table:table-cell>
          <table:table-cell office:value-type="float" office:value="50000">
            <text:p>50000</text:p>
          </table:table-cell>
          <table:table-cell office:value-type="string">
            <text:p>ENTRETIEN ET REPARATIONS MATERIEL ROULANT</text:p>
          </table:table-cell>
          <table:table-cell office:value-type="string">
            <text:p>ESPACES VERTS URBAIN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1558">
            <text:p>61558</text:p>
          </table:table-cell>
          <table:table-cell office:value-type="float" office:value="20">
            <text:p>20</text:p>
          </table:table-cell>
          <table:table-cell office:value-type="float" office:value="17288">
            <text:p>17288</text:p>
          </table:table-cell>
          <table:table-cell office:value-type="string">
            <text:p>ENTRETIEN ET REPARATIONS AUTRES BIENS MOBILIERS</text:p>
          </table:table-cell>
          <table:table-cell office:value-type="string">
            <text:p>ADMINISTRATION GENERALE DE LA COLLECTIVITE</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1558">
            <text:p>61558</text:p>
          </table:table-cell>
          <table:table-cell office:value-type="float" office:value="24">
            <text:p>24</text:p>
          </table:table-cell>
          <table:table-cell office:value-type="float" office:value="10000">
            <text:p>10000</text:p>
          </table:table-cell>
          <table:table-cell office:value-type="string">
            <text:p>ENTRETIEN ET REPARATIONS AUTRES BIENS MOBILIERS</text:p>
          </table:table-cell>
          <table:table-cell office:value-type="string">
            <text:p>FETES ET CEREMONIE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1558">
            <text:p>61558</text:p>
          </table:table-cell>
          <table:table-cell office:value-type="float" office:value="48">
            <text:p>48</text:p>
          </table:table-cell>
          <table:table-cell office:value-type="float" office:value="1590">
            <text:p>1590</text:p>
          </table:table-cell>
          <table:table-cell office:value-type="string">
            <text:p>ENTRETIEN ET REPARATIONS AUTRES BIENS MOBILIERS</text:p>
          </table:table-cell>
          <table:table-cell office:value-type="string">
            <text:p>AUTRES ACTIONS DE COOPERATION DECENTRALISEE</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1558">
            <text:p>61558</text:p>
          </table:table-cell>
          <table:table-cell office:value-type="float" office:value="112">
            <text:p>112</text:p>
          </table:table-cell>
          <table:table-cell office:value-type="float" office:value="2000">
            <text:p>2000</text:p>
          </table:table-cell>
          <table:table-cell office:value-type="string">
            <text:p>ENTRETIEN ET REPARATIONS AUTRES BIENS MOBILIERS</text:p>
          </table:table-cell>
          <table:table-cell office:value-type="string">
            <text:p>POLICE MUNICIPALE</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1558">
            <text:p>61558</text:p>
          </table:table-cell>
          <table:table-cell office:value-type="float" office:value="211">
            <text:p>211</text:p>
          </table:table-cell>
          <table:table-cell office:value-type="float" office:value="5756">
            <text:p>5756</text:p>
          </table:table-cell>
          <table:table-cell office:value-type="string">
            <text:p>ENTRETIEN ET REPARATIONS AUTRES BIENS MOBILIERS</text:p>
          </table:table-cell>
          <table:table-cell office:value-type="string">
            <text:p>ECOLES MATERNELLE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1558">
            <text:p>61558</text:p>
          </table:table-cell>
          <table:table-cell office:value-type="float" office:value="212">
            <text:p>212</text:p>
          </table:table-cell>
          <table:table-cell office:value-type="float" office:value="4700">
            <text:p>4700</text:p>
          </table:table-cell>
          <table:table-cell office:value-type="string">
            <text:p>ENTRETIEN ET REPARATIONS AUTRES BIENS MOBILIERS</text:p>
          </table:table-cell>
          <table:table-cell office:value-type="string">
            <text:p>ECOLES PRIMAIRE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1558">
            <text:p>61558</text:p>
          </table:table-cell>
          <table:table-cell office:value-type="float" office:value="251">
            <text:p>251</text:p>
          </table:table-cell>
          <table:table-cell office:value-type="float" office:value="41000">
            <text:p>41000</text:p>
          </table:table-cell>
          <table:table-cell office:value-type="string">
            <text:p>ENTRETIEN ET REPARATIONS AUTRES BIENS MOBILIERS</text:p>
          </table:table-cell>
          <table:table-cell office:value-type="string">
            <text:p>HEBERGEMENT ET RESTAURATION SCOLAIRE</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1558">
            <text:p>61558</text:p>
          </table:table-cell>
          <table:table-cell office:value-type="float" office:value="40">
            <text:p>40</text:p>
          </table:table-cell>
          <table:table-cell office:value-type="float" office:value="8400">
            <text:p>8400</text:p>
          </table:table-cell>
          <table:table-cell office:value-type="string">
            <text:p>ENTRETIEN ET REPARATIONS AUTRES BIENS MOBILIERS</text:p>
          </table:table-cell>
          <table:table-cell office:value-type="string">
            <text:p>SERVICES COMMUN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1558">
            <text:p>61558</text:p>
          </table:table-cell>
          <table:table-cell office:value-type="float" office:value="415">
            <text:p>415</text:p>
          </table:table-cell>
          <table:table-cell office:value-type="float" office:value="1860">
            <text:p>1860</text:p>
          </table:table-cell>
          <table:table-cell office:value-type="string">
            <text:p>ENTRETIEN ET REPARATIONS AUTRES BIENS MOBILIERS</text:p>
          </table:table-cell>
          <table:table-cell office:value-type="string">
            <text:p>MANIFESTATIONS SPORTIVE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1558">
            <text:p>61558</text:p>
          </table:table-cell>
          <table:table-cell office:value-type="float" office:value="422">
            <text:p>422</text:p>
          </table:table-cell>
          <table:table-cell office:value-type="float" office:value="2700">
            <text:p>2700</text:p>
          </table:table-cell>
          <table:table-cell office:value-type="string">
            <text:p>ENTRETIEN ET REPARATIONS AUTRES BIENS MOBILIERS</text:p>
          </table:table-cell>
          <table:table-cell office:value-type="string">
            <text:p>AUTRES ACTIVITES POUR LES JEUNE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1558">
            <text:p>61558</text:p>
          </table:table-cell>
          <table:table-cell office:value-type="float" office:value="64">
            <text:p>64</text:p>
          </table:table-cell>
          <table:table-cell office:value-type="float" office:value="22000">
            <text:p>22000</text:p>
          </table:table-cell>
          <table:table-cell office:value-type="string">
            <text:p>ENTRETIEN ET REPARATIONS AUTRES BIENS MOBILIERS</text:p>
          </table:table-cell>
          <table:table-cell office:value-type="string">
            <text:p>CRECHES ET GARDERIE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1558">
            <text:p>61558</text:p>
          </table:table-cell>
          <table:table-cell office:value-type="float" office:value="814">
            <text:p>814</text:p>
          </table:table-cell>
          <table:table-cell office:value-type="float" office:value="400">
            <text:p>400</text:p>
          </table:table-cell>
          <table:table-cell office:value-type="string">
            <text:p>ENTRETIEN ET REPARATIONS AUTRES BIENS MOBILIERS</text:p>
          </table:table-cell>
          <table:table-cell office:value-type="string">
            <text:p>ECLAIRAGE PUBLIC</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1558">
            <text:p>61558</text:p>
          </table:table-cell>
          <table:table-cell office:value-type="float" office:value="816">
            <text:p>816</text:p>
          </table:table-cell>
          <table:table-cell office:value-type="float" office:value="4000">
            <text:p>4000</text:p>
          </table:table-cell>
          <table:table-cell office:value-type="string">
            <text:p>ENTRETIEN ET REPARATIONS AUTRES BIENS MOBILIERS</text:p>
          </table:table-cell>
          <table:table-cell office:value-type="string">
            <text:p>AUTRES RESEAUX ET SERVICES DIVER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1558">
            <text:p>61558</text:p>
          </table:table-cell>
          <table:table-cell office:value-type="float" office:value="821">
            <text:p>821</text:p>
          </table:table-cell>
          <table:table-cell office:value-type="float" office:value="375">
            <text:p>375</text:p>
          </table:table-cell>
          <table:table-cell office:value-type="string">
            <text:p>ENTRETIEN ET REPARATIONS AUTRES BIENS MOBILIERS</text:p>
          </table:table-cell>
          <table:table-cell office:value-type="string">
            <text:p>EQUIPEMENTS DE VOIRIE</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1558">
            <text:p>61558</text:p>
          </table:table-cell>
          <table:table-cell office:value-type="float" office:value="822">
            <text:p>822</text:p>
          </table:table-cell>
          <table:table-cell office:value-type="float" office:value="4500">
            <text:p>4500</text:p>
          </table:table-cell>
          <table:table-cell office:value-type="string">
            <text:p>ENTRETIEN ET REPARATIONS AUTRES BIENS MOBILIERS</text:p>
          </table:table-cell>
          <table:table-cell office:value-type="string">
            <text:p>VOIRIE COMMUNALE ET ROUTE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1558">
            <text:p>61558</text:p>
          </table:table-cell>
          <table:table-cell office:value-type="float" office:value="823">
            <text:p>823</text:p>
          </table:table-cell>
          <table:table-cell office:value-type="float" office:value="8500">
            <text:p>8500</text:p>
          </table:table-cell>
          <table:table-cell office:value-type="string">
            <text:p>ENTRETIEN ET REPARATIONS AUTRES BIENS MOBILIERS</text:p>
          </table:table-cell>
          <table:table-cell office:value-type="string">
            <text:p>ESPACES VERTS URBAIN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156">
            <text:p>6156</text:p>
          </table:table-cell>
          <table:table-cell office:value-type="float" office:value="20">
            <text:p>20</text:p>
          </table:table-cell>
          <table:table-cell office:value-type="float" office:value="1365370">
            <text:p>1365370</text:p>
          </table:table-cell>
          <table:table-cell office:value-type="string">
            <text:p>MAINTENANCE</text:p>
          </table:table-cell>
          <table:table-cell office:value-type="string">
            <text:p>ADMINISTRATION GENERALE DE LA COLLECTIVITE</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156">
            <text:p>6156</text:p>
          </table:table-cell>
          <table:table-cell office:value-type="float" office:value="22">
            <text:p>22</text:p>
          </table:table-cell>
          <table:table-cell office:value-type="float" office:value="7100">
            <text:p>7100</text:p>
          </table:table-cell>
          <table:table-cell office:value-type="string">
            <text:p>MAINTENANCE</text:p>
          </table:table-cell>
          <table:table-cell office:value-type="string">
            <text:p>ADMINISTRATION GENERALE DE L'ETAT</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156">
            <text:p>6156</text:p>
          </table:table-cell>
          <table:table-cell office:value-type="float" office:value="24">
            <text:p>24</text:p>
          </table:table-cell>
          <table:table-cell office:value-type="float" office:value="2300">
            <text:p>2300</text:p>
          </table:table-cell>
          <table:table-cell office:value-type="string">
            <text:p>MAINTENANCE</text:p>
          </table:table-cell>
          <table:table-cell office:value-type="string">
            <text:p>FETES ET CEREMONIE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156">
            <text:p>6156</text:p>
          </table:table-cell>
          <table:table-cell office:value-type="float" office:value="26">
            <text:p>26</text:p>
          </table:table-cell>
          <table:table-cell office:value-type="float" office:value="8300">
            <text:p>8300</text:p>
          </table:table-cell>
          <table:table-cell office:value-type="string">
            <text:p>MAINTENANCE</text:p>
          </table:table-cell>
          <table:table-cell office:value-type="string">
            <text:p>CIMETIERES ET POMPES FUNEBRE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156">
            <text:p>6156</text:p>
          </table:table-cell>
          <table:table-cell office:value-type="float" office:value="48">
            <text:p>48</text:p>
          </table:table-cell>
          <table:table-cell office:value-type="float" office:value="9700">
            <text:p>9700</text:p>
          </table:table-cell>
          <table:table-cell office:value-type="string">
            <text:p>MAINTENANCE</text:p>
          </table:table-cell>
          <table:table-cell office:value-type="string">
            <text:p>AUTRES ACTIONS DE COOPERATION DECENTRALISEE</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156">
            <text:p>6156</text:p>
          </table:table-cell>
          <table:table-cell office:value-type="float" office:value="112">
            <text:p>112</text:p>
          </table:table-cell>
          <table:table-cell office:value-type="float" office:value="140300">
            <text:p>140300</text:p>
          </table:table-cell>
          <table:table-cell office:value-type="string">
            <text:p>MAINTENANCE</text:p>
          </table:table-cell>
          <table:table-cell office:value-type="string">
            <text:p>POLICE MUNICIPALE</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156">
            <text:p>6156</text:p>
          </table:table-cell>
          <table:table-cell office:value-type="float" office:value="12">
            <text:p>12</text:p>
          </table:table-cell>
          <table:table-cell office:value-type="float" office:value="21050">
            <text:p>21050</text:p>
          </table:table-cell>
          <table:table-cell office:value-type="string">
            <text:p>MAINTENANCE</text:p>
          </table:table-cell>
          <table:table-cell office:value-type="string">
            <text:p>HYGIENE ET SALUBRITE PUBLIQUE</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156">
            <text:p>6156</text:p>
          </table:table-cell>
          <table:table-cell office:value-type="float" office:value="211">
            <text:p>211</text:p>
          </table:table-cell>
          <table:table-cell office:value-type="float" office:value="104160">
            <text:p>104160</text:p>
          </table:table-cell>
          <table:table-cell office:value-type="string">
            <text:p>MAINTENANCE</text:p>
          </table:table-cell>
          <table:table-cell office:value-type="string">
            <text:p>ECOLES MATERNELLE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156">
            <text:p>6156</text:p>
          </table:table-cell>
          <table:table-cell office:value-type="float" office:value="212">
            <text:p>212</text:p>
          </table:table-cell>
          <table:table-cell office:value-type="float" office:value="132260">
            <text:p>132260</text:p>
          </table:table-cell>
          <table:table-cell office:value-type="string">
            <text:p>MAINTENANCE</text:p>
          </table:table-cell>
          <table:table-cell office:value-type="string">
            <text:p>ECOLES PRIMAIRE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156">
            <text:p>6156</text:p>
          </table:table-cell>
          <table:table-cell office:value-type="float" office:value="213">
            <text:p>213</text:p>
          </table:table-cell>
          <table:table-cell office:value-type="float" office:value="8433">
            <text:p>8433</text:p>
          </table:table-cell>
          <table:table-cell office:value-type="string">
            <text:p>MAINTENANCE</text:p>
          </table:table-cell>
          <table:table-cell office:value-type="string">
            <text:p>CLASSES REGROUPEE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156">
            <text:p>6156</text:p>
          </table:table-cell>
          <table:table-cell office:value-type="float" office:value="251">
            <text:p>251</text:p>
          </table:table-cell>
          <table:table-cell office:value-type="float" office:value="59415">
            <text:p>59415</text:p>
          </table:table-cell>
          <table:table-cell office:value-type="string">
            <text:p>MAINTENANCE</text:p>
          </table:table-cell>
          <table:table-cell office:value-type="string">
            <text:p>HEBERGEMENT ET RESTAURATION SCOLAIRE</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156">
            <text:p>6156</text:p>
          </table:table-cell>
          <table:table-cell office:value-type="float" office:value="30">
            <text:p>30</text:p>
          </table:table-cell>
          <table:table-cell office:value-type="float" office:value="30000">
            <text:p>30000</text:p>
          </table:table-cell>
          <table:table-cell office:value-type="string">
            <text:p>MAINTENANCE</text:p>
          </table:table-cell>
          <table:table-cell office:value-type="string">
            <text:p>SERVICES COMMUN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156">
            <text:p>6156</text:p>
          </table:table-cell>
          <table:table-cell office:value-type="float" office:value="313">
            <text:p>313</text:p>
          </table:table-cell>
          <table:table-cell office:value-type="float" office:value="5500">
            <text:p>5500</text:p>
          </table:table-cell>
          <table:table-cell office:value-type="string">
            <text:p>MAINTENANCE</text:p>
          </table:table-cell>
          <table:table-cell office:value-type="string">
            <text:p>THEATRE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156">
            <text:p>6156</text:p>
          </table:table-cell>
          <table:table-cell office:value-type="float" office:value="323">
            <text:p>323</text:p>
          </table:table-cell>
          <table:table-cell office:value-type="float" office:value="3500">
            <text:p>3500</text:p>
          </table:table-cell>
          <table:table-cell office:value-type="string">
            <text:p>MAINTENANCE</text:p>
          </table:table-cell>
          <table:table-cell office:value-type="string">
            <text:p>ARCHIVE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156">
            <text:p>6156</text:p>
          </table:table-cell>
          <table:table-cell office:value-type="float" office:value="411">
            <text:p>411</text:p>
          </table:table-cell>
          <table:table-cell office:value-type="float" office:value="23270">
            <text:p>23270</text:p>
          </table:table-cell>
          <table:table-cell office:value-type="string">
            <text:p>MAINTENANCE</text:p>
          </table:table-cell>
          <table:table-cell office:value-type="string">
            <text:p>SALLES DE SPORT, GYMNASE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156">
            <text:p>6156</text:p>
          </table:table-cell>
          <table:table-cell office:value-type="float" office:value="422">
            <text:p>422</text:p>
          </table:table-cell>
          <table:table-cell office:value-type="float" office:value="40881">
            <text:p>40881</text:p>
          </table:table-cell>
          <table:table-cell office:value-type="string">
            <text:p>MAINTENANCE</text:p>
          </table:table-cell>
          <table:table-cell office:value-type="string">
            <text:p>AUTRES ACTIVITES POUR LES JEUNE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156">
            <text:p>6156</text:p>
          </table:table-cell>
          <table:table-cell office:value-type="float" office:value="520">
            <text:p>520</text:p>
          </table:table-cell>
          <table:table-cell office:value-type="float" office:value="5410">
            <text:p>5410</text:p>
          </table:table-cell>
          <table:table-cell office:value-type="string">
            <text:p>MAINTENANCE</text:p>
          </table:table-cell>
          <table:table-cell office:value-type="string">
            <text:p>SERVICES COMMUN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156">
            <text:p>6156</text:p>
          </table:table-cell>
          <table:table-cell office:value-type="float" office:value="64">
            <text:p>64</text:p>
          </table:table-cell>
          <table:table-cell office:value-type="float" office:value="149100">
            <text:p>149100</text:p>
          </table:table-cell>
          <table:table-cell office:value-type="string">
            <text:p>MAINTENANCE</text:p>
          </table:table-cell>
          <table:table-cell office:value-type="string">
            <text:p>CRECHES ET GARDERIE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156">
            <text:p>6156</text:p>
          </table:table-cell>
          <table:table-cell office:value-type="float" office:value="813">
            <text:p>813</text:p>
          </table:table-cell>
          <table:table-cell office:value-type="float" office:value="5000">
            <text:p>5000</text:p>
          </table:table-cell>
          <table:table-cell office:value-type="string">
            <text:p>MAINTENANCE</text:p>
          </table:table-cell>
          <table:table-cell office:value-type="string">
            <text:p>PROPRETE URBAINE</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156">
            <text:p>6156</text:p>
          </table:table-cell>
          <table:table-cell office:value-type="float" office:value="816">
            <text:p>816</text:p>
          </table:table-cell>
          <table:table-cell office:value-type="float" office:value="17000">
            <text:p>17000</text:p>
          </table:table-cell>
          <table:table-cell office:value-type="string">
            <text:p>MAINTENANCE</text:p>
          </table:table-cell>
          <table:table-cell office:value-type="string">
            <text:p>AUTRES RESEAUX ET SERVICES DIVER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156">
            <text:p>6156</text:p>
          </table:table-cell>
          <table:table-cell office:value-type="float" office:value="820">
            <text:p>820</text:p>
          </table:table-cell>
          <table:table-cell office:value-type="float" office:value="33420">
            <text:p>33420</text:p>
          </table:table-cell>
          <table:table-cell office:value-type="string">
            <text:p>MAINTENANCE</text:p>
          </table:table-cell>
          <table:table-cell office:value-type="string">
            <text:p>SERVICES COMMUN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156">
            <text:p>6156</text:p>
          </table:table-cell>
          <table:table-cell office:value-type="float" office:value="821">
            <text:p>821</text:p>
          </table:table-cell>
          <table:table-cell office:value-type="float" office:value="870000">
            <text:p>870000</text:p>
          </table:table-cell>
          <table:table-cell office:value-type="string">
            <text:p>MAINTENANCE</text:p>
          </table:table-cell>
          <table:table-cell office:value-type="string">
            <text:p>EQUIPEMENTS DE VOIRIE</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156">
            <text:p>6156</text:p>
          </table:table-cell>
          <table:table-cell office:value-type="float" office:value="822">
            <text:p>822</text:p>
          </table:table-cell>
          <table:table-cell office:value-type="float" office:value="183200">
            <text:p>183200</text:p>
          </table:table-cell>
          <table:table-cell office:value-type="string">
            <text:p>MAINTENANCE</text:p>
          </table:table-cell>
          <table:table-cell office:value-type="string">
            <text:p>VOIRIE COMMUNALE ET ROUTE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156">
            <text:p>6156</text:p>
          </table:table-cell>
          <table:table-cell office:value-type="float" office:value="823">
            <text:p>823</text:p>
          </table:table-cell>
          <table:table-cell office:value-type="float" office:value="102700">
            <text:p>102700</text:p>
          </table:table-cell>
          <table:table-cell office:value-type="string">
            <text:p>MAINTENANCE</text:p>
          </table:table-cell>
          <table:table-cell office:value-type="string">
            <text:p>ESPACES VERTS URBAIN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156">
            <text:p>6156</text:p>
          </table:table-cell>
          <table:table-cell office:value-type="float" office:value="824">
            <text:p>824</text:p>
          </table:table-cell>
          <table:table-cell office:value-type="float" office:value="1800">
            <text:p>1800</text:p>
          </table:table-cell>
          <table:table-cell office:value-type="string">
            <text:p>MAINTENANCE</text:p>
          </table:table-cell>
          <table:table-cell office:value-type="string">
            <text:p>AUTRES OPERATIONS D'AMENAGEMENT URBAIN</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156">
            <text:p>6156</text:p>
          </table:table-cell>
          <table:table-cell office:value-type="float" office:value="90">
            <text:p>90</text:p>
          </table:table-cell>
          <table:table-cell office:value-type="float" office:value="6700">
            <text:p>6700</text:p>
          </table:table-cell>
          <table:table-cell office:value-type="string">
            <text:p>MAINTENANCE</text:p>
          </table:table-cell>
          <table:table-cell office:value-type="string">
            <text:p>INTERVENTIONS ECONOMIQUE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156">
            <text:p>6156</text:p>
          </table:table-cell>
          <table:table-cell office:value-type="float" office:value="91">
            <text:p>91</text:p>
          </table:table-cell>
          <table:table-cell office:value-type="float" office:value="105207.5">
            <text:p>105207,5</text:p>
          </table:table-cell>
          <table:table-cell office:value-type="string">
            <text:p>MAINTENANCE</text:p>
          </table:table-cell>
          <table:table-cell office:value-type="string">
            <text:p>FOIRES ET MARCHE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16">
            <text:p>616</text:p>
          </table:table-cell>
          <table:table-cell office:value-type="float" office:value="20">
            <text:p>20</text:p>
          </table:table-cell>
          <table:table-cell office:value-type="float" office:value="968650">
            <text:p>968650</text:p>
          </table:table-cell>
          <table:table-cell office:value-type="string">
            <text:p>PRIMES D ASSURANCES</text:p>
          </table:table-cell>
          <table:table-cell office:value-type="string">
            <text:p>ADMINISTRATION GENERALE DE LA COLLECTIVITE</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17">
            <text:p>617</text:p>
          </table:table-cell>
          <table:table-cell office:value-type="float" office:value="20">
            <text:p>20</text:p>
          </table:table-cell>
          <table:table-cell office:value-type="float" office:value="215100">
            <text:p>215100</text:p>
          </table:table-cell>
          <table:table-cell office:value-type="string">
            <text:p>ETUDES ET RECHERCHES</text:p>
          </table:table-cell>
          <table:table-cell office:value-type="string">
            <text:p>ADMINISTRATION GENERALE DE LA COLLECTIVITE</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17">
            <text:p>617</text:p>
          </table:table-cell>
          <table:table-cell office:value-type="float" office:value="26">
            <text:p>26</text:p>
          </table:table-cell>
          <table:table-cell office:value-type="float" office:value="10500">
            <text:p>10500</text:p>
          </table:table-cell>
          <table:table-cell office:value-type="string">
            <text:p>ETUDES ET RECHERCHES</text:p>
          </table:table-cell>
          <table:table-cell office:value-type="string">
            <text:p>CIMETIERES ET POMPES FUNEBRE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17">
            <text:p>617</text:p>
          </table:table-cell>
          <table:table-cell office:value-type="float" office:value="112">
            <text:p>112</text:p>
          </table:table-cell>
          <table:table-cell office:value-type="float" office:value="40000">
            <text:p>40000</text:p>
          </table:table-cell>
          <table:table-cell office:value-type="string">
            <text:p>ETUDES ET RECHERCHES</text:p>
          </table:table-cell>
          <table:table-cell office:value-type="string">
            <text:p>POLICE MUNICIPALE</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17">
            <text:p>617</text:p>
          </table:table-cell>
          <table:table-cell office:value-type="float" office:value="211">
            <text:p>211</text:p>
          </table:table-cell>
          <table:table-cell office:value-type="float" office:value="921">
            <text:p>921</text:p>
          </table:table-cell>
          <table:table-cell office:value-type="string">
            <text:p>ETUDES ET RECHERCHES</text:p>
          </table:table-cell>
          <table:table-cell office:value-type="string">
            <text:p>ECOLES MATERNELLE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17">
            <text:p>617</text:p>
          </table:table-cell>
          <table:table-cell office:value-type="float" office:value="212">
            <text:p>212</text:p>
          </table:table-cell>
          <table:table-cell office:value-type="float" office:value="4165">
            <text:p>4165</text:p>
          </table:table-cell>
          <table:table-cell office:value-type="string">
            <text:p>ETUDES ET RECHERCHES</text:p>
          </table:table-cell>
          <table:table-cell office:value-type="string">
            <text:p>ECOLES PRIMAIRE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17">
            <text:p>617</text:p>
          </table:table-cell>
          <table:table-cell office:value-type="float" office:value="251">
            <text:p>251</text:p>
          </table:table-cell>
          <table:table-cell office:value-type="float" office:value="280000">
            <text:p>280000</text:p>
          </table:table-cell>
          <table:table-cell office:value-type="string">
            <text:p>ETUDES ET RECHERCHES</text:p>
          </table:table-cell>
          <table:table-cell office:value-type="string">
            <text:p>HEBERGEMENT ET RESTAURATION SCOLAIRE</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17">
            <text:p>617</text:p>
          </table:table-cell>
          <table:table-cell office:value-type="float" office:value="323">
            <text:p>323</text:p>
          </table:table-cell>
          <table:table-cell office:value-type="float" office:value="4900">
            <text:p>4900</text:p>
          </table:table-cell>
          <table:table-cell office:value-type="string">
            <text:p>ETUDES ET RECHERCHES</text:p>
          </table:table-cell>
          <table:table-cell office:value-type="string">
            <text:p>ARCHIVE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17">
            <text:p>617</text:p>
          </table:table-cell>
          <table:table-cell office:value-type="float" office:value="40">
            <text:p>40</text:p>
          </table:table-cell>
          <table:table-cell office:value-type="float" office:value="930">
            <text:p>930</text:p>
          </table:table-cell>
          <table:table-cell office:value-type="string">
            <text:p>ETUDES ET RECHERCHES</text:p>
          </table:table-cell>
          <table:table-cell office:value-type="string">
            <text:p>SERVICES COMMUN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17">
            <text:p>617</text:p>
          </table:table-cell>
          <table:table-cell office:value-type="float" office:value="520">
            <text:p>520</text:p>
          </table:table-cell>
          <table:table-cell office:value-type="float" office:value="32000">
            <text:p>32000</text:p>
          </table:table-cell>
          <table:table-cell office:value-type="string">
            <text:p>ETUDES ET RECHERCHES</text:p>
          </table:table-cell>
          <table:table-cell office:value-type="string">
            <text:p>SERVICES COMMUN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17">
            <text:p>617</text:p>
          </table:table-cell>
          <table:table-cell office:value-type="float" office:value="814">
            <text:p>814</text:p>
          </table:table-cell>
          <table:table-cell office:value-type="float" office:value="70000">
            <text:p>70000</text:p>
          </table:table-cell>
          <table:table-cell office:value-type="string">
            <text:p>ETUDES ET RECHERCHES</text:p>
          </table:table-cell>
          <table:table-cell office:value-type="string">
            <text:p>ECLAIRAGE PUBLIC</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17">
            <text:p>617</text:p>
          </table:table-cell>
          <table:table-cell office:value-type="float" office:value="820">
            <text:p>820</text:p>
          </table:table-cell>
          <table:table-cell office:value-type="float" office:value="30000">
            <text:p>30000</text:p>
          </table:table-cell>
          <table:table-cell office:value-type="string">
            <text:p>ETUDES ET RECHERCHES</text:p>
          </table:table-cell>
          <table:table-cell office:value-type="string">
            <text:p>SERVICES COMMUN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17">
            <text:p>617</text:p>
          </table:table-cell>
          <table:table-cell office:value-type="float" office:value="824">
            <text:p>824</text:p>
          </table:table-cell>
          <table:table-cell office:value-type="float" office:value="168000">
            <text:p>168000</text:p>
          </table:table-cell>
          <table:table-cell office:value-type="string">
            <text:p>ETUDES ET RECHERCHES</text:p>
          </table:table-cell>
          <table:table-cell office:value-type="string">
            <text:p>AUTRES OPERATIONS D'AMENAGEMENT URBAIN</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17">
            <text:p>617</text:p>
          </table:table-cell>
          <table:table-cell office:value-type="float" office:value="91">
            <text:p>91</text:p>
          </table:table-cell>
          <table:table-cell office:value-type="float" office:value="46000">
            <text:p>46000</text:p>
          </table:table-cell>
          <table:table-cell office:value-type="string">
            <text:p>ETUDES ET RECHERCHES</text:p>
          </table:table-cell>
          <table:table-cell office:value-type="string">
            <text:p>FOIRES ET MARCHE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182">
            <text:p>6182</text:p>
          </table:table-cell>
          <table:table-cell office:value-type="float" office:value="20">
            <text:p>20</text:p>
          </table:table-cell>
          <table:table-cell office:value-type="float" office:value="111600">
            <text:p>111600</text:p>
          </table:table-cell>
          <table:table-cell office:value-type="string">
            <text:p>DOCUMENTATION GENERALE ET TECHNIQUE</text:p>
          </table:table-cell>
          <table:table-cell office:value-type="string">
            <text:p>ADMINISTRATION GENERALE DE LA COLLECTIVITE</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182">
            <text:p>6182</text:p>
          </table:table-cell>
          <table:table-cell office:value-type="float" office:value="23">
            <text:p>23</text:p>
          </table:table-cell>
          <table:table-cell office:value-type="float" office:value="5300">
            <text:p>5300</text:p>
          </table:table-cell>
          <table:table-cell office:value-type="string">
            <text:p>DOCUMENTATION GENERALE ET TECHNIQUE</text:p>
          </table:table-cell>
          <table:table-cell office:value-type="string">
            <text:p>INFORMATION, COMMUNICATION, PUBLICITE</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182">
            <text:p>6182</text:p>
          </table:table-cell>
          <table:table-cell office:value-type="float" office:value="48">
            <text:p>48</text:p>
          </table:table-cell>
          <table:table-cell office:value-type="float" office:value="490">
            <text:p>490</text:p>
          </table:table-cell>
          <table:table-cell office:value-type="string">
            <text:p>DOCUMENTATION GENERALE ET TECHNIQUE</text:p>
          </table:table-cell>
          <table:table-cell office:value-type="string">
            <text:p>AUTRES ACTIONS DE COOPERATION DECENTRALISEE</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182">
            <text:p>6182</text:p>
          </table:table-cell>
          <table:table-cell office:value-type="float" office:value="212">
            <text:p>212</text:p>
          </table:table-cell>
          <table:table-cell office:value-type="float" office:value="1410">
            <text:p>1410</text:p>
          </table:table-cell>
          <table:table-cell office:value-type="string">
            <text:p>DOCUMENTATION GENERALE ET TECHNIQUE</text:p>
          </table:table-cell>
          <table:table-cell office:value-type="string">
            <text:p>ECOLES PRIMAIRE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182">
            <text:p>6182</text:p>
          </table:table-cell>
          <table:table-cell office:value-type="float" office:value="251">
            <text:p>251</text:p>
          </table:table-cell>
          <table:table-cell office:value-type="float" office:value="1500">
            <text:p>1500</text:p>
          </table:table-cell>
          <table:table-cell office:value-type="string">
            <text:p>DOCUMENTATION GENERALE ET TECHNIQUE</text:p>
          </table:table-cell>
          <table:table-cell office:value-type="string">
            <text:p>HEBERGEMENT ET RESTAURATION SCOLAIRE</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182">
            <text:p>6182</text:p>
          </table:table-cell>
          <table:table-cell office:value-type="float" office:value="30">
            <text:p>30</text:p>
          </table:table-cell>
          <table:table-cell office:value-type="float" office:value="2000">
            <text:p>2000</text:p>
          </table:table-cell>
          <table:table-cell office:value-type="string">
            <text:p>DOCUMENTATION GENERALE ET TECHNIQUE</text:p>
          </table:table-cell>
          <table:table-cell office:value-type="string">
            <text:p>SERVICES COMMUN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182">
            <text:p>6182</text:p>
          </table:table-cell>
          <table:table-cell office:value-type="float" office:value="313">
            <text:p>313</text:p>
          </table:table-cell>
          <table:table-cell office:value-type="float" office:value="2500">
            <text:p>2500</text:p>
          </table:table-cell>
          <table:table-cell office:value-type="string">
            <text:p>DOCUMENTATION GENERALE ET TECHNIQUE</text:p>
          </table:table-cell>
          <table:table-cell office:value-type="string">
            <text:p>THEATRE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182">
            <text:p>6182</text:p>
          </table:table-cell>
          <table:table-cell office:value-type="float" office:value="323">
            <text:p>323</text:p>
          </table:table-cell>
          <table:table-cell office:value-type="float" office:value="490">
            <text:p>490</text:p>
          </table:table-cell>
          <table:table-cell office:value-type="string">
            <text:p>DOCUMENTATION GENERALE ET TECHNIQUE</text:p>
          </table:table-cell>
          <table:table-cell office:value-type="string">
            <text:p>ARCHIVE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182">
            <text:p>6182</text:p>
          </table:table-cell>
          <table:table-cell office:value-type="float" office:value="422">
            <text:p>422</text:p>
          </table:table-cell>
          <table:table-cell office:value-type="float" office:value="9242">
            <text:p>9242</text:p>
          </table:table-cell>
          <table:table-cell office:value-type="string">
            <text:p>DOCUMENTATION GENERALE ET TECHNIQUE</text:p>
          </table:table-cell>
          <table:table-cell office:value-type="string">
            <text:p>AUTRES ACTIVITES POUR LES JEUNE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182">
            <text:p>6182</text:p>
          </table:table-cell>
          <table:table-cell office:value-type="float" office:value="520">
            <text:p>520</text:p>
          </table:table-cell>
          <table:table-cell office:value-type="float" office:value="1500">
            <text:p>1500</text:p>
          </table:table-cell>
          <table:table-cell office:value-type="string">
            <text:p>DOCUMENTATION GENERALE ET TECHNIQUE</text:p>
          </table:table-cell>
          <table:table-cell office:value-type="string">
            <text:p>SERVICES COMMUN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182">
            <text:p>6182</text:p>
          </table:table-cell>
          <table:table-cell office:value-type="float" office:value="816">
            <text:p>816</text:p>
          </table:table-cell>
          <table:table-cell office:value-type="float" office:value="1200">
            <text:p>1200</text:p>
          </table:table-cell>
          <table:table-cell office:value-type="string">
            <text:p>DOCUMENTATION GENERALE ET TECHNIQUE</text:p>
          </table:table-cell>
          <table:table-cell office:value-type="string">
            <text:p>AUTRES RESEAUX ET SERVICES DIVER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182">
            <text:p>6182</text:p>
          </table:table-cell>
          <table:table-cell office:value-type="float" office:value="824">
            <text:p>824</text:p>
          </table:table-cell>
          <table:table-cell office:value-type="float" office:value="100">
            <text:p>100</text:p>
          </table:table-cell>
          <table:table-cell office:value-type="string">
            <text:p>DOCUMENTATION GENERALE ET TECHNIQUE</text:p>
          </table:table-cell>
          <table:table-cell office:value-type="string">
            <text:p>AUTRES OPERATIONS D'AMENAGEMENT URBAIN</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184">
            <text:p>6184</text:p>
          </table:table-cell>
          <table:table-cell office:value-type="float" office:value="20">
            <text:p>20</text:p>
          </table:table-cell>
          <table:table-cell office:value-type="float" office:value="555000">
            <text:p>555000</text:p>
          </table:table-cell>
          <table:table-cell office:value-type="string">
            <text:p>VERSEMENTS A DES ORGANISMES DE FORMATION</text:p>
          </table:table-cell>
          <table:table-cell office:value-type="string">
            <text:p>ADMINISTRATION GENERALE DE LA COLLECTIVITE</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184">
            <text:p>6184</text:p>
          </table:table-cell>
          <table:table-cell office:value-type="float" office:value="25">
            <text:p>25</text:p>
          </table:table-cell>
          <table:table-cell office:value-type="float" office:value="50000">
            <text:p>50000</text:p>
          </table:table-cell>
          <table:table-cell office:value-type="string">
            <text:p>VERSEMENTS A DES ORGANISMES DE FORMATION</text:p>
          </table:table-cell>
          <table:table-cell office:value-type="string">
            <text:p>AIDES AUX ASSOCIATIONS (NON CLASSEES AILLEUR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184">
            <text:p>6184</text:p>
          </table:table-cell>
          <table:table-cell office:value-type="float" office:value="251">
            <text:p>251</text:p>
          </table:table-cell>
          <table:table-cell office:value-type="float" office:value="12000">
            <text:p>12000</text:p>
          </table:table-cell>
          <table:table-cell office:value-type="string">
            <text:p>VERSEMENTS A DES ORGANISMES DE FORMATION</text:p>
          </table:table-cell>
          <table:table-cell office:value-type="string">
            <text:p>HEBERGEMENT ET RESTAURATION SCOLAIRE</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185">
            <text:p>6185</text:p>
          </table:table-cell>
          <table:table-cell office:value-type="float" office:value="20">
            <text:p>20</text:p>
          </table:table-cell>
          <table:table-cell office:value-type="float" office:value="11000">
            <text:p>11000</text:p>
          </table:table-cell>
          <table:table-cell office:value-type="string">
            <text:p>FRAIS DE COLLOQUES ET SEMINAIRES</text:p>
          </table:table-cell>
          <table:table-cell office:value-type="string">
            <text:p>ADMINISTRATION GENERALE DE LA COLLECTIVITE</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185">
            <text:p>6185</text:p>
          </table:table-cell>
          <table:table-cell office:value-type="float" office:value="48">
            <text:p>48</text:p>
          </table:table-cell>
          <table:table-cell office:value-type="float" office:value="7000">
            <text:p>7000</text:p>
          </table:table-cell>
          <table:table-cell office:value-type="string">
            <text:p>FRAIS DE COLLOQUES ET SEMINAIRES</text:p>
          </table:table-cell>
          <table:table-cell office:value-type="string">
            <text:p>AUTRES ACTIONS DE COOPERATION DECENTRALISEE</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185">
            <text:p>6185</text:p>
          </table:table-cell>
          <table:table-cell office:value-type="float" office:value="422">
            <text:p>422</text:p>
          </table:table-cell>
          <table:table-cell office:value-type="float" office:value="1000">
            <text:p>1000</text:p>
          </table:table-cell>
          <table:table-cell office:value-type="string">
            <text:p>FRAIS DE COLLOQUES ET SEMINAIRES</text:p>
          </table:table-cell>
          <table:table-cell office:value-type="string">
            <text:p>AUTRES ACTIVITES POUR LES JEUNE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185">
            <text:p>6185</text:p>
          </table:table-cell>
          <table:table-cell office:value-type="float" office:value="520">
            <text:p>520</text:p>
          </table:table-cell>
          <table:table-cell office:value-type="float" office:value="900">
            <text:p>900</text:p>
          </table:table-cell>
          <table:table-cell office:value-type="string">
            <text:p>FRAIS DE COLLOQUES ET SEMINAIRES</text:p>
          </table:table-cell>
          <table:table-cell office:value-type="string">
            <text:p>SERVICES COMMUN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188">
            <text:p>6188</text:p>
          </table:table-cell>
          <table:table-cell office:value-type="float" office:value="20">
            <text:p>20</text:p>
          </table:table-cell>
          <table:table-cell office:value-type="float" office:value="360566">
            <text:p>360566</text:p>
          </table:table-cell>
          <table:table-cell office:value-type="string">
            <text:p>AUTRES FRAIS DIVERS</text:p>
          </table:table-cell>
          <table:table-cell office:value-type="string">
            <text:p>ADMINISTRATION GENERALE DE LA COLLECTIVITE</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188">
            <text:p>6188</text:p>
          </table:table-cell>
          <table:table-cell office:value-type="float" office:value="22">
            <text:p>22</text:p>
          </table:table-cell>
          <table:table-cell office:value-type="float" office:value="6000">
            <text:p>6000</text:p>
          </table:table-cell>
          <table:table-cell office:value-type="string">
            <text:p>AUTRES FRAIS DIVERS</text:p>
          </table:table-cell>
          <table:table-cell office:value-type="string">
            <text:p>ADMINISTRATION GENERALE DE L'ETAT</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188">
            <text:p>6188</text:p>
          </table:table-cell>
          <table:table-cell office:value-type="float" office:value="23">
            <text:p>23</text:p>
          </table:table-cell>
          <table:table-cell office:value-type="float" office:value="357750">
            <text:p>357750</text:p>
          </table:table-cell>
          <table:table-cell office:value-type="string">
            <text:p>AUTRES FRAIS DIVERS</text:p>
          </table:table-cell>
          <table:table-cell office:value-type="string">
            <text:p>INFORMATION, COMMUNICATION, PUBLICITE</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188">
            <text:p>6188</text:p>
          </table:table-cell>
          <table:table-cell office:value-type="float" office:value="24">
            <text:p>24</text:p>
          </table:table-cell>
          <table:table-cell office:value-type="float" office:value="32731">
            <text:p>32731</text:p>
          </table:table-cell>
          <table:table-cell office:value-type="string">
            <text:p>AUTRES FRAIS DIVERS</text:p>
          </table:table-cell>
          <table:table-cell office:value-type="string">
            <text:p>FETES ET CEREMONIE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188">
            <text:p>6188</text:p>
          </table:table-cell>
          <table:table-cell office:value-type="float" office:value="25">
            <text:p>25</text:p>
          </table:table-cell>
          <table:table-cell office:value-type="float" office:value="20000">
            <text:p>20000</text:p>
          </table:table-cell>
          <table:table-cell office:value-type="string">
            <text:p>AUTRES FRAIS DIVERS</text:p>
          </table:table-cell>
          <table:table-cell office:value-type="string">
            <text:p>AIDES AUX ASSOCIATIONS (NON CLASSEES AILLEUR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188">
            <text:p>6188</text:p>
          </table:table-cell>
          <table:table-cell office:value-type="float" office:value="26">
            <text:p>26</text:p>
          </table:table-cell>
          <table:table-cell office:value-type="float" office:value="2500">
            <text:p>2500</text:p>
          </table:table-cell>
          <table:table-cell office:value-type="string">
            <text:p>AUTRES FRAIS DIVERS</text:p>
          </table:table-cell>
          <table:table-cell office:value-type="string">
            <text:p>CIMETIERES ET POMPES FUNEBRE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188">
            <text:p>6188</text:p>
          </table:table-cell>
          <table:table-cell office:value-type="float" office:value="48">
            <text:p>48</text:p>
          </table:table-cell>
          <table:table-cell office:value-type="float" office:value="14000">
            <text:p>14000</text:p>
          </table:table-cell>
          <table:table-cell office:value-type="string">
            <text:p>AUTRES FRAIS DIVERS</text:p>
          </table:table-cell>
          <table:table-cell office:value-type="string">
            <text:p>AUTRES ACTIONS DE COOPERATION DECENTRALISEE</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188">
            <text:p>6188</text:p>
          </table:table-cell>
          <table:table-cell office:value-type="float" office:value="211">
            <text:p>211</text:p>
          </table:table-cell>
          <table:table-cell office:value-type="float" office:value="5700">
            <text:p>5700</text:p>
          </table:table-cell>
          <table:table-cell office:value-type="string">
            <text:p>AUTRES FRAIS DIVERS</text:p>
          </table:table-cell>
          <table:table-cell office:value-type="string">
            <text:p>ECOLES MATERNELLE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188">
            <text:p>6188</text:p>
          </table:table-cell>
          <table:table-cell office:value-type="float" office:value="212">
            <text:p>212</text:p>
          </table:table-cell>
          <table:table-cell office:value-type="float" office:value="16074">
            <text:p>16074</text:p>
          </table:table-cell>
          <table:table-cell office:value-type="string">
            <text:p>AUTRES FRAIS DIVERS</text:p>
          </table:table-cell>
          <table:table-cell office:value-type="string">
            <text:p>ECOLES PRIMAIRE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188">
            <text:p>6188</text:p>
          </table:table-cell>
          <table:table-cell office:value-type="float" office:value="30">
            <text:p>30</text:p>
          </table:table-cell>
          <table:table-cell office:value-type="float" office:value="220000">
            <text:p>220000</text:p>
          </table:table-cell>
          <table:table-cell office:value-type="string">
            <text:p>AUTRES FRAIS DIVERS</text:p>
          </table:table-cell>
          <table:table-cell office:value-type="string">
            <text:p>SERVICES COMMUN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188">
            <text:p>6188</text:p>
          </table:table-cell>
          <table:table-cell office:value-type="float" office:value="40">
            <text:p>40</text:p>
          </table:table-cell>
          <table:table-cell office:value-type="float" office:value="41000">
            <text:p>41000</text:p>
          </table:table-cell>
          <table:table-cell office:value-type="string">
            <text:p>AUTRES FRAIS DIVERS</text:p>
          </table:table-cell>
          <table:table-cell office:value-type="string">
            <text:p>SERVICES COMMUN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188">
            <text:p>6188</text:p>
          </table:table-cell>
          <table:table-cell office:value-type="float" office:value="415">
            <text:p>415</text:p>
          </table:table-cell>
          <table:table-cell office:value-type="float" office:value="78400">
            <text:p>78400</text:p>
          </table:table-cell>
          <table:table-cell office:value-type="string">
            <text:p>AUTRES FRAIS DIVERS</text:p>
          </table:table-cell>
          <table:table-cell office:value-type="string">
            <text:p>MANIFESTATIONS SPORTIVE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188">
            <text:p>6188</text:p>
          </table:table-cell>
          <table:table-cell office:value-type="float" office:value="422">
            <text:p>422</text:p>
          </table:table-cell>
          <table:table-cell office:value-type="float" office:value="50930">
            <text:p>50930</text:p>
          </table:table-cell>
          <table:table-cell office:value-type="string">
            <text:p>AUTRES FRAIS DIVERS</text:p>
          </table:table-cell>
          <table:table-cell office:value-type="string">
            <text:p>AUTRES ACTIVITES POUR LES JEUNE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188">
            <text:p>6188</text:p>
          </table:table-cell>
          <table:table-cell office:value-type="float" office:value="520">
            <text:p>520</text:p>
          </table:table-cell>
          <table:table-cell office:value-type="float" office:value="262750">
            <text:p>262750</text:p>
          </table:table-cell>
          <table:table-cell office:value-type="string">
            <text:p>AUTRES FRAIS DIVERS</text:p>
          </table:table-cell>
          <table:table-cell office:value-type="string">
            <text:p>SERVICES COMMUN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188">
            <text:p>6188</text:p>
          </table:table-cell>
          <table:table-cell office:value-type="float" office:value="64">
            <text:p>64</text:p>
          </table:table-cell>
          <table:table-cell office:value-type="float" office:value="5000">
            <text:p>5000</text:p>
          </table:table-cell>
          <table:table-cell office:value-type="string">
            <text:p>AUTRES FRAIS DIVERS</text:p>
          </table:table-cell>
          <table:table-cell office:value-type="string">
            <text:p>CRECHES ET GARDERIE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188">
            <text:p>6188</text:p>
          </table:table-cell>
          <table:table-cell office:value-type="float" office:value="814">
            <text:p>814</text:p>
          </table:table-cell>
          <table:table-cell office:value-type="float" office:value="150000">
            <text:p>150000</text:p>
          </table:table-cell>
          <table:table-cell office:value-type="string">
            <text:p>AUTRES FRAIS DIVERS</text:p>
          </table:table-cell>
          <table:table-cell office:value-type="string">
            <text:p>ECLAIRAGE PUBLIC</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188">
            <text:p>6188</text:p>
          </table:table-cell>
          <table:table-cell office:value-type="float" office:value="821">
            <text:p>821</text:p>
          </table:table-cell>
          <table:table-cell office:value-type="float" office:value="25000">
            <text:p>25000</text:p>
          </table:table-cell>
          <table:table-cell office:value-type="string">
            <text:p>AUTRES FRAIS DIVERS</text:p>
          </table:table-cell>
          <table:table-cell office:value-type="string">
            <text:p>EQUIPEMENTS DE VOIRIE</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188">
            <text:p>6188</text:p>
          </table:table-cell>
          <table:table-cell office:value-type="float" office:value="822">
            <text:p>822</text:p>
          </table:table-cell>
          <table:table-cell office:value-type="float" office:value="1000">
            <text:p>1000</text:p>
          </table:table-cell>
          <table:table-cell office:value-type="string">
            <text:p>AUTRES FRAIS DIVERS</text:p>
          </table:table-cell>
          <table:table-cell office:value-type="string">
            <text:p>VOIRIE COMMUNALE ET ROUTE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188">
            <text:p>6188</text:p>
          </table:table-cell>
          <table:table-cell office:value-type="float" office:value="823">
            <text:p>823</text:p>
          </table:table-cell>
          <table:table-cell office:value-type="float" office:value="43000">
            <text:p>43000</text:p>
          </table:table-cell>
          <table:table-cell office:value-type="string">
            <text:p>AUTRES FRAIS DIVERS</text:p>
          </table:table-cell>
          <table:table-cell office:value-type="string">
            <text:p>ESPACES VERTS URBAIN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188">
            <text:p>6188</text:p>
          </table:table-cell>
          <table:table-cell office:value-type="float" office:value="824">
            <text:p>824</text:p>
          </table:table-cell>
          <table:table-cell office:value-type="float" office:value="3000">
            <text:p>3000</text:p>
          </table:table-cell>
          <table:table-cell office:value-type="string">
            <text:p>AUTRES FRAIS DIVERS</text:p>
          </table:table-cell>
          <table:table-cell office:value-type="string">
            <text:p>AUTRES OPERATIONS D'AMENAGEMENT URBAIN</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188">
            <text:p>6188</text:p>
          </table:table-cell>
          <table:table-cell office:value-type="float" office:value="90">
            <text:p>90</text:p>
          </table:table-cell>
          <table:table-cell office:value-type="float" office:value="327950">
            <text:p>327950</text:p>
          </table:table-cell>
          <table:table-cell office:value-type="string">
            <text:p>AUTRES FRAIS DIVERS</text:p>
          </table:table-cell>
          <table:table-cell office:value-type="string">
            <text:p>INTERVENTIONS ECONOMIQUE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218">
            <text:p>6218</text:p>
          </table:table-cell>
          <table:table-cell office:value-type="float" office:value="20">
            <text:p>20</text:p>
          </table:table-cell>
          <table:table-cell office:value-type="float" office:value="33213">
            <text:p>33213</text:p>
          </table:table-cell>
          <table:table-cell office:value-type="string">
            <text:p>AUTRE PERSONNEL EXTERIEUR</text:p>
          </table:table-cell>
          <table:table-cell office:value-type="string">
            <text:p>ADMINISTRATION GENERALE DE LA COLLECTIVITE</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218">
            <text:p>6218</text:p>
          </table:table-cell>
          <table:table-cell office:value-type="float" office:value="30">
            <text:p>30</text:p>
          </table:table-cell>
          <table:table-cell office:value-type="float" office:value="6000">
            <text:p>6000</text:p>
          </table:table-cell>
          <table:table-cell office:value-type="string">
            <text:p>AUTRE PERSONNEL EXTERIEUR</text:p>
          </table:table-cell>
          <table:table-cell office:value-type="string">
            <text:p>SERVICES COMMUN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218">
            <text:p>6218</text:p>
          </table:table-cell>
          <table:table-cell office:value-type="float" office:value="313">
            <text:p>313</text:p>
          </table:table-cell>
          <table:table-cell office:value-type="float" office:value="15000">
            <text:p>15000</text:p>
          </table:table-cell>
          <table:table-cell office:value-type="string">
            <text:p>AUTRE PERSONNEL EXTERIEUR</text:p>
          </table:table-cell>
          <table:table-cell office:value-type="string">
            <text:p>THEATRE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218">
            <text:p>6218</text:p>
          </table:table-cell>
          <table:table-cell office:value-type="float" office:value="323">
            <text:p>323</text:p>
          </table:table-cell>
          <table:table-cell office:value-type="float" office:value="3000">
            <text:p>3000</text:p>
          </table:table-cell>
          <table:table-cell office:value-type="string">
            <text:p>AUTRE PERSONNEL EXTERIEUR</text:p>
          </table:table-cell>
          <table:table-cell office:value-type="string">
            <text:p>ARCHIVE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218">
            <text:p>6218</text:p>
          </table:table-cell>
          <table:table-cell office:value-type="float" office:value="422">
            <text:p>422</text:p>
          </table:table-cell>
          <table:table-cell office:value-type="float" office:value="61000">
            <text:p>61000</text:p>
          </table:table-cell>
          <table:table-cell office:value-type="string">
            <text:p>AUTRE PERSONNEL EXTERIEUR</text:p>
          </table:table-cell>
          <table:table-cell office:value-type="string">
            <text:p>AUTRES ACTIVITES POUR LES JEUNE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225">
            <text:p>6225</text:p>
          </table:table-cell>
          <table:table-cell office:value-type="float" office:value="20">
            <text:p>20</text:p>
          </table:table-cell>
          <table:table-cell office:value-type="float" office:value="20000">
            <text:p>20000</text:p>
          </table:table-cell>
          <table:table-cell office:value-type="string">
            <text:p>INDEMNITES AU COMPTABLE ET AUX REGISSEURS</text:p>
          </table:table-cell>
          <table:table-cell office:value-type="string">
            <text:p>ADMINISTRATION GENERALE DE LA COLLECTIVITE</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226">
            <text:p>6226</text:p>
          </table:table-cell>
          <table:table-cell office:value-type="float" office:value="20">
            <text:p>20</text:p>
          </table:table-cell>
          <table:table-cell office:value-type="float" office:value="56386">
            <text:p>56386</text:p>
          </table:table-cell>
          <table:table-cell office:value-type="string">
            <text:p>HONORAIRES</text:p>
          </table:table-cell>
          <table:table-cell office:value-type="string">
            <text:p>ADMINISTRATION GENERALE DE LA COLLECTIVITE</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226">
            <text:p>6226</text:p>
          </table:table-cell>
          <table:table-cell office:value-type="float" office:value="48">
            <text:p>48</text:p>
          </table:table-cell>
          <table:table-cell office:value-type="float" office:value="6000">
            <text:p>6000</text:p>
          </table:table-cell>
          <table:table-cell office:value-type="string">
            <text:p>HONORAIRES</text:p>
          </table:table-cell>
          <table:table-cell office:value-type="string">
            <text:p>AUTRES ACTIONS DE COOPERATION DECENTRALISEE</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226">
            <text:p>6226</text:p>
          </table:table-cell>
          <table:table-cell office:value-type="float" office:value="12">
            <text:p>12</text:p>
          </table:table-cell>
          <table:table-cell office:value-type="float" office:value="7500">
            <text:p>7500</text:p>
          </table:table-cell>
          <table:table-cell office:value-type="string">
            <text:p>HONORAIRES</text:p>
          </table:table-cell>
          <table:table-cell office:value-type="string">
            <text:p>HYGIENE ET SALUBRITE PUBLIQUE</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226">
            <text:p>6226</text:p>
          </table:table-cell>
          <table:table-cell office:value-type="float" office:value="251">
            <text:p>251</text:p>
          </table:table-cell>
          <table:table-cell office:value-type="float" office:value="10300">
            <text:p>10300</text:p>
          </table:table-cell>
          <table:table-cell office:value-type="string">
            <text:p>HONORAIRES</text:p>
          </table:table-cell>
          <table:table-cell office:value-type="string">
            <text:p>HEBERGEMENT ET RESTAURATION SCOLAIRE</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226">
            <text:p>6226</text:p>
          </table:table-cell>
          <table:table-cell office:value-type="float" office:value="520">
            <text:p>520</text:p>
          </table:table-cell>
          <table:table-cell office:value-type="float" office:value="88590">
            <text:p>88590</text:p>
          </table:table-cell>
          <table:table-cell office:value-type="string">
            <text:p>HONORAIRES</text:p>
          </table:table-cell>
          <table:table-cell office:value-type="string">
            <text:p>SERVICES COMMUN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226">
            <text:p>6226</text:p>
          </table:table-cell>
          <table:table-cell office:value-type="float" office:value="820">
            <text:p>820</text:p>
          </table:table-cell>
          <table:table-cell office:value-type="float" office:value="32180.44">
            <text:p>32180,44</text:p>
          </table:table-cell>
          <table:table-cell office:value-type="string">
            <text:p>HONORAIRES</text:p>
          </table:table-cell>
          <table:table-cell office:value-type="string">
            <text:p>SERVICES COMMUN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226">
            <text:p>6226</text:p>
          </table:table-cell>
          <table:table-cell office:value-type="float" office:value="822">
            <text:p>822</text:p>
          </table:table-cell>
          <table:table-cell office:value-type="float" office:value="10000">
            <text:p>10000</text:p>
          </table:table-cell>
          <table:table-cell office:value-type="string">
            <text:p>HONORAIRES</text:p>
          </table:table-cell>
          <table:table-cell office:value-type="string">
            <text:p>VOIRIE COMMUNALE ET ROUTE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226">
            <text:p>6226</text:p>
          </table:table-cell>
          <table:table-cell office:value-type="float" office:value="823">
            <text:p>823</text:p>
          </table:table-cell>
          <table:table-cell office:value-type="float" office:value="32000">
            <text:p>32000</text:p>
          </table:table-cell>
          <table:table-cell office:value-type="string">
            <text:p>HONORAIRES</text:p>
          </table:table-cell>
          <table:table-cell office:value-type="string">
            <text:p>ESPACES VERTS URBAIN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226">
            <text:p>6226</text:p>
          </table:table-cell>
          <table:table-cell office:value-type="float" office:value="824">
            <text:p>824</text:p>
          </table:table-cell>
          <table:table-cell office:value-type="float" office:value="8000">
            <text:p>8000</text:p>
          </table:table-cell>
          <table:table-cell office:value-type="string">
            <text:p>HONORAIRES</text:p>
          </table:table-cell>
          <table:table-cell office:value-type="string">
            <text:p>AUTRES OPERATIONS D'AMENAGEMENT URBAIN</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226">
            <text:p>6226</text:p>
          </table:table-cell>
          <table:table-cell office:value-type="float" office:value="91">
            <text:p>91</text:p>
          </table:table-cell>
          <table:table-cell office:value-type="float" office:value="500">
            <text:p>500</text:p>
          </table:table-cell>
          <table:table-cell office:value-type="string">
            <text:p>HONORAIRES</text:p>
          </table:table-cell>
          <table:table-cell office:value-type="string">
            <text:p>FOIRES ET MARCHE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227">
            <text:p>6227</text:p>
          </table:table-cell>
          <table:table-cell office:value-type="float" office:value="20">
            <text:p>20</text:p>
          </table:table-cell>
          <table:table-cell office:value-type="float" office:value="326850">
            <text:p>326850</text:p>
          </table:table-cell>
          <table:table-cell office:value-type="string">
            <text:p>FRAIS D'ACTE ET DE CONTENTIEUX</text:p>
          </table:table-cell>
          <table:table-cell office:value-type="string">
            <text:p>ADMINISTRATION GENERALE DE LA COLLECTIVITE</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227">
            <text:p>6227</text:p>
          </table:table-cell>
          <table:table-cell office:value-type="float" office:value="48">
            <text:p>48</text:p>
          </table:table-cell>
          <table:table-cell office:value-type="float" office:value="392">
            <text:p>392</text:p>
          </table:table-cell>
          <table:table-cell office:value-type="string">
            <text:p>FRAIS D'ACTE ET DE CONTENTIEUX</text:p>
          </table:table-cell>
          <table:table-cell office:value-type="string">
            <text:p>AUTRES ACTIONS DE COOPERATION DECENTRALISEE</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227">
            <text:p>6227</text:p>
          </table:table-cell>
          <table:table-cell office:value-type="float" office:value="212">
            <text:p>212</text:p>
          </table:table-cell>
          <table:table-cell office:value-type="float" office:value="1862">
            <text:p>1862</text:p>
          </table:table-cell>
          <table:table-cell office:value-type="string">
            <text:p>FRAIS D'ACTE ET DE CONTENTIEUX</text:p>
          </table:table-cell>
          <table:table-cell office:value-type="string">
            <text:p>ECOLES PRIMAIRE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227">
            <text:p>6227</text:p>
          </table:table-cell>
          <table:table-cell office:value-type="float" office:value="422">
            <text:p>422</text:p>
          </table:table-cell>
          <table:table-cell office:value-type="float" office:value="500">
            <text:p>500</text:p>
          </table:table-cell>
          <table:table-cell office:value-type="string">
            <text:p>FRAIS D'ACTE ET DE CONTENTIEUX</text:p>
          </table:table-cell>
          <table:table-cell office:value-type="string">
            <text:p>AUTRES ACTIVITES POUR LES JEUNE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227">
            <text:p>6227</text:p>
          </table:table-cell>
          <table:table-cell office:value-type="float" office:value="820">
            <text:p>820</text:p>
          </table:table-cell>
          <table:table-cell office:value-type="float" office:value="35684.94">
            <text:p>35684,94</text:p>
          </table:table-cell>
          <table:table-cell office:value-type="string">
            <text:p>FRAIS D'ACTE ET DE CONTENTIEUX</text:p>
          </table:table-cell>
          <table:table-cell office:value-type="string">
            <text:p>SERVICES COMMUN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227">
            <text:p>6227</text:p>
          </table:table-cell>
          <table:table-cell office:value-type="float" office:value="91">
            <text:p>91</text:p>
          </table:table-cell>
          <table:table-cell office:value-type="float" office:value="1500">
            <text:p>1500</text:p>
          </table:table-cell>
          <table:table-cell office:value-type="string">
            <text:p>FRAIS D'ACTE ET DE CONTENTIEUX</text:p>
          </table:table-cell>
          <table:table-cell office:value-type="string">
            <text:p>FOIRES ET MARCHE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228">
            <text:p>6228</text:p>
          </table:table-cell>
          <table:table-cell office:value-type="float" office:value="422">
            <text:p>422</text:p>
          </table:table-cell>
          <table:table-cell office:value-type="float" office:value="3678">
            <text:p>3678</text:p>
          </table:table-cell>
          <table:table-cell office:value-type="string">
            <text:p>DIVERS</text:p>
          </table:table-cell>
          <table:table-cell office:value-type="string">
            <text:p>AUTRES ACTIVITES POUR LES JEUNE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228">
            <text:p>6228</text:p>
          </table:table-cell>
          <table:table-cell office:value-type="float" office:value="64">
            <text:p>64</text:p>
          </table:table-cell>
          <table:table-cell office:value-type="float" office:value="10000">
            <text:p>10000</text:p>
          </table:table-cell>
          <table:table-cell office:value-type="string">
            <text:p>DIVERS</text:p>
          </table:table-cell>
          <table:table-cell office:value-type="string">
            <text:p>CRECHES ET GARDERIE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228">
            <text:p>6228</text:p>
          </table:table-cell>
          <table:table-cell office:value-type="float" office:value="816">
            <text:p>816</text:p>
          </table:table-cell>
          <table:table-cell office:value-type="float" office:value="4000">
            <text:p>4000</text:p>
          </table:table-cell>
          <table:table-cell office:value-type="string">
            <text:p>DIVERS</text:p>
          </table:table-cell>
          <table:table-cell office:value-type="string">
            <text:p>AUTRES RESEAUX ET SERVICES DIVER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228">
            <text:p>6228</text:p>
          </table:table-cell>
          <table:table-cell office:value-type="float" office:value="823">
            <text:p>823</text:p>
          </table:table-cell>
          <table:table-cell office:value-type="float" office:value="16000">
            <text:p>16000</text:p>
          </table:table-cell>
          <table:table-cell office:value-type="string">
            <text:p>DIVERS</text:p>
          </table:table-cell>
          <table:table-cell office:value-type="string">
            <text:p>ESPACES VERTS URBAIN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231">
            <text:p>6231</text:p>
          </table:table-cell>
          <table:table-cell office:value-type="float" office:value="20">
            <text:p>20</text:p>
          </table:table-cell>
          <table:table-cell office:value-type="float" office:value="335544">
            <text:p>335544</text:p>
          </table:table-cell>
          <table:table-cell office:value-type="string">
            <text:p>ANNONCES ET INSERTIONS</text:p>
          </table:table-cell>
          <table:table-cell office:value-type="string">
            <text:p>ADMINISTRATION GENERALE DE LA COLLECTIVITE</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231">
            <text:p>6231</text:p>
          </table:table-cell>
          <table:table-cell office:value-type="float" office:value="23">
            <text:p>23</text:p>
          </table:table-cell>
          <table:table-cell office:value-type="float" office:value="3000">
            <text:p>3000</text:p>
          </table:table-cell>
          <table:table-cell office:value-type="string">
            <text:p>ANNONCES ET INSERTIONS</text:p>
          </table:table-cell>
          <table:table-cell office:value-type="string">
            <text:p>INFORMATION, COMMUNICATION, PUBLICITE</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231">
            <text:p>6231</text:p>
          </table:table-cell>
          <table:table-cell office:value-type="float" office:value="26">
            <text:p>26</text:p>
          </table:table-cell>
          <table:table-cell office:value-type="float" office:value="3200">
            <text:p>3200</text:p>
          </table:table-cell>
          <table:table-cell office:value-type="string">
            <text:p>ANNONCES ET INSERTIONS</text:p>
          </table:table-cell>
          <table:table-cell office:value-type="string">
            <text:p>CIMETIERES ET POMPES FUNEBRE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231">
            <text:p>6231</text:p>
          </table:table-cell>
          <table:table-cell office:value-type="float" office:value="48">
            <text:p>48</text:p>
          </table:table-cell>
          <table:table-cell office:value-type="float" office:value="3087">
            <text:p>3087</text:p>
          </table:table-cell>
          <table:table-cell office:value-type="string">
            <text:p>ANNONCES ET INSERTIONS</text:p>
          </table:table-cell>
          <table:table-cell office:value-type="string">
            <text:p>AUTRES ACTIONS DE COOPERATION DECENTRALISEE</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231">
            <text:p>6231</text:p>
          </table:table-cell>
          <table:table-cell office:value-type="float" office:value="12">
            <text:p>12</text:p>
          </table:table-cell>
          <table:table-cell office:value-type="float" office:value="1700">
            <text:p>1700</text:p>
          </table:table-cell>
          <table:table-cell office:value-type="string">
            <text:p>ANNONCES ET INSERTIONS</text:p>
          </table:table-cell>
          <table:table-cell office:value-type="string">
            <text:p>HYGIENE ET SALUBRITE PUBLIQUE</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231">
            <text:p>6231</text:p>
          </table:table-cell>
          <table:table-cell office:value-type="float" office:value="212">
            <text:p>212</text:p>
          </table:table-cell>
          <table:table-cell office:value-type="float" office:value="921">
            <text:p>921</text:p>
          </table:table-cell>
          <table:table-cell office:value-type="string">
            <text:p>ANNONCES ET INSERTIONS</text:p>
          </table:table-cell>
          <table:table-cell office:value-type="string">
            <text:p>ECOLES PRIMAIRE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231">
            <text:p>6231</text:p>
          </table:table-cell>
          <table:table-cell office:value-type="float" office:value="251">
            <text:p>251</text:p>
          </table:table-cell>
          <table:table-cell office:value-type="float" office:value="8000">
            <text:p>8000</text:p>
          </table:table-cell>
          <table:table-cell office:value-type="string">
            <text:p>ANNONCES ET INSERTIONS</text:p>
          </table:table-cell>
          <table:table-cell office:value-type="string">
            <text:p>HEBERGEMENT ET RESTAURATION SCOLAIRE</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231">
            <text:p>6231</text:p>
          </table:table-cell>
          <table:table-cell office:value-type="float" office:value="30">
            <text:p>30</text:p>
          </table:table-cell>
          <table:table-cell office:value-type="float" office:value="20000">
            <text:p>20000</text:p>
          </table:table-cell>
          <table:table-cell office:value-type="string">
            <text:p>ANNONCES ET INSERTIONS</text:p>
          </table:table-cell>
          <table:table-cell office:value-type="string">
            <text:p>SERVICES COMMUN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231">
            <text:p>6231</text:p>
          </table:table-cell>
          <table:table-cell office:value-type="float" office:value="40">
            <text:p>40</text:p>
          </table:table-cell>
          <table:table-cell office:value-type="float" office:value="4650">
            <text:p>4650</text:p>
          </table:table-cell>
          <table:table-cell office:value-type="string">
            <text:p>ANNONCES ET INSERTIONS</text:p>
          </table:table-cell>
          <table:table-cell office:value-type="string">
            <text:p>SERVICES COMMUN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231">
            <text:p>6231</text:p>
          </table:table-cell>
          <table:table-cell office:value-type="float" office:value="422">
            <text:p>422</text:p>
          </table:table-cell>
          <table:table-cell office:value-type="float" office:value="4300">
            <text:p>4300</text:p>
          </table:table-cell>
          <table:table-cell office:value-type="string">
            <text:p>ANNONCES ET INSERTIONS</text:p>
          </table:table-cell>
          <table:table-cell office:value-type="string">
            <text:p>AUTRES ACTIVITES POUR LES JEUNE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231">
            <text:p>6231</text:p>
          </table:table-cell>
          <table:table-cell office:value-type="float" office:value="64">
            <text:p>64</text:p>
          </table:table-cell>
          <table:table-cell office:value-type="float" office:value="2000">
            <text:p>2000</text:p>
          </table:table-cell>
          <table:table-cell office:value-type="string">
            <text:p>ANNONCES ET INSERTIONS</text:p>
          </table:table-cell>
          <table:table-cell office:value-type="string">
            <text:p>CRECHES ET GARDERIE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231">
            <text:p>6231</text:p>
          </table:table-cell>
          <table:table-cell office:value-type="float" office:value="813">
            <text:p>813</text:p>
          </table:table-cell>
          <table:table-cell office:value-type="float" office:value="1000">
            <text:p>1000</text:p>
          </table:table-cell>
          <table:table-cell office:value-type="string">
            <text:p>ANNONCES ET INSERTIONS</text:p>
          </table:table-cell>
          <table:table-cell office:value-type="string">
            <text:p>PROPRETE URBAINE</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231">
            <text:p>6231</text:p>
          </table:table-cell>
          <table:table-cell office:value-type="float" office:value="816">
            <text:p>816</text:p>
          </table:table-cell>
          <table:table-cell office:value-type="float" office:value="1500">
            <text:p>1500</text:p>
          </table:table-cell>
          <table:table-cell office:value-type="string">
            <text:p>ANNONCES ET INSERTIONS</text:p>
          </table:table-cell>
          <table:table-cell office:value-type="string">
            <text:p>AUTRES RESEAUX ET SERVICES DIVER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231">
            <text:p>6231</text:p>
          </table:table-cell>
          <table:table-cell office:value-type="float" office:value="820">
            <text:p>820</text:p>
          </table:table-cell>
          <table:table-cell office:value-type="float" office:value="26555">
            <text:p>26555</text:p>
          </table:table-cell>
          <table:table-cell office:value-type="string">
            <text:p>ANNONCES ET INSERTIONS</text:p>
          </table:table-cell>
          <table:table-cell office:value-type="string">
            <text:p>SERVICES COMMUN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231">
            <text:p>6231</text:p>
          </table:table-cell>
          <table:table-cell office:value-type="float" office:value="821">
            <text:p>821</text:p>
          </table:table-cell>
          <table:table-cell office:value-type="float" office:value="1900">
            <text:p>1900</text:p>
          </table:table-cell>
          <table:table-cell office:value-type="string">
            <text:p>ANNONCES ET INSERTIONS</text:p>
          </table:table-cell>
          <table:table-cell office:value-type="string">
            <text:p>EQUIPEMENTS DE VOIRIE</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231">
            <text:p>6231</text:p>
          </table:table-cell>
          <table:table-cell office:value-type="float" office:value="822">
            <text:p>822</text:p>
          </table:table-cell>
          <table:table-cell office:value-type="float" office:value="1800">
            <text:p>1800</text:p>
          </table:table-cell>
          <table:table-cell office:value-type="string">
            <text:p>ANNONCES ET INSERTIONS</text:p>
          </table:table-cell>
          <table:table-cell office:value-type="string">
            <text:p>VOIRIE COMMUNALE ET ROUTE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231">
            <text:p>6231</text:p>
          </table:table-cell>
          <table:table-cell office:value-type="float" office:value="823">
            <text:p>823</text:p>
          </table:table-cell>
          <table:table-cell office:value-type="float" office:value="15000">
            <text:p>15000</text:p>
          </table:table-cell>
          <table:table-cell office:value-type="string">
            <text:p>ANNONCES ET INSERTIONS</text:p>
          </table:table-cell>
          <table:table-cell office:value-type="string">
            <text:p>ESPACES VERTS URBAIN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231">
            <text:p>6231</text:p>
          </table:table-cell>
          <table:table-cell office:value-type="float" office:value="824">
            <text:p>824</text:p>
          </table:table-cell>
          <table:table-cell office:value-type="float" office:value="4000">
            <text:p>4000</text:p>
          </table:table-cell>
          <table:table-cell office:value-type="string">
            <text:p>ANNONCES ET INSERTIONS</text:p>
          </table:table-cell>
          <table:table-cell office:value-type="string">
            <text:p>AUTRES OPERATIONS D'AMENAGEMENT URBAIN</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231">
            <text:p>6231</text:p>
          </table:table-cell>
          <table:table-cell office:value-type="float" office:value="91">
            <text:p>91</text:p>
          </table:table-cell>
          <table:table-cell office:value-type="float" office:value="17500">
            <text:p>17500</text:p>
          </table:table-cell>
          <table:table-cell office:value-type="string">
            <text:p>ANNONCES ET INSERTIONS</text:p>
          </table:table-cell>
          <table:table-cell office:value-type="string">
            <text:p>FOIRES ET MARCHE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232">
            <text:p>6232</text:p>
          </table:table-cell>
          <table:table-cell office:value-type="float" office:value="20">
            <text:p>20</text:p>
          </table:table-cell>
          <table:table-cell office:value-type="float" office:value="218968">
            <text:p>218968</text:p>
          </table:table-cell>
          <table:table-cell office:value-type="string">
            <text:p>FETES ET CEREMONIES</text:p>
          </table:table-cell>
          <table:table-cell office:value-type="string">
            <text:p>ADMINISTRATION GENERALE DE LA COLLECTIVITE</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232">
            <text:p>6232</text:p>
          </table:table-cell>
          <table:table-cell office:value-type="float" office:value="23">
            <text:p>23</text:p>
          </table:table-cell>
          <table:table-cell office:value-type="float" office:value="60000">
            <text:p>60000</text:p>
          </table:table-cell>
          <table:table-cell office:value-type="string">
            <text:p>FETES ET CEREMONIES</text:p>
          </table:table-cell>
          <table:table-cell office:value-type="string">
            <text:p>INFORMATION, COMMUNICATION, PUBLICITE</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232">
            <text:p>6232</text:p>
          </table:table-cell>
          <table:table-cell office:value-type="float" office:value="24">
            <text:p>24</text:p>
          </table:table-cell>
          <table:table-cell office:value-type="float" office:value="59886">
            <text:p>59886</text:p>
          </table:table-cell>
          <table:table-cell table:number-columns-repeated="2" office:value-type="string">
            <text:p>FETES ET CEREMONIE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232">
            <text:p>6232</text:p>
          </table:table-cell>
          <table:table-cell office:value-type="float" office:value="25">
            <text:p>25</text:p>
          </table:table-cell>
          <table:table-cell office:value-type="float" office:value="4000">
            <text:p>4000</text:p>
          </table:table-cell>
          <table:table-cell office:value-type="string">
            <text:p>FETES ET CEREMONIES</text:p>
          </table:table-cell>
          <table:table-cell office:value-type="string">
            <text:p>AIDES AUX ASSOCIATIONS (NON CLASSEES AILLEUR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232">
            <text:p>6232</text:p>
          </table:table-cell>
          <table:table-cell office:value-type="float" office:value="48">
            <text:p>48</text:p>
          </table:table-cell>
          <table:table-cell office:value-type="float" office:value="43300">
            <text:p>43300</text:p>
          </table:table-cell>
          <table:table-cell office:value-type="string">
            <text:p>FETES ET CEREMONIES</text:p>
          </table:table-cell>
          <table:table-cell office:value-type="string">
            <text:p>AUTRES ACTIONS DE COOPERATION DECENTRALISEE</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232">
            <text:p>6232</text:p>
          </table:table-cell>
          <table:table-cell office:value-type="float" office:value="251">
            <text:p>251</text:p>
          </table:table-cell>
          <table:table-cell office:value-type="float" office:value="7450">
            <text:p>7450</text:p>
          </table:table-cell>
          <table:table-cell office:value-type="string">
            <text:p>FETES ET CEREMONIES</text:p>
          </table:table-cell>
          <table:table-cell office:value-type="string">
            <text:p>HEBERGEMENT ET RESTAURATION SCOLAIRE</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232">
            <text:p>6232</text:p>
          </table:table-cell>
          <table:table-cell office:value-type="float" office:value="30">
            <text:p>30</text:p>
          </table:table-cell>
          <table:table-cell office:value-type="float" office:value="192281">
            <text:p>192281</text:p>
          </table:table-cell>
          <table:table-cell office:value-type="string">
            <text:p>FETES ET CEREMONIES</text:p>
          </table:table-cell>
          <table:table-cell office:value-type="string">
            <text:p>SERVICES COMMUN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232">
            <text:p>6232</text:p>
          </table:table-cell>
          <table:table-cell office:value-type="float" office:value="40">
            <text:p>40</text:p>
          </table:table-cell>
          <table:table-cell office:value-type="float" office:value="27348">
            <text:p>27348</text:p>
          </table:table-cell>
          <table:table-cell office:value-type="string">
            <text:p>FETES ET CEREMONIES</text:p>
          </table:table-cell>
          <table:table-cell office:value-type="string">
            <text:p>SERVICES COMMUN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232">
            <text:p>6232</text:p>
          </table:table-cell>
          <table:table-cell office:value-type="float" office:value="415">
            <text:p>415</text:p>
          </table:table-cell>
          <table:table-cell office:value-type="float" office:value="65660">
            <text:p>65660</text:p>
          </table:table-cell>
          <table:table-cell office:value-type="string">
            <text:p>FETES ET CEREMONIES</text:p>
          </table:table-cell>
          <table:table-cell office:value-type="string">
            <text:p>MANIFESTATIONS SPORTIVE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232">
            <text:p>6232</text:p>
          </table:table-cell>
          <table:table-cell office:value-type="float" office:value="421">
            <text:p>421</text:p>
          </table:table-cell>
          <table:table-cell office:value-type="float" office:value="958">
            <text:p>958</text:p>
          </table:table-cell>
          <table:table-cell office:value-type="string">
            <text:p>FETES ET CEREMONIES</text:p>
          </table:table-cell>
          <table:table-cell office:value-type="string">
            <text:p>CENTRES DE LOISIR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232">
            <text:p>6232</text:p>
          </table:table-cell>
          <table:table-cell office:value-type="float" office:value="422">
            <text:p>422</text:p>
          </table:table-cell>
          <table:table-cell office:value-type="float" office:value="13000">
            <text:p>13000</text:p>
          </table:table-cell>
          <table:table-cell office:value-type="string">
            <text:p>FETES ET CEREMONIES</text:p>
          </table:table-cell>
          <table:table-cell office:value-type="string">
            <text:p>AUTRES ACTIVITES POUR LES JEUNE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232">
            <text:p>6232</text:p>
          </table:table-cell>
          <table:table-cell office:value-type="float" office:value="520">
            <text:p>520</text:p>
          </table:table-cell>
          <table:table-cell office:value-type="float" office:value="300">
            <text:p>300</text:p>
          </table:table-cell>
          <table:table-cell office:value-type="string">
            <text:p>FETES ET CEREMONIES</text:p>
          </table:table-cell>
          <table:table-cell office:value-type="string">
            <text:p>SERVICES COMMUN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232">
            <text:p>6232</text:p>
          </table:table-cell>
          <table:table-cell office:value-type="float" office:value="823">
            <text:p>823</text:p>
          </table:table-cell>
          <table:table-cell office:value-type="float" office:value="28000">
            <text:p>28000</text:p>
          </table:table-cell>
          <table:table-cell office:value-type="string">
            <text:p>FETES ET CEREMONIES</text:p>
          </table:table-cell>
          <table:table-cell office:value-type="string">
            <text:p>ESPACES VERTS URBAIN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232">
            <text:p>6232</text:p>
          </table:table-cell>
          <table:table-cell office:value-type="float" office:value="90">
            <text:p>90</text:p>
          </table:table-cell>
          <table:table-cell office:value-type="float" office:value="143725">
            <text:p>143725</text:p>
          </table:table-cell>
          <table:table-cell office:value-type="string">
            <text:p>FETES ET CEREMONIES</text:p>
          </table:table-cell>
          <table:table-cell office:value-type="string">
            <text:p>INTERVENTIONS ECONOMIQUE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232">
            <text:p>6232</text:p>
          </table:table-cell>
          <table:table-cell office:value-type="float" office:value="91">
            <text:p>91</text:p>
          </table:table-cell>
          <table:table-cell office:value-type="float" office:value="5500">
            <text:p>5500</text:p>
          </table:table-cell>
          <table:table-cell office:value-type="string">
            <text:p>FETES ET CEREMONIES</text:p>
          </table:table-cell>
          <table:table-cell office:value-type="string">
            <text:p>FOIRES ET MARCHE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233">
            <text:p>6233</text:p>
          </table:table-cell>
          <table:table-cell office:value-type="float" office:value="23">
            <text:p>23</text:p>
          </table:table-cell>
          <table:table-cell office:value-type="float" office:value="160000">
            <text:p>160000</text:p>
          </table:table-cell>
          <table:table-cell office:value-type="string">
            <text:p>FOIRES ET EXPOSITIONS</text:p>
          </table:table-cell>
          <table:table-cell office:value-type="string">
            <text:p>INFORMATION, COMMUNICATION, PUBLICITE</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233">
            <text:p>6233</text:p>
          </table:table-cell>
          <table:table-cell office:value-type="float" office:value="212">
            <text:p>212</text:p>
          </table:table-cell>
          <table:table-cell office:value-type="float" office:value="4000">
            <text:p>4000</text:p>
          </table:table-cell>
          <table:table-cell office:value-type="string">
            <text:p>FOIRES ET EXPOSITIONS</text:p>
          </table:table-cell>
          <table:table-cell office:value-type="string">
            <text:p>ECOLES PRIMAIRE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233">
            <text:p>6233</text:p>
          </table:table-cell>
          <table:table-cell office:value-type="float" office:value="30">
            <text:p>30</text:p>
          </table:table-cell>
          <table:table-cell office:value-type="float" office:value="220000">
            <text:p>220000</text:p>
          </table:table-cell>
          <table:table-cell office:value-type="string">
            <text:p>FOIRES ET EXPOSITIONS</text:p>
          </table:table-cell>
          <table:table-cell office:value-type="string">
            <text:p>SERVICES COMMUN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233">
            <text:p>6233</text:p>
          </table:table-cell>
          <table:table-cell office:value-type="float" office:value="323">
            <text:p>323</text:p>
          </table:table-cell>
          <table:table-cell office:value-type="float" office:value="25000">
            <text:p>25000</text:p>
          </table:table-cell>
          <table:table-cell office:value-type="string">
            <text:p>FOIRES ET EXPOSITIONS</text:p>
          </table:table-cell>
          <table:table-cell office:value-type="string">
            <text:p>ARCHIVE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233">
            <text:p>6233</text:p>
          </table:table-cell>
          <table:table-cell office:value-type="float" office:value="40">
            <text:p>40</text:p>
          </table:table-cell>
          <table:table-cell office:value-type="float" office:value="34000">
            <text:p>34000</text:p>
          </table:table-cell>
          <table:table-cell office:value-type="string">
            <text:p>FOIRES ET EXPOSITIONS</text:p>
          </table:table-cell>
          <table:table-cell office:value-type="string">
            <text:p>SERVICES COMMUN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233">
            <text:p>6233</text:p>
          </table:table-cell>
          <table:table-cell office:value-type="float" office:value="520">
            <text:p>520</text:p>
          </table:table-cell>
          <table:table-cell office:value-type="float" office:value="420900">
            <text:p>420900</text:p>
          </table:table-cell>
          <table:table-cell office:value-type="string">
            <text:p>FOIRES ET EXPOSITIONS</text:p>
          </table:table-cell>
          <table:table-cell office:value-type="string">
            <text:p>SERVICES COMMUN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233">
            <text:p>6233</text:p>
          </table:table-cell>
          <table:table-cell office:value-type="float" office:value="823">
            <text:p>823</text:p>
          </table:table-cell>
          <table:table-cell office:value-type="float" office:value="50000">
            <text:p>50000</text:p>
          </table:table-cell>
          <table:table-cell office:value-type="string">
            <text:p>FOIRES ET EXPOSITIONS</text:p>
          </table:table-cell>
          <table:table-cell office:value-type="string">
            <text:p>ESPACES VERTS URBAIN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233">
            <text:p>6233</text:p>
          </table:table-cell>
          <table:table-cell office:value-type="float" office:value="824">
            <text:p>824</text:p>
          </table:table-cell>
          <table:table-cell office:value-type="float" office:value="10000">
            <text:p>10000</text:p>
          </table:table-cell>
          <table:table-cell office:value-type="string">
            <text:p>FOIRES ET EXPOSITIONS</text:p>
          </table:table-cell>
          <table:table-cell office:value-type="string">
            <text:p>AUTRES OPERATIONS D'AMENAGEMENT URBAIN</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233">
            <text:p>6233</text:p>
          </table:table-cell>
          <table:table-cell office:value-type="float" office:value="90">
            <text:p>90</text:p>
          </table:table-cell>
          <table:table-cell office:value-type="float" office:value="133000">
            <text:p>133000</text:p>
          </table:table-cell>
          <table:table-cell office:value-type="string">
            <text:p>FOIRES ET EXPOSITIONS</text:p>
          </table:table-cell>
          <table:table-cell office:value-type="string">
            <text:p>INTERVENTIONS ECONOMIQUE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233">
            <text:p>6233</text:p>
          </table:table-cell>
          <table:table-cell office:value-type="float" office:value="91">
            <text:p>91</text:p>
          </table:table-cell>
          <table:table-cell office:value-type="float" office:value="320000">
            <text:p>320000</text:p>
          </table:table-cell>
          <table:table-cell office:value-type="string">
            <text:p>FOIRES ET EXPOSITIONS</text:p>
          </table:table-cell>
          <table:table-cell office:value-type="string">
            <text:p>FOIRES ET MARCHE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236">
            <text:p>6236</text:p>
          </table:table-cell>
          <table:table-cell office:value-type="float" office:value="20">
            <text:p>20</text:p>
          </table:table-cell>
          <table:table-cell office:value-type="float" office:value="55150">
            <text:p>55150</text:p>
          </table:table-cell>
          <table:table-cell office:value-type="string">
            <text:p>CATALOGUES ET IMPRIMES</text:p>
          </table:table-cell>
          <table:table-cell office:value-type="string">
            <text:p>ADMINISTRATION GENERALE DE LA COLLECTIVITE</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236">
            <text:p>6236</text:p>
          </table:table-cell>
          <table:table-cell office:value-type="float" office:value="23">
            <text:p>23</text:p>
          </table:table-cell>
          <table:table-cell office:value-type="float" office:value="91000">
            <text:p>91000</text:p>
          </table:table-cell>
          <table:table-cell office:value-type="string">
            <text:p>CATALOGUES ET IMPRIMES</text:p>
          </table:table-cell>
          <table:table-cell office:value-type="string">
            <text:p>INFORMATION, COMMUNICATION, PUBLICITE</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236">
            <text:p>6236</text:p>
          </table:table-cell>
          <table:table-cell office:value-type="float" office:value="48">
            <text:p>48</text:p>
          </table:table-cell>
          <table:table-cell office:value-type="float" office:value="200">
            <text:p>200</text:p>
          </table:table-cell>
          <table:table-cell office:value-type="string">
            <text:p>CATALOGUES ET IMPRIMES</text:p>
          </table:table-cell>
          <table:table-cell office:value-type="string">
            <text:p>AUTRES ACTIONS DE COOPERATION DECENTRALISEE</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236">
            <text:p>6236</text:p>
          </table:table-cell>
          <table:table-cell office:value-type="float" office:value="112">
            <text:p>112</text:p>
          </table:table-cell>
          <table:table-cell office:value-type="float" office:value="43000">
            <text:p>43000</text:p>
          </table:table-cell>
          <table:table-cell office:value-type="string">
            <text:p>CATALOGUES ET IMPRIMES</text:p>
          </table:table-cell>
          <table:table-cell office:value-type="string">
            <text:p>POLICE MUNICIPALE</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236">
            <text:p>6236</text:p>
          </table:table-cell>
          <table:table-cell office:value-type="float" office:value="211">
            <text:p>211</text:p>
          </table:table-cell>
          <table:table-cell office:value-type="float" office:value="4700">
            <text:p>4700</text:p>
          </table:table-cell>
          <table:table-cell office:value-type="string">
            <text:p>CATALOGUES ET IMPRIMES</text:p>
          </table:table-cell>
          <table:table-cell office:value-type="string">
            <text:p>ECOLES MATERNELLE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236">
            <text:p>6236</text:p>
          </table:table-cell>
          <table:table-cell office:value-type="float" office:value="251">
            <text:p>251</text:p>
          </table:table-cell>
          <table:table-cell office:value-type="float" office:value="18215">
            <text:p>18215</text:p>
          </table:table-cell>
          <table:table-cell office:value-type="string">
            <text:p>CATALOGUES ET IMPRIMES</text:p>
          </table:table-cell>
          <table:table-cell office:value-type="string">
            <text:p>HEBERGEMENT ET RESTAURATION SCOLAIRE</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236">
            <text:p>6236</text:p>
          </table:table-cell>
          <table:table-cell office:value-type="float" office:value="30">
            <text:p>30</text:p>
          </table:table-cell>
          <table:table-cell office:value-type="float" office:value="130000">
            <text:p>130000</text:p>
          </table:table-cell>
          <table:table-cell office:value-type="string">
            <text:p>CATALOGUES ET IMPRIMES</text:p>
          </table:table-cell>
          <table:table-cell office:value-type="string">
            <text:p>SERVICES COMMUN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236">
            <text:p>6236</text:p>
          </table:table-cell>
          <table:table-cell office:value-type="float" office:value="323">
            <text:p>323</text:p>
          </table:table-cell>
          <table:table-cell office:value-type="float" office:value="10000">
            <text:p>10000</text:p>
          </table:table-cell>
          <table:table-cell office:value-type="string">
            <text:p>CATALOGUES ET IMPRIMES</text:p>
          </table:table-cell>
          <table:table-cell office:value-type="string">
            <text:p>ARCHIVE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236">
            <text:p>6236</text:p>
          </table:table-cell>
          <table:table-cell office:value-type="float" office:value="40">
            <text:p>40</text:p>
          </table:table-cell>
          <table:table-cell office:value-type="float" office:value="10930">
            <text:p>10930</text:p>
          </table:table-cell>
          <table:table-cell office:value-type="string">
            <text:p>CATALOGUES ET IMPRIMES</text:p>
          </table:table-cell>
          <table:table-cell office:value-type="string">
            <text:p>SERVICES COMMUN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236">
            <text:p>6236</text:p>
          </table:table-cell>
          <table:table-cell office:value-type="float" office:value="415">
            <text:p>415</text:p>
          </table:table-cell>
          <table:table-cell office:value-type="float" office:value="9310">
            <text:p>9310</text:p>
          </table:table-cell>
          <table:table-cell office:value-type="string">
            <text:p>CATALOGUES ET IMPRIMES</text:p>
          </table:table-cell>
          <table:table-cell office:value-type="string">
            <text:p>MANIFESTATIONS SPORTIVE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236">
            <text:p>6236</text:p>
          </table:table-cell>
          <table:table-cell office:value-type="float" office:value="421">
            <text:p>421</text:p>
          </table:table-cell>
          <table:table-cell office:value-type="float" office:value="2925">
            <text:p>2925</text:p>
          </table:table-cell>
          <table:table-cell office:value-type="string">
            <text:p>CATALOGUES ET IMPRIMES</text:p>
          </table:table-cell>
          <table:table-cell office:value-type="string">
            <text:p>CENTRES DE LOISIR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236">
            <text:p>6236</text:p>
          </table:table-cell>
          <table:table-cell office:value-type="float" office:value="422">
            <text:p>422</text:p>
          </table:table-cell>
          <table:table-cell office:value-type="float" office:value="48600">
            <text:p>48600</text:p>
          </table:table-cell>
          <table:table-cell office:value-type="string">
            <text:p>CATALOGUES ET IMPRIMES</text:p>
          </table:table-cell>
          <table:table-cell office:value-type="string">
            <text:p>AUTRES ACTIVITES POUR LES JEUNE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236">
            <text:p>6236</text:p>
          </table:table-cell>
          <table:table-cell office:value-type="float" office:value="520">
            <text:p>520</text:p>
          </table:table-cell>
          <table:table-cell office:value-type="float" office:value="155000">
            <text:p>155000</text:p>
          </table:table-cell>
          <table:table-cell office:value-type="string">
            <text:p>CATALOGUES ET IMPRIMES</text:p>
          </table:table-cell>
          <table:table-cell office:value-type="string">
            <text:p>SERVICES COMMUN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236">
            <text:p>6236</text:p>
          </table:table-cell>
          <table:table-cell office:value-type="float" office:value="64">
            <text:p>64</text:p>
          </table:table-cell>
          <table:table-cell office:value-type="float" office:value="1500">
            <text:p>1500</text:p>
          </table:table-cell>
          <table:table-cell office:value-type="string">
            <text:p>CATALOGUES ET IMPRIMES</text:p>
          </table:table-cell>
          <table:table-cell office:value-type="string">
            <text:p>CRECHES ET GARDERIE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236">
            <text:p>6236</text:p>
          </table:table-cell>
          <table:table-cell office:value-type="float" office:value="820">
            <text:p>820</text:p>
          </table:table-cell>
          <table:table-cell office:value-type="float" office:value="21000">
            <text:p>21000</text:p>
          </table:table-cell>
          <table:table-cell office:value-type="string">
            <text:p>CATALOGUES ET IMPRIMES</text:p>
          </table:table-cell>
          <table:table-cell office:value-type="string">
            <text:p>SERVICES COMMUN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236">
            <text:p>6236</text:p>
          </table:table-cell>
          <table:table-cell office:value-type="float" office:value="821">
            <text:p>821</text:p>
          </table:table-cell>
          <table:table-cell office:value-type="float" office:value="710">
            <text:p>710</text:p>
          </table:table-cell>
          <table:table-cell office:value-type="string">
            <text:p>CATALOGUES ET IMPRIMES</text:p>
          </table:table-cell>
          <table:table-cell office:value-type="string">
            <text:p>EQUIPEMENTS DE VOIRIE</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236">
            <text:p>6236</text:p>
          </table:table-cell>
          <table:table-cell office:value-type="float" office:value="822">
            <text:p>822</text:p>
          </table:table-cell>
          <table:table-cell office:value-type="float" office:value="500">
            <text:p>500</text:p>
          </table:table-cell>
          <table:table-cell office:value-type="string">
            <text:p>CATALOGUES ET IMPRIMES</text:p>
          </table:table-cell>
          <table:table-cell office:value-type="string">
            <text:p>VOIRIE COMMUNALE ET ROUTE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236">
            <text:p>6236</text:p>
          </table:table-cell>
          <table:table-cell office:value-type="float" office:value="823">
            <text:p>823</text:p>
          </table:table-cell>
          <table:table-cell office:value-type="float" office:value="28000">
            <text:p>28000</text:p>
          </table:table-cell>
          <table:table-cell office:value-type="string">
            <text:p>CATALOGUES ET IMPRIMES</text:p>
          </table:table-cell>
          <table:table-cell office:value-type="string">
            <text:p>ESPACES VERTS URBAIN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236">
            <text:p>6236</text:p>
          </table:table-cell>
          <table:table-cell office:value-type="float" office:value="90">
            <text:p>90</text:p>
          </table:table-cell>
          <table:table-cell office:value-type="float" office:value="14000">
            <text:p>14000</text:p>
          </table:table-cell>
          <table:table-cell office:value-type="string">
            <text:p>CATALOGUES ET IMPRIMES</text:p>
          </table:table-cell>
          <table:table-cell office:value-type="string">
            <text:p>INTERVENTIONS ECONOMIQUE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237">
            <text:p>6237</text:p>
          </table:table-cell>
          <table:table-cell office:value-type="float" office:value="20">
            <text:p>20</text:p>
          </table:table-cell>
          <table:table-cell office:value-type="float" office:value="22500">
            <text:p>22500</text:p>
          </table:table-cell>
          <table:table-cell office:value-type="string">
            <text:p>PUBLICATIONS</text:p>
          </table:table-cell>
          <table:table-cell office:value-type="string">
            <text:p>ADMINISTRATION GENERALE DE LA COLLECTIVITE</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237">
            <text:p>6237</text:p>
          </table:table-cell>
          <table:table-cell office:value-type="float" office:value="23">
            <text:p>23</text:p>
          </table:table-cell>
          <table:table-cell office:value-type="float" office:value="787100">
            <text:p>787100</text:p>
          </table:table-cell>
          <table:table-cell office:value-type="string">
            <text:p>PUBLICATIONS</text:p>
          </table:table-cell>
          <table:table-cell office:value-type="string">
            <text:p>INFORMATION, COMMUNICATION, PUBLICITE</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237">
            <text:p>6237</text:p>
          </table:table-cell>
          <table:table-cell office:value-type="float" office:value="48">
            <text:p>48</text:p>
          </table:table-cell>
          <table:table-cell office:value-type="float" office:value="3000">
            <text:p>3000</text:p>
          </table:table-cell>
          <table:table-cell office:value-type="string">
            <text:p>PUBLICATIONS</text:p>
          </table:table-cell>
          <table:table-cell office:value-type="string">
            <text:p>AUTRES ACTIONS DE COOPERATION DECENTRALISEE</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237">
            <text:p>6237</text:p>
          </table:table-cell>
          <table:table-cell office:value-type="float" office:value="30">
            <text:p>30</text:p>
          </table:table-cell>
          <table:table-cell office:value-type="float" office:value="22000">
            <text:p>22000</text:p>
          </table:table-cell>
          <table:table-cell office:value-type="string">
            <text:p>PUBLICATIONS</text:p>
          </table:table-cell>
          <table:table-cell office:value-type="string">
            <text:p>SERVICES COMMUN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237">
            <text:p>6237</text:p>
          </table:table-cell>
          <table:table-cell office:value-type="float" office:value="40">
            <text:p>40</text:p>
          </table:table-cell>
          <table:table-cell office:value-type="float" office:value="203000">
            <text:p>203000</text:p>
          </table:table-cell>
          <table:table-cell office:value-type="string">
            <text:p>PUBLICATIONS</text:p>
          </table:table-cell>
          <table:table-cell office:value-type="string">
            <text:p>SERVICES COMMUN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238">
            <text:p>6238</text:p>
          </table:table-cell>
          <table:table-cell office:value-type="float" office:value="20">
            <text:p>20</text:p>
          </table:table-cell>
          <table:table-cell office:value-type="float" office:value="1051000">
            <text:p>1051000</text:p>
          </table:table-cell>
          <table:table-cell office:value-type="string">
            <text:p>DIVERS</text:p>
          </table:table-cell>
          <table:table-cell office:value-type="string">
            <text:p>ADMINISTRATION GENERALE DE LA COLLECTIVITE</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238">
            <text:p>6238</text:p>
          </table:table-cell>
          <table:table-cell office:value-type="float" office:value="23">
            <text:p>23</text:p>
          </table:table-cell>
          <table:table-cell office:value-type="float" office:value="7000">
            <text:p>7000</text:p>
          </table:table-cell>
          <table:table-cell office:value-type="string">
            <text:p>DIVERS</text:p>
          </table:table-cell>
          <table:table-cell office:value-type="string">
            <text:p>INFORMATION, COMMUNICATION, PUBLICITE</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238">
            <text:p>6238</text:p>
          </table:table-cell>
          <table:table-cell office:value-type="float" office:value="25">
            <text:p>25</text:p>
          </table:table-cell>
          <table:table-cell office:value-type="float" office:value="10000">
            <text:p>10000</text:p>
          </table:table-cell>
          <table:table-cell office:value-type="string">
            <text:p>DIVERS</text:p>
          </table:table-cell>
          <table:table-cell office:value-type="string">
            <text:p>AIDES AUX ASSOCIATIONS (NON CLASSEES AILLEUR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238">
            <text:p>6238</text:p>
          </table:table-cell>
          <table:table-cell office:value-type="float" office:value="26">
            <text:p>26</text:p>
          </table:table-cell>
          <table:table-cell office:value-type="float" office:value="2700">
            <text:p>2700</text:p>
          </table:table-cell>
          <table:table-cell office:value-type="string">
            <text:p>DIVERS</text:p>
          </table:table-cell>
          <table:table-cell office:value-type="string">
            <text:p>CIMETIERES ET POMPES FUNEBRE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238">
            <text:p>6238</text:p>
          </table:table-cell>
          <table:table-cell office:value-type="float" office:value="48">
            <text:p>48</text:p>
          </table:table-cell>
          <table:table-cell office:value-type="float" office:value="26000">
            <text:p>26000</text:p>
          </table:table-cell>
          <table:table-cell office:value-type="string">
            <text:p>DIVERS</text:p>
          </table:table-cell>
          <table:table-cell office:value-type="string">
            <text:p>AUTRES ACTIONS DE COOPERATION DECENTRALISEE</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238">
            <text:p>6238</text:p>
          </table:table-cell>
          <table:table-cell office:value-type="float" office:value="251">
            <text:p>251</text:p>
          </table:table-cell>
          <table:table-cell office:value-type="float" office:value="43540">
            <text:p>43540</text:p>
          </table:table-cell>
          <table:table-cell office:value-type="string">
            <text:p>DIVERS</text:p>
          </table:table-cell>
          <table:table-cell office:value-type="string">
            <text:p>HEBERGEMENT ET RESTAURATION SCOLAIRE</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238">
            <text:p>6238</text:p>
          </table:table-cell>
          <table:table-cell office:value-type="float" office:value="30">
            <text:p>30</text:p>
          </table:table-cell>
          <table:table-cell office:value-type="float" office:value="1035000">
            <text:p>1035000</text:p>
          </table:table-cell>
          <table:table-cell office:value-type="string">
            <text:p>DIVERS</text:p>
          </table:table-cell>
          <table:table-cell office:value-type="string">
            <text:p>SERVICES COMMUN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238">
            <text:p>6238</text:p>
          </table:table-cell>
          <table:table-cell office:value-type="float" office:value="313">
            <text:p>313</text:p>
          </table:table-cell>
          <table:table-cell office:value-type="float" office:value="426000">
            <text:p>426000</text:p>
          </table:table-cell>
          <table:table-cell office:value-type="string">
            <text:p>DIVERS</text:p>
          </table:table-cell>
          <table:table-cell office:value-type="string">
            <text:p>THEATRE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238">
            <text:p>6238</text:p>
          </table:table-cell>
          <table:table-cell office:value-type="float" office:value="314">
            <text:p>314</text:p>
          </table:table-cell>
          <table:table-cell office:value-type="float" office:value="36000">
            <text:p>36000</text:p>
          </table:table-cell>
          <table:table-cell office:value-type="string">
            <text:p>DIVERS</text:p>
          </table:table-cell>
          <table:table-cell office:value-type="string">
            <text:p>CINEMAS ET AUTRES SALLES DE SPECTACLE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238">
            <text:p>6238</text:p>
          </table:table-cell>
          <table:table-cell office:value-type="float" office:value="40">
            <text:p>40</text:p>
          </table:table-cell>
          <table:table-cell office:value-type="float" office:value="2850">
            <text:p>2850</text:p>
          </table:table-cell>
          <table:table-cell office:value-type="string">
            <text:p>DIVERS</text:p>
          </table:table-cell>
          <table:table-cell office:value-type="string">
            <text:p>SERVICES COMMUN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238">
            <text:p>6238</text:p>
          </table:table-cell>
          <table:table-cell office:value-type="float" office:value="415">
            <text:p>415</text:p>
          </table:table-cell>
          <table:table-cell office:value-type="float" office:value="13960">
            <text:p>13960</text:p>
          </table:table-cell>
          <table:table-cell office:value-type="string">
            <text:p>DIVERS</text:p>
          </table:table-cell>
          <table:table-cell office:value-type="string">
            <text:p>MANIFESTATIONS SPORTIVE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238">
            <text:p>6238</text:p>
          </table:table-cell>
          <table:table-cell office:value-type="float" office:value="421">
            <text:p>421</text:p>
          </table:table-cell>
          <table:table-cell office:value-type="float" office:value="289201">
            <text:p>289201</text:p>
          </table:table-cell>
          <table:table-cell office:value-type="string">
            <text:p>DIVERS</text:p>
          </table:table-cell>
          <table:table-cell office:value-type="string">
            <text:p>CENTRES DE LOISIR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238">
            <text:p>6238</text:p>
          </table:table-cell>
          <table:table-cell office:value-type="float" office:value="422">
            <text:p>422</text:p>
          </table:table-cell>
          <table:table-cell office:value-type="float" office:value="79738">
            <text:p>79738</text:p>
          </table:table-cell>
          <table:table-cell office:value-type="string">
            <text:p>DIVERS</text:p>
          </table:table-cell>
          <table:table-cell office:value-type="string">
            <text:p>AUTRES ACTIVITES POUR LES JEUNE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238">
            <text:p>6238</text:p>
          </table:table-cell>
          <table:table-cell office:value-type="float" office:value="520">
            <text:p>520</text:p>
          </table:table-cell>
          <table:table-cell office:value-type="float" office:value="30900">
            <text:p>30900</text:p>
          </table:table-cell>
          <table:table-cell office:value-type="string">
            <text:p>DIVERS</text:p>
          </table:table-cell>
          <table:table-cell office:value-type="string">
            <text:p>SERVICES COMMUN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238">
            <text:p>6238</text:p>
          </table:table-cell>
          <table:table-cell office:value-type="float" office:value="64">
            <text:p>64</text:p>
          </table:table-cell>
          <table:table-cell office:value-type="float" office:value="10500">
            <text:p>10500</text:p>
          </table:table-cell>
          <table:table-cell office:value-type="string">
            <text:p>DIVERS</text:p>
          </table:table-cell>
          <table:table-cell office:value-type="string">
            <text:p>CRECHES ET GARDERIE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238">
            <text:p>6238</text:p>
          </table:table-cell>
          <table:table-cell office:value-type="float" office:value="820">
            <text:p>820</text:p>
          </table:table-cell>
          <table:table-cell office:value-type="float" office:value="2000">
            <text:p>2000</text:p>
          </table:table-cell>
          <table:table-cell office:value-type="string">
            <text:p>DIVERS</text:p>
          </table:table-cell>
          <table:table-cell office:value-type="string">
            <text:p>SERVICES COMMUN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238">
            <text:p>6238</text:p>
          </table:table-cell>
          <table:table-cell office:value-type="float" office:value="822">
            <text:p>822</text:p>
          </table:table-cell>
          <table:table-cell office:value-type="float" office:value="1000">
            <text:p>1000</text:p>
          </table:table-cell>
          <table:table-cell office:value-type="string">
            <text:p>DIVERS</text:p>
          </table:table-cell>
          <table:table-cell office:value-type="string">
            <text:p>VOIRIE COMMUNALE ET ROUTE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238">
            <text:p>6238</text:p>
          </table:table-cell>
          <table:table-cell office:value-type="float" office:value="823">
            <text:p>823</text:p>
          </table:table-cell>
          <table:table-cell office:value-type="float" office:value="57000">
            <text:p>57000</text:p>
          </table:table-cell>
          <table:table-cell office:value-type="string">
            <text:p>DIVERS</text:p>
          </table:table-cell>
          <table:table-cell office:value-type="string">
            <text:p>ESPACES VERTS URBAIN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238">
            <text:p>6238</text:p>
          </table:table-cell>
          <table:table-cell office:value-type="float" office:value="824">
            <text:p>824</text:p>
          </table:table-cell>
          <table:table-cell office:value-type="float" office:value="5000">
            <text:p>5000</text:p>
          </table:table-cell>
          <table:table-cell office:value-type="string">
            <text:p>DIVERS</text:p>
          </table:table-cell>
          <table:table-cell office:value-type="string">
            <text:p>AUTRES OPERATIONS D'AMENAGEMENT URBAIN</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238">
            <text:p>6238</text:p>
          </table:table-cell>
          <table:table-cell office:value-type="float" office:value="91">
            <text:p>91</text:p>
          </table:table-cell>
          <table:table-cell office:value-type="float" office:value="480000">
            <text:p>480000</text:p>
          </table:table-cell>
          <table:table-cell office:value-type="string">
            <text:p>DIVERS</text:p>
          </table:table-cell>
          <table:table-cell office:value-type="string">
            <text:p>FOIRES ET MARCHE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241">
            <text:p>6241</text:p>
          </table:table-cell>
          <table:table-cell office:value-type="float" office:value="20">
            <text:p>20</text:p>
          </table:table-cell>
          <table:table-cell office:value-type="float" office:value="51000">
            <text:p>51000</text:p>
          </table:table-cell>
          <table:table-cell office:value-type="string">
            <text:p>TRANSPORT DE BIENS</text:p>
          </table:table-cell>
          <table:table-cell office:value-type="string">
            <text:p>ADMINISTRATION GENERALE DE LA COLLECTIVITE</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241">
            <text:p>6241</text:p>
          </table:table-cell>
          <table:table-cell office:value-type="float" office:value="48">
            <text:p>48</text:p>
          </table:table-cell>
          <table:table-cell office:value-type="float" office:value="2000">
            <text:p>2000</text:p>
          </table:table-cell>
          <table:table-cell office:value-type="string">
            <text:p>TRANSPORT DE BIENS</text:p>
          </table:table-cell>
          <table:table-cell office:value-type="string">
            <text:p>AUTRES ACTIONS DE COOPERATION DECENTRALISEE</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241">
            <text:p>6241</text:p>
          </table:table-cell>
          <table:table-cell office:value-type="float" office:value="211">
            <text:p>211</text:p>
          </table:table-cell>
          <table:table-cell office:value-type="float" office:value="4900">
            <text:p>4900</text:p>
          </table:table-cell>
          <table:table-cell office:value-type="string">
            <text:p>TRANSPORT DE BIENS</text:p>
          </table:table-cell>
          <table:table-cell office:value-type="string">
            <text:p>ECOLES MATERNELLE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241">
            <text:p>6241</text:p>
          </table:table-cell>
          <table:table-cell office:value-type="float" office:value="212">
            <text:p>212</text:p>
          </table:table-cell>
          <table:table-cell office:value-type="float" office:value="4900">
            <text:p>4900</text:p>
          </table:table-cell>
          <table:table-cell office:value-type="string">
            <text:p>TRANSPORT DE BIENS</text:p>
          </table:table-cell>
          <table:table-cell office:value-type="string">
            <text:p>ECOLES PRIMAIRE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241">
            <text:p>6241</text:p>
          </table:table-cell>
          <table:table-cell office:value-type="float" office:value="30">
            <text:p>30</text:p>
          </table:table-cell>
          <table:table-cell office:value-type="float" office:value="80000">
            <text:p>80000</text:p>
          </table:table-cell>
          <table:table-cell office:value-type="string">
            <text:p>TRANSPORT DE BIENS</text:p>
          </table:table-cell>
          <table:table-cell office:value-type="string">
            <text:p>SERVICES COMMUN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241">
            <text:p>6241</text:p>
          </table:table-cell>
          <table:table-cell office:value-type="float" office:value="313">
            <text:p>313</text:p>
          </table:table-cell>
          <table:table-cell office:value-type="float" office:value="500">
            <text:p>500</text:p>
          </table:table-cell>
          <table:table-cell office:value-type="string">
            <text:p>TRANSPORT DE BIENS</text:p>
          </table:table-cell>
          <table:table-cell office:value-type="string">
            <text:p>THEATRE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241">
            <text:p>6241</text:p>
          </table:table-cell>
          <table:table-cell office:value-type="float" office:value="314">
            <text:p>314</text:p>
          </table:table-cell>
          <table:table-cell office:value-type="float" office:value="11000">
            <text:p>11000</text:p>
          </table:table-cell>
          <table:table-cell office:value-type="string">
            <text:p>TRANSPORT DE BIENS</text:p>
          </table:table-cell>
          <table:table-cell office:value-type="string">
            <text:p>CINEMAS ET AUTRES SALLES DE SPECTACLE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244">
            <text:p>6244</text:p>
          </table:table-cell>
          <table:table-cell office:value-type="float" office:value="20">
            <text:p>20</text:p>
          </table:table-cell>
          <table:table-cell office:value-type="float" office:value="9100">
            <text:p>9100</text:p>
          </table:table-cell>
          <table:table-cell office:value-type="string">
            <text:p>TRANSPORTS ADMINISTRATIFS</text:p>
          </table:table-cell>
          <table:table-cell office:value-type="string">
            <text:p>ADMINISTRATION GENERALE DE LA COLLECTIVITE</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244">
            <text:p>6244</text:p>
          </table:table-cell>
          <table:table-cell office:value-type="float" office:value="48">
            <text:p>48</text:p>
          </table:table-cell>
          <table:table-cell office:value-type="float" office:value="400">
            <text:p>400</text:p>
          </table:table-cell>
          <table:table-cell office:value-type="string">
            <text:p>TRANSPORTS ADMINISTRATIFS</text:p>
          </table:table-cell>
          <table:table-cell office:value-type="string">
            <text:p>AUTRES ACTIONS DE COOPERATION DECENTRALISEE</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244">
            <text:p>6244</text:p>
          </table:table-cell>
          <table:table-cell office:value-type="float" office:value="820">
            <text:p>820</text:p>
          </table:table-cell>
          <table:table-cell office:value-type="float" office:value="300">
            <text:p>300</text:p>
          </table:table-cell>
          <table:table-cell office:value-type="string">
            <text:p>TRANSPORTS ADMINISTRATIFS</text:p>
          </table:table-cell>
          <table:table-cell office:value-type="string">
            <text:p>SERVICES COMMUN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244">
            <text:p>6244</text:p>
          </table:table-cell>
          <table:table-cell office:value-type="float" office:value="823">
            <text:p>823</text:p>
          </table:table-cell>
          <table:table-cell office:value-type="float" office:value="200">
            <text:p>200</text:p>
          </table:table-cell>
          <table:table-cell office:value-type="string">
            <text:p>TRANSPORTS ADMINISTRATIFS</text:p>
          </table:table-cell>
          <table:table-cell office:value-type="string">
            <text:p>ESPACES VERTS URBAIN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244">
            <text:p>6244</text:p>
          </table:table-cell>
          <table:table-cell office:value-type="float" office:value="824">
            <text:p>824</text:p>
          </table:table-cell>
          <table:table-cell office:value-type="float" office:value="300">
            <text:p>300</text:p>
          </table:table-cell>
          <table:table-cell office:value-type="string">
            <text:p>TRANSPORTS ADMINISTRATIFS</text:p>
          </table:table-cell>
          <table:table-cell office:value-type="string">
            <text:p>AUTRES OPERATIONS D'AMENAGEMENT URBAIN</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247">
            <text:p>6247</text:p>
          </table:table-cell>
          <table:table-cell office:value-type="float" office:value="20">
            <text:p>20</text:p>
          </table:table-cell>
          <table:table-cell office:value-type="float" office:value="1000">
            <text:p>1000</text:p>
          </table:table-cell>
          <table:table-cell office:value-type="string">
            <text:p>TRANSPORT COLLECTIF</text:p>
          </table:table-cell>
          <table:table-cell office:value-type="string">
            <text:p>ADMINISTRATION GENERALE DE LA COLLECTIVITE</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247">
            <text:p>6247</text:p>
          </table:table-cell>
          <table:table-cell office:value-type="float" office:value="48">
            <text:p>48</text:p>
          </table:table-cell>
          <table:table-cell office:value-type="float" office:value="4900">
            <text:p>4900</text:p>
          </table:table-cell>
          <table:table-cell office:value-type="string">
            <text:p>TRANSPORT COLLECTIF</text:p>
          </table:table-cell>
          <table:table-cell office:value-type="string">
            <text:p>AUTRES ACTIONS DE COOPERATION DECENTRALISEE</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247">
            <text:p>6247</text:p>
          </table:table-cell>
          <table:table-cell office:value-type="float" office:value="211">
            <text:p>211</text:p>
          </table:table-cell>
          <table:table-cell office:value-type="float" office:value="2350">
            <text:p>2350</text:p>
          </table:table-cell>
          <table:table-cell office:value-type="string">
            <text:p>TRANSPORT COLLECTIF</text:p>
          </table:table-cell>
          <table:table-cell office:value-type="string">
            <text:p>ECOLES MATERNELLE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247">
            <text:p>6247</text:p>
          </table:table-cell>
          <table:table-cell office:value-type="float" office:value="212">
            <text:p>212</text:p>
          </table:table-cell>
          <table:table-cell office:value-type="float" office:value="24225">
            <text:p>24225</text:p>
          </table:table-cell>
          <table:table-cell office:value-type="string">
            <text:p>TRANSPORT COLLECTIF</text:p>
          </table:table-cell>
          <table:table-cell office:value-type="string">
            <text:p>ECOLES PRIMAIRE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247">
            <text:p>6247</text:p>
          </table:table-cell>
          <table:table-cell office:value-type="float" office:value="251">
            <text:p>251</text:p>
          </table:table-cell>
          <table:table-cell office:value-type="float" office:value="959.5">
            <text:p>959,5</text:p>
          </table:table-cell>
          <table:table-cell office:value-type="string">
            <text:p>TRANSPORT COLLECTIF</text:p>
          </table:table-cell>
          <table:table-cell office:value-type="string">
            <text:p>HEBERGEMENT ET RESTAURATION SCOLAIRE</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247">
            <text:p>6247</text:p>
          </table:table-cell>
          <table:table-cell office:value-type="float" office:value="415">
            <text:p>415</text:p>
          </table:table-cell>
          <table:table-cell office:value-type="float" office:value="23270">
            <text:p>23270</text:p>
          </table:table-cell>
          <table:table-cell office:value-type="string">
            <text:p>TRANSPORT COLLECTIF</text:p>
          </table:table-cell>
          <table:table-cell office:value-type="string">
            <text:p>MANIFESTATIONS SPORTIVE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247">
            <text:p>6247</text:p>
          </table:table-cell>
          <table:table-cell office:value-type="float" office:value="421">
            <text:p>421</text:p>
          </table:table-cell>
          <table:table-cell office:value-type="float" office:value="167762">
            <text:p>167762</text:p>
          </table:table-cell>
          <table:table-cell office:value-type="string">
            <text:p>TRANSPORT COLLECTIF</text:p>
          </table:table-cell>
          <table:table-cell office:value-type="string">
            <text:p>CENTRES DE LOISIR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247">
            <text:p>6247</text:p>
          </table:table-cell>
          <table:table-cell office:value-type="float" office:value="422">
            <text:p>422</text:p>
          </table:table-cell>
          <table:table-cell office:value-type="float" office:value="37600">
            <text:p>37600</text:p>
          </table:table-cell>
          <table:table-cell office:value-type="string">
            <text:p>TRANSPORT COLLECTIF</text:p>
          </table:table-cell>
          <table:table-cell office:value-type="string">
            <text:p>AUTRES ACTIVITES POUR LES JEUNE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251">
            <text:p>6251</text:p>
          </table:table-cell>
          <table:table-cell office:value-type="float" office:value="20">
            <text:p>20</text:p>
          </table:table-cell>
          <table:table-cell office:value-type="float" office:value="25000">
            <text:p>25000</text:p>
          </table:table-cell>
          <table:table-cell office:value-type="string">
            <text:p>VOYAGES ET DEPLACEMENTS</text:p>
          </table:table-cell>
          <table:table-cell office:value-type="string">
            <text:p>ADMINISTRATION GENERALE DE LA COLLECTIVITE</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251">
            <text:p>6251</text:p>
          </table:table-cell>
          <table:table-cell office:value-type="float" office:value="48">
            <text:p>48</text:p>
          </table:table-cell>
          <table:table-cell office:value-type="float" office:value="41400">
            <text:p>41400</text:p>
          </table:table-cell>
          <table:table-cell office:value-type="string">
            <text:p>VOYAGES ET DEPLACEMENTS</text:p>
          </table:table-cell>
          <table:table-cell office:value-type="string">
            <text:p>AUTRES ACTIONS DE COOPERATION DECENTRALISEE</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251">
            <text:p>6251</text:p>
          </table:table-cell>
          <table:table-cell office:value-type="float" office:value="520">
            <text:p>520</text:p>
          </table:table-cell>
          <table:table-cell office:value-type="float" office:value="1400">
            <text:p>1400</text:p>
          </table:table-cell>
          <table:table-cell office:value-type="string">
            <text:p>VOYAGES ET DEPLACEMENTS</text:p>
          </table:table-cell>
          <table:table-cell office:value-type="string">
            <text:p>SERVICES COMMUN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255">
            <text:p>6255</text:p>
          </table:table-cell>
          <table:table-cell office:value-type="float" office:value="20">
            <text:p>20</text:p>
          </table:table-cell>
          <table:table-cell office:value-type="float" office:value="13990">
            <text:p>13990</text:p>
          </table:table-cell>
          <table:table-cell office:value-type="string">
            <text:p>FRAIS DE DEMENAGEMENT</text:p>
          </table:table-cell>
          <table:table-cell office:value-type="string">
            <text:p>ADMINISTRATION GENERALE DE LA COLLECTIVITE</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256">
            <text:p>6256</text:p>
          </table:table-cell>
          <table:table-cell office:value-type="float" office:value="20">
            <text:p>20</text:p>
          </table:table-cell>
          <table:table-cell office:value-type="float" office:value="108164">
            <text:p>108164</text:p>
          </table:table-cell>
          <table:table-cell office:value-type="string">
            <text:p>MISSIONS</text:p>
          </table:table-cell>
          <table:table-cell office:value-type="string">
            <text:p>ADMINISTRATION GENERALE DE LA COLLECTIVITE</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256">
            <text:p>6256</text:p>
          </table:table-cell>
          <table:table-cell office:value-type="float" office:value="48">
            <text:p>48</text:p>
          </table:table-cell>
          <table:table-cell office:value-type="float" office:value="20000">
            <text:p>20000</text:p>
          </table:table-cell>
          <table:table-cell office:value-type="string">
            <text:p>MISSIONS</text:p>
          </table:table-cell>
          <table:table-cell office:value-type="string">
            <text:p>AUTRES ACTIONS DE COOPERATION DECENTRALISEE</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256">
            <text:p>6256</text:p>
          </table:table-cell>
          <table:table-cell office:value-type="float" office:value="422">
            <text:p>422</text:p>
          </table:table-cell>
          <table:table-cell office:value-type="float" office:value="3600">
            <text:p>3600</text:p>
          </table:table-cell>
          <table:table-cell office:value-type="string">
            <text:p>MISSIONS</text:p>
          </table:table-cell>
          <table:table-cell office:value-type="string">
            <text:p>AUTRES ACTIVITES POUR LES JEUNE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257">
            <text:p>6257</text:p>
          </table:table-cell>
          <table:table-cell office:value-type="float" office:value="20">
            <text:p>20</text:p>
          </table:table-cell>
          <table:table-cell office:value-type="float" office:value="8000">
            <text:p>8000</text:p>
          </table:table-cell>
          <table:table-cell office:value-type="string">
            <text:p>RECEPTIONS</text:p>
          </table:table-cell>
          <table:table-cell office:value-type="string">
            <text:p>ADMINISTRATION GENERALE DE LA COLLECTIVITE</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257">
            <text:p>6257</text:p>
          </table:table-cell>
          <table:table-cell office:value-type="float" office:value="25">
            <text:p>25</text:p>
          </table:table-cell>
          <table:table-cell office:value-type="float" office:value="10000">
            <text:p>10000</text:p>
          </table:table-cell>
          <table:table-cell office:value-type="string">
            <text:p>RECEPTIONS</text:p>
          </table:table-cell>
          <table:table-cell office:value-type="string">
            <text:p>AIDES AUX ASSOCIATIONS (NON CLASSEES AILLEUR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257">
            <text:p>6257</text:p>
          </table:table-cell>
          <table:table-cell office:value-type="float" office:value="48">
            <text:p>48</text:p>
          </table:table-cell>
          <table:table-cell office:value-type="float" office:value="3000">
            <text:p>3000</text:p>
          </table:table-cell>
          <table:table-cell office:value-type="string">
            <text:p>RECEPTIONS</text:p>
          </table:table-cell>
          <table:table-cell office:value-type="string">
            <text:p>AUTRES ACTIONS DE COOPERATION DECENTRALISEE</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257">
            <text:p>6257</text:p>
          </table:table-cell>
          <table:table-cell office:value-type="float" office:value="213">
            <text:p>213</text:p>
          </table:table-cell>
          <table:table-cell office:value-type="float" office:value="300">
            <text:p>300</text:p>
          </table:table-cell>
          <table:table-cell office:value-type="string">
            <text:p>RECEPTIONS</text:p>
          </table:table-cell>
          <table:table-cell office:value-type="string">
            <text:p>CLASSES REGROUPEE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257">
            <text:p>6257</text:p>
          </table:table-cell>
          <table:table-cell office:value-type="float" office:value="30">
            <text:p>30</text:p>
          </table:table-cell>
          <table:table-cell office:value-type="float" office:value="65000">
            <text:p>65000</text:p>
          </table:table-cell>
          <table:table-cell office:value-type="string">
            <text:p>RECEPTIONS</text:p>
          </table:table-cell>
          <table:table-cell office:value-type="string">
            <text:p>SERVICES COMMUN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257">
            <text:p>6257</text:p>
          </table:table-cell>
          <table:table-cell office:value-type="float" office:value="313">
            <text:p>313</text:p>
          </table:table-cell>
          <table:table-cell office:value-type="float" office:value="15000">
            <text:p>15000</text:p>
          </table:table-cell>
          <table:table-cell office:value-type="string">
            <text:p>RECEPTIONS</text:p>
          </table:table-cell>
          <table:table-cell office:value-type="string">
            <text:p>THEATRE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257">
            <text:p>6257</text:p>
          </table:table-cell>
          <table:table-cell office:value-type="float" office:value="314">
            <text:p>314</text:p>
          </table:table-cell>
          <table:table-cell office:value-type="float" office:value="10000">
            <text:p>10000</text:p>
          </table:table-cell>
          <table:table-cell office:value-type="string">
            <text:p>RECEPTIONS</text:p>
          </table:table-cell>
          <table:table-cell office:value-type="string">
            <text:p>CINEMAS ET AUTRES SALLES DE SPECTACLE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257">
            <text:p>6257</text:p>
          </table:table-cell>
          <table:table-cell office:value-type="float" office:value="422">
            <text:p>422</text:p>
          </table:table-cell>
          <table:table-cell office:value-type="float" office:value="35200">
            <text:p>35200</text:p>
          </table:table-cell>
          <table:table-cell office:value-type="string">
            <text:p>RECEPTIONS</text:p>
          </table:table-cell>
          <table:table-cell office:value-type="string">
            <text:p>AUTRES ACTIVITES POUR LES JEUNE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261">
            <text:p>6261</text:p>
          </table:table-cell>
          <table:table-cell office:value-type="float" office:value="20">
            <text:p>20</text:p>
          </table:table-cell>
          <table:table-cell office:value-type="float" office:value="420910">
            <text:p>420910</text:p>
          </table:table-cell>
          <table:table-cell office:value-type="string">
            <text:p>FRAIS D'AFFRANCHISSEMENT</text:p>
          </table:table-cell>
          <table:table-cell office:value-type="string">
            <text:p>ADMINISTRATION GENERALE DE LA COLLECTIVITE</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261">
            <text:p>6261</text:p>
          </table:table-cell>
          <table:table-cell office:value-type="float" office:value="22">
            <text:p>22</text:p>
          </table:table-cell>
          <table:table-cell office:value-type="float" office:value="8400">
            <text:p>8400</text:p>
          </table:table-cell>
          <table:table-cell office:value-type="string">
            <text:p>FRAIS D'AFFRANCHISSEMENT</text:p>
          </table:table-cell>
          <table:table-cell office:value-type="string">
            <text:p>ADMINISTRATION GENERALE DE L'ETAT</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261">
            <text:p>6261</text:p>
          </table:table-cell>
          <table:table-cell office:value-type="float" office:value="48">
            <text:p>48</text:p>
          </table:table-cell>
          <table:table-cell office:value-type="float" office:value="600">
            <text:p>600</text:p>
          </table:table-cell>
          <table:table-cell office:value-type="string">
            <text:p>FRAIS D'AFFRANCHISSEMENT</text:p>
          </table:table-cell>
          <table:table-cell office:value-type="string">
            <text:p>AUTRES ACTIONS DE COOPERATION DECENTRALISEE</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261">
            <text:p>6261</text:p>
          </table:table-cell>
          <table:table-cell office:value-type="float" office:value="823">
            <text:p>823</text:p>
          </table:table-cell>
          <table:table-cell office:value-type="float" office:value="200">
            <text:p>200</text:p>
          </table:table-cell>
          <table:table-cell office:value-type="string">
            <text:p>FRAIS D'AFFRANCHISSEMENT</text:p>
          </table:table-cell>
          <table:table-cell office:value-type="string">
            <text:p>ESPACES VERTS URBAIN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262">
            <text:p>6262</text:p>
          </table:table-cell>
          <table:table-cell office:value-type="float" office:value="20">
            <text:p>20</text:p>
          </table:table-cell>
          <table:table-cell office:value-type="float" office:value="399000">
            <text:p>399000</text:p>
          </table:table-cell>
          <table:table-cell office:value-type="string">
            <text:p>FRAIS DE TELECOMMUNICATIONS</text:p>
          </table:table-cell>
          <table:table-cell office:value-type="string">
            <text:p>ADMINISTRATION GENERALE DE LA COLLECTIVITE</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262">
            <text:p>6262</text:p>
          </table:table-cell>
          <table:table-cell office:value-type="float" office:value="112">
            <text:p>112</text:p>
          </table:table-cell>
          <table:table-cell office:value-type="float" office:value="90000">
            <text:p>90000</text:p>
          </table:table-cell>
          <table:table-cell office:value-type="string">
            <text:p>FRAIS DE TELECOMMUNICATIONS</text:p>
          </table:table-cell>
          <table:table-cell office:value-type="string">
            <text:p>POLICE MUNICIPALE</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262">
            <text:p>6262</text:p>
          </table:table-cell>
          <table:table-cell office:value-type="float" office:value="213">
            <text:p>213</text:p>
          </table:table-cell>
          <table:table-cell office:value-type="float" office:value="30000">
            <text:p>30000</text:p>
          </table:table-cell>
          <table:table-cell office:value-type="string">
            <text:p>FRAIS DE TELECOMMUNICATIONS</text:p>
          </table:table-cell>
          <table:table-cell office:value-type="string">
            <text:p>CLASSES REGROUPEE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262">
            <text:p>6262</text:p>
          </table:table-cell>
          <table:table-cell office:value-type="float" office:value="33">
            <text:p>33</text:p>
          </table:table-cell>
          <table:table-cell office:value-type="float" office:value="3500">
            <text:p>3500</text:p>
          </table:table-cell>
          <table:table-cell office:value-type="string">
            <text:p>FRAIS DE TELECOMMUNICATIONS</text:p>
          </table:table-cell>
          <table:table-cell office:value-type="string">
            <text:p>ACTION CULTURELLE</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262">
            <text:p>6262</text:p>
          </table:table-cell>
          <table:table-cell office:value-type="float" office:value="422">
            <text:p>422</text:p>
          </table:table-cell>
          <table:table-cell office:value-type="float" office:value="69940">
            <text:p>69940</text:p>
          </table:table-cell>
          <table:table-cell office:value-type="string">
            <text:p>FRAIS DE TELECOMMUNICATIONS</text:p>
          </table:table-cell>
          <table:table-cell office:value-type="string">
            <text:p>AUTRES ACTIVITES POUR LES JEUNE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262">
            <text:p>6262</text:p>
          </table:table-cell>
          <table:table-cell office:value-type="float" office:value="64">
            <text:p>64</text:p>
          </table:table-cell>
          <table:table-cell office:value-type="float" office:value="28000">
            <text:p>28000</text:p>
          </table:table-cell>
          <table:table-cell office:value-type="string">
            <text:p>FRAIS DE TELECOMMUNICATIONS</text:p>
          </table:table-cell>
          <table:table-cell office:value-type="string">
            <text:p>CRECHES ET GARDERIE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27">
            <text:p>627</text:p>
          </table:table-cell>
          <table:table-cell office:value-type="float" office:value="26">
            <text:p>26</text:p>
          </table:table-cell>
          <table:table-cell office:value-type="float" office:value="200">
            <text:p>200</text:p>
          </table:table-cell>
          <table:table-cell office:value-type="string">
            <text:p>SERVICES BANCAIRES ET ASSIMILES</text:p>
          </table:table-cell>
          <table:table-cell office:value-type="string">
            <text:p>CIMETIERES ET POMPES FUNEBRE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27">
            <text:p>627</text:p>
          </table:table-cell>
          <table:table-cell office:value-type="float" office:value="48">
            <text:p>48</text:p>
          </table:table-cell>
          <table:table-cell office:value-type="float" office:value="50">
            <text:p>50</text:p>
          </table:table-cell>
          <table:table-cell office:value-type="string">
            <text:p>SERVICES BANCAIRES ET ASSIMILES</text:p>
          </table:table-cell>
          <table:table-cell office:value-type="string">
            <text:p>AUTRES ACTIONS DE COOPERATION DECENTRALISEE</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27">
            <text:p>627</text:p>
          </table:table-cell>
          <table:table-cell office:value-type="float" office:value="112">
            <text:p>112</text:p>
          </table:table-cell>
          <table:table-cell office:value-type="float" office:value="20400">
            <text:p>20400</text:p>
          </table:table-cell>
          <table:table-cell office:value-type="string">
            <text:p>SERVICES BANCAIRES ET ASSIMILES</text:p>
          </table:table-cell>
          <table:table-cell office:value-type="string">
            <text:p>POLICE MUNICIPALE</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27">
            <text:p>627</text:p>
          </table:table-cell>
          <table:table-cell office:value-type="float" office:value="251">
            <text:p>251</text:p>
          </table:table-cell>
          <table:table-cell office:value-type="float" office:value="7000">
            <text:p>7000</text:p>
          </table:table-cell>
          <table:table-cell office:value-type="string">
            <text:p>SERVICES BANCAIRES ET ASSIMILES</text:p>
          </table:table-cell>
          <table:table-cell office:value-type="string">
            <text:p>HEBERGEMENT ET RESTAURATION SCOLAIRE</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27">
            <text:p>627</text:p>
          </table:table-cell>
          <table:table-cell office:value-type="float" office:value="30">
            <text:p>30</text:p>
          </table:table-cell>
          <table:table-cell office:value-type="float" office:value="100">
            <text:p>100</text:p>
          </table:table-cell>
          <table:table-cell office:value-type="string">
            <text:p>SERVICES BANCAIRES ET ASSIMILES</text:p>
          </table:table-cell>
          <table:table-cell office:value-type="string">
            <text:p>SERVICES COMMUN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27">
            <text:p>627</text:p>
          </table:table-cell>
          <table:table-cell office:value-type="float" office:value="313">
            <text:p>313</text:p>
          </table:table-cell>
          <table:table-cell office:value-type="float" office:value="500">
            <text:p>500</text:p>
          </table:table-cell>
          <table:table-cell office:value-type="string">
            <text:p>SERVICES BANCAIRES ET ASSIMILES</text:p>
          </table:table-cell>
          <table:table-cell office:value-type="string">
            <text:p>THEATRE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27">
            <text:p>627</text:p>
          </table:table-cell>
          <table:table-cell office:value-type="float" office:value="64">
            <text:p>64</text:p>
          </table:table-cell>
          <table:table-cell office:value-type="float" office:value="6900">
            <text:p>6900</text:p>
          </table:table-cell>
          <table:table-cell office:value-type="string">
            <text:p>SERVICES BANCAIRES ET ASSIMILES</text:p>
          </table:table-cell>
          <table:table-cell office:value-type="string">
            <text:p>CRECHES ET GARDERIE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27">
            <text:p>627</text:p>
          </table:table-cell>
          <table:table-cell office:value-type="float" office:value="823">
            <text:p>823</text:p>
          </table:table-cell>
          <table:table-cell office:value-type="float" office:value="3500">
            <text:p>3500</text:p>
          </table:table-cell>
          <table:table-cell office:value-type="string">
            <text:p>SERVICES BANCAIRES ET ASSIMILES</text:p>
          </table:table-cell>
          <table:table-cell office:value-type="string">
            <text:p>ESPACES VERTS URBAIN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281">
            <text:p>6281</text:p>
          </table:table-cell>
          <table:table-cell office:value-type="float" office:value="20">
            <text:p>20</text:p>
          </table:table-cell>
          <table:table-cell office:value-type="float" office:value="288800">
            <text:p>288800</text:p>
          </table:table-cell>
          <table:table-cell office:value-type="string">
            <text:p>CONCOURS DIVERS (COTISATIONS)</text:p>
          </table:table-cell>
          <table:table-cell office:value-type="string">
            <text:p>ADMINISTRATION GENERALE DE LA COLLECTIVITE</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281">
            <text:p>6281</text:p>
          </table:table-cell>
          <table:table-cell office:value-type="float" office:value="520">
            <text:p>520</text:p>
          </table:table-cell>
          <table:table-cell office:value-type="float" office:value="1000">
            <text:p>1000</text:p>
          </table:table-cell>
          <table:table-cell office:value-type="string">
            <text:p>CONCOURS DIVERS (COTISATIONS)</text:p>
          </table:table-cell>
          <table:table-cell office:value-type="string">
            <text:p>SERVICES COMMUN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282">
            <text:p>6282</text:p>
          </table:table-cell>
          <table:table-cell office:value-type="float" office:value="20">
            <text:p>20</text:p>
          </table:table-cell>
          <table:table-cell office:value-type="float" office:value="129150">
            <text:p>129150</text:p>
          </table:table-cell>
          <table:table-cell office:value-type="string">
            <text:p>FRAIS DE GARDIENNAGE</text:p>
          </table:table-cell>
          <table:table-cell office:value-type="string">
            <text:p>ADMINISTRATION GENERALE DE LA COLLECTIVITE</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282">
            <text:p>6282</text:p>
          </table:table-cell>
          <table:table-cell office:value-type="float" office:value="24">
            <text:p>24</text:p>
          </table:table-cell>
          <table:table-cell office:value-type="float" office:value="14600">
            <text:p>14600</text:p>
          </table:table-cell>
          <table:table-cell office:value-type="string">
            <text:p>FRAIS DE GARDIENNAGE</text:p>
          </table:table-cell>
          <table:table-cell office:value-type="string">
            <text:p>FETES ET CEREMONIE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282">
            <text:p>6282</text:p>
          </table:table-cell>
          <table:table-cell office:value-type="float" office:value="25">
            <text:p>25</text:p>
          </table:table-cell>
          <table:table-cell office:value-type="float" office:value="2000">
            <text:p>2000</text:p>
          </table:table-cell>
          <table:table-cell office:value-type="string">
            <text:p>FRAIS DE GARDIENNAGE</text:p>
          </table:table-cell>
          <table:table-cell office:value-type="string">
            <text:p>AIDES AUX ASSOCIATIONS (NON CLASSEES AILLEUR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282">
            <text:p>6282</text:p>
          </table:table-cell>
          <table:table-cell office:value-type="float" office:value="26">
            <text:p>26</text:p>
          </table:table-cell>
          <table:table-cell office:value-type="float" office:value="200">
            <text:p>200</text:p>
          </table:table-cell>
          <table:table-cell office:value-type="string">
            <text:p>FRAIS DE GARDIENNAGE</text:p>
          </table:table-cell>
          <table:table-cell office:value-type="string">
            <text:p>CIMETIERES ET POMPES FUNEBRE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282">
            <text:p>6282</text:p>
          </table:table-cell>
          <table:table-cell office:value-type="float" office:value="48">
            <text:p>48</text:p>
          </table:table-cell>
          <table:table-cell office:value-type="float" office:value="1000">
            <text:p>1000</text:p>
          </table:table-cell>
          <table:table-cell office:value-type="string">
            <text:p>FRAIS DE GARDIENNAGE</text:p>
          </table:table-cell>
          <table:table-cell office:value-type="string">
            <text:p>AUTRES ACTIONS DE COOPERATION DECENTRALISEE</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282">
            <text:p>6282</text:p>
          </table:table-cell>
          <table:table-cell office:value-type="float" office:value="112">
            <text:p>112</text:p>
          </table:table-cell>
          <table:table-cell office:value-type="float" office:value="9000">
            <text:p>9000</text:p>
          </table:table-cell>
          <table:table-cell office:value-type="string">
            <text:p>FRAIS DE GARDIENNAGE</text:p>
          </table:table-cell>
          <table:table-cell office:value-type="string">
            <text:p>POLICE MUNICIPALE</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282">
            <text:p>6282</text:p>
          </table:table-cell>
          <table:table-cell office:value-type="float" office:value="211">
            <text:p>211</text:p>
          </table:table-cell>
          <table:table-cell office:value-type="float" office:value="33320">
            <text:p>33320</text:p>
          </table:table-cell>
          <table:table-cell office:value-type="string">
            <text:p>FRAIS DE GARDIENNAGE</text:p>
          </table:table-cell>
          <table:table-cell office:value-type="string">
            <text:p>ECOLES MATERNELLE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282">
            <text:p>6282</text:p>
          </table:table-cell>
          <table:table-cell office:value-type="float" office:value="212">
            <text:p>212</text:p>
          </table:table-cell>
          <table:table-cell office:value-type="float" office:value="24500">
            <text:p>24500</text:p>
          </table:table-cell>
          <table:table-cell office:value-type="string">
            <text:p>FRAIS DE GARDIENNAGE</text:p>
          </table:table-cell>
          <table:table-cell office:value-type="string">
            <text:p>ECOLES PRIMAIRE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282">
            <text:p>6282</text:p>
          </table:table-cell>
          <table:table-cell office:value-type="float" office:value="251">
            <text:p>251</text:p>
          </table:table-cell>
          <table:table-cell office:value-type="float" office:value="400">
            <text:p>400</text:p>
          </table:table-cell>
          <table:table-cell office:value-type="string">
            <text:p>FRAIS DE GARDIENNAGE</text:p>
          </table:table-cell>
          <table:table-cell office:value-type="string">
            <text:p>HEBERGEMENT ET RESTAURATION SCOLAIRE</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282">
            <text:p>6282</text:p>
          </table:table-cell>
          <table:table-cell office:value-type="float" office:value="30">
            <text:p>30</text:p>
          </table:table-cell>
          <table:table-cell office:value-type="float" office:value="130000">
            <text:p>130000</text:p>
          </table:table-cell>
          <table:table-cell office:value-type="string">
            <text:p>FRAIS DE GARDIENNAGE</text:p>
          </table:table-cell>
          <table:table-cell office:value-type="string">
            <text:p>SERVICES COMMUN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282">
            <text:p>6282</text:p>
          </table:table-cell>
          <table:table-cell office:value-type="float" office:value="313">
            <text:p>313</text:p>
          </table:table-cell>
          <table:table-cell office:value-type="float" office:value="20000">
            <text:p>20000</text:p>
          </table:table-cell>
          <table:table-cell office:value-type="string">
            <text:p>FRAIS DE GARDIENNAGE</text:p>
          </table:table-cell>
          <table:table-cell office:value-type="string">
            <text:p>THEATRE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282">
            <text:p>6282</text:p>
          </table:table-cell>
          <table:table-cell office:value-type="float" office:value="323">
            <text:p>323</text:p>
          </table:table-cell>
          <table:table-cell office:value-type="float" office:value="480">
            <text:p>480</text:p>
          </table:table-cell>
          <table:table-cell office:value-type="string">
            <text:p>FRAIS DE GARDIENNAGE</text:p>
          </table:table-cell>
          <table:table-cell office:value-type="string">
            <text:p>ARCHIVE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282">
            <text:p>6282</text:p>
          </table:table-cell>
          <table:table-cell office:value-type="float" office:value="411">
            <text:p>411</text:p>
          </table:table-cell>
          <table:table-cell office:value-type="float" office:value="11170">
            <text:p>11170</text:p>
          </table:table-cell>
          <table:table-cell office:value-type="string">
            <text:p>FRAIS DE GARDIENNAGE</text:p>
          </table:table-cell>
          <table:table-cell office:value-type="string">
            <text:p>SALLES DE SPORT, GYMNASE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282">
            <text:p>6282</text:p>
          </table:table-cell>
          <table:table-cell office:value-type="float" office:value="421">
            <text:p>421</text:p>
          </table:table-cell>
          <table:table-cell office:value-type="float" office:value="250">
            <text:p>250</text:p>
          </table:table-cell>
          <table:table-cell office:value-type="string">
            <text:p>FRAIS DE GARDIENNAGE</text:p>
          </table:table-cell>
          <table:table-cell office:value-type="string">
            <text:p>CENTRES DE LOISIR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282">
            <text:p>6282</text:p>
          </table:table-cell>
          <table:table-cell office:value-type="float" office:value="422">
            <text:p>422</text:p>
          </table:table-cell>
          <table:table-cell office:value-type="float" office:value="22062">
            <text:p>22062</text:p>
          </table:table-cell>
          <table:table-cell office:value-type="string">
            <text:p>FRAIS DE GARDIENNAGE</text:p>
          </table:table-cell>
          <table:table-cell office:value-type="string">
            <text:p>AUTRES ACTIVITES POUR LES JEUNE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282">
            <text:p>6282</text:p>
          </table:table-cell>
          <table:table-cell office:value-type="float" office:value="64">
            <text:p>64</text:p>
          </table:table-cell>
          <table:table-cell office:value-type="float" office:value="13000">
            <text:p>13000</text:p>
          </table:table-cell>
          <table:table-cell office:value-type="string">
            <text:p>FRAIS DE GARDIENNAGE</text:p>
          </table:table-cell>
          <table:table-cell office:value-type="string">
            <text:p>CRECHES ET GARDERIE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282">
            <text:p>6282</text:p>
          </table:table-cell>
          <table:table-cell office:value-type="float" office:value="823">
            <text:p>823</text:p>
          </table:table-cell>
          <table:table-cell office:value-type="float" office:value="231000">
            <text:p>231000</text:p>
          </table:table-cell>
          <table:table-cell office:value-type="string">
            <text:p>FRAIS DE GARDIENNAGE</text:p>
          </table:table-cell>
          <table:table-cell office:value-type="string">
            <text:p>ESPACES VERTS URBAIN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282">
            <text:p>6282</text:p>
          </table:table-cell>
          <table:table-cell office:value-type="float" office:value="824">
            <text:p>824</text:p>
          </table:table-cell>
          <table:table-cell office:value-type="float" office:value="300">
            <text:p>300</text:p>
          </table:table-cell>
          <table:table-cell office:value-type="string">
            <text:p>FRAIS DE GARDIENNAGE</text:p>
          </table:table-cell>
          <table:table-cell office:value-type="string">
            <text:p>AUTRES OPERATIONS D'AMENAGEMENT URBAIN</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282">
            <text:p>6282</text:p>
          </table:table-cell>
          <table:table-cell office:value-type="float" office:value="90">
            <text:p>90</text:p>
          </table:table-cell>
          <table:table-cell office:value-type="float" office:value="7354">
            <text:p>7354</text:p>
          </table:table-cell>
          <table:table-cell office:value-type="string">
            <text:p>FRAIS DE GARDIENNAGE</text:p>
          </table:table-cell>
          <table:table-cell office:value-type="string">
            <text:p>INTERVENTIONS ECONOMIQUE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282">
            <text:p>6282</text:p>
          </table:table-cell>
          <table:table-cell office:value-type="float" office:value="91">
            <text:p>91</text:p>
          </table:table-cell>
          <table:table-cell office:value-type="float" office:value="220000">
            <text:p>220000</text:p>
          </table:table-cell>
          <table:table-cell office:value-type="string">
            <text:p>FRAIS DE GARDIENNAGE</text:p>
          </table:table-cell>
          <table:table-cell office:value-type="string">
            <text:p>FOIRES ET MARCHE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283">
            <text:p>6283</text:p>
          </table:table-cell>
          <table:table-cell office:value-type="float" office:value="20">
            <text:p>20</text:p>
          </table:table-cell>
          <table:table-cell office:value-type="float" office:value="118700">
            <text:p>118700</text:p>
          </table:table-cell>
          <table:table-cell office:value-type="string">
            <text:p>FRAIS DE NETTOYAGE DES LOCAUX</text:p>
          </table:table-cell>
          <table:table-cell office:value-type="string">
            <text:p>ADMINISTRATION GENERALE DE LA COLLECTIVITE</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283">
            <text:p>6283</text:p>
          </table:table-cell>
          <table:table-cell office:value-type="float" office:value="48">
            <text:p>48</text:p>
          </table:table-cell>
          <table:table-cell office:value-type="float" office:value="2700">
            <text:p>2700</text:p>
          </table:table-cell>
          <table:table-cell office:value-type="string">
            <text:p>FRAIS DE NETTOYAGE DES LOCAUX</text:p>
          </table:table-cell>
          <table:table-cell office:value-type="string">
            <text:p>AUTRES ACTIONS DE COOPERATION DECENTRALISEE</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283">
            <text:p>6283</text:p>
          </table:table-cell>
          <table:table-cell office:value-type="float" office:value="211">
            <text:p>211</text:p>
          </table:table-cell>
          <table:table-cell office:value-type="float" office:value="4900">
            <text:p>4900</text:p>
          </table:table-cell>
          <table:table-cell office:value-type="string">
            <text:p>FRAIS DE NETTOYAGE DES LOCAUX</text:p>
          </table:table-cell>
          <table:table-cell office:value-type="string">
            <text:p>ECOLES MATERNELLE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283">
            <text:p>6283</text:p>
          </table:table-cell>
          <table:table-cell office:value-type="float" office:value="212">
            <text:p>212</text:p>
          </table:table-cell>
          <table:table-cell office:value-type="float" office:value="4900">
            <text:p>4900</text:p>
          </table:table-cell>
          <table:table-cell office:value-type="string">
            <text:p>FRAIS DE NETTOYAGE DES LOCAUX</text:p>
          </table:table-cell>
          <table:table-cell office:value-type="string">
            <text:p>ECOLES PRIMAIRE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283">
            <text:p>6283</text:p>
          </table:table-cell>
          <table:table-cell office:value-type="float" office:value="251">
            <text:p>251</text:p>
          </table:table-cell>
          <table:table-cell office:value-type="float" office:value="6100">
            <text:p>6100</text:p>
          </table:table-cell>
          <table:table-cell office:value-type="string">
            <text:p>FRAIS DE NETTOYAGE DES LOCAUX</text:p>
          </table:table-cell>
          <table:table-cell office:value-type="string">
            <text:p>HEBERGEMENT ET RESTAURATION SCOLAIRE</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283">
            <text:p>6283</text:p>
          </table:table-cell>
          <table:table-cell office:value-type="float" office:value="30">
            <text:p>30</text:p>
          </table:table-cell>
          <table:table-cell office:value-type="float" office:value="7600">
            <text:p>7600</text:p>
          </table:table-cell>
          <table:table-cell office:value-type="string">
            <text:p>FRAIS DE NETTOYAGE DES LOCAUX</text:p>
          </table:table-cell>
          <table:table-cell office:value-type="string">
            <text:p>SERVICES COMMUN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283">
            <text:p>6283</text:p>
          </table:table-cell>
          <table:table-cell office:value-type="float" office:value="422">
            <text:p>422</text:p>
          </table:table-cell>
          <table:table-cell office:value-type="float" office:value="9100">
            <text:p>9100</text:p>
          </table:table-cell>
          <table:table-cell office:value-type="string">
            <text:p>FRAIS DE NETTOYAGE DES LOCAUX</text:p>
          </table:table-cell>
          <table:table-cell office:value-type="string">
            <text:p>AUTRES ACTIVITES POUR LES JEUNE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283">
            <text:p>6283</text:p>
          </table:table-cell>
          <table:table-cell office:value-type="float" office:value="91">
            <text:p>91</text:p>
          </table:table-cell>
          <table:table-cell office:value-type="float" office:value="78000">
            <text:p>78000</text:p>
          </table:table-cell>
          <table:table-cell office:value-type="string">
            <text:p>FRAIS DE NETTOYAGE DES LOCAUX</text:p>
          </table:table-cell>
          <table:table-cell office:value-type="string">
            <text:p>FOIRES ET MARCHE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2848">
            <text:p>62848</text:p>
          </table:table-cell>
          <table:table-cell office:value-type="float" office:value="813">
            <text:p>813</text:p>
          </table:table-cell>
          <table:table-cell office:value-type="float" office:value="550000">
            <text:p>550000</text:p>
          </table:table-cell>
          <table:table-cell office:value-type="string">
            <text:p>REDEVANCES AUTRES PRESTATIONS</text:p>
          </table:table-cell>
          <table:table-cell office:value-type="string">
            <text:p>PROPRETE URBAINE</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2878">
            <text:p>62878</text:p>
          </table:table-cell>
          <table:table-cell office:value-type="float" office:value="20">
            <text:p>20</text:p>
          </table:table-cell>
          <table:table-cell office:value-type="float" office:value="7000">
            <text:p>7000</text:p>
          </table:table-cell>
          <table:table-cell office:value-type="string">
            <text:p>REMBOURSEMENT DE FRAIS A D'AUTRES ORGANISMES</text:p>
          </table:table-cell>
          <table:table-cell office:value-type="string">
            <text:p>ADMINISTRATION GENERALE DE LA COLLECTIVITE</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2878">
            <text:p>62878</text:p>
          </table:table-cell>
          <table:table-cell office:value-type="float" office:value="26">
            <text:p>26</text:p>
          </table:table-cell>
          <table:table-cell office:value-type="float" office:value="101989">
            <text:p>101989</text:p>
          </table:table-cell>
          <table:table-cell office:value-type="string">
            <text:p>REMBOURSEMENT DE FRAIS A D'AUTRES ORGANISMES</text:p>
          </table:table-cell>
          <table:table-cell office:value-type="string">
            <text:p>CIMETIERES ET POMPES FUNEBRE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2878">
            <text:p>62878</text:p>
          </table:table-cell>
          <table:table-cell office:value-type="float" office:value="30">
            <text:p>30</text:p>
          </table:table-cell>
          <table:table-cell office:value-type="float" office:value="207000">
            <text:p>207000</text:p>
          </table:table-cell>
          <table:table-cell office:value-type="string">
            <text:p>REMBOURSEMENT DE FRAIS A D'AUTRES ORGANISMES</text:p>
          </table:table-cell>
          <table:table-cell office:value-type="string">
            <text:p>SERVICES COMMUN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2878">
            <text:p>62878</text:p>
          </table:table-cell>
          <table:table-cell office:value-type="float" office:value="313">
            <text:p>313</text:p>
          </table:table-cell>
          <table:table-cell office:value-type="float" office:value="100">
            <text:p>100</text:p>
          </table:table-cell>
          <table:table-cell office:value-type="string">
            <text:p>REMBOURSEMENT DE FRAIS A D'AUTRES ORGANISMES</text:p>
          </table:table-cell>
          <table:table-cell office:value-type="string">
            <text:p>THEATRE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2878">
            <text:p>62878</text:p>
          </table:table-cell>
          <table:table-cell office:value-type="float" office:value="323">
            <text:p>323</text:p>
          </table:table-cell>
          <table:table-cell office:value-type="float" office:value="75000">
            <text:p>75000</text:p>
          </table:table-cell>
          <table:table-cell office:value-type="string">
            <text:p>REMBOURSEMENT DE FRAIS A D'AUTRES ORGANISMES</text:p>
          </table:table-cell>
          <table:table-cell office:value-type="string">
            <text:p>ARCHIVE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288">
            <text:p>6288</text:p>
          </table:table-cell>
          <table:table-cell office:value-type="float" office:value="20">
            <text:p>20</text:p>
          </table:table-cell>
          <table:table-cell office:value-type="float" office:value="44500">
            <text:p>44500</text:p>
          </table:table-cell>
          <table:table-cell office:value-type="string">
            <text:p>AUTRES</text:p>
          </table:table-cell>
          <table:table-cell office:value-type="string">
            <text:p>ADMINISTRATION GENERALE DE LA COLLECTIVITE</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288">
            <text:p>6288</text:p>
          </table:table-cell>
          <table:table-cell office:value-type="float" office:value="415">
            <text:p>415</text:p>
          </table:table-cell>
          <table:table-cell office:value-type="float" office:value="930">
            <text:p>930</text:p>
          </table:table-cell>
          <table:table-cell office:value-type="string">
            <text:p>AUTRES</text:p>
          </table:table-cell>
          <table:table-cell office:value-type="string">
            <text:p>MANIFESTATIONS SPORTIVE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288">
            <text:p>6288</text:p>
          </table:table-cell>
          <table:table-cell office:value-type="float" office:value="823">
            <text:p>823</text:p>
          </table:table-cell>
          <table:table-cell office:value-type="float" office:value="5000">
            <text:p>5000</text:p>
          </table:table-cell>
          <table:table-cell office:value-type="string">
            <text:p>AUTRES</text:p>
          </table:table-cell>
          <table:table-cell office:value-type="string">
            <text:p>ESPACES VERTS URBAIN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331">
            <text:p>6331</text:p>
          </table:table-cell>
          <table:table-cell office:value-type="float" office:value="20">
            <text:p>20</text:p>
          </table:table-cell>
          <table:table-cell office:value-type="float" office:value="186675">
            <text:p>186675</text:p>
          </table:table-cell>
          <table:table-cell office:value-type="string">
            <text:p>VERSEMENT DE TRANSPORT</text:p>
          </table:table-cell>
          <table:table-cell office:value-type="string">
            <text:p>ADMINISTRATION GENERALE DE LA COLLECTIVITE</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331">
            <text:p>6331</text:p>
          </table:table-cell>
          <table:table-cell office:value-type="float" office:value="21">
            <text:p>21</text:p>
          </table:table-cell>
          <table:table-cell office:value-type="float" office:value="7122">
            <text:p>7122</text:p>
          </table:table-cell>
          <table:table-cell office:value-type="string">
            <text:p>VERSEMENT DE TRANSPORT</text:p>
          </table:table-cell>
          <table:table-cell office:value-type="string">
            <text:p>ASSEMBLEE LOCALE</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331">
            <text:p>6331</text:p>
          </table:table-cell>
          <table:table-cell office:value-type="float" office:value="22">
            <text:p>22</text:p>
          </table:table-cell>
          <table:table-cell office:value-type="float" office:value="35062">
            <text:p>35062</text:p>
          </table:table-cell>
          <table:table-cell office:value-type="string">
            <text:p>VERSEMENT DE TRANSPORT</text:p>
          </table:table-cell>
          <table:table-cell office:value-type="string">
            <text:p>ADMINISTRATION GENERALE DE L'ETAT</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331">
            <text:p>6331</text:p>
          </table:table-cell>
          <table:table-cell office:value-type="float" office:value="23">
            <text:p>23</text:p>
          </table:table-cell>
          <table:table-cell office:value-type="float" office:value="14566">
            <text:p>14566</text:p>
          </table:table-cell>
          <table:table-cell office:value-type="string">
            <text:p>VERSEMENT DE TRANSPORT</text:p>
          </table:table-cell>
          <table:table-cell office:value-type="string">
            <text:p>INFORMATION, COMMUNICATION, PUBLICITE</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331">
            <text:p>6331</text:p>
          </table:table-cell>
          <table:table-cell office:value-type="float" office:value="24">
            <text:p>24</text:p>
          </table:table-cell>
          <table:table-cell office:value-type="float" office:value="14757">
            <text:p>14757</text:p>
          </table:table-cell>
          <table:table-cell office:value-type="string">
            <text:p>VERSEMENT DE TRANSPORT</text:p>
          </table:table-cell>
          <table:table-cell office:value-type="string">
            <text:p>FETES ET CEREMONIE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331">
            <text:p>6331</text:p>
          </table:table-cell>
          <table:table-cell office:value-type="float" office:value="48">
            <text:p>48</text:p>
          </table:table-cell>
          <table:table-cell office:value-type="float" office:value="3475">
            <text:p>3475</text:p>
          </table:table-cell>
          <table:table-cell office:value-type="string">
            <text:p>VERSEMENT DE TRANSPORT</text:p>
          </table:table-cell>
          <table:table-cell office:value-type="string">
            <text:p>AUTRES ACTIONS DE COOPERATION DECENTRALISEE</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331">
            <text:p>6331</text:p>
          </table:table-cell>
          <table:table-cell office:value-type="float" office:value="112">
            <text:p>112</text:p>
          </table:table-cell>
          <table:table-cell office:value-type="float" office:value="60351">
            <text:p>60351</text:p>
          </table:table-cell>
          <table:table-cell office:value-type="string">
            <text:p>VERSEMENT DE TRANSPORT</text:p>
          </table:table-cell>
          <table:table-cell office:value-type="string">
            <text:p>POLICE MUNICIPALE</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331">
            <text:p>6331</text:p>
          </table:table-cell>
          <table:table-cell office:value-type="float" office:value="12">
            <text:p>12</text:p>
          </table:table-cell>
          <table:table-cell office:value-type="float" office:value="7956">
            <text:p>7956</text:p>
          </table:table-cell>
          <table:table-cell office:value-type="string">
            <text:p>VERSEMENT DE TRANSPORT</text:p>
          </table:table-cell>
          <table:table-cell office:value-type="string">
            <text:p>HYGIENE ET SALUBRITE PUBLIQUE</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331">
            <text:p>6331</text:p>
          </table:table-cell>
          <table:table-cell office:value-type="float" office:value="211">
            <text:p>211</text:p>
          </table:table-cell>
          <table:table-cell office:value-type="float" office:value="102329">
            <text:p>102329</text:p>
          </table:table-cell>
          <table:table-cell office:value-type="string">
            <text:p>VERSEMENT DE TRANSPORT</text:p>
          </table:table-cell>
          <table:table-cell office:value-type="string">
            <text:p>ECOLES MATERNELLE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331">
            <text:p>6331</text:p>
          </table:table-cell>
          <table:table-cell office:value-type="float" office:value="212">
            <text:p>212</text:p>
          </table:table-cell>
          <table:table-cell office:value-type="float" office:value="245088">
            <text:p>245088</text:p>
          </table:table-cell>
          <table:table-cell office:value-type="string">
            <text:p>VERSEMENT DE TRANSPORT</text:p>
          </table:table-cell>
          <table:table-cell office:value-type="string">
            <text:p>ECOLES PRIMAIRE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331">
            <text:p>6331</text:p>
          </table:table-cell>
          <table:table-cell office:value-type="float" office:value="251">
            <text:p>251</text:p>
          </table:table-cell>
          <table:table-cell office:value-type="float" office:value="29111">
            <text:p>29111</text:p>
          </table:table-cell>
          <table:table-cell office:value-type="string">
            <text:p>VERSEMENT DE TRANSPORT</text:p>
          </table:table-cell>
          <table:table-cell office:value-type="string">
            <text:p>HEBERGEMENT ET RESTAURATION SCOLAIRE</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331">
            <text:p>6331</text:p>
          </table:table-cell>
          <table:table-cell office:value-type="float" office:value="30">
            <text:p>30</text:p>
          </table:table-cell>
          <table:table-cell office:value-type="float" office:value="16577">
            <text:p>16577</text:p>
          </table:table-cell>
          <table:table-cell office:value-type="string">
            <text:p>VERSEMENT DE TRANSPORT</text:p>
          </table:table-cell>
          <table:table-cell office:value-type="string">
            <text:p>SERVICES COMMUN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331">
            <text:p>6331</text:p>
          </table:table-cell>
          <table:table-cell office:value-type="float" office:value="312">
            <text:p>312</text:p>
          </table:table-cell>
          <table:table-cell office:value-type="float" office:value="2851">
            <text:p>2851</text:p>
          </table:table-cell>
          <table:table-cell office:value-type="string">
            <text:p>VERSEMENT DE TRANSPORT</text:p>
          </table:table-cell>
          <table:table-cell office:value-type="string">
            <text:p>ARTS PLASTIQUES ET AUTRES ACTIVITES ARTISTIQUE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331">
            <text:p>6331</text:p>
          </table:table-cell>
          <table:table-cell office:value-type="float" office:value="323">
            <text:p>323</text:p>
          </table:table-cell>
          <table:table-cell office:value-type="float" office:value="10039">
            <text:p>10039</text:p>
          </table:table-cell>
          <table:table-cell office:value-type="string">
            <text:p>VERSEMENT DE TRANSPORT</text:p>
          </table:table-cell>
          <table:table-cell office:value-type="string">
            <text:p>ARCHIVE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331">
            <text:p>6331</text:p>
          </table:table-cell>
          <table:table-cell office:value-type="float" office:value="40">
            <text:p>40</text:p>
          </table:table-cell>
          <table:table-cell office:value-type="float" office:value="11856">
            <text:p>11856</text:p>
          </table:table-cell>
          <table:table-cell office:value-type="string">
            <text:p>VERSEMENT DE TRANSPORT</text:p>
          </table:table-cell>
          <table:table-cell office:value-type="string">
            <text:p>SERVICES COMMUN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331">
            <text:p>6331</text:p>
          </table:table-cell>
          <table:table-cell office:value-type="float" office:value="411">
            <text:p>411</text:p>
          </table:table-cell>
          <table:table-cell office:value-type="float" office:value="20052">
            <text:p>20052</text:p>
          </table:table-cell>
          <table:table-cell office:value-type="string">
            <text:p>VERSEMENT DE TRANSPORT</text:p>
          </table:table-cell>
          <table:table-cell office:value-type="string">
            <text:p>SALLES DE SPORT, GYMNASE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331">
            <text:p>6331</text:p>
          </table:table-cell>
          <table:table-cell office:value-type="float" office:value="412">
            <text:p>412</text:p>
          </table:table-cell>
          <table:table-cell office:value-type="float" office:value="30161">
            <text:p>30161</text:p>
          </table:table-cell>
          <table:table-cell office:value-type="string">
            <text:p>VERSEMENT DE TRANSPORT</text:p>
          </table:table-cell>
          <table:table-cell office:value-type="string">
            <text:p>STADE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331">
            <text:p>6331</text:p>
          </table:table-cell>
          <table:table-cell office:value-type="float" office:value="421">
            <text:p>421</text:p>
          </table:table-cell>
          <table:table-cell office:value-type="float" office:value="3408">
            <text:p>3408</text:p>
          </table:table-cell>
          <table:table-cell office:value-type="string">
            <text:p>VERSEMENT DE TRANSPORT</text:p>
          </table:table-cell>
          <table:table-cell office:value-type="string">
            <text:p>CENTRES DE LOISIR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331">
            <text:p>6331</text:p>
          </table:table-cell>
          <table:table-cell office:value-type="float" office:value="422">
            <text:p>422</text:p>
          </table:table-cell>
          <table:table-cell office:value-type="float" office:value="109369">
            <text:p>109369</text:p>
          </table:table-cell>
          <table:table-cell office:value-type="string">
            <text:p>VERSEMENT DE TRANSPORT</text:p>
          </table:table-cell>
          <table:table-cell office:value-type="string">
            <text:p>AUTRES ACTIVITES POUR LES JEUNE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331">
            <text:p>6331</text:p>
          </table:table-cell>
          <table:table-cell office:value-type="float" office:value="64">
            <text:p>64</text:p>
          </table:table-cell>
          <table:table-cell office:value-type="float" office:value="203255">
            <text:p>203255</text:p>
          </table:table-cell>
          <table:table-cell office:value-type="string">
            <text:p>VERSEMENT DE TRANSPORT</text:p>
          </table:table-cell>
          <table:table-cell office:value-type="string">
            <text:p>CRECHES ET GARDERIE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331">
            <text:p>6331</text:p>
          </table:table-cell>
          <table:table-cell office:value-type="float" office:value="810">
            <text:p>810</text:p>
          </table:table-cell>
          <table:table-cell office:value-type="float" office:value="3524">
            <text:p>3524</text:p>
          </table:table-cell>
          <table:table-cell office:value-type="string">
            <text:p>VERSEMENT DE TRANSPORT</text:p>
          </table:table-cell>
          <table:table-cell office:value-type="string">
            <text:p>SERVICES COMMUN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331">
            <text:p>6331</text:p>
          </table:table-cell>
          <table:table-cell office:value-type="float" office:value="814">
            <text:p>814</text:p>
          </table:table-cell>
          <table:table-cell office:value-type="float" office:value="7932">
            <text:p>7932</text:p>
          </table:table-cell>
          <table:table-cell office:value-type="string">
            <text:p>VERSEMENT DE TRANSPORT</text:p>
          </table:table-cell>
          <table:table-cell office:value-type="string">
            <text:p>ECLAIRAGE PUBLIC</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331">
            <text:p>6331</text:p>
          </table:table-cell>
          <table:table-cell office:value-type="float" office:value="816">
            <text:p>816</text:p>
          </table:table-cell>
          <table:table-cell office:value-type="float" office:value="6427">
            <text:p>6427</text:p>
          </table:table-cell>
          <table:table-cell office:value-type="string">
            <text:p>VERSEMENT DE TRANSPORT</text:p>
          </table:table-cell>
          <table:table-cell office:value-type="string">
            <text:p>AUTRES RESEAUX ET SERVICES DIVER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331">
            <text:p>6331</text:p>
          </table:table-cell>
          <table:table-cell office:value-type="float" office:value="820">
            <text:p>820</text:p>
          </table:table-cell>
          <table:table-cell office:value-type="float" office:value="30798">
            <text:p>30798</text:p>
          </table:table-cell>
          <table:table-cell office:value-type="string">
            <text:p>VERSEMENT DE TRANSPORT</text:p>
          </table:table-cell>
          <table:table-cell office:value-type="string">
            <text:p>SERVICES COMMUN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331">
            <text:p>6331</text:p>
          </table:table-cell>
          <table:table-cell office:value-type="float" office:value="821">
            <text:p>821</text:p>
          </table:table-cell>
          <table:table-cell office:value-type="float" office:value="15434">
            <text:p>15434</text:p>
          </table:table-cell>
          <table:table-cell office:value-type="string">
            <text:p>VERSEMENT DE TRANSPORT</text:p>
          </table:table-cell>
          <table:table-cell office:value-type="string">
            <text:p>EQUIPEMENTS DE VOIRIE</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331">
            <text:p>6331</text:p>
          </table:table-cell>
          <table:table-cell office:value-type="float" office:value="822">
            <text:p>822</text:p>
          </table:table-cell>
          <table:table-cell office:value-type="float" office:value="78633">
            <text:p>78633</text:p>
          </table:table-cell>
          <table:table-cell office:value-type="string">
            <text:p>VERSEMENT DE TRANSPORT</text:p>
          </table:table-cell>
          <table:table-cell office:value-type="string">
            <text:p>VOIRIE COMMUNALE ET ROUTE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331">
            <text:p>6331</text:p>
          </table:table-cell>
          <table:table-cell office:value-type="float" office:value="823">
            <text:p>823</text:p>
          </table:table-cell>
          <table:table-cell office:value-type="float" office:value="95739">
            <text:p>95739</text:p>
          </table:table-cell>
          <table:table-cell office:value-type="string">
            <text:p>VERSEMENT DE TRANSPORT</text:p>
          </table:table-cell>
          <table:table-cell office:value-type="string">
            <text:p>ESPACES VERTS URBAIN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331">
            <text:p>6331</text:p>
          </table:table-cell>
          <table:table-cell office:value-type="float" office:value="824">
            <text:p>824</text:p>
          </table:table-cell>
          <table:table-cell office:value-type="float" office:value="3654">
            <text:p>3654</text:p>
          </table:table-cell>
          <table:table-cell office:value-type="string">
            <text:p>VERSEMENT DE TRANSPORT</text:p>
          </table:table-cell>
          <table:table-cell office:value-type="string">
            <text:p>AUTRES OPERATIONS D'AMENAGEMENT URBAIN</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331">
            <text:p>6331</text:p>
          </table:table-cell>
          <table:table-cell office:value-type="float" office:value="91">
            <text:p>91</text:p>
          </table:table-cell>
          <table:table-cell office:value-type="float" office:value="15017">
            <text:p>15017</text:p>
          </table:table-cell>
          <table:table-cell office:value-type="string">
            <text:p>VERSEMENT DE TRANSPORT</text:p>
          </table:table-cell>
          <table:table-cell office:value-type="string">
            <text:p>FOIRES ET MARCHE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336">
            <text:p>6336</text:p>
          </table:table-cell>
          <table:table-cell office:value-type="float" office:value="20">
            <text:p>20</text:p>
          </table:table-cell>
          <table:table-cell office:value-type="float" office:value="722686">
            <text:p>722686</text:p>
          </table:table-cell>
          <table:table-cell office:value-type="string">
            <text:p>COTISATIONS AU CNFPT ET AU CIG</text:p>
          </table:table-cell>
          <table:table-cell office:value-type="string">
            <text:p>ADMINISTRATION GENERALE DE LA COLLECTIVITE</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3512">
            <text:p>63512</text:p>
          </table:table-cell>
          <table:table-cell office:value-type="float" office:value="20">
            <text:p>20</text:p>
          </table:table-cell>
          <table:table-cell office:value-type="float" office:value="996100">
            <text:p>996100</text:p>
          </table:table-cell>
          <table:table-cell office:value-type="string">
            <text:p>TAXES FONCIERES</text:p>
          </table:table-cell>
          <table:table-cell office:value-type="string">
            <text:p>ADMINISTRATION GENERALE DE LA COLLECTIVITE</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355">
            <text:p>6355</text:p>
          </table:table-cell>
          <table:table-cell office:value-type="float" office:value="20">
            <text:p>20</text:p>
          </table:table-cell>
          <table:table-cell office:value-type="float" office:value="18620">
            <text:p>18620</text:p>
          </table:table-cell>
          <table:table-cell office:value-type="string">
            <text:p>TAXES ET IMPOTS SUR LES VEHICULES</text:p>
          </table:table-cell>
          <table:table-cell office:value-type="string">
            <text:p>ADMINISTRATION GENERALE DE LA COLLECTIVITE</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355">
            <text:p>6355</text:p>
          </table:table-cell>
          <table:table-cell office:value-type="float" office:value="422">
            <text:p>422</text:p>
          </table:table-cell>
          <table:table-cell office:value-type="float" office:value="500">
            <text:p>500</text:p>
          </table:table-cell>
          <table:table-cell office:value-type="string">
            <text:p>TAXES ET IMPOTS SUR LES VEHICULES</text:p>
          </table:table-cell>
          <table:table-cell office:value-type="string">
            <text:p>AUTRES ACTIVITES POUR LES JEUNE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37">
            <text:p>637</text:p>
          </table:table-cell>
          <table:table-cell/>
          <table:table-cell office:value-type="float" office:value="85000">
            <text:p>85000</text:p>
          </table:table-cell>
          <table:table-cell office:value-type="string">
            <text:p>AUTRES IMPOTS TAXES ET VERSTS ASSIMILES (AUTRES ORGANISME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37">
            <text:p>637</text:p>
          </table:table-cell>
          <table:table-cell office:value-type="float" office:value="20">
            <text:p>20</text:p>
          </table:table-cell>
          <table:table-cell office:value-type="float" office:value="25000">
            <text:p>25000</text:p>
          </table:table-cell>
          <table:table-cell office:value-type="string">
            <text:p>AUTRES IMPOTS TAXES ET VERSTS ASSIMILES (AUTRES ORGANISMES)</text:p>
          </table:table-cell>
          <table:table-cell office:value-type="string">
            <text:p>ADMINISTRATION GENERALE DE LA COLLECTIVITE</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37">
            <text:p>637</text:p>
          </table:table-cell>
          <table:table-cell office:value-type="float" office:value="22">
            <text:p>22</text:p>
          </table:table-cell>
          <table:table-cell office:value-type="float" office:value="100">
            <text:p>100</text:p>
          </table:table-cell>
          <table:table-cell office:value-type="string">
            <text:p>AUTRES IMPOTS TAXES ET VERSTS ASSIMILES (AUTRES ORGANISMES)</text:p>
          </table:table-cell>
          <table:table-cell office:value-type="string">
            <text:p>ADMINISTRATION GENERALE DE L'ETAT</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37">
            <text:p>637</text:p>
          </table:table-cell>
          <table:table-cell office:value-type="float" office:value="23">
            <text:p>23</text:p>
          </table:table-cell>
          <table:table-cell office:value-type="float" office:value="5000">
            <text:p>5000</text:p>
          </table:table-cell>
          <table:table-cell office:value-type="string">
            <text:p>AUTRES IMPOTS TAXES ET VERSTS ASSIMILES (AUTRES ORGANISMES)</text:p>
          </table:table-cell>
          <table:table-cell office:value-type="string">
            <text:p>INFORMATION, COMMUNICATION, PUBLICITE</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37">
            <text:p>637</text:p>
          </table:table-cell>
          <table:table-cell office:value-type="float" office:value="30">
            <text:p>30</text:p>
          </table:table-cell>
          <table:table-cell office:value-type="float" office:value="20000">
            <text:p>20000</text:p>
          </table:table-cell>
          <table:table-cell office:value-type="string">
            <text:p>AUTRES IMPOTS TAXES ET VERSTS ASSIMILES (AUTRES ORGANISMES)</text:p>
          </table:table-cell>
          <table:table-cell office:value-type="string">
            <text:p>SERVICES COMMUN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37">
            <text:p>637</text:p>
          </table:table-cell>
          <table:table-cell office:value-type="float" office:value="313">
            <text:p>313</text:p>
          </table:table-cell>
          <table:table-cell office:value-type="float" office:value="40000">
            <text:p>40000</text:p>
          </table:table-cell>
          <table:table-cell office:value-type="string">
            <text:p>AUTRES IMPOTS TAXES ET VERSTS ASSIMILES (AUTRES ORGANISMES)</text:p>
          </table:table-cell>
          <table:table-cell office:value-type="string">
            <text:p>THEATRE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37">
            <text:p>637</text:p>
          </table:table-cell>
          <table:table-cell office:value-type="float" office:value="40">
            <text:p>40</text:p>
          </table:table-cell>
          <table:table-cell office:value-type="float" office:value="1860">
            <text:p>1860</text:p>
          </table:table-cell>
          <table:table-cell office:value-type="string">
            <text:p>AUTRES IMPOTS TAXES ET VERSTS ASSIMILES (AUTRES ORGANISMES)</text:p>
          </table:table-cell>
          <table:table-cell office:value-type="string">
            <text:p>SERVICES COMMUN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37">
            <text:p>637</text:p>
          </table:table-cell>
          <table:table-cell office:value-type="float" office:value="422">
            <text:p>422</text:p>
          </table:table-cell>
          <table:table-cell office:value-type="float" office:value="1042">
            <text:p>1042</text:p>
          </table:table-cell>
          <table:table-cell office:value-type="string">
            <text:p>AUTRES IMPOTS TAXES ET VERSTS ASSIMILES (AUTRES ORGANISMES)</text:p>
          </table:table-cell>
          <table:table-cell office:value-type="string">
            <text:p>AUTRES ACTIVITES POUR LES JEUNE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37">
            <text:p>637</text:p>
          </table:table-cell>
          <table:table-cell office:value-type="float" office:value="821">
            <text:p>821</text:p>
          </table:table-cell>
          <table:table-cell office:value-type="float" office:value="50">
            <text:p>50</text:p>
          </table:table-cell>
          <table:table-cell office:value-type="string">
            <text:p>AUTRES IMPOTS TAXES ET VERSTS ASSIMILES (AUTRES ORGANISMES)</text:p>
          </table:table-cell>
          <table:table-cell office:value-type="string">
            <text:p>EQUIPEMENTS DE VOIRIE</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37">
            <text:p>637</text:p>
          </table:table-cell>
          <table:table-cell office:value-type="float" office:value="823">
            <text:p>823</text:p>
          </table:table-cell>
          <table:table-cell office:value-type="float" office:value="300">
            <text:p>300</text:p>
          </table:table-cell>
          <table:table-cell office:value-type="string">
            <text:p>AUTRES IMPOTS TAXES ET VERSTS ASSIMILES (AUTRES ORGANISMES)</text:p>
          </table:table-cell>
          <table:table-cell office:value-type="string">
            <text:p>ESPACES VERTS URBAIN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4111">
            <text:p>64111</text:p>
          </table:table-cell>
          <table:table-cell office:value-type="float" office:value="20">
            <text:p>20</text:p>
          </table:table-cell>
          <table:table-cell office:value-type="float" office:value="10970357">
            <text:p>10970357</text:p>
          </table:table-cell>
          <table:table-cell office:value-type="string">
            <text:p>REMUNERATION PRINCIPALE PERSONNEL TITULAIRE</text:p>
          </table:table-cell>
          <table:table-cell office:value-type="string">
            <text:p>ADMINISTRATION GENERALE DE LA COLLECTIVITE</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4111">
            <text:p>64111</text:p>
          </table:table-cell>
          <table:table-cell office:value-type="float" office:value="21">
            <text:p>21</text:p>
          </table:table-cell>
          <table:table-cell office:value-type="float" office:value="679512">
            <text:p>679512</text:p>
          </table:table-cell>
          <table:table-cell office:value-type="string">
            <text:p>REMUNERATION PRINCIPALE PERSONNEL TITULAIRE</text:p>
          </table:table-cell>
          <table:table-cell office:value-type="string">
            <text:p>ASSEMBLEE LOCALE</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4111">
            <text:p>64111</text:p>
          </table:table-cell>
          <table:table-cell office:value-type="float" office:value="22">
            <text:p>22</text:p>
          </table:table-cell>
          <table:table-cell office:value-type="float" office:value="2561157">
            <text:p>2561157</text:p>
          </table:table-cell>
          <table:table-cell office:value-type="string">
            <text:p>REMUNERATION PRINCIPALE PERSONNEL TITULAIRE</text:p>
          </table:table-cell>
          <table:table-cell office:value-type="string">
            <text:p>ADMINISTRATION GENERALE DE L'ETAT</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4111">
            <text:p>64111</text:p>
          </table:table-cell>
          <table:table-cell office:value-type="float" office:value="23">
            <text:p>23</text:p>
          </table:table-cell>
          <table:table-cell office:value-type="float" office:value="630070">
            <text:p>630070</text:p>
          </table:table-cell>
          <table:table-cell office:value-type="string">
            <text:p>REMUNERATION PRINCIPALE PERSONNEL TITULAIRE</text:p>
          </table:table-cell>
          <table:table-cell office:value-type="string">
            <text:p>INFORMATION, COMMUNICATION, PUBLICITE</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4111">
            <text:p>64111</text:p>
          </table:table-cell>
          <table:table-cell office:value-type="float" office:value="24">
            <text:p>24</text:p>
          </table:table-cell>
          <table:table-cell office:value-type="float" office:value="894405">
            <text:p>894405</text:p>
          </table:table-cell>
          <table:table-cell office:value-type="string">
            <text:p>REMUNERATION PRINCIPALE PERSONNEL TITULAIRE</text:p>
          </table:table-cell>
          <table:table-cell office:value-type="string">
            <text:p>FETES ET CEREMONIE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4111">
            <text:p>64111</text:p>
          </table:table-cell>
          <table:table-cell office:value-type="float" office:value="48">
            <text:p>48</text:p>
          </table:table-cell>
          <table:table-cell office:value-type="float" office:value="190054">
            <text:p>190054</text:p>
          </table:table-cell>
          <table:table-cell office:value-type="string">
            <text:p>REMUNERATION PRINCIPALE PERSONNEL TITULAIRE</text:p>
          </table:table-cell>
          <table:table-cell office:value-type="string">
            <text:p>AUTRES ACTIONS DE COOPERATION DECENTRALISEE</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4111">
            <text:p>64111</text:p>
          </table:table-cell>
          <table:table-cell office:value-type="float" office:value="112">
            <text:p>112</text:p>
          </table:table-cell>
          <table:table-cell office:value-type="float" office:value="3719954">
            <text:p>3719954</text:p>
          </table:table-cell>
          <table:table-cell office:value-type="string">
            <text:p>REMUNERATION PRINCIPALE PERSONNEL TITULAIRE</text:p>
          </table:table-cell>
          <table:table-cell office:value-type="string">
            <text:p>POLICE MUNICIPALE</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4111">
            <text:p>64111</text:p>
          </table:table-cell>
          <table:table-cell office:value-type="float" office:value="12">
            <text:p>12</text:p>
          </table:table-cell>
          <table:table-cell office:value-type="float" office:value="525560">
            <text:p>525560</text:p>
          </table:table-cell>
          <table:table-cell office:value-type="string">
            <text:p>REMUNERATION PRINCIPALE PERSONNEL TITULAIRE</text:p>
          </table:table-cell>
          <table:table-cell office:value-type="string">
            <text:p>HYGIENE ET SALUBRITE PUBLIQUE</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4111">
            <text:p>64111</text:p>
          </table:table-cell>
          <table:table-cell office:value-type="float" office:value="211">
            <text:p>211</text:p>
          </table:table-cell>
          <table:table-cell office:value-type="float" office:value="5678375">
            <text:p>5678375</text:p>
          </table:table-cell>
          <table:table-cell office:value-type="string">
            <text:p>REMUNERATION PRINCIPALE PERSONNEL TITULAIRE</text:p>
          </table:table-cell>
          <table:table-cell office:value-type="string">
            <text:p>ECOLES MATERNELLE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4111">
            <text:p>64111</text:p>
          </table:table-cell>
          <table:table-cell office:value-type="float" office:value="212">
            <text:p>212</text:p>
          </table:table-cell>
          <table:table-cell office:value-type="float" office:value="13861415">
            <text:p>13861415</text:p>
          </table:table-cell>
          <table:table-cell office:value-type="string">
            <text:p>REMUNERATION PRINCIPALE PERSONNEL TITULAIRE</text:p>
          </table:table-cell>
          <table:table-cell office:value-type="string">
            <text:p>ECOLES PRIMAIRE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4111">
            <text:p>64111</text:p>
          </table:table-cell>
          <table:table-cell office:value-type="float" office:value="251">
            <text:p>251</text:p>
          </table:table-cell>
          <table:table-cell office:value-type="float" office:value="1638510">
            <text:p>1638510</text:p>
          </table:table-cell>
          <table:table-cell office:value-type="string">
            <text:p>REMUNERATION PRINCIPALE PERSONNEL TITULAIRE</text:p>
          </table:table-cell>
          <table:table-cell office:value-type="string">
            <text:p>HEBERGEMENT ET RESTAURATION SCOLAIRE</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4111">
            <text:p>64111</text:p>
          </table:table-cell>
          <table:table-cell office:value-type="float" office:value="30">
            <text:p>30</text:p>
          </table:table-cell>
          <table:table-cell office:value-type="float" office:value="662707">
            <text:p>662707</text:p>
          </table:table-cell>
          <table:table-cell office:value-type="string">
            <text:p>REMUNERATION PRINCIPALE PERSONNEL TITULAIRE</text:p>
          </table:table-cell>
          <table:table-cell office:value-type="string">
            <text:p>SERVICES COMMUN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4111">
            <text:p>64111</text:p>
          </table:table-cell>
          <table:table-cell office:value-type="float" office:value="312">
            <text:p>312</text:p>
          </table:table-cell>
          <table:table-cell office:value-type="float" office:value="476364">
            <text:p>476364</text:p>
          </table:table-cell>
          <table:table-cell office:value-type="string">
            <text:p>REMUNERATION PRINCIPALE PERSONNEL TITULAIRE</text:p>
          </table:table-cell>
          <table:table-cell office:value-type="string">
            <text:p>ARTS PLASTIQUES ET AUTRES ACTIVITES ARTISTIQUE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4111">
            <text:p>64111</text:p>
          </table:table-cell>
          <table:table-cell office:value-type="float" office:value="323">
            <text:p>323</text:p>
          </table:table-cell>
          <table:table-cell office:value-type="float" office:value="399595">
            <text:p>399595</text:p>
          </table:table-cell>
          <table:table-cell office:value-type="string">
            <text:p>REMUNERATION PRINCIPALE PERSONNEL TITULAIRE</text:p>
          </table:table-cell>
          <table:table-cell office:value-type="string">
            <text:p>ARCHIVE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4111">
            <text:p>64111</text:p>
          </table:table-cell>
          <table:table-cell office:value-type="float" office:value="40">
            <text:p>40</text:p>
          </table:table-cell>
          <table:table-cell office:value-type="float" office:value="221019">
            <text:p>221019</text:p>
          </table:table-cell>
          <table:table-cell office:value-type="string">
            <text:p>REMUNERATION PRINCIPALE PERSONNEL TITULAIRE</text:p>
          </table:table-cell>
          <table:table-cell office:value-type="string">
            <text:p>SERVICES COMMUN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4111">
            <text:p>64111</text:p>
          </table:table-cell>
          <table:table-cell office:value-type="float" office:value="411">
            <text:p>411</text:p>
          </table:table-cell>
          <table:table-cell office:value-type="float" office:value="926200">
            <text:p>926200</text:p>
          </table:table-cell>
          <table:table-cell office:value-type="string">
            <text:p>REMUNERATION PRINCIPALE PERSONNEL TITULAIRE</text:p>
          </table:table-cell>
          <table:table-cell office:value-type="string">
            <text:p>SALLES DE SPORT, GYMNASE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4111">
            <text:p>64111</text:p>
          </table:table-cell>
          <table:table-cell office:value-type="float" office:value="412">
            <text:p>412</text:p>
          </table:table-cell>
          <table:table-cell office:value-type="float" office:value="1486913">
            <text:p>1486913</text:p>
          </table:table-cell>
          <table:table-cell office:value-type="string">
            <text:p>REMUNERATION PRINCIPALE PERSONNEL TITULAIRE</text:p>
          </table:table-cell>
          <table:table-cell office:value-type="string">
            <text:p>STADE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4111">
            <text:p>64111</text:p>
          </table:table-cell>
          <table:table-cell office:value-type="float" office:value="421">
            <text:p>421</text:p>
          </table:table-cell>
          <table:table-cell office:value-type="float" office:value="146228">
            <text:p>146228</text:p>
          </table:table-cell>
          <table:table-cell office:value-type="string">
            <text:p>REMUNERATION PRINCIPALE PERSONNEL TITULAIRE</text:p>
          </table:table-cell>
          <table:table-cell office:value-type="string">
            <text:p>CENTRES DE LOISIR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4111">
            <text:p>64111</text:p>
          </table:table-cell>
          <table:table-cell office:value-type="float" office:value="422">
            <text:p>422</text:p>
          </table:table-cell>
          <table:table-cell office:value-type="float" office:value="1860776">
            <text:p>1860776</text:p>
          </table:table-cell>
          <table:table-cell office:value-type="string">
            <text:p>REMUNERATION PRINCIPALE PERSONNEL TITULAIRE</text:p>
          </table:table-cell>
          <table:table-cell office:value-type="string">
            <text:p>AUTRES ACTIVITES POUR LES JEUNE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4111">
            <text:p>64111</text:p>
          </table:table-cell>
          <table:table-cell office:value-type="float" office:value="64">
            <text:p>64</text:p>
          </table:table-cell>
          <table:table-cell office:value-type="float" office:value="9908304">
            <text:p>9908304</text:p>
          </table:table-cell>
          <table:table-cell office:value-type="string">
            <text:p>REMUNERATION PRINCIPALE PERSONNEL TITULAIRE</text:p>
          </table:table-cell>
          <table:table-cell office:value-type="string">
            <text:p>CRECHES ET GARDERIE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4111">
            <text:p>64111</text:p>
          </table:table-cell>
          <table:table-cell office:value-type="float" office:value="810">
            <text:p>810</text:p>
          </table:table-cell>
          <table:table-cell office:value-type="float" office:value="115479">
            <text:p>115479</text:p>
          </table:table-cell>
          <table:table-cell office:value-type="string">
            <text:p>REMUNERATION PRINCIPALE PERSONNEL TITULAIRE</text:p>
          </table:table-cell>
          <table:table-cell office:value-type="string">
            <text:p>SERVICES COMMUN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4111">
            <text:p>64111</text:p>
          </table:table-cell>
          <table:table-cell office:value-type="float" office:value="814">
            <text:p>814</text:p>
          </table:table-cell>
          <table:table-cell office:value-type="float" office:value="386052">
            <text:p>386052</text:p>
          </table:table-cell>
          <table:table-cell office:value-type="string">
            <text:p>REMUNERATION PRINCIPALE PERSONNEL TITULAIRE</text:p>
          </table:table-cell>
          <table:table-cell office:value-type="string">
            <text:p>ECLAIRAGE PUBLIC</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4111">
            <text:p>64111</text:p>
          </table:table-cell>
          <table:table-cell office:value-type="float" office:value="816">
            <text:p>816</text:p>
          </table:table-cell>
          <table:table-cell office:value-type="float" office:value="272052">
            <text:p>272052</text:p>
          </table:table-cell>
          <table:table-cell office:value-type="string">
            <text:p>REMUNERATION PRINCIPALE PERSONNEL TITULAIRE</text:p>
          </table:table-cell>
          <table:table-cell office:value-type="string">
            <text:p>AUTRES RESEAUX ET SERVICES DIVER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4111">
            <text:p>64111</text:p>
          </table:table-cell>
          <table:table-cell office:value-type="float" office:value="820">
            <text:p>820</text:p>
          </table:table-cell>
          <table:table-cell office:value-type="float" office:value="1507952">
            <text:p>1507952</text:p>
          </table:table-cell>
          <table:table-cell office:value-type="string">
            <text:p>REMUNERATION PRINCIPALE PERSONNEL TITULAIRE</text:p>
          </table:table-cell>
          <table:table-cell office:value-type="string">
            <text:p>SERVICES COMMUN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4111">
            <text:p>64111</text:p>
          </table:table-cell>
          <table:table-cell office:value-type="float" office:value="821">
            <text:p>821</text:p>
          </table:table-cell>
          <table:table-cell office:value-type="float" office:value="916727">
            <text:p>916727</text:p>
          </table:table-cell>
          <table:table-cell office:value-type="string">
            <text:p>REMUNERATION PRINCIPALE PERSONNEL TITULAIRE</text:p>
          </table:table-cell>
          <table:table-cell office:value-type="string">
            <text:p>EQUIPEMENTS DE VOIRIE</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4111">
            <text:p>64111</text:p>
          </table:table-cell>
          <table:table-cell office:value-type="float" office:value="822">
            <text:p>822</text:p>
          </table:table-cell>
          <table:table-cell office:value-type="float" office:value="4257484">
            <text:p>4257484</text:p>
          </table:table-cell>
          <table:table-cell office:value-type="string">
            <text:p>REMUNERATION PRINCIPALE PERSONNEL TITULAIRE</text:p>
          </table:table-cell>
          <table:table-cell office:value-type="string">
            <text:p>VOIRIE COMMUNALE ET ROUTE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4111">
            <text:p>64111</text:p>
          </table:table-cell>
          <table:table-cell office:value-type="float" office:value="823">
            <text:p>823</text:p>
          </table:table-cell>
          <table:table-cell office:value-type="float" office:value="4865469">
            <text:p>4865469</text:p>
          </table:table-cell>
          <table:table-cell office:value-type="string">
            <text:p>REMUNERATION PRINCIPALE PERSONNEL TITULAIRE</text:p>
          </table:table-cell>
          <table:table-cell office:value-type="string">
            <text:p>ESPACES VERTS URBAIN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4111">
            <text:p>64111</text:p>
          </table:table-cell>
          <table:table-cell office:value-type="float" office:value="824">
            <text:p>824</text:p>
          </table:table-cell>
          <table:table-cell office:value-type="float" office:value="176064">
            <text:p>176064</text:p>
          </table:table-cell>
          <table:table-cell office:value-type="string">
            <text:p>REMUNERATION PRINCIPALE PERSONNEL TITULAIRE</text:p>
          </table:table-cell>
          <table:table-cell office:value-type="string">
            <text:p>AUTRES OPERATIONS D'AMENAGEMENT URBAIN</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4111">
            <text:p>64111</text:p>
          </table:table-cell>
          <table:table-cell office:value-type="float" office:value="91">
            <text:p>91</text:p>
          </table:table-cell>
          <table:table-cell office:value-type="float" office:value="604879">
            <text:p>604879</text:p>
          </table:table-cell>
          <table:table-cell office:value-type="string">
            <text:p>REMUNERATION PRINCIPALE PERSONNEL TITULAIRE</text:p>
          </table:table-cell>
          <table:table-cell office:value-type="string">
            <text:p>FOIRES ET MARCHE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4112">
            <text:p>64112</text:p>
          </table:table-cell>
          <table:table-cell office:value-type="float" office:value="20">
            <text:p>20</text:p>
          </table:table-cell>
          <table:table-cell office:value-type="float" office:value="299294">
            <text:p>299294</text:p>
          </table:table-cell>
          <table:table-cell office:value-type="string">
            <text:p>NBI, SUPPLEMENT FAMILIAL DE TRAITEMENT ET INDEMNITE DE RESIDENCE</text:p>
          </table:table-cell>
          <table:table-cell office:value-type="string">
            <text:p>ADMINISTRATION GENERALE DE LA COLLECTIVITE</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4112">
            <text:p>64112</text:p>
          </table:table-cell>
          <table:table-cell office:value-type="float" office:value="21">
            <text:p>21</text:p>
          </table:table-cell>
          <table:table-cell office:value-type="float" office:value="8600">
            <text:p>8600</text:p>
          </table:table-cell>
          <table:table-cell office:value-type="string">
            <text:p>NBI, SUPPLEMENT FAMILIAL DE TRAITEMENT ET INDEMNITE DE RESIDENCE</text:p>
          </table:table-cell>
          <table:table-cell office:value-type="string">
            <text:p>ASSEMBLEE LOCALE</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4112">
            <text:p>64112</text:p>
          </table:table-cell>
          <table:table-cell office:value-type="float" office:value="22">
            <text:p>22</text:p>
          </table:table-cell>
          <table:table-cell office:value-type="float" office:value="72601">
            <text:p>72601</text:p>
          </table:table-cell>
          <table:table-cell office:value-type="string">
            <text:p>NBI, SUPPLEMENT FAMILIAL DE TRAITEMENT ET INDEMNITE DE RESIDENCE</text:p>
          </table:table-cell>
          <table:table-cell office:value-type="string">
            <text:p>ADMINISTRATION GENERALE DE L'ETAT</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4112">
            <text:p>64112</text:p>
          </table:table-cell>
          <table:table-cell office:value-type="float" office:value="23">
            <text:p>23</text:p>
          </table:table-cell>
          <table:table-cell office:value-type="float" office:value="13593">
            <text:p>13593</text:p>
          </table:table-cell>
          <table:table-cell office:value-type="string">
            <text:p>NBI, SUPPLEMENT FAMILIAL DE TRAITEMENT ET INDEMNITE DE RESIDENCE</text:p>
          </table:table-cell>
          <table:table-cell office:value-type="string">
            <text:p>INFORMATION, COMMUNICATION, PUBLICITE</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4112">
            <text:p>64112</text:p>
          </table:table-cell>
          <table:table-cell office:value-type="float" office:value="24">
            <text:p>24</text:p>
          </table:table-cell>
          <table:table-cell office:value-type="float" office:value="23319">
            <text:p>23319</text:p>
          </table:table-cell>
          <table:table-cell office:value-type="string">
            <text:p>NBI, SUPPLEMENT FAMILIAL DE TRAITEMENT ET INDEMNITE DE RESIDENCE</text:p>
          </table:table-cell>
          <table:table-cell office:value-type="string">
            <text:p>FETES ET CEREMONIE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4112">
            <text:p>64112</text:p>
          </table:table-cell>
          <table:table-cell office:value-type="float" office:value="48">
            <text:p>48</text:p>
          </table:table-cell>
          <table:table-cell office:value-type="float" office:value="1511">
            <text:p>1511</text:p>
          </table:table-cell>
          <table:table-cell office:value-type="string">
            <text:p>NBI, SUPPLEMENT FAMILIAL DE TRAITEMENT ET INDEMNITE DE RESIDENCE</text:p>
          </table:table-cell>
          <table:table-cell office:value-type="string">
            <text:p>AUTRES ACTIONS DE COOPERATION DECENTRALISEE</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4112">
            <text:p>64112</text:p>
          </table:table-cell>
          <table:table-cell office:value-type="float" office:value="112">
            <text:p>112</text:p>
          </table:table-cell>
          <table:table-cell office:value-type="float" office:value="205232">
            <text:p>205232</text:p>
          </table:table-cell>
          <table:table-cell office:value-type="string">
            <text:p>NBI, SUPPLEMENT FAMILIAL DE TRAITEMENT ET INDEMNITE DE RESIDENCE</text:p>
          </table:table-cell>
          <table:table-cell office:value-type="string">
            <text:p>POLICE MUNICIPALE</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4112">
            <text:p>64112</text:p>
          </table:table-cell>
          <table:table-cell office:value-type="float" office:value="12">
            <text:p>12</text:p>
          </table:table-cell>
          <table:table-cell office:value-type="float" office:value="7178">
            <text:p>7178</text:p>
          </table:table-cell>
          <table:table-cell office:value-type="string">
            <text:p>NBI, SUPPLEMENT FAMILIAL DE TRAITEMENT ET INDEMNITE DE RESIDENCE</text:p>
          </table:table-cell>
          <table:table-cell office:value-type="string">
            <text:p>HYGIENE ET SALUBRITE PUBLIQUE</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4112">
            <text:p>64112</text:p>
          </table:table-cell>
          <table:table-cell office:value-type="float" office:value="211">
            <text:p>211</text:p>
          </table:table-cell>
          <table:table-cell office:value-type="float" office:value="199364">
            <text:p>199364</text:p>
          </table:table-cell>
          <table:table-cell office:value-type="string">
            <text:p>NBI, SUPPLEMENT FAMILIAL DE TRAITEMENT ET INDEMNITE DE RESIDENCE</text:p>
          </table:table-cell>
          <table:table-cell office:value-type="string">
            <text:p>ECOLES MATERNELLE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4112">
            <text:p>64112</text:p>
          </table:table-cell>
          <table:table-cell office:value-type="float" office:value="212">
            <text:p>212</text:p>
          </table:table-cell>
          <table:table-cell office:value-type="float" office:value="259932">
            <text:p>259932</text:p>
          </table:table-cell>
          <table:table-cell office:value-type="string">
            <text:p>NBI, SUPPLEMENT FAMILIAL DE TRAITEMENT ET INDEMNITE DE RESIDENCE</text:p>
          </table:table-cell>
          <table:table-cell office:value-type="string">
            <text:p>ECOLES PRIMAIRE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4112">
            <text:p>64112</text:p>
          </table:table-cell>
          <table:table-cell office:value-type="float" office:value="251">
            <text:p>251</text:p>
          </table:table-cell>
          <table:table-cell office:value-type="float" office:value="59030">
            <text:p>59030</text:p>
          </table:table-cell>
          <table:table-cell office:value-type="string">
            <text:p>NBI, SUPPLEMENT FAMILIAL DE TRAITEMENT ET INDEMNITE DE RESIDENCE</text:p>
          </table:table-cell>
          <table:table-cell office:value-type="string">
            <text:p>HEBERGEMENT ET RESTAURATION SCOLAIRE</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4112">
            <text:p>64112</text:p>
          </table:table-cell>
          <table:table-cell office:value-type="float" office:value="30">
            <text:p>30</text:p>
          </table:table-cell>
          <table:table-cell office:value-type="float" office:value="9239">
            <text:p>9239</text:p>
          </table:table-cell>
          <table:table-cell office:value-type="string">
            <text:p>NBI, SUPPLEMENT FAMILIAL DE TRAITEMENT ET INDEMNITE DE RESIDENCE</text:p>
          </table:table-cell>
          <table:table-cell office:value-type="string">
            <text:p>SERVICES COMMUN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4112">
            <text:p>64112</text:p>
          </table:table-cell>
          <table:table-cell office:value-type="float" office:value="312">
            <text:p>312</text:p>
          </table:table-cell>
          <table:table-cell office:value-type="float" office:value="7287">
            <text:p>7287</text:p>
          </table:table-cell>
          <table:table-cell office:value-type="string">
            <text:p>NBI, SUPPLEMENT FAMILIAL DE TRAITEMENT ET INDEMNITE DE RESIDENCE</text:p>
          </table:table-cell>
          <table:table-cell office:value-type="string">
            <text:p>ARTS PLASTIQUES ET AUTRES ACTIVITES ARTISTIQUE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4112">
            <text:p>64112</text:p>
          </table:table-cell>
          <table:table-cell office:value-type="float" office:value="323">
            <text:p>323</text:p>
          </table:table-cell>
          <table:table-cell office:value-type="float" office:value="10905">
            <text:p>10905</text:p>
          </table:table-cell>
          <table:table-cell office:value-type="string">
            <text:p>NBI, SUPPLEMENT FAMILIAL DE TRAITEMENT ET INDEMNITE DE RESIDENCE</text:p>
          </table:table-cell>
          <table:table-cell office:value-type="string">
            <text:p>ARCHIVE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4112">
            <text:p>64112</text:p>
          </table:table-cell>
          <table:table-cell office:value-type="float" office:value="40">
            <text:p>40</text:p>
          </table:table-cell>
          <table:table-cell office:value-type="float" office:value="19016">
            <text:p>19016</text:p>
          </table:table-cell>
          <table:table-cell office:value-type="string">
            <text:p>NBI, SUPPLEMENT FAMILIAL DE TRAITEMENT ET INDEMNITE DE RESIDENCE</text:p>
          </table:table-cell>
          <table:table-cell office:value-type="string">
            <text:p>SERVICES COMMUN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4112">
            <text:p>64112</text:p>
          </table:table-cell>
          <table:table-cell office:value-type="float" office:value="411">
            <text:p>411</text:p>
          </table:table-cell>
          <table:table-cell office:value-type="float" office:value="36702">
            <text:p>36702</text:p>
          </table:table-cell>
          <table:table-cell office:value-type="string">
            <text:p>NBI, SUPPLEMENT FAMILIAL DE TRAITEMENT ET INDEMNITE DE RESIDENCE</text:p>
          </table:table-cell>
          <table:table-cell office:value-type="string">
            <text:p>SALLES DE SPORT, GYMNASE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4112">
            <text:p>64112</text:p>
          </table:table-cell>
          <table:table-cell office:value-type="float" office:value="412">
            <text:p>412</text:p>
          </table:table-cell>
          <table:table-cell office:value-type="float" office:value="73868">
            <text:p>73868</text:p>
          </table:table-cell>
          <table:table-cell office:value-type="string">
            <text:p>NBI, SUPPLEMENT FAMILIAL DE TRAITEMENT ET INDEMNITE DE RESIDENCE</text:p>
          </table:table-cell>
          <table:table-cell office:value-type="string">
            <text:p>STADE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4112">
            <text:p>64112</text:p>
          </table:table-cell>
          <table:table-cell office:value-type="float" office:value="421">
            <text:p>421</text:p>
          </table:table-cell>
          <table:table-cell office:value-type="float" office:value="1810">
            <text:p>1810</text:p>
          </table:table-cell>
          <table:table-cell office:value-type="string">
            <text:p>NBI, SUPPLEMENT FAMILIAL DE TRAITEMENT ET INDEMNITE DE RESIDENCE</text:p>
          </table:table-cell>
          <table:table-cell office:value-type="string">
            <text:p>CENTRES DE LOISIR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4112">
            <text:p>64112</text:p>
          </table:table-cell>
          <table:table-cell office:value-type="float" office:value="422">
            <text:p>422</text:p>
          </table:table-cell>
          <table:table-cell office:value-type="float" office:value="146419">
            <text:p>146419</text:p>
          </table:table-cell>
          <table:table-cell office:value-type="string">
            <text:p>NBI, SUPPLEMENT FAMILIAL DE TRAITEMENT ET INDEMNITE DE RESIDENCE</text:p>
          </table:table-cell>
          <table:table-cell office:value-type="string">
            <text:p>AUTRES ACTIVITES POUR LES JEUNE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4112">
            <text:p>64112</text:p>
          </table:table-cell>
          <table:table-cell office:value-type="float" office:value="64">
            <text:p>64</text:p>
          </table:table-cell>
          <table:table-cell office:value-type="float" office:value="287119">
            <text:p>287119</text:p>
          </table:table-cell>
          <table:table-cell office:value-type="string">
            <text:p>NBI, SUPPLEMENT FAMILIAL DE TRAITEMENT ET INDEMNITE DE RESIDENCE</text:p>
          </table:table-cell>
          <table:table-cell office:value-type="string">
            <text:p>CRECHES ET GARDERIE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4112">
            <text:p>64112</text:p>
          </table:table-cell>
          <table:table-cell office:value-type="float" office:value="810">
            <text:p>810</text:p>
          </table:table-cell>
          <table:table-cell office:value-type="float" office:value="5142">
            <text:p>5142</text:p>
          </table:table-cell>
          <table:table-cell office:value-type="string">
            <text:p>NBI, SUPPLEMENT FAMILIAL DE TRAITEMENT ET INDEMNITE DE RESIDENCE</text:p>
          </table:table-cell>
          <table:table-cell office:value-type="string">
            <text:p>SERVICES COMMUN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4112">
            <text:p>64112</text:p>
          </table:table-cell>
          <table:table-cell office:value-type="float" office:value="814">
            <text:p>814</text:p>
          </table:table-cell>
          <table:table-cell office:value-type="float" office:value="10292">
            <text:p>10292</text:p>
          </table:table-cell>
          <table:table-cell office:value-type="string">
            <text:p>NBI, SUPPLEMENT FAMILIAL DE TRAITEMENT ET INDEMNITE DE RESIDENCE</text:p>
          </table:table-cell>
          <table:table-cell office:value-type="string">
            <text:p>ECLAIRAGE PUBLIC</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4112">
            <text:p>64112</text:p>
          </table:table-cell>
          <table:table-cell office:value-type="float" office:value="816">
            <text:p>816</text:p>
          </table:table-cell>
          <table:table-cell office:value-type="float" office:value="7193">
            <text:p>7193</text:p>
          </table:table-cell>
          <table:table-cell office:value-type="string">
            <text:p>NBI, SUPPLEMENT FAMILIAL DE TRAITEMENT ET INDEMNITE DE RESIDENCE</text:p>
          </table:table-cell>
          <table:table-cell office:value-type="string">
            <text:p>AUTRES RESEAUX ET SERVICES DIVER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4112">
            <text:p>64112</text:p>
          </table:table-cell>
          <table:table-cell office:value-type="float" office:value="820">
            <text:p>820</text:p>
          </table:table-cell>
          <table:table-cell office:value-type="float" office:value="32814">
            <text:p>32814</text:p>
          </table:table-cell>
          <table:table-cell office:value-type="string">
            <text:p>NBI, SUPPLEMENT FAMILIAL DE TRAITEMENT ET INDEMNITE DE RESIDENCE</text:p>
          </table:table-cell>
          <table:table-cell office:value-type="string">
            <text:p>SERVICES COMMUN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4112">
            <text:p>64112</text:p>
          </table:table-cell>
          <table:table-cell office:value-type="float" office:value="821">
            <text:p>821</text:p>
          </table:table-cell>
          <table:table-cell office:value-type="float" office:value="23095">
            <text:p>23095</text:p>
          </table:table-cell>
          <table:table-cell office:value-type="string">
            <text:p>NBI, SUPPLEMENT FAMILIAL DE TRAITEMENT ET INDEMNITE DE RESIDENCE</text:p>
          </table:table-cell>
          <table:table-cell office:value-type="string">
            <text:p>EQUIPEMENTS DE VOIRIE</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4112">
            <text:p>64112</text:p>
          </table:table-cell>
          <table:table-cell office:value-type="float" office:value="822">
            <text:p>822</text:p>
          </table:table-cell>
          <table:table-cell office:value-type="float" office:value="199285">
            <text:p>199285</text:p>
          </table:table-cell>
          <table:table-cell office:value-type="string">
            <text:p>NBI, SUPPLEMENT FAMILIAL DE TRAITEMENT ET INDEMNITE DE RESIDENCE</text:p>
          </table:table-cell>
          <table:table-cell office:value-type="string">
            <text:p>VOIRIE COMMUNALE ET ROUTE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4112">
            <text:p>64112</text:p>
          </table:table-cell>
          <table:table-cell office:value-type="float" office:value="823">
            <text:p>823</text:p>
          </table:table-cell>
          <table:table-cell office:value-type="float" office:value="180221">
            <text:p>180221</text:p>
          </table:table-cell>
          <table:table-cell office:value-type="string">
            <text:p>NBI, SUPPLEMENT FAMILIAL DE TRAITEMENT ET INDEMNITE DE RESIDENCE</text:p>
          </table:table-cell>
          <table:table-cell office:value-type="string">
            <text:p>ESPACES VERTS URBAIN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4112">
            <text:p>64112</text:p>
          </table:table-cell>
          <table:table-cell office:value-type="float" office:value="824">
            <text:p>824</text:p>
          </table:table-cell>
          <table:table-cell office:value-type="float" office:value="4554">
            <text:p>4554</text:p>
          </table:table-cell>
          <table:table-cell office:value-type="string">
            <text:p>NBI, SUPPLEMENT FAMILIAL DE TRAITEMENT ET INDEMNITE DE RESIDENCE</text:p>
          </table:table-cell>
          <table:table-cell office:value-type="string">
            <text:p>AUTRES OPERATIONS D'AMENAGEMENT URBAIN</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4112">
            <text:p>64112</text:p>
          </table:table-cell>
          <table:table-cell office:value-type="float" office:value="91">
            <text:p>91</text:p>
          </table:table-cell>
          <table:table-cell office:value-type="float" office:value="30015">
            <text:p>30015</text:p>
          </table:table-cell>
          <table:table-cell office:value-type="string">
            <text:p>NBI, SUPPLEMENT FAMILIAL DE TRAITEMENT ET INDEMNITE DE RESIDENCE</text:p>
          </table:table-cell>
          <table:table-cell office:value-type="string">
            <text:p>FOIRES ET MARCHE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4118">
            <text:p>64118</text:p>
          </table:table-cell>
          <table:table-cell office:value-type="float" office:value="20">
            <text:p>20</text:p>
          </table:table-cell>
          <table:table-cell office:value-type="float" office:value="3505645">
            <text:p>3505645</text:p>
          </table:table-cell>
          <table:table-cell office:value-type="string">
            <text:p>AUTRES INDEMNITES PERSONNEL TITULAIRE</text:p>
          </table:table-cell>
          <table:table-cell office:value-type="string">
            <text:p>ADMINISTRATION GENERALE DE LA COLLECTIVITE</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4118">
            <text:p>64118</text:p>
          </table:table-cell>
          <table:table-cell office:value-type="float" office:value="21">
            <text:p>21</text:p>
          </table:table-cell>
          <table:table-cell office:value-type="float" office:value="177505">
            <text:p>177505</text:p>
          </table:table-cell>
          <table:table-cell office:value-type="string">
            <text:p>AUTRES INDEMNITES PERSONNEL TITULAIRE</text:p>
          </table:table-cell>
          <table:table-cell office:value-type="string">
            <text:p>ASSEMBLEE LOCALE</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4118">
            <text:p>64118</text:p>
          </table:table-cell>
          <table:table-cell office:value-type="float" office:value="22">
            <text:p>22</text:p>
          </table:table-cell>
          <table:table-cell office:value-type="float" office:value="440899">
            <text:p>440899</text:p>
          </table:table-cell>
          <table:table-cell office:value-type="string">
            <text:p>AUTRES INDEMNITES PERSONNEL TITULAIRE</text:p>
          </table:table-cell>
          <table:table-cell office:value-type="string">
            <text:p>ADMINISTRATION GENERALE DE L'ETAT</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4118">
            <text:p>64118</text:p>
          </table:table-cell>
          <table:table-cell office:value-type="float" office:value="23">
            <text:p>23</text:p>
          </table:table-cell>
          <table:table-cell office:value-type="float" office:value="156418">
            <text:p>156418</text:p>
          </table:table-cell>
          <table:table-cell office:value-type="string">
            <text:p>AUTRES INDEMNITES PERSONNEL TITULAIRE</text:p>
          </table:table-cell>
          <table:table-cell office:value-type="string">
            <text:p>INFORMATION, COMMUNICATION, PUBLICITE</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4118">
            <text:p>64118</text:p>
          </table:table-cell>
          <table:table-cell office:value-type="float" office:value="24">
            <text:p>24</text:p>
          </table:table-cell>
          <table:table-cell office:value-type="float" office:value="675081">
            <text:p>675081</text:p>
          </table:table-cell>
          <table:table-cell office:value-type="string">
            <text:p>AUTRES INDEMNITES PERSONNEL TITULAIRE</text:p>
          </table:table-cell>
          <table:table-cell office:value-type="string">
            <text:p>FETES ET CEREMONIE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4118">
            <text:p>64118</text:p>
          </table:table-cell>
          <table:table-cell office:value-type="float" office:value="48">
            <text:p>48</text:p>
          </table:table-cell>
          <table:table-cell office:value-type="float" office:value="95354">
            <text:p>95354</text:p>
          </table:table-cell>
          <table:table-cell office:value-type="string">
            <text:p>AUTRES INDEMNITES PERSONNEL TITULAIRE</text:p>
          </table:table-cell>
          <table:table-cell office:value-type="string">
            <text:p>AUTRES ACTIONS DE COOPERATION DECENTRALISEE</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4118">
            <text:p>64118</text:p>
          </table:table-cell>
          <table:table-cell office:value-type="float" office:value="112">
            <text:p>112</text:p>
          </table:table-cell>
          <table:table-cell office:value-type="float" office:value="1777250">
            <text:p>1777250</text:p>
          </table:table-cell>
          <table:table-cell office:value-type="string">
            <text:p>AUTRES INDEMNITES PERSONNEL TITULAIRE</text:p>
          </table:table-cell>
          <table:table-cell office:value-type="string">
            <text:p>POLICE MUNICIPALE</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4118">
            <text:p>64118</text:p>
          </table:table-cell>
          <table:table-cell office:value-type="float" office:value="12">
            <text:p>12</text:p>
          </table:table-cell>
          <table:table-cell office:value-type="float" office:value="130205">
            <text:p>130205</text:p>
          </table:table-cell>
          <table:table-cell office:value-type="string">
            <text:p>AUTRES INDEMNITES PERSONNEL TITULAIRE</text:p>
          </table:table-cell>
          <table:table-cell office:value-type="string">
            <text:p>HYGIENE ET SALUBRITE PUBLIQUE</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4118">
            <text:p>64118</text:p>
          </table:table-cell>
          <table:table-cell office:value-type="float" office:value="211">
            <text:p>211</text:p>
          </table:table-cell>
          <table:table-cell office:value-type="float" office:value="1154025">
            <text:p>1154025</text:p>
          </table:table-cell>
          <table:table-cell office:value-type="string">
            <text:p>AUTRES INDEMNITES PERSONNEL TITULAIRE</text:p>
          </table:table-cell>
          <table:table-cell office:value-type="string">
            <text:p>ECOLES MATERNELLE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4118">
            <text:p>64118</text:p>
          </table:table-cell>
          <table:table-cell office:value-type="float" office:value="212">
            <text:p>212</text:p>
          </table:table-cell>
          <table:table-cell office:value-type="float" office:value="1565644">
            <text:p>1565644</text:p>
          </table:table-cell>
          <table:table-cell office:value-type="string">
            <text:p>AUTRES INDEMNITES PERSONNEL TITULAIRE</text:p>
          </table:table-cell>
          <table:table-cell office:value-type="string">
            <text:p>ECOLES PRIMAIRE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4118">
            <text:p>64118</text:p>
          </table:table-cell>
          <table:table-cell office:value-type="float" office:value="251">
            <text:p>251</text:p>
          </table:table-cell>
          <table:table-cell office:value-type="float" office:value="331016">
            <text:p>331016</text:p>
          </table:table-cell>
          <table:table-cell office:value-type="string">
            <text:p>AUTRES INDEMNITES PERSONNEL TITULAIRE</text:p>
          </table:table-cell>
          <table:table-cell office:value-type="string">
            <text:p>HEBERGEMENT ET RESTAURATION SCOLAIRE</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4118">
            <text:p>64118</text:p>
          </table:table-cell>
          <table:table-cell office:value-type="float" office:value="30">
            <text:p>30</text:p>
          </table:table-cell>
          <table:table-cell office:value-type="float" office:value="110940">
            <text:p>110940</text:p>
          </table:table-cell>
          <table:table-cell office:value-type="string">
            <text:p>AUTRES INDEMNITES PERSONNEL TITULAIRE</text:p>
          </table:table-cell>
          <table:table-cell office:value-type="string">
            <text:p>SERVICES COMMUN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4118">
            <text:p>64118</text:p>
          </table:table-cell>
          <table:table-cell office:value-type="float" office:value="312">
            <text:p>312</text:p>
          </table:table-cell>
          <table:table-cell office:value-type="float" office:value="199738">
            <text:p>199738</text:p>
          </table:table-cell>
          <table:table-cell office:value-type="string">
            <text:p>AUTRES INDEMNITES PERSONNEL TITULAIRE</text:p>
          </table:table-cell>
          <table:table-cell office:value-type="string">
            <text:p>ARTS PLASTIQUES ET AUTRES ACTIVITES ARTISTIQUE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4118">
            <text:p>64118</text:p>
          </table:table-cell>
          <table:table-cell office:value-type="float" office:value="323">
            <text:p>323</text:p>
          </table:table-cell>
          <table:table-cell office:value-type="float" office:value="120465">
            <text:p>120465</text:p>
          </table:table-cell>
          <table:table-cell office:value-type="string">
            <text:p>AUTRES INDEMNITES PERSONNEL TITULAIRE</text:p>
          </table:table-cell>
          <table:table-cell office:value-type="string">
            <text:p>ARCHIVE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4118">
            <text:p>64118</text:p>
          </table:table-cell>
          <table:table-cell office:value-type="float" office:value="40">
            <text:p>40</text:p>
          </table:table-cell>
          <table:table-cell office:value-type="float" office:value="76659">
            <text:p>76659</text:p>
          </table:table-cell>
          <table:table-cell office:value-type="string">
            <text:p>AUTRES INDEMNITES PERSONNEL TITULAIRE</text:p>
          </table:table-cell>
          <table:table-cell office:value-type="string">
            <text:p>SERVICES COMMUN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4118">
            <text:p>64118</text:p>
          </table:table-cell>
          <table:table-cell office:value-type="float" office:value="411">
            <text:p>411</text:p>
          </table:table-cell>
          <table:table-cell office:value-type="float" office:value="227959">
            <text:p>227959</text:p>
          </table:table-cell>
          <table:table-cell office:value-type="string">
            <text:p>AUTRES INDEMNITES PERSONNEL TITULAIRE</text:p>
          </table:table-cell>
          <table:table-cell office:value-type="string">
            <text:p>SALLES DE SPORT, GYMNASE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4118">
            <text:p>64118</text:p>
          </table:table-cell>
          <table:table-cell office:value-type="float" office:value="412">
            <text:p>412</text:p>
          </table:table-cell>
          <table:table-cell office:value-type="float" office:value="374514">
            <text:p>374514</text:p>
          </table:table-cell>
          <table:table-cell office:value-type="string">
            <text:p>AUTRES INDEMNITES PERSONNEL TITULAIRE</text:p>
          </table:table-cell>
          <table:table-cell office:value-type="string">
            <text:p>STADE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4118">
            <text:p>64118</text:p>
          </table:table-cell>
          <table:table-cell office:value-type="float" office:value="421">
            <text:p>421</text:p>
          </table:table-cell>
          <table:table-cell office:value-type="float" office:value="19615">
            <text:p>19615</text:p>
          </table:table-cell>
          <table:table-cell office:value-type="string">
            <text:p>AUTRES INDEMNITES PERSONNEL TITULAIRE</text:p>
          </table:table-cell>
          <table:table-cell office:value-type="string">
            <text:p>CENTRES DE LOISIR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4118">
            <text:p>64118</text:p>
          </table:table-cell>
          <table:table-cell office:value-type="float" office:value="422">
            <text:p>422</text:p>
          </table:table-cell>
          <table:table-cell office:value-type="float" office:value="870736">
            <text:p>870736</text:p>
          </table:table-cell>
          <table:table-cell office:value-type="string">
            <text:p>AUTRES INDEMNITES PERSONNEL TITULAIRE</text:p>
          </table:table-cell>
          <table:table-cell office:value-type="string">
            <text:p>AUTRES ACTIVITES POUR LES JEUNE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4118">
            <text:p>64118</text:p>
          </table:table-cell>
          <table:table-cell office:value-type="float" office:value="64">
            <text:p>64</text:p>
          </table:table-cell>
          <table:table-cell office:value-type="float" office:value="1971230">
            <text:p>1971230</text:p>
          </table:table-cell>
          <table:table-cell office:value-type="string">
            <text:p>AUTRES INDEMNITES PERSONNEL TITULAIRE</text:p>
          </table:table-cell>
          <table:table-cell office:value-type="string">
            <text:p>CRECHES ET GARDERIE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4118">
            <text:p>64118</text:p>
          </table:table-cell>
          <table:table-cell office:value-type="float" office:value="810">
            <text:p>810</text:p>
          </table:table-cell>
          <table:table-cell office:value-type="float" office:value="57444">
            <text:p>57444</text:p>
          </table:table-cell>
          <table:table-cell office:value-type="string">
            <text:p>AUTRES INDEMNITES PERSONNEL TITULAIRE</text:p>
          </table:table-cell>
          <table:table-cell office:value-type="string">
            <text:p>SERVICES COMMUN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4118">
            <text:p>64118</text:p>
          </table:table-cell>
          <table:table-cell office:value-type="float" office:value="814">
            <text:p>814</text:p>
          </table:table-cell>
          <table:table-cell office:value-type="float" office:value="255245">
            <text:p>255245</text:p>
          </table:table-cell>
          <table:table-cell office:value-type="string">
            <text:p>AUTRES INDEMNITES PERSONNEL TITULAIRE</text:p>
          </table:table-cell>
          <table:table-cell office:value-type="string">
            <text:p>ECLAIRAGE PUBLIC</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4118">
            <text:p>64118</text:p>
          </table:table-cell>
          <table:table-cell office:value-type="float" office:value="816">
            <text:p>816</text:p>
          </table:table-cell>
          <table:table-cell office:value-type="float" office:value="109251">
            <text:p>109251</text:p>
          </table:table-cell>
          <table:table-cell office:value-type="string">
            <text:p>AUTRES INDEMNITES PERSONNEL TITULAIRE</text:p>
          </table:table-cell>
          <table:table-cell office:value-type="string">
            <text:p>AUTRES RESEAUX ET SERVICES DIVER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4118">
            <text:p>64118</text:p>
          </table:table-cell>
          <table:table-cell office:value-type="float" office:value="820">
            <text:p>820</text:p>
          </table:table-cell>
          <table:table-cell office:value-type="float" office:value="482082">
            <text:p>482082</text:p>
          </table:table-cell>
          <table:table-cell office:value-type="string">
            <text:p>AUTRES INDEMNITES PERSONNEL TITULAIRE</text:p>
          </table:table-cell>
          <table:table-cell office:value-type="string">
            <text:p>SERVICES COMMUN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4118">
            <text:p>64118</text:p>
          </table:table-cell>
          <table:table-cell office:value-type="float" office:value="821">
            <text:p>821</text:p>
          </table:table-cell>
          <table:table-cell office:value-type="float" office:value="490060">
            <text:p>490060</text:p>
          </table:table-cell>
          <table:table-cell office:value-type="string">
            <text:p>AUTRES INDEMNITES PERSONNEL TITULAIRE</text:p>
          </table:table-cell>
          <table:table-cell office:value-type="string">
            <text:p>EQUIPEMENTS DE VOIRIE</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4118">
            <text:p>64118</text:p>
          </table:table-cell>
          <table:table-cell office:value-type="float" office:value="822">
            <text:p>822</text:p>
          </table:table-cell>
          <table:table-cell office:value-type="float" office:value="1282858">
            <text:p>1282858</text:p>
          </table:table-cell>
          <table:table-cell office:value-type="string">
            <text:p>AUTRES INDEMNITES PERSONNEL TITULAIRE</text:p>
          </table:table-cell>
          <table:table-cell office:value-type="string">
            <text:p>VOIRIE COMMUNALE ET ROUTE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4118">
            <text:p>64118</text:p>
          </table:table-cell>
          <table:table-cell office:value-type="float" office:value="823">
            <text:p>823</text:p>
          </table:table-cell>
          <table:table-cell office:value-type="float" office:value="1430534">
            <text:p>1430534</text:p>
          </table:table-cell>
          <table:table-cell office:value-type="string">
            <text:p>AUTRES INDEMNITES PERSONNEL TITULAIRE</text:p>
          </table:table-cell>
          <table:table-cell office:value-type="string">
            <text:p>ESPACES VERTS URBAIN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4118">
            <text:p>64118</text:p>
          </table:table-cell>
          <table:table-cell office:value-type="float" office:value="824">
            <text:p>824</text:p>
          </table:table-cell>
          <table:table-cell office:value-type="float" office:value="51493">
            <text:p>51493</text:p>
          </table:table-cell>
          <table:table-cell office:value-type="string">
            <text:p>AUTRES INDEMNITES PERSONNEL TITULAIRE</text:p>
          </table:table-cell>
          <table:table-cell office:value-type="string">
            <text:p>AUTRES OPERATIONS D'AMENAGEMENT URBAIN</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4118">
            <text:p>64118</text:p>
          </table:table-cell>
          <table:table-cell office:value-type="float" office:value="91">
            <text:p>91</text:p>
          </table:table-cell>
          <table:table-cell office:value-type="float" office:value="284082">
            <text:p>284082</text:p>
          </table:table-cell>
          <table:table-cell office:value-type="string">
            <text:p>AUTRES INDEMNITES PERSONNEL TITULAIRE</text:p>
          </table:table-cell>
          <table:table-cell office:value-type="string">
            <text:p>FOIRES ET MARCHE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4131">
            <text:p>64131</text:p>
          </table:table-cell>
          <table:table-cell office:value-type="float" office:value="20">
            <text:p>20</text:p>
          </table:table-cell>
          <table:table-cell office:value-type="float" office:value="2470985">
            <text:p>2470985</text:p>
          </table:table-cell>
          <table:table-cell office:value-type="string">
            <text:p>REMUNERATION</text:p>
          </table:table-cell>
          <table:table-cell office:value-type="string">
            <text:p>ADMINISTRATION GENERALE DE LA COLLECTIVITE</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4131">
            <text:p>64131</text:p>
          </table:table-cell>
          <table:table-cell office:value-type="float" office:value="21">
            <text:p>21</text:p>
          </table:table-cell>
          <table:table-cell office:value-type="float" office:value="59974">
            <text:p>59974</text:p>
          </table:table-cell>
          <table:table-cell office:value-type="string">
            <text:p>REMUNERATION</text:p>
          </table:table-cell>
          <table:table-cell office:value-type="string">
            <text:p>ASSEMBLEE LOCALE</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4131">
            <text:p>64131</text:p>
          </table:table-cell>
          <table:table-cell office:value-type="float" office:value="22">
            <text:p>22</text:p>
          </table:table-cell>
          <table:table-cell office:value-type="float" office:value="164439">
            <text:p>164439</text:p>
          </table:table-cell>
          <table:table-cell office:value-type="string">
            <text:p>REMUNERATION</text:p>
          </table:table-cell>
          <table:table-cell office:value-type="string">
            <text:p>ADMINISTRATION GENERALE DE L'ETAT</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4131">
            <text:p>64131</text:p>
          </table:table-cell>
          <table:table-cell office:value-type="float" office:value="23">
            <text:p>23</text:p>
          </table:table-cell>
          <table:table-cell office:value-type="float" office:value="375691">
            <text:p>375691</text:p>
          </table:table-cell>
          <table:table-cell office:value-type="string">
            <text:p>REMUNERATION</text:p>
          </table:table-cell>
          <table:table-cell office:value-type="string">
            <text:p>INFORMATION, COMMUNICATION, PUBLICITE</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4131">
            <text:p>64131</text:p>
          </table:table-cell>
          <table:table-cell office:value-type="float" office:value="24">
            <text:p>24</text:p>
          </table:table-cell>
          <table:table-cell office:value-type="float" office:value="4192">
            <text:p>4192</text:p>
          </table:table-cell>
          <table:table-cell office:value-type="string">
            <text:p>REMUNERATION</text:p>
          </table:table-cell>
          <table:table-cell office:value-type="string">
            <text:p>FETES ET CEREMONIE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4131">
            <text:p>64131</text:p>
          </table:table-cell>
          <table:table-cell office:value-type="float" office:value="48">
            <text:p>48</text:p>
          </table:table-cell>
          <table:table-cell office:value-type="float" office:value="85040">
            <text:p>85040</text:p>
          </table:table-cell>
          <table:table-cell office:value-type="string">
            <text:p>REMUNERATION</text:p>
          </table:table-cell>
          <table:table-cell office:value-type="string">
            <text:p>AUTRES ACTIONS DE COOPERATION DECENTRALISEE</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4131">
            <text:p>64131</text:p>
          </table:table-cell>
          <table:table-cell office:value-type="float" office:value="112">
            <text:p>112</text:p>
          </table:table-cell>
          <table:table-cell office:value-type="float" office:value="148912">
            <text:p>148912</text:p>
          </table:table-cell>
          <table:table-cell office:value-type="string">
            <text:p>REMUNERATION</text:p>
          </table:table-cell>
          <table:table-cell office:value-type="string">
            <text:p>POLICE MUNICIPALE</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4131">
            <text:p>64131</text:p>
          </table:table-cell>
          <table:table-cell office:value-type="float" office:value="12">
            <text:p>12</text:p>
          </table:table-cell>
          <table:table-cell office:value-type="float" office:value="40731">
            <text:p>40731</text:p>
          </table:table-cell>
          <table:table-cell office:value-type="string">
            <text:p>REMUNERATION</text:p>
          </table:table-cell>
          <table:table-cell office:value-type="string">
            <text:p>HYGIENE ET SALUBRITE PUBLIQUE</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4131">
            <text:p>64131</text:p>
          </table:table-cell>
          <table:table-cell office:value-type="float" office:value="211">
            <text:p>211</text:p>
          </table:table-cell>
          <table:table-cell office:value-type="float" office:value="517300">
            <text:p>517300</text:p>
          </table:table-cell>
          <table:table-cell office:value-type="string">
            <text:p>REMUNERATION</text:p>
          </table:table-cell>
          <table:table-cell office:value-type="string">
            <text:p>ECOLES MATERNELLE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4131">
            <text:p>64131</text:p>
          </table:table-cell>
          <table:table-cell office:value-type="float" office:value="212">
            <text:p>212</text:p>
          </table:table-cell>
          <table:table-cell office:value-type="float" office:value="5067696">
            <text:p>5067696</text:p>
          </table:table-cell>
          <table:table-cell office:value-type="string">
            <text:p>REMUNERATION</text:p>
          </table:table-cell>
          <table:table-cell office:value-type="string">
            <text:p>ECOLES PRIMAIRE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4131">
            <text:p>64131</text:p>
          </table:table-cell>
          <table:table-cell office:value-type="float" office:value="251">
            <text:p>251</text:p>
          </table:table-cell>
          <table:table-cell office:value-type="float" office:value="155213">
            <text:p>155213</text:p>
          </table:table-cell>
          <table:table-cell office:value-type="string">
            <text:p>REMUNERATION</text:p>
          </table:table-cell>
          <table:table-cell office:value-type="string">
            <text:p>HEBERGEMENT ET RESTAURATION SCOLAIRE</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4131">
            <text:p>64131</text:p>
          </table:table-cell>
          <table:table-cell office:value-type="float" office:value="30">
            <text:p>30</text:p>
          </table:table-cell>
          <table:table-cell office:value-type="float" office:value="518861">
            <text:p>518861</text:p>
          </table:table-cell>
          <table:table-cell office:value-type="string">
            <text:p>REMUNERATION</text:p>
          </table:table-cell>
          <table:table-cell office:value-type="string">
            <text:p>SERVICES COMMUN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4131">
            <text:p>64131</text:p>
          </table:table-cell>
          <table:table-cell office:value-type="float" office:value="312">
            <text:p>312</text:p>
          </table:table-cell>
          <table:table-cell office:value-type="float" office:value="65740">
            <text:p>65740</text:p>
          </table:table-cell>
          <table:table-cell office:value-type="string">
            <text:p>REMUNERATION</text:p>
          </table:table-cell>
          <table:table-cell office:value-type="string">
            <text:p>ARTS PLASTIQUES ET AUTRES ACTIVITES ARTISTIQUE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4131">
            <text:p>64131</text:p>
          </table:table-cell>
          <table:table-cell office:value-type="float" office:value="323">
            <text:p>323</text:p>
          </table:table-cell>
          <table:table-cell office:value-type="float" office:value="46283">
            <text:p>46283</text:p>
          </table:table-cell>
          <table:table-cell office:value-type="string">
            <text:p>REMUNERATION</text:p>
          </table:table-cell>
          <table:table-cell office:value-type="string">
            <text:p>ARCHIVE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4131">
            <text:p>64131</text:p>
          </table:table-cell>
          <table:table-cell office:value-type="float" office:value="40">
            <text:p>40</text:p>
          </table:table-cell>
          <table:table-cell office:value-type="float" office:value="44270">
            <text:p>44270</text:p>
          </table:table-cell>
          <table:table-cell office:value-type="string">
            <text:p>REMUNERATION</text:p>
          </table:table-cell>
          <table:table-cell office:value-type="string">
            <text:p>SERVICES COMMUN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4131">
            <text:p>64131</text:p>
          </table:table-cell>
          <table:table-cell office:value-type="float" office:value="412">
            <text:p>412</text:p>
          </table:table-cell>
          <table:table-cell office:value-type="float" office:value="64180">
            <text:p>64180</text:p>
          </table:table-cell>
          <table:table-cell office:value-type="string">
            <text:p>REMUNERATION</text:p>
          </table:table-cell>
          <table:table-cell office:value-type="string">
            <text:p>STADE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4131">
            <text:p>64131</text:p>
          </table:table-cell>
          <table:table-cell office:value-type="float" office:value="421">
            <text:p>421</text:p>
          </table:table-cell>
          <table:table-cell office:value-type="float" office:value="42080">
            <text:p>42080</text:p>
          </table:table-cell>
          <table:table-cell office:value-type="string">
            <text:p>REMUNERATION</text:p>
          </table:table-cell>
          <table:table-cell office:value-type="string">
            <text:p>CENTRES DE LOISIR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4131">
            <text:p>64131</text:p>
          </table:table-cell>
          <table:table-cell office:value-type="float" office:value="422">
            <text:p>422</text:p>
          </table:table-cell>
          <table:table-cell office:value-type="float" office:value="1968098">
            <text:p>1968098</text:p>
          </table:table-cell>
          <table:table-cell office:value-type="string">
            <text:p>REMUNERATION</text:p>
          </table:table-cell>
          <table:table-cell office:value-type="string">
            <text:p>AUTRES ACTIVITES POUR LES JEUNE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4131">
            <text:p>64131</text:p>
          </table:table-cell>
          <table:table-cell office:value-type="float" office:value="64">
            <text:p>64</text:p>
          </table:table-cell>
          <table:table-cell office:value-type="float" office:value="3411107">
            <text:p>3411107</text:p>
          </table:table-cell>
          <table:table-cell office:value-type="string">
            <text:p>REMUNERATION</text:p>
          </table:table-cell>
          <table:table-cell office:value-type="string">
            <text:p>CRECHES ET GARDERIE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4131">
            <text:p>64131</text:p>
          </table:table-cell>
          <table:table-cell office:value-type="float" office:value="814">
            <text:p>814</text:p>
          </table:table-cell>
          <table:table-cell office:value-type="float" office:value="19245">
            <text:p>19245</text:p>
          </table:table-cell>
          <table:table-cell office:value-type="string">
            <text:p>REMUNERATION</text:p>
          </table:table-cell>
          <table:table-cell office:value-type="string">
            <text:p>ECLAIRAGE PUBLIC</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4131">
            <text:p>64131</text:p>
          </table:table-cell>
          <table:table-cell office:value-type="float" office:value="820">
            <text:p>820</text:p>
          </table:table-cell>
          <table:table-cell office:value-type="float" office:value="153117">
            <text:p>153117</text:p>
          </table:table-cell>
          <table:table-cell office:value-type="string">
            <text:p>REMUNERATION</text:p>
          </table:table-cell>
          <table:table-cell office:value-type="string">
            <text:p>SERVICES COMMUN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4131">
            <text:p>64131</text:p>
          </table:table-cell>
          <table:table-cell office:value-type="float" office:value="821">
            <text:p>821</text:p>
          </table:table-cell>
          <table:table-cell office:value-type="float" office:value="44596">
            <text:p>44596</text:p>
          </table:table-cell>
          <table:table-cell office:value-type="string">
            <text:p>REMUNERATION</text:p>
          </table:table-cell>
          <table:table-cell office:value-type="string">
            <text:p>EQUIPEMENTS DE VOIRIE</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4131">
            <text:p>64131</text:p>
          </table:table-cell>
          <table:table-cell office:value-type="float" office:value="822">
            <text:p>822</text:p>
          </table:table-cell>
          <table:table-cell office:value-type="float" office:value="220021">
            <text:p>220021</text:p>
          </table:table-cell>
          <table:table-cell office:value-type="string">
            <text:p>REMUNERATION</text:p>
          </table:table-cell>
          <table:table-cell office:value-type="string">
            <text:p>VOIRIE COMMUNALE ET ROUTE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4131">
            <text:p>64131</text:p>
          </table:table-cell>
          <table:table-cell office:value-type="float" office:value="823">
            <text:p>823</text:p>
          </table:table-cell>
          <table:table-cell office:value-type="float" office:value="353750">
            <text:p>353750</text:p>
          </table:table-cell>
          <table:table-cell office:value-type="string">
            <text:p>REMUNERATION</text:p>
          </table:table-cell>
          <table:table-cell office:value-type="string">
            <text:p>ESPACES VERTS URBAIN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4131">
            <text:p>64131</text:p>
          </table:table-cell>
          <table:table-cell office:value-type="float" office:value="91">
            <text:p>91</text:p>
          </table:table-cell>
          <table:table-cell office:value-type="float" office:value="15907">
            <text:p>15907</text:p>
          </table:table-cell>
          <table:table-cell office:value-type="string">
            <text:p>REMUNERATION</text:p>
          </table:table-cell>
          <table:table-cell office:value-type="string">
            <text:p>FOIRES ET MARCHE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451">
            <text:p>6451</text:p>
          </table:table-cell>
          <table:table-cell office:value-type="float" office:value="20">
            <text:p>20</text:p>
          </table:table-cell>
          <table:table-cell office:value-type="float" office:value="2198782">
            <text:p>2198782</text:p>
          </table:table-cell>
          <table:table-cell office:value-type="string">
            <text:p>COTISATIONS A L'URSSAF</text:p>
          </table:table-cell>
          <table:table-cell office:value-type="string">
            <text:p>ADMINISTRATION GENERALE DE LA COLLECTIVITE</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451">
            <text:p>6451</text:p>
          </table:table-cell>
          <table:table-cell office:value-type="float" office:value="21">
            <text:p>21</text:p>
          </table:table-cell>
          <table:table-cell office:value-type="float" office:value="82331">
            <text:p>82331</text:p>
          </table:table-cell>
          <table:table-cell office:value-type="string">
            <text:p>COTISATIONS A L'URSSAF</text:p>
          </table:table-cell>
          <table:table-cell office:value-type="string">
            <text:p>ASSEMBLEE LOCALE</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451">
            <text:p>6451</text:p>
          </table:table-cell>
          <table:table-cell office:value-type="float" office:value="22">
            <text:p>22</text:p>
          </table:table-cell>
          <table:table-cell office:value-type="float" office:value="372650">
            <text:p>372650</text:p>
          </table:table-cell>
          <table:table-cell office:value-type="string">
            <text:p>COTISATIONS A L'URSSAF</text:p>
          </table:table-cell>
          <table:table-cell office:value-type="string">
            <text:p>ADMINISTRATION GENERALE DE L'ETAT</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451">
            <text:p>6451</text:p>
          </table:table-cell>
          <table:table-cell office:value-type="float" office:value="23">
            <text:p>23</text:p>
          </table:table-cell>
          <table:table-cell office:value-type="float" office:value="185105">
            <text:p>185105</text:p>
          </table:table-cell>
          <table:table-cell office:value-type="string">
            <text:p>COTISATIONS A L'URSSAF</text:p>
          </table:table-cell>
          <table:table-cell office:value-type="string">
            <text:p>INFORMATION, COMMUNICATION, PUBLICITE</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451">
            <text:p>6451</text:p>
          </table:table-cell>
          <table:table-cell office:value-type="float" office:value="24">
            <text:p>24</text:p>
          </table:table-cell>
          <table:table-cell office:value-type="float" office:value="155213">
            <text:p>155213</text:p>
          </table:table-cell>
          <table:table-cell office:value-type="string">
            <text:p>COTISATIONS A L'URSSAF</text:p>
          </table:table-cell>
          <table:table-cell office:value-type="string">
            <text:p>FETES ET CEREMONIE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451">
            <text:p>6451</text:p>
          </table:table-cell>
          <table:table-cell office:value-type="float" office:value="48">
            <text:p>48</text:p>
          </table:table-cell>
          <table:table-cell office:value-type="float" office:value="45392">
            <text:p>45392</text:p>
          </table:table-cell>
          <table:table-cell office:value-type="string">
            <text:p>COTISATIONS A L'URSSAF</text:p>
          </table:table-cell>
          <table:table-cell office:value-type="string">
            <text:p>AUTRES ACTIONS DE COOPERATION DECENTRALISEE</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451">
            <text:p>6451</text:p>
          </table:table-cell>
          <table:table-cell office:value-type="float" office:value="112">
            <text:p>112</text:p>
          </table:table-cell>
          <table:table-cell office:value-type="float" office:value="626155">
            <text:p>626155</text:p>
          </table:table-cell>
          <table:table-cell office:value-type="string">
            <text:p>COTISATIONS A L'URSSAF</text:p>
          </table:table-cell>
          <table:table-cell office:value-type="string">
            <text:p>POLICE MUNICIPALE</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451">
            <text:p>6451</text:p>
          </table:table-cell>
          <table:table-cell office:value-type="float" office:value="12">
            <text:p>12</text:p>
          </table:table-cell>
          <table:table-cell office:value-type="float" office:value="84028">
            <text:p>84028</text:p>
          </table:table-cell>
          <table:table-cell office:value-type="string">
            <text:p>COTISATIONS A L'URSSAF</text:p>
          </table:table-cell>
          <table:table-cell office:value-type="string">
            <text:p>HYGIENE ET SALUBRITE PUBLIQUE</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451">
            <text:p>6451</text:p>
          </table:table-cell>
          <table:table-cell office:value-type="float" office:value="211">
            <text:p>211</text:p>
          </table:table-cell>
          <table:table-cell office:value-type="float" office:value="1219450">
            <text:p>1219450</text:p>
          </table:table-cell>
          <table:table-cell office:value-type="string">
            <text:p>COTISATIONS A L'URSSAF</text:p>
          </table:table-cell>
          <table:table-cell office:value-type="string">
            <text:p>ECOLES MATERNELLE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451">
            <text:p>6451</text:p>
          </table:table-cell>
          <table:table-cell office:value-type="float" office:value="212">
            <text:p>212</text:p>
          </table:table-cell>
          <table:table-cell office:value-type="float" office:value="3850113">
            <text:p>3850113</text:p>
          </table:table-cell>
          <table:table-cell office:value-type="string">
            <text:p>COTISATIONS A L'URSSAF</text:p>
          </table:table-cell>
          <table:table-cell office:value-type="string">
            <text:p>ECOLES PRIMAIRE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451">
            <text:p>6451</text:p>
          </table:table-cell>
          <table:table-cell office:value-type="float" office:value="251">
            <text:p>251</text:p>
          </table:table-cell>
          <table:table-cell office:value-type="float" office:value="330716">
            <text:p>330716</text:p>
          </table:table-cell>
          <table:table-cell office:value-type="string">
            <text:p>COTISATIONS A L'URSSAF</text:p>
          </table:table-cell>
          <table:table-cell office:value-type="string">
            <text:p>HEBERGEMENT ET RESTAURATION SCOLAIRE</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451">
            <text:p>6451</text:p>
          </table:table-cell>
          <table:table-cell office:value-type="float" office:value="30">
            <text:p>30</text:p>
          </table:table-cell>
          <table:table-cell office:value-type="float" office:value="215621">
            <text:p>215621</text:p>
          </table:table-cell>
          <table:table-cell office:value-type="string">
            <text:p>COTISATIONS A L'URSSAF</text:p>
          </table:table-cell>
          <table:table-cell office:value-type="string">
            <text:p>SERVICES COMMUN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451">
            <text:p>6451</text:p>
          </table:table-cell>
          <table:table-cell office:value-type="float" office:value="312">
            <text:p>312</text:p>
          </table:table-cell>
          <table:table-cell office:value-type="float" office:value="34130">
            <text:p>34130</text:p>
          </table:table-cell>
          <table:table-cell office:value-type="string">
            <text:p>COTISATIONS A L'URSSAF</text:p>
          </table:table-cell>
          <table:table-cell office:value-type="string">
            <text:p>ARTS PLASTIQUES ET AUTRES ACTIVITES ARTISTIQUE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451">
            <text:p>6451</text:p>
          </table:table-cell>
          <table:table-cell office:value-type="float" office:value="323">
            <text:p>323</text:p>
          </table:table-cell>
          <table:table-cell office:value-type="float" office:value="104569">
            <text:p>104569</text:p>
          </table:table-cell>
          <table:table-cell office:value-type="string">
            <text:p>COTISATIONS A L'URSSAF</text:p>
          </table:table-cell>
          <table:table-cell office:value-type="string">
            <text:p>ARCHIVE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451">
            <text:p>6451</text:p>
          </table:table-cell>
          <table:table-cell office:value-type="float" office:value="40">
            <text:p>40</text:p>
          </table:table-cell>
          <table:table-cell office:value-type="float" office:value="30774">
            <text:p>30774</text:p>
          </table:table-cell>
          <table:table-cell office:value-type="string">
            <text:p>COTISATIONS A L'URSSAF</text:p>
          </table:table-cell>
          <table:table-cell office:value-type="string">
            <text:p>SERVICES COMMUN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451">
            <text:p>6451</text:p>
          </table:table-cell>
          <table:table-cell office:value-type="float" office:value="411">
            <text:p>411</text:p>
          </table:table-cell>
          <table:table-cell office:value-type="float" office:value="154546">
            <text:p>154546</text:p>
          </table:table-cell>
          <table:table-cell office:value-type="string">
            <text:p>COTISATIONS A L'URSSAF</text:p>
          </table:table-cell>
          <table:table-cell office:value-type="string">
            <text:p>SALLES DE SPORT, GYMNASE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451">
            <text:p>6451</text:p>
          </table:table-cell>
          <table:table-cell office:value-type="float" office:value="412">
            <text:p>412</text:p>
          </table:table-cell>
          <table:table-cell office:value-type="float" office:value="314459">
            <text:p>314459</text:p>
          </table:table-cell>
          <table:table-cell office:value-type="string">
            <text:p>COTISATIONS A L'URSSAF</text:p>
          </table:table-cell>
          <table:table-cell office:value-type="string">
            <text:p>STADE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451">
            <text:p>6451</text:p>
          </table:table-cell>
          <table:table-cell office:value-type="float" office:value="421">
            <text:p>421</text:p>
          </table:table-cell>
          <table:table-cell office:value-type="float" office:value="25767">
            <text:p>25767</text:p>
          </table:table-cell>
          <table:table-cell office:value-type="string">
            <text:p>COTISATIONS A L'URSSAF</text:p>
          </table:table-cell>
          <table:table-cell office:value-type="string">
            <text:p>CENTRES DE LOISIR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451">
            <text:p>6451</text:p>
          </table:table-cell>
          <table:table-cell office:value-type="float" office:value="422">
            <text:p>422</text:p>
          </table:table-cell>
          <table:table-cell office:value-type="float" office:value="1350682">
            <text:p>1350682</text:p>
          </table:table-cell>
          <table:table-cell office:value-type="string">
            <text:p>COTISATIONS A L'URSSAF</text:p>
          </table:table-cell>
          <table:table-cell office:value-type="string">
            <text:p>AUTRES ACTIVITES POUR LES JEUNE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451">
            <text:p>6451</text:p>
          </table:table-cell>
          <table:table-cell office:value-type="float" office:value="64">
            <text:p>64</text:p>
          </table:table-cell>
          <table:table-cell office:value-type="float" office:value="2427844">
            <text:p>2427844</text:p>
          </table:table-cell>
          <table:table-cell office:value-type="string">
            <text:p>COTISATIONS A L'URSSAF</text:p>
          </table:table-cell>
          <table:table-cell office:value-type="string">
            <text:p>CRECHES ET GARDERIE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451">
            <text:p>6451</text:p>
          </table:table-cell>
          <table:table-cell office:value-type="float" office:value="810">
            <text:p>810</text:p>
          </table:table-cell>
          <table:table-cell office:value-type="float" office:value="37978">
            <text:p>37978</text:p>
          </table:table-cell>
          <table:table-cell office:value-type="string">
            <text:p>COTISATIONS A L'URSSAF</text:p>
          </table:table-cell>
          <table:table-cell office:value-type="string">
            <text:p>SERVICES COMMUN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451">
            <text:p>6451</text:p>
          </table:table-cell>
          <table:table-cell office:value-type="float" office:value="814">
            <text:p>814</text:p>
          </table:table-cell>
          <table:table-cell office:value-type="float" office:value="80944">
            <text:p>80944</text:p>
          </table:table-cell>
          <table:table-cell office:value-type="string">
            <text:p>COTISATIONS A L'URSSAF</text:p>
          </table:table-cell>
          <table:table-cell office:value-type="string">
            <text:p>ECLAIRAGE PUBLIC</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451">
            <text:p>6451</text:p>
          </table:table-cell>
          <table:table-cell office:value-type="float" office:value="816">
            <text:p>816</text:p>
          </table:table-cell>
          <table:table-cell office:value-type="float" office:value="68970">
            <text:p>68970</text:p>
          </table:table-cell>
          <table:table-cell office:value-type="string">
            <text:p>COTISATIONS A L'URSSAF</text:p>
          </table:table-cell>
          <table:table-cell office:value-type="string">
            <text:p>AUTRES RESEAUX ET SERVICES DIVER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451">
            <text:p>6451</text:p>
          </table:table-cell>
          <table:table-cell office:value-type="float" office:value="820">
            <text:p>820</text:p>
          </table:table-cell>
          <table:table-cell office:value-type="float" office:value="329802">
            <text:p>329802</text:p>
          </table:table-cell>
          <table:table-cell office:value-type="string">
            <text:p>COTISATIONS A L'URSSAF</text:p>
          </table:table-cell>
          <table:table-cell office:value-type="string">
            <text:p>SERVICES COMMUN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451">
            <text:p>6451</text:p>
          </table:table-cell>
          <table:table-cell office:value-type="float" office:value="821">
            <text:p>821</text:p>
          </table:table-cell>
          <table:table-cell office:value-type="float" office:value="164217">
            <text:p>164217</text:p>
          </table:table-cell>
          <table:table-cell office:value-type="string">
            <text:p>COTISATIONS A L'URSSAF</text:p>
          </table:table-cell>
          <table:table-cell office:value-type="string">
            <text:p>EQUIPEMENTS DE VOIRIE</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451">
            <text:p>6451</text:p>
          </table:table-cell>
          <table:table-cell office:value-type="float" office:value="822">
            <text:p>822</text:p>
          </table:table-cell>
          <table:table-cell office:value-type="float" office:value="817124">
            <text:p>817124</text:p>
          </table:table-cell>
          <table:table-cell office:value-type="string">
            <text:p>COTISATIONS A L'URSSAF</text:p>
          </table:table-cell>
          <table:table-cell office:value-type="string">
            <text:p>VOIRIE COMMUNALE ET ROUTE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451">
            <text:p>6451</text:p>
          </table:table-cell>
          <table:table-cell office:value-type="float" office:value="823">
            <text:p>823</text:p>
          </table:table-cell>
          <table:table-cell office:value-type="float" office:value="992148">
            <text:p>992148</text:p>
          </table:table-cell>
          <table:table-cell office:value-type="string">
            <text:p>COTISATIONS A L'URSSAF</text:p>
          </table:table-cell>
          <table:table-cell office:value-type="string">
            <text:p>ESPACES VERTS URBAIN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451">
            <text:p>6451</text:p>
          </table:table-cell>
          <table:table-cell office:value-type="float" office:value="824">
            <text:p>824</text:p>
          </table:table-cell>
          <table:table-cell office:value-type="float" office:value="37041">
            <text:p>37041</text:p>
          </table:table-cell>
          <table:table-cell office:value-type="string">
            <text:p>COTISATIONS A L'URSSAF</text:p>
          </table:table-cell>
          <table:table-cell office:value-type="string">
            <text:p>AUTRES OPERATIONS D'AMENAGEMENT URBAIN</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451">
            <text:p>6451</text:p>
          </table:table-cell>
          <table:table-cell office:value-type="float" office:value="91">
            <text:p>91</text:p>
          </table:table-cell>
          <table:table-cell office:value-type="float" office:value="161261">
            <text:p>161261</text:p>
          </table:table-cell>
          <table:table-cell office:value-type="string">
            <text:p>COTISATIONS A L'URSSAF</text:p>
          </table:table-cell>
          <table:table-cell office:value-type="string">
            <text:p>FOIRES ET MARCHE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453">
            <text:p>6453</text:p>
          </table:table-cell>
          <table:table-cell office:value-type="float" office:value="20">
            <text:p>20</text:p>
          </table:table-cell>
          <table:table-cell office:value-type="float" office:value="3001651">
            <text:p>3001651</text:p>
          </table:table-cell>
          <table:table-cell office:value-type="string">
            <text:p>COTISATIONS AUX CAISSES DE RETRAITES</text:p>
          </table:table-cell>
          <table:table-cell office:value-type="string">
            <text:p>ADMINISTRATION GENERALE DE LA COLLECTIVITE</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453">
            <text:p>6453</text:p>
          </table:table-cell>
          <table:table-cell office:value-type="float" office:value="21">
            <text:p>21</text:p>
          </table:table-cell>
          <table:table-cell office:value-type="float" office:value="103220">
            <text:p>103220</text:p>
          </table:table-cell>
          <table:table-cell office:value-type="string">
            <text:p>COTISATIONS AUX CAISSES DE RETRAITES</text:p>
          </table:table-cell>
          <table:table-cell office:value-type="string">
            <text:p>ASSEMBLEE LOCALE</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453">
            <text:p>6453</text:p>
          </table:table-cell>
          <table:table-cell office:value-type="float" office:value="22">
            <text:p>22</text:p>
          </table:table-cell>
          <table:table-cell office:value-type="float" office:value="573941">
            <text:p>573941</text:p>
          </table:table-cell>
          <table:table-cell office:value-type="string">
            <text:p>COTISATIONS AUX CAISSES DE RETRAITES</text:p>
          </table:table-cell>
          <table:table-cell office:value-type="string">
            <text:p>ADMINISTRATION GENERALE DE L'ETAT</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453">
            <text:p>6453</text:p>
          </table:table-cell>
          <table:table-cell office:value-type="float" office:value="23">
            <text:p>23</text:p>
          </table:table-cell>
          <table:table-cell office:value-type="float" office:value="171078">
            <text:p>171078</text:p>
          </table:table-cell>
          <table:table-cell office:value-type="string">
            <text:p>COTISATIONS AUX CAISSES DE RETRAITES</text:p>
          </table:table-cell>
          <table:table-cell office:value-type="string">
            <text:p>INFORMATION, COMMUNICATION, PUBLICITE</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453">
            <text:p>6453</text:p>
          </table:table-cell>
          <table:table-cell office:value-type="float" office:value="24">
            <text:p>24</text:p>
          </table:table-cell>
          <table:table-cell office:value-type="float" office:value="247822">
            <text:p>247822</text:p>
          </table:table-cell>
          <table:table-cell office:value-type="string">
            <text:p>COTISATIONS AUX CAISSES DE RETRAITES</text:p>
          </table:table-cell>
          <table:table-cell office:value-type="string">
            <text:p>FETES ET CEREMONIE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453">
            <text:p>6453</text:p>
          </table:table-cell>
          <table:table-cell office:value-type="float" office:value="48">
            <text:p>48</text:p>
          </table:table-cell>
          <table:table-cell office:value-type="float" office:value="42324">
            <text:p>42324</text:p>
          </table:table-cell>
          <table:table-cell office:value-type="string">
            <text:p>COTISATIONS AUX CAISSES DE RETRAITES</text:p>
          </table:table-cell>
          <table:table-cell office:value-type="string">
            <text:p>AUTRES ACTIONS DE COOPERATION DECENTRALISEE</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453">
            <text:p>6453</text:p>
          </table:table-cell>
          <table:table-cell office:value-type="float" office:value="112">
            <text:p>112</text:p>
          </table:table-cell>
          <table:table-cell office:value-type="float" office:value="1013958">
            <text:p>1013958</text:p>
          </table:table-cell>
          <table:table-cell office:value-type="string">
            <text:p>COTISATIONS AUX CAISSES DE RETRAITES</text:p>
          </table:table-cell>
          <table:table-cell office:value-type="string">
            <text:p>POLICE MUNICIPALE</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453">
            <text:p>6453</text:p>
          </table:table-cell>
          <table:table-cell office:value-type="float" office:value="12">
            <text:p>12</text:p>
          </table:table-cell>
          <table:table-cell office:value-type="float" office:value="139068">
            <text:p>139068</text:p>
          </table:table-cell>
          <table:table-cell office:value-type="string">
            <text:p>COTISATIONS AUX CAISSES DE RETRAITES</text:p>
          </table:table-cell>
          <table:table-cell office:value-type="string">
            <text:p>HYGIENE ET SALUBRITE PUBLIQUE</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453">
            <text:p>6453</text:p>
          </table:table-cell>
          <table:table-cell office:value-type="float" office:value="211">
            <text:p>211</text:p>
          </table:table-cell>
          <table:table-cell office:value-type="float" office:value="1480402">
            <text:p>1480402</text:p>
          </table:table-cell>
          <table:table-cell office:value-type="string">
            <text:p>COTISATIONS AUX CAISSES DE RETRAITES</text:p>
          </table:table-cell>
          <table:table-cell office:value-type="string">
            <text:p>ECOLES MATERNELLE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453">
            <text:p>6453</text:p>
          </table:table-cell>
          <table:table-cell office:value-type="float" office:value="212">
            <text:p>212</text:p>
          </table:table-cell>
          <table:table-cell office:value-type="float" office:value="3478033">
            <text:p>3478033</text:p>
          </table:table-cell>
          <table:table-cell office:value-type="string">
            <text:p>COTISATIONS AUX CAISSES DE RETRAITES</text:p>
          </table:table-cell>
          <table:table-cell office:value-type="string">
            <text:p>ECOLES PRIMAIRE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453">
            <text:p>6453</text:p>
          </table:table-cell>
          <table:table-cell office:value-type="float" office:value="251">
            <text:p>251</text:p>
          </table:table-cell>
          <table:table-cell office:value-type="float" office:value="427613">
            <text:p>427613</text:p>
          </table:table-cell>
          <table:table-cell office:value-type="string">
            <text:p>COTISATIONS AUX CAISSES DE RETRAITES</text:p>
          </table:table-cell>
          <table:table-cell office:value-type="string">
            <text:p>HEBERGEMENT ET RESTAURATION SCOLAIRE</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453">
            <text:p>6453</text:p>
          </table:table-cell>
          <table:table-cell office:value-type="float" office:value="30">
            <text:p>30</text:p>
          </table:table-cell>
          <table:table-cell office:value-type="float" office:value="154349">
            <text:p>154349</text:p>
          </table:table-cell>
          <table:table-cell office:value-type="string">
            <text:p>COTISATIONS AUX CAISSES DE RETRAITES</text:p>
          </table:table-cell>
          <table:table-cell office:value-type="string">
            <text:p>SERVICES COMMUN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453">
            <text:p>6453</text:p>
          </table:table-cell>
          <table:table-cell office:value-type="float" office:value="312">
            <text:p>312</text:p>
          </table:table-cell>
          <table:table-cell office:value-type="float" office:value="35851">
            <text:p>35851</text:p>
          </table:table-cell>
          <table:table-cell office:value-type="string">
            <text:p>COTISATIONS AUX CAISSES DE RETRAITES</text:p>
          </table:table-cell>
          <table:table-cell office:value-type="string">
            <text:p>ARTS PLASTIQUES ET AUTRES ACTIVITES ARTISTIQUE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453">
            <text:p>6453</text:p>
          </table:table-cell>
          <table:table-cell office:value-type="float" office:value="323">
            <text:p>323</text:p>
          </table:table-cell>
          <table:table-cell office:value-type="float" office:value="167001">
            <text:p>167001</text:p>
          </table:table-cell>
          <table:table-cell office:value-type="string">
            <text:p>COTISATIONS AUX CAISSES DE RETRAITES</text:p>
          </table:table-cell>
          <table:table-cell office:value-type="string">
            <text:p>ARCHIVE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453">
            <text:p>6453</text:p>
          </table:table-cell>
          <table:table-cell office:value-type="float" office:value="40">
            <text:p>40</text:p>
          </table:table-cell>
          <table:table-cell office:value-type="float" office:value="79619">
            <text:p>79619</text:p>
          </table:table-cell>
          <table:table-cell office:value-type="string">
            <text:p>COTISATIONS AUX CAISSES DE RETRAITES</text:p>
          </table:table-cell>
          <table:table-cell office:value-type="string">
            <text:p>SERVICES COMMUN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453">
            <text:p>6453</text:p>
          </table:table-cell>
          <table:table-cell office:value-type="float" office:value="411">
            <text:p>411</text:p>
          </table:table-cell>
          <table:table-cell office:value-type="float" office:value="317337">
            <text:p>317337</text:p>
          </table:table-cell>
          <table:table-cell office:value-type="string">
            <text:p>COTISATIONS AUX CAISSES DE RETRAITES</text:p>
          </table:table-cell>
          <table:table-cell office:value-type="string">
            <text:p>SALLES DE SPORT, GYMNASE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453">
            <text:p>6453</text:p>
          </table:table-cell>
          <table:table-cell office:value-type="float" office:value="412">
            <text:p>412</text:p>
          </table:table-cell>
          <table:table-cell office:value-type="float" office:value="322289">
            <text:p>322289</text:p>
          </table:table-cell>
          <table:table-cell office:value-type="string">
            <text:p>COTISATIONS AUX CAISSES DE RETRAITES</text:p>
          </table:table-cell>
          <table:table-cell office:value-type="string">
            <text:p>STADE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453">
            <text:p>6453</text:p>
          </table:table-cell>
          <table:table-cell office:value-type="float" office:value="421">
            <text:p>421</text:p>
          </table:table-cell>
          <table:table-cell office:value-type="float" office:value="26392">
            <text:p>26392</text:p>
          </table:table-cell>
          <table:table-cell office:value-type="string">
            <text:p>COTISATIONS AUX CAISSES DE RETRAITES</text:p>
          </table:table-cell>
          <table:table-cell office:value-type="string">
            <text:p>CENTRES DE LOISIR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453">
            <text:p>6453</text:p>
          </table:table-cell>
          <table:table-cell office:value-type="float" office:value="422">
            <text:p>422</text:p>
          </table:table-cell>
          <table:table-cell office:value-type="float" office:value="1067842">
            <text:p>1067842</text:p>
          </table:table-cell>
          <table:table-cell office:value-type="string">
            <text:p>COTISATIONS AUX CAISSES DE RETRAITES</text:p>
          </table:table-cell>
          <table:table-cell office:value-type="string">
            <text:p>AUTRES ACTIVITES POUR LES JEUNE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453">
            <text:p>6453</text:p>
          </table:table-cell>
          <table:table-cell office:value-type="float" office:value="64">
            <text:p>64</text:p>
          </table:table-cell>
          <table:table-cell office:value-type="float" office:value="2723914">
            <text:p>2723914</text:p>
          </table:table-cell>
          <table:table-cell office:value-type="string">
            <text:p>COTISATIONS AUX CAISSES DE RETRAITES</text:p>
          </table:table-cell>
          <table:table-cell office:value-type="string">
            <text:p>CRECHES ET GARDERIE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453">
            <text:p>6453</text:p>
          </table:table-cell>
          <table:table-cell office:value-type="float" office:value="810">
            <text:p>810</text:p>
          </table:table-cell>
          <table:table-cell office:value-type="float" office:value="54104">
            <text:p>54104</text:p>
          </table:table-cell>
          <table:table-cell office:value-type="string">
            <text:p>COTISATIONS AUX CAISSES DE RETRAITES</text:p>
          </table:table-cell>
          <table:table-cell office:value-type="string">
            <text:p>SERVICES COMMUN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453">
            <text:p>6453</text:p>
          </table:table-cell>
          <table:table-cell office:value-type="float" office:value="814">
            <text:p>814</text:p>
          </table:table-cell>
          <table:table-cell office:value-type="float" office:value="137115">
            <text:p>137115</text:p>
          </table:table-cell>
          <table:table-cell office:value-type="string">
            <text:p>COTISATIONS AUX CAISSES DE RETRAITES</text:p>
          </table:table-cell>
          <table:table-cell office:value-type="string">
            <text:p>ECLAIRAGE PUBLIC</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453">
            <text:p>6453</text:p>
          </table:table-cell>
          <table:table-cell office:value-type="float" office:value="816">
            <text:p>816</text:p>
          </table:table-cell>
          <table:table-cell office:value-type="float" office:value="102811">
            <text:p>102811</text:p>
          </table:table-cell>
          <table:table-cell office:value-type="string">
            <text:p>COTISATIONS AUX CAISSES DE RETRAITES</text:p>
          </table:table-cell>
          <table:table-cell office:value-type="string">
            <text:p>AUTRES RESEAUX ET SERVICES DIVER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453">
            <text:p>6453</text:p>
          </table:table-cell>
          <table:table-cell office:value-type="float" office:value="820">
            <text:p>820</text:p>
          </table:table-cell>
          <table:table-cell office:value-type="float" office:value="500543">
            <text:p>500543</text:p>
          </table:table-cell>
          <table:table-cell office:value-type="string">
            <text:p>COTISATIONS AUX CAISSES DE RETRAITES</text:p>
          </table:table-cell>
          <table:table-cell office:value-type="string">
            <text:p>SERVICES COMMUN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453">
            <text:p>6453</text:p>
          </table:table-cell>
          <table:table-cell office:value-type="float" office:value="821">
            <text:p>821</text:p>
          </table:table-cell>
          <table:table-cell office:value-type="float" office:value="247904">
            <text:p>247904</text:p>
          </table:table-cell>
          <table:table-cell office:value-type="string">
            <text:p>COTISATIONS AUX CAISSES DE RETRAITES</text:p>
          </table:table-cell>
          <table:table-cell office:value-type="string">
            <text:p>EQUIPEMENTS DE VOIRIE</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453">
            <text:p>6453</text:p>
          </table:table-cell>
          <table:table-cell office:value-type="float" office:value="822">
            <text:p>822</text:p>
          </table:table-cell>
          <table:table-cell office:value-type="float" office:value="1331316">
            <text:p>1331316</text:p>
          </table:table-cell>
          <table:table-cell office:value-type="string">
            <text:p>COTISATIONS AUX CAISSES DE RETRAITES</text:p>
          </table:table-cell>
          <table:table-cell office:value-type="string">
            <text:p>VOIRIE COMMUNALE ET ROUTE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453">
            <text:p>6453</text:p>
          </table:table-cell>
          <table:table-cell office:value-type="float" office:value="823">
            <text:p>823</text:p>
          </table:table-cell>
          <table:table-cell office:value-type="float" office:value="1546271">
            <text:p>1546271</text:p>
          </table:table-cell>
          <table:table-cell office:value-type="string">
            <text:p>COTISATIONS AUX CAISSES DE RETRAITES</text:p>
          </table:table-cell>
          <table:table-cell office:value-type="string">
            <text:p>ESPACES VERTS URBAIN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453">
            <text:p>6453</text:p>
          </table:table-cell>
          <table:table-cell office:value-type="float" office:value="824">
            <text:p>824</text:p>
          </table:table-cell>
          <table:table-cell office:value-type="float" office:value="62608">
            <text:p>62608</text:p>
          </table:table-cell>
          <table:table-cell office:value-type="string">
            <text:p>COTISATIONS AUX CAISSES DE RETRAITES</text:p>
          </table:table-cell>
          <table:table-cell office:value-type="string">
            <text:p>AUTRES OPERATIONS D'AMENAGEMENT URBAIN</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453">
            <text:p>6453</text:p>
          </table:table-cell>
          <table:table-cell office:value-type="float" office:value="91">
            <text:p>91</text:p>
          </table:table-cell>
          <table:table-cell office:value-type="float" office:value="124375">
            <text:p>124375</text:p>
          </table:table-cell>
          <table:table-cell office:value-type="string">
            <text:p>COTISATIONS AUX CAISSES DE RETRAITES</text:p>
          </table:table-cell>
          <table:table-cell office:value-type="string">
            <text:p>FOIRES ET MARCHE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456">
            <text:p>6456</text:p>
          </table:table-cell>
          <table:table-cell office:value-type="float" office:value="20">
            <text:p>20</text:p>
          </table:table-cell>
          <table:table-cell office:value-type="float" office:value="137934">
            <text:p>137934</text:p>
          </table:table-cell>
          <table:table-cell office:value-type="string">
            <text:p>VERSEMENT AU FNC DU SUPPLEMENT FAMILIAL</text:p>
          </table:table-cell>
          <table:table-cell office:value-type="string">
            <text:p>ADMINISTRATION GENERALE DE LA COLLECTIVITE</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4731">
            <text:p>64731</text:p>
          </table:table-cell>
          <table:table-cell office:value-type="float" office:value="20">
            <text:p>20</text:p>
          </table:table-cell>
          <table:table-cell office:value-type="float" office:value="117077">
            <text:p>117077</text:p>
          </table:table-cell>
          <table:table-cell office:value-type="string">
            <text:p>ALLOC CHOM</text:p>
          </table:table-cell>
          <table:table-cell office:value-type="string">
            <text:p>ADMINISTRATION GENERALE DE LA COLLECTIVITE</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4731">
            <text:p>64731</text:p>
          </table:table-cell>
          <table:table-cell office:value-type="float" office:value="23">
            <text:p>23</text:p>
          </table:table-cell>
          <table:table-cell office:value-type="float" office:value="14000">
            <text:p>14000</text:p>
          </table:table-cell>
          <table:table-cell office:value-type="string">
            <text:p>ALLOC CHOM</text:p>
          </table:table-cell>
          <table:table-cell office:value-type="string">
            <text:p>INFORMATION, COMMUNICATION, PUBLICITE</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4731">
            <text:p>64731</text:p>
          </table:table-cell>
          <table:table-cell office:value-type="float" office:value="48">
            <text:p>48</text:p>
          </table:table-cell>
          <table:table-cell office:value-type="float" office:value="31000">
            <text:p>31000</text:p>
          </table:table-cell>
          <table:table-cell office:value-type="string">
            <text:p>ALLOC CHOM</text:p>
          </table:table-cell>
          <table:table-cell office:value-type="string">
            <text:p>AUTRES ACTIONS DE COOPERATION DECENTRALISEE</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4731">
            <text:p>64731</text:p>
          </table:table-cell>
          <table:table-cell office:value-type="float" office:value="112">
            <text:p>112</text:p>
          </table:table-cell>
          <table:table-cell office:value-type="float" office:value="8000">
            <text:p>8000</text:p>
          </table:table-cell>
          <table:table-cell office:value-type="string">
            <text:p>ALLOC CHOM</text:p>
          </table:table-cell>
          <table:table-cell office:value-type="string">
            <text:p>POLICE MUNICIPALE</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4731">
            <text:p>64731</text:p>
          </table:table-cell>
          <table:table-cell office:value-type="float" office:value="212">
            <text:p>212</text:p>
          </table:table-cell>
          <table:table-cell office:value-type="float" office:value="180000">
            <text:p>180000</text:p>
          </table:table-cell>
          <table:table-cell office:value-type="string">
            <text:p>ALLOC CHOM</text:p>
          </table:table-cell>
          <table:table-cell office:value-type="string">
            <text:p>ECOLES PRIMAIRE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4731">
            <text:p>64731</text:p>
          </table:table-cell>
          <table:table-cell office:value-type="float" office:value="323">
            <text:p>323</text:p>
          </table:table-cell>
          <table:table-cell office:value-type="float" office:value="9000">
            <text:p>9000</text:p>
          </table:table-cell>
          <table:table-cell office:value-type="string">
            <text:p>ALLOC CHOM</text:p>
          </table:table-cell>
          <table:table-cell office:value-type="string">
            <text:p>ARCHIVE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4731">
            <text:p>64731</text:p>
          </table:table-cell>
          <table:table-cell office:value-type="float" office:value="64">
            <text:p>64</text:p>
          </table:table-cell>
          <table:table-cell office:value-type="float" office:value="42000">
            <text:p>42000</text:p>
          </table:table-cell>
          <table:table-cell office:value-type="string">
            <text:p>ALLOC CHOM</text:p>
          </table:table-cell>
          <table:table-cell office:value-type="string">
            <text:p>CRECHES ET GARDERIE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4731">
            <text:p>64731</text:p>
          </table:table-cell>
          <table:table-cell office:value-type="float" office:value="820">
            <text:p>820</text:p>
          </table:table-cell>
          <table:table-cell office:value-type="float" office:value="9000">
            <text:p>9000</text:p>
          </table:table-cell>
          <table:table-cell office:value-type="string">
            <text:p>ALLOC CHOM</text:p>
          </table:table-cell>
          <table:table-cell office:value-type="string">
            <text:p>SERVICES COMMUN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4731">
            <text:p>64731</text:p>
          </table:table-cell>
          <table:table-cell office:value-type="float" office:value="823">
            <text:p>823</text:p>
          </table:table-cell>
          <table:table-cell office:value-type="float" office:value="18000">
            <text:p>18000</text:p>
          </table:table-cell>
          <table:table-cell office:value-type="string">
            <text:p>ALLOC CHOM</text:p>
          </table:table-cell>
          <table:table-cell office:value-type="string">
            <text:p>ESPACES VERTS URBAIN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475">
            <text:p>6475</text:p>
          </table:table-cell>
          <table:table-cell office:value-type="float" office:value="20">
            <text:p>20</text:p>
          </table:table-cell>
          <table:table-cell office:value-type="float" office:value="390000">
            <text:p>390000</text:p>
          </table:table-cell>
          <table:table-cell office:value-type="string">
            <text:p>MEDECINE DU TRAVAIL, PHARMACIE</text:p>
          </table:table-cell>
          <table:table-cell office:value-type="string">
            <text:p>ADMINISTRATION GENERALE DE LA COLLECTIVITE</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4831">
            <text:p>64831</text:p>
          </table:table-cell>
          <table:table-cell office:value-type="float" office:value="20">
            <text:p>20</text:p>
          </table:table-cell>
          <table:table-cell office:value-type="float" office:value="5728">
            <text:p>5728</text:p>
          </table:table-cell>
          <table:table-cell office:value-type="string">
            <text:p>INDEMNITES AUX AGENTS</text:p>
          </table:table-cell>
          <table:table-cell office:value-type="string">
            <text:p>ADMINISTRATION GENERALE DE LA COLLECTIVITE</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4831">
            <text:p>64831</text:p>
          </table:table-cell>
          <table:table-cell office:value-type="float" office:value="21">
            <text:p>21</text:p>
          </table:table-cell>
          <table:table-cell office:value-type="float" office:value="2221">
            <text:p>2221</text:p>
          </table:table-cell>
          <table:table-cell office:value-type="string">
            <text:p>INDEMNITES AUX AGENTS</text:p>
          </table:table-cell>
          <table:table-cell office:value-type="string">
            <text:p>ASSEMBLEE LOCALE</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4831">
            <text:p>64831</text:p>
          </table:table-cell>
          <table:table-cell office:value-type="float" office:value="22">
            <text:p>22</text:p>
          </table:table-cell>
          <table:table-cell office:value-type="float" office:value="5481">
            <text:p>5481</text:p>
          </table:table-cell>
          <table:table-cell office:value-type="string">
            <text:p>INDEMNITES AUX AGENTS</text:p>
          </table:table-cell>
          <table:table-cell office:value-type="string">
            <text:p>ADMINISTRATION GENERALE DE L'ETAT</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4831">
            <text:p>64831</text:p>
          </table:table-cell>
          <table:table-cell office:value-type="float" office:value="211">
            <text:p>211</text:p>
          </table:table-cell>
          <table:table-cell office:value-type="float" office:value="6643">
            <text:p>6643</text:p>
          </table:table-cell>
          <table:table-cell office:value-type="string">
            <text:p>INDEMNITES AUX AGENTS</text:p>
          </table:table-cell>
          <table:table-cell office:value-type="string">
            <text:p>ECOLES MATERNELLE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4831">
            <text:p>64831</text:p>
          </table:table-cell>
          <table:table-cell office:value-type="float" office:value="40">
            <text:p>40</text:p>
          </table:table-cell>
          <table:table-cell office:value-type="float" office:value="4355">
            <text:p>4355</text:p>
          </table:table-cell>
          <table:table-cell office:value-type="string">
            <text:p>INDEMNITES AUX AGENTS</text:p>
          </table:table-cell>
          <table:table-cell office:value-type="string">
            <text:p>SERVICES COMMUN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4831">
            <text:p>64831</text:p>
          </table:table-cell>
          <table:table-cell office:value-type="float" office:value="64">
            <text:p>64</text:p>
          </table:table-cell>
          <table:table-cell office:value-type="float" office:value="11126">
            <text:p>11126</text:p>
          </table:table-cell>
          <table:table-cell office:value-type="string">
            <text:p>INDEMNITES AUX AGENTS</text:p>
          </table:table-cell>
          <table:table-cell office:value-type="string">
            <text:p>CRECHES ET GARDERIE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4831">
            <text:p>64831</text:p>
          </table:table-cell>
          <table:table-cell office:value-type="float" office:value="816">
            <text:p>816</text:p>
          </table:table-cell>
          <table:table-cell office:value-type="float" office:value="6443">
            <text:p>6443</text:p>
          </table:table-cell>
          <table:table-cell office:value-type="string">
            <text:p>INDEMNITES AUX AGENTS</text:p>
          </table:table-cell>
          <table:table-cell office:value-type="string">
            <text:p>AUTRES RESEAUX ET SERVICES DIVER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4831">
            <text:p>64831</text:p>
          </table:table-cell>
          <table:table-cell office:value-type="float" office:value="822">
            <text:p>822</text:p>
          </table:table-cell>
          <table:table-cell office:value-type="float" office:value="9050">
            <text:p>9050</text:p>
          </table:table-cell>
          <table:table-cell office:value-type="string">
            <text:p>INDEMNITES AUX AGENTS</text:p>
          </table:table-cell>
          <table:table-cell office:value-type="string">
            <text:p>VOIRIE COMMUNALE ET ROUTE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4831">
            <text:p>64831</text:p>
          </table:table-cell>
          <table:table-cell office:value-type="float" office:value="91">
            <text:p>91</text:p>
          </table:table-cell>
          <table:table-cell office:value-type="float" office:value="3687">
            <text:p>3687</text:p>
          </table:table-cell>
          <table:table-cell office:value-type="string">
            <text:p>INDEMNITES AUX AGENTS</text:p>
          </table:table-cell>
          <table:table-cell office:value-type="string">
            <text:p>FOIRES ET MARCHE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488">
            <text:p>6488</text:p>
          </table:table-cell>
          <table:table-cell office:value-type="float" office:value="20">
            <text:p>20</text:p>
          </table:table-cell>
          <table:table-cell office:value-type="float" office:value="792661">
            <text:p>792661</text:p>
          </table:table-cell>
          <table:table-cell office:value-type="string">
            <text:p>AUTRES CHARGES</text:p>
          </table:table-cell>
          <table:table-cell office:value-type="string">
            <text:p>ADMINISTRATION GENERALE DE LA COLLECTIVITE</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488">
            <text:p>6488</text:p>
          </table:table-cell>
          <table:table-cell office:value-type="float" office:value="21">
            <text:p>21</text:p>
          </table:table-cell>
          <table:table-cell office:value-type="float" office:value="27379">
            <text:p>27379</text:p>
          </table:table-cell>
          <table:table-cell office:value-type="string">
            <text:p>AUTRES CHARGES</text:p>
          </table:table-cell>
          <table:table-cell office:value-type="string">
            <text:p>ASSEMBLEE LOCALE</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488">
            <text:p>6488</text:p>
          </table:table-cell>
          <table:table-cell office:value-type="float" office:value="22">
            <text:p>22</text:p>
          </table:table-cell>
          <table:table-cell office:value-type="float" office:value="164451">
            <text:p>164451</text:p>
          </table:table-cell>
          <table:table-cell office:value-type="string">
            <text:p>AUTRES CHARGES</text:p>
          </table:table-cell>
          <table:table-cell office:value-type="string">
            <text:p>ADMINISTRATION GENERALE DE L'ETAT</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488">
            <text:p>6488</text:p>
          </table:table-cell>
          <table:table-cell office:value-type="float" office:value="23">
            <text:p>23</text:p>
          </table:table-cell>
          <table:table-cell office:value-type="float" office:value="42559">
            <text:p>42559</text:p>
          </table:table-cell>
          <table:table-cell office:value-type="string">
            <text:p>AUTRES CHARGES</text:p>
          </table:table-cell>
          <table:table-cell office:value-type="string">
            <text:p>INFORMATION, COMMUNICATION, PUBLICITE</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488">
            <text:p>6488</text:p>
          </table:table-cell>
          <table:table-cell office:value-type="float" office:value="24">
            <text:p>24</text:p>
          </table:table-cell>
          <table:table-cell office:value-type="float" office:value="56836">
            <text:p>56836</text:p>
          </table:table-cell>
          <table:table-cell office:value-type="string">
            <text:p>AUTRES CHARGES</text:p>
          </table:table-cell>
          <table:table-cell office:value-type="string">
            <text:p>FETES ET CEREMONIE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488">
            <text:p>6488</text:p>
          </table:table-cell>
          <table:table-cell office:value-type="float" office:value="48">
            <text:p>48</text:p>
          </table:table-cell>
          <table:table-cell office:value-type="float" office:value="11493">
            <text:p>11493</text:p>
          </table:table-cell>
          <table:table-cell office:value-type="string">
            <text:p>AUTRES CHARGES</text:p>
          </table:table-cell>
          <table:table-cell office:value-type="string">
            <text:p>AUTRES ACTIONS DE COOPERATION DECENTRALISEE</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488">
            <text:p>6488</text:p>
          </table:table-cell>
          <table:table-cell office:value-type="float" office:value="112">
            <text:p>112</text:p>
          </table:table-cell>
          <table:table-cell office:value-type="float" office:value="237019">
            <text:p>237019</text:p>
          </table:table-cell>
          <table:table-cell office:value-type="string">
            <text:p>AUTRES CHARGES</text:p>
          </table:table-cell>
          <table:table-cell office:value-type="string">
            <text:p>POLICE MUNICIPALE</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488">
            <text:p>6488</text:p>
          </table:table-cell>
          <table:table-cell office:value-type="float" office:value="12">
            <text:p>12</text:p>
          </table:table-cell>
          <table:table-cell office:value-type="float" office:value="27589">
            <text:p>27589</text:p>
          </table:table-cell>
          <table:table-cell office:value-type="string">
            <text:p>AUTRES CHARGES</text:p>
          </table:table-cell>
          <table:table-cell office:value-type="string">
            <text:p>HYGIENE ET SALUBRITE PUBLIQUE</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488">
            <text:p>6488</text:p>
          </table:table-cell>
          <table:table-cell office:value-type="float" office:value="211">
            <text:p>211</text:p>
          </table:table-cell>
          <table:table-cell office:value-type="float" office:value="6901">
            <text:p>6901</text:p>
          </table:table-cell>
          <table:table-cell office:value-type="string">
            <text:p>AUTRES CHARGES</text:p>
          </table:table-cell>
          <table:table-cell office:value-type="string">
            <text:p>ECOLES MATERNELLE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488">
            <text:p>6488</text:p>
          </table:table-cell>
          <table:table-cell office:value-type="float" office:value="212">
            <text:p>212</text:p>
          </table:table-cell>
          <table:table-cell office:value-type="float" office:value="319549">
            <text:p>319549</text:p>
          </table:table-cell>
          <table:table-cell office:value-type="string">
            <text:p>AUTRES CHARGES</text:p>
          </table:table-cell>
          <table:table-cell office:value-type="string">
            <text:p>ECOLES PRIMAIRE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488">
            <text:p>6488</text:p>
          </table:table-cell>
          <table:table-cell office:value-type="float" office:value="251">
            <text:p>251</text:p>
          </table:table-cell>
          <table:table-cell office:value-type="float" office:value="1449">
            <text:p>1449</text:p>
          </table:table-cell>
          <table:table-cell office:value-type="string">
            <text:p>AUTRES CHARGES</text:p>
          </table:table-cell>
          <table:table-cell office:value-type="string">
            <text:p>HEBERGEMENT ET RESTAURATION SCOLAIRE</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488">
            <text:p>6488</text:p>
          </table:table-cell>
          <table:table-cell office:value-type="float" office:value="30">
            <text:p>30</text:p>
          </table:table-cell>
          <table:table-cell office:value-type="float" office:value="40617">
            <text:p>40617</text:p>
          </table:table-cell>
          <table:table-cell office:value-type="string">
            <text:p>AUTRES CHARGES</text:p>
          </table:table-cell>
          <table:table-cell office:value-type="string">
            <text:p>SERVICES COMMUN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488">
            <text:p>6488</text:p>
          </table:table-cell>
          <table:table-cell office:value-type="float" office:value="312">
            <text:p>312</text:p>
          </table:table-cell>
          <table:table-cell office:value-type="float" office:value="12266">
            <text:p>12266</text:p>
          </table:table-cell>
          <table:table-cell office:value-type="string">
            <text:p>AUTRES CHARGES</text:p>
          </table:table-cell>
          <table:table-cell office:value-type="string">
            <text:p>ARTS PLASTIQUES ET AUTRES ACTIVITES ARTISTIQUE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488">
            <text:p>6488</text:p>
          </table:table-cell>
          <table:table-cell office:value-type="float" office:value="323">
            <text:p>323</text:p>
          </table:table-cell>
          <table:table-cell office:value-type="float" office:value="31742">
            <text:p>31742</text:p>
          </table:table-cell>
          <table:table-cell office:value-type="string">
            <text:p>AUTRES CHARGES</text:p>
          </table:table-cell>
          <table:table-cell office:value-type="string">
            <text:p>ARCHIVE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488">
            <text:p>6488</text:p>
          </table:table-cell>
          <table:table-cell office:value-type="float" office:value="40">
            <text:p>40</text:p>
          </table:table-cell>
          <table:table-cell office:value-type="float" office:value="28642">
            <text:p>28642</text:p>
          </table:table-cell>
          <table:table-cell office:value-type="string">
            <text:p>AUTRES CHARGES</text:p>
          </table:table-cell>
          <table:table-cell office:value-type="string">
            <text:p>SERVICES COMMUN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488">
            <text:p>6488</text:p>
          </table:table-cell>
          <table:table-cell office:value-type="float" office:value="411">
            <text:p>411</text:p>
          </table:table-cell>
          <table:table-cell office:value-type="float" office:value="72230">
            <text:p>72230</text:p>
          </table:table-cell>
          <table:table-cell office:value-type="string">
            <text:p>AUTRES CHARGES</text:p>
          </table:table-cell>
          <table:table-cell office:value-type="string">
            <text:p>SALLES DE SPORT, GYMNASE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488">
            <text:p>6488</text:p>
          </table:table-cell>
          <table:table-cell office:value-type="float" office:value="412">
            <text:p>412</text:p>
          </table:table-cell>
          <table:table-cell office:value-type="float" office:value="106378">
            <text:p>106378</text:p>
          </table:table-cell>
          <table:table-cell office:value-type="string">
            <text:p>AUTRES CHARGES</text:p>
          </table:table-cell>
          <table:table-cell office:value-type="string">
            <text:p>STADE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488">
            <text:p>6488</text:p>
          </table:table-cell>
          <table:table-cell office:value-type="float" office:value="421">
            <text:p>421</text:p>
          </table:table-cell>
          <table:table-cell office:value-type="float" office:value="5804">
            <text:p>5804</text:p>
          </table:table-cell>
          <table:table-cell office:value-type="string">
            <text:p>AUTRES CHARGES</text:p>
          </table:table-cell>
          <table:table-cell office:value-type="string">
            <text:p>CENTRES DE LOISIR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488">
            <text:p>6488</text:p>
          </table:table-cell>
          <table:table-cell office:value-type="float" office:value="422">
            <text:p>422</text:p>
          </table:table-cell>
          <table:table-cell office:value-type="float" office:value="223446">
            <text:p>223446</text:p>
          </table:table-cell>
          <table:table-cell office:value-type="string">
            <text:p>AUTRES CHARGES</text:p>
          </table:table-cell>
          <table:table-cell office:value-type="string">
            <text:p>AUTRES ACTIVITES POUR LES JEUNE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488">
            <text:p>6488</text:p>
          </table:table-cell>
          <table:table-cell office:value-type="float" office:value="64">
            <text:p>64</text:p>
          </table:table-cell>
          <table:table-cell office:value-type="float" office:value="668446">
            <text:p>668446</text:p>
          </table:table-cell>
          <table:table-cell office:value-type="string">
            <text:p>AUTRES CHARGES</text:p>
          </table:table-cell>
          <table:table-cell office:value-type="string">
            <text:p>CRECHES ET GARDERIE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488">
            <text:p>6488</text:p>
          </table:table-cell>
          <table:table-cell office:value-type="float" office:value="810">
            <text:p>810</text:p>
          </table:table-cell>
          <table:table-cell office:value-type="float" office:value="8360">
            <text:p>8360</text:p>
          </table:table-cell>
          <table:table-cell office:value-type="string">
            <text:p>AUTRES CHARGES</text:p>
          </table:table-cell>
          <table:table-cell office:value-type="string">
            <text:p>SERVICES COMMUN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488">
            <text:p>6488</text:p>
          </table:table-cell>
          <table:table-cell office:value-type="float" office:value="814">
            <text:p>814</text:p>
          </table:table-cell>
          <table:table-cell office:value-type="float" office:value="26137">
            <text:p>26137</text:p>
          </table:table-cell>
          <table:table-cell office:value-type="string">
            <text:p>AUTRES CHARGES</text:p>
          </table:table-cell>
          <table:table-cell office:value-type="string">
            <text:p>ECLAIRAGE PUBLIC</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488">
            <text:p>6488</text:p>
          </table:table-cell>
          <table:table-cell office:value-type="float" office:value="816">
            <text:p>816</text:p>
          </table:table-cell>
          <table:table-cell office:value-type="float" office:value="21492">
            <text:p>21492</text:p>
          </table:table-cell>
          <table:table-cell office:value-type="string">
            <text:p>AUTRES CHARGES</text:p>
          </table:table-cell>
          <table:table-cell office:value-type="string">
            <text:p>AUTRES RESEAUX ET SERVICES DIVER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488">
            <text:p>6488</text:p>
          </table:table-cell>
          <table:table-cell office:value-type="float" office:value="820">
            <text:p>820</text:p>
          </table:table-cell>
          <table:table-cell office:value-type="float" office:value="94075">
            <text:p>94075</text:p>
          </table:table-cell>
          <table:table-cell office:value-type="string">
            <text:p>AUTRES CHARGES</text:p>
          </table:table-cell>
          <table:table-cell office:value-type="string">
            <text:p>SERVICES COMMUN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488">
            <text:p>6488</text:p>
          </table:table-cell>
          <table:table-cell office:value-type="float" office:value="821">
            <text:p>821</text:p>
          </table:table-cell>
          <table:table-cell office:value-type="float" office:value="48135">
            <text:p>48135</text:p>
          </table:table-cell>
          <table:table-cell office:value-type="string">
            <text:p>AUTRES CHARGES</text:p>
          </table:table-cell>
          <table:table-cell office:value-type="string">
            <text:p>EQUIPEMENTS DE VOIRIE</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488">
            <text:p>6488</text:p>
          </table:table-cell>
          <table:table-cell office:value-type="float" office:value="822">
            <text:p>822</text:p>
          </table:table-cell>
          <table:table-cell office:value-type="float" office:value="298950">
            <text:p>298950</text:p>
          </table:table-cell>
          <table:table-cell office:value-type="string">
            <text:p>AUTRES CHARGES</text:p>
          </table:table-cell>
          <table:table-cell office:value-type="string">
            <text:p>VOIRIE COMMUNALE ET ROUTE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488">
            <text:p>6488</text:p>
          </table:table-cell>
          <table:table-cell office:value-type="float" office:value="823">
            <text:p>823</text:p>
          </table:table-cell>
          <table:table-cell office:value-type="float" office:value="347458">
            <text:p>347458</text:p>
          </table:table-cell>
          <table:table-cell office:value-type="string">
            <text:p>AUTRES CHARGES</text:p>
          </table:table-cell>
          <table:table-cell office:value-type="string">
            <text:p>ESPACES VERTS URBAIN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488">
            <text:p>6488</text:p>
          </table:table-cell>
          <table:table-cell office:value-type="float" office:value="824">
            <text:p>824</text:p>
          </table:table-cell>
          <table:table-cell office:value-type="float" office:value="11522">
            <text:p>11522</text:p>
          </table:table-cell>
          <table:table-cell office:value-type="string">
            <text:p>AUTRES CHARGES</text:p>
          </table:table-cell>
          <table:table-cell office:value-type="string">
            <text:p>AUTRES OPERATIONS D'AMENAGEMENT URBAIN</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488">
            <text:p>6488</text:p>
          </table:table-cell>
          <table:table-cell office:value-type="float" office:value="91">
            <text:p>91</text:p>
          </table:table-cell>
          <table:table-cell office:value-type="float" office:value="41672">
            <text:p>41672</text:p>
          </table:table-cell>
          <table:table-cell office:value-type="string">
            <text:p>AUTRES CHARGES</text:p>
          </table:table-cell>
          <table:table-cell office:value-type="string">
            <text:p>FOIRES ET MARCHE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531">
            <text:p>6531</text:p>
          </table:table-cell>
          <table:table-cell office:value-type="float" office:value="21">
            <text:p>21</text:p>
          </table:table-cell>
          <table:table-cell office:value-type="float" office:value="1052755">
            <text:p>1052755</text:p>
          </table:table-cell>
          <table:table-cell office:value-type="string">
            <text:p>INDEMNITES DES MAIRES ADJOINTS ET CONSEILLERS</text:p>
          </table:table-cell>
          <table:table-cell office:value-type="string">
            <text:p>ASSEMBLEE LOCALE</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532">
            <text:p>6532</text:p>
          </table:table-cell>
          <table:table-cell office:value-type="float" office:value="21">
            <text:p>21</text:p>
          </table:table-cell>
          <table:table-cell office:value-type="float" office:value="27400">
            <text:p>27400</text:p>
          </table:table-cell>
          <table:table-cell office:value-type="string">
            <text:p>FRAIS DE MISSIONS MAIRES ADJOINTS CONSEILLERS</text:p>
          </table:table-cell>
          <table:table-cell office:value-type="string">
            <text:p>ASSEMBLEE LOCALE</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532">
            <text:p>6532</text:p>
          </table:table-cell>
          <table:table-cell office:value-type="float" office:value="48">
            <text:p>48</text:p>
          </table:table-cell>
          <table:table-cell office:value-type="float" office:value="80000">
            <text:p>80000</text:p>
          </table:table-cell>
          <table:table-cell office:value-type="string">
            <text:p>FRAIS DE MISSIONS MAIRES ADJOINTS CONSEILLERS</text:p>
          </table:table-cell>
          <table:table-cell office:value-type="string">
            <text:p>AUTRES ACTIONS DE COOPERATION DECENTRALISEE</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532">
            <text:p>6532</text:p>
          </table:table-cell>
          <table:table-cell office:value-type="float" office:value="90">
            <text:p>90</text:p>
          </table:table-cell>
          <table:table-cell office:value-type="float" office:value="25000">
            <text:p>25000</text:p>
          </table:table-cell>
          <table:table-cell office:value-type="string">
            <text:p>FRAIS DE MISSIONS MAIRES ADJOINTS CONSEILLERS</text:p>
          </table:table-cell>
          <table:table-cell office:value-type="string">
            <text:p>INTERVENTIONS ECONOMIQUE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533">
            <text:p>6533</text:p>
          </table:table-cell>
          <table:table-cell office:value-type="float" office:value="21">
            <text:p>21</text:p>
          </table:table-cell>
          <table:table-cell office:value-type="float" office:value="66262">
            <text:p>66262</text:p>
          </table:table-cell>
          <table:table-cell office:value-type="string">
            <text:p>COTISATIONS DE RETRAITE ELUS</text:p>
          </table:table-cell>
          <table:table-cell office:value-type="string">
            <text:p>ASSEMBLEE LOCALE</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535">
            <text:p>6535</text:p>
          </table:table-cell>
          <table:table-cell office:value-type="float" office:value="21">
            <text:p>21</text:p>
          </table:table-cell>
          <table:table-cell office:value-type="float" office:value="35300">
            <text:p>35300</text:p>
          </table:table-cell>
          <table:table-cell office:value-type="string">
            <text:p>FORMATIONS ELUS</text:p>
          </table:table-cell>
          <table:table-cell office:value-type="string">
            <text:p>ASSEMBLEE LOCALE</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54">
            <text:p>654</text:p>
          </table:table-cell>
          <table:table-cell/>
          <table:table-cell office:value-type="float" office:value="500000">
            <text:p>500000</text:p>
          </table:table-cell>
          <table:table-cell office:value-type="string">
            <text:p>PERTES SUR CREANCES IRRECOUVRABLE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554">
            <text:p>6554</text:p>
          </table:table-cell>
          <table:table-cell office:value-type="float" office:value="12">
            <text:p>12</text:p>
          </table:table-cell>
          <table:table-cell office:value-type="float" office:value="260000">
            <text:p>260000</text:p>
          </table:table-cell>
          <table:table-cell office:value-type="string">
            <text:p>CONTINGENTS ET PARTICIPATIONS OBLIGATOIRES CONTRIBUT ORGANIS REGROUPEMT</text:p>
          </table:table-cell>
          <table:table-cell office:value-type="string">
            <text:p>HYGIENE ET SALUBRITE PUBLIQUE</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558">
            <text:p>6558</text:p>
          </table:table-cell>
          <table:table-cell office:value-type="float" office:value="212">
            <text:p>212</text:p>
          </table:table-cell>
          <table:table-cell office:value-type="float" office:value="1900">
            <text:p>1900</text:p>
          </table:table-cell>
          <table:table-cell office:value-type="string">
            <text:p>CONTINGENT ET PARTICIPATIONS OBLIGATOIRES AUTRES DEPENSES OBLIGATOIRES</text:p>
          </table:table-cell>
          <table:table-cell office:value-type="string">
            <text:p>ECOLES PRIMAIRE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561">
            <text:p>6561</text:p>
          </table:table-cell>
          <table:table-cell/>
          <table:table-cell office:value-type="float" office:value="135958">
            <text:p>135958</text:p>
          </table:table-cell>
          <table:table-cell office:value-type="string">
            <text:p>FRAIS DE PERSONNEL</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5733">
            <text:p>65733</text:p>
          </table:table-cell>
          <table:table-cell office:value-type="float" office:value="520">
            <text:p>520</text:p>
          </table:table-cell>
          <table:table-cell office:value-type="float" office:value="198000">
            <text:p>198000</text:p>
          </table:table-cell>
          <table:table-cell office:value-type="string">
            <text:p>SUBVENTIONS DE FONCTIONNEMENT AUX DEPARTEMENTS</text:p>
          </table:table-cell>
          <table:table-cell office:value-type="string">
            <text:p>SERVICES COMMUN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57361">
            <text:p>657361</text:p>
          </table:table-cell>
          <table:table-cell office:value-type="float" office:value="213">
            <text:p>213</text:p>
          </table:table-cell>
          <table:table-cell office:value-type="float" office:value="316423">
            <text:p>316423</text:p>
          </table:table-cell>
          <table:table-cell office:value-type="string">
            <text:p>SUBV FONCT CAISSE DES ECOLES</text:p>
          </table:table-cell>
          <table:table-cell office:value-type="string">
            <text:p>CLASSES REGROUPEE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57362">
            <text:p>657362</text:p>
          </table:table-cell>
          <table:table-cell office:value-type="float" office:value="520">
            <text:p>520</text:p>
          </table:table-cell>
          <table:table-cell office:value-type="float" office:value="12327000">
            <text:p>12327000</text:p>
          </table:table-cell>
          <table:table-cell office:value-type="string">
            <text:p>SUBV FONCT CCAS</text:p>
          </table:table-cell>
          <table:table-cell office:value-type="string">
            <text:p>SERVICES COMMUN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5738">
            <text:p>65738</text:p>
          </table:table-cell>
          <table:table-cell office:value-type="float" office:value="824">
            <text:p>824</text:p>
          </table:table-cell>
          <table:table-cell office:value-type="float" office:value="192180">
            <text:p>192180</text:p>
          </table:table-cell>
          <table:table-cell office:value-type="string">
            <text:p>SUBVENTIONS DE FONCTIONNEMENT AUX AUTRES ORGANISMES</text:p>
          </table:table-cell>
          <table:table-cell office:value-type="string">
            <text:p>AUTRES OPERATIONS D'AMENAGEMENT URBAIN</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574">
            <text:p>6574</text:p>
          </table:table-cell>
          <table:table-cell office:value-type="float" office:value="20">
            <text:p>20</text:p>
          </table:table-cell>
          <table:table-cell office:value-type="float" office:value="905660">
            <text:p>905660</text:p>
          </table:table-cell>
          <table:table-cell office:value-type="string">
            <text:p>SUBVENTIONS DE FONCTIONNEMENT AUX ASSOCIATIONS ET AUTRES ORGANISMES</text:p>
          </table:table-cell>
          <table:table-cell office:value-type="string">
            <text:p>ADMINISTRATION GENERALE DE LA COLLECTIVITE</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574">
            <text:p>6574</text:p>
          </table:table-cell>
          <table:table-cell office:value-type="float" office:value="25">
            <text:p>25</text:p>
          </table:table-cell>
          <table:table-cell office:value-type="float" office:value="311980">
            <text:p>311980</text:p>
          </table:table-cell>
          <table:table-cell office:value-type="string">
            <text:p>SUBVENTIONS DE FONCTIONNEMENT AUX ASSOCIATIONS ET AUTRES ORGANISMES</text:p>
          </table:table-cell>
          <table:table-cell office:value-type="string">
            <text:p>AIDES AUX ASSOCIATIONS (NON CLASSEES AILLEUR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574">
            <text:p>6574</text:p>
          </table:table-cell>
          <table:table-cell office:value-type="float" office:value="48">
            <text:p>48</text:p>
          </table:table-cell>
          <table:table-cell office:value-type="float" office:value="268160">
            <text:p>268160</text:p>
          </table:table-cell>
          <table:table-cell office:value-type="string">
            <text:p>SUBVENTIONS DE FONCTIONNEMENT AUX ASSOCIATIONS ET AUTRES ORGANISMES</text:p>
          </table:table-cell>
          <table:table-cell office:value-type="string">
            <text:p>AUTRES ACTIONS DE COOPERATION DECENTRALISEE</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574">
            <text:p>6574</text:p>
          </table:table-cell>
          <table:table-cell office:value-type="float" office:value="211">
            <text:p>211</text:p>
          </table:table-cell>
          <table:table-cell office:value-type="float" office:value="709670">
            <text:p>709670</text:p>
          </table:table-cell>
          <table:table-cell office:value-type="string">
            <text:p>SUBVENTIONS DE FONCTIONNEMENT AUX ASSOCIATIONS ET AUTRES ORGANISMES</text:p>
          </table:table-cell>
          <table:table-cell office:value-type="string">
            <text:p>ECOLES MATERNELLE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574">
            <text:p>6574</text:p>
          </table:table-cell>
          <table:table-cell office:value-type="float" office:value="212">
            <text:p>212</text:p>
          </table:table-cell>
          <table:table-cell office:value-type="float" office:value="1116520">
            <text:p>1116520</text:p>
          </table:table-cell>
          <table:table-cell office:value-type="string">
            <text:p>SUBVENTIONS DE FONCTIONNEMENT AUX ASSOCIATIONS ET AUTRES ORGANISMES</text:p>
          </table:table-cell>
          <table:table-cell office:value-type="string">
            <text:p>ECOLES PRIMAIRE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574">
            <text:p>6574</text:p>
          </table:table-cell>
          <table:table-cell office:value-type="float" office:value="213">
            <text:p>213</text:p>
          </table:table-cell>
          <table:table-cell office:value-type="float" office:value="314760">
            <text:p>314760</text:p>
          </table:table-cell>
          <table:table-cell office:value-type="string">
            <text:p>SUBVENTIONS DE FONCTIONNEMENT AUX ASSOCIATIONS ET AUTRES ORGANISMES</text:p>
          </table:table-cell>
          <table:table-cell office:value-type="string">
            <text:p>CLASSES REGROUPEE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574">
            <text:p>6574</text:p>
          </table:table-cell>
          <table:table-cell office:value-type="float" office:value="30">
            <text:p>30</text:p>
          </table:table-cell>
          <table:table-cell office:value-type="float" office:value="1864250">
            <text:p>1864250</text:p>
          </table:table-cell>
          <table:table-cell office:value-type="string">
            <text:p>SUBVENTIONS DE FONCTIONNEMENT AUX ASSOCIATIONS ET AUTRES ORGANISMES</text:p>
          </table:table-cell>
          <table:table-cell office:value-type="string">
            <text:p>SERVICES COMMUN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574">
            <text:p>6574</text:p>
          </table:table-cell>
          <table:table-cell office:value-type="float" office:value="40">
            <text:p>40</text:p>
          </table:table-cell>
          <table:table-cell office:value-type="float" office:value="1617400">
            <text:p>1617400</text:p>
          </table:table-cell>
          <table:table-cell office:value-type="string">
            <text:p>SUBVENTIONS DE FONCTIONNEMENT AUX ASSOCIATIONS ET AUTRES ORGANISMES</text:p>
          </table:table-cell>
          <table:table-cell office:value-type="string">
            <text:p>SERVICES COMMUN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574">
            <text:p>6574</text:p>
          </table:table-cell>
          <table:table-cell office:value-type="float" office:value="422">
            <text:p>422</text:p>
          </table:table-cell>
          <table:table-cell office:value-type="float" office:value="101750">
            <text:p>101750</text:p>
          </table:table-cell>
          <table:table-cell office:value-type="string">
            <text:p>SUBVENTIONS DE FONCTIONNEMENT AUX ASSOCIATIONS ET AUTRES ORGANISMES</text:p>
          </table:table-cell>
          <table:table-cell office:value-type="string">
            <text:p>AUTRES ACTIVITES POUR LES JEUNE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574">
            <text:p>6574</text:p>
          </table:table-cell>
          <table:table-cell office:value-type="float" office:value="520">
            <text:p>520</text:p>
          </table:table-cell>
          <table:table-cell office:value-type="float" office:value="1101340">
            <text:p>1101340</text:p>
          </table:table-cell>
          <table:table-cell office:value-type="string">
            <text:p>SUBVENTIONS DE FONCTIONNEMENT AUX ASSOCIATIONS ET AUTRES ORGANISMES</text:p>
          </table:table-cell>
          <table:table-cell office:value-type="string">
            <text:p>SERVICES COMMUN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574">
            <text:p>6574</text:p>
          </table:table-cell>
          <table:table-cell office:value-type="float" office:value="524">
            <text:p>524</text:p>
          </table:table-cell>
          <table:table-cell office:value-type="float" office:value="46070">
            <text:p>46070</text:p>
          </table:table-cell>
          <table:table-cell office:value-type="string">
            <text:p>SUBVENTIONS DE FONCTIONNEMENT AUX ASSOCIATIONS ET AUTRES ORGANISMES</text:p>
          </table:table-cell>
          <table:table-cell office:value-type="string">
            <text:p>AUTRES SERVICE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574">
            <text:p>6574</text:p>
          </table:table-cell>
          <table:table-cell office:value-type="float" office:value="824">
            <text:p>824</text:p>
          </table:table-cell>
          <table:table-cell office:value-type="float" office:value="101630">
            <text:p>101630</text:p>
          </table:table-cell>
          <table:table-cell office:value-type="string">
            <text:p>SUBVENTIONS DE FONCTIONNEMENT AUX ASSOCIATIONS ET AUTRES ORGANISMES</text:p>
          </table:table-cell>
          <table:table-cell office:value-type="string">
            <text:p>AUTRES OPERATIONS D'AMENAGEMENT URBAIN</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574">
            <text:p>6574</text:p>
          </table:table-cell>
          <table:table-cell office:value-type="float" office:value="833">
            <text:p>833</text:p>
          </table:table-cell>
          <table:table-cell office:value-type="float" office:value="21490">
            <text:p>21490</text:p>
          </table:table-cell>
          <table:table-cell office:value-type="string">
            <text:p>SUBVENTIONS DE FONCTIONNEMENT AUX ASSOCIATIONS ET AUTRES ORGANISMES</text:p>
          </table:table-cell>
          <table:table-cell office:value-type="string">
            <text:p>PRESERVATION DU MILIEU NATUREL</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574">
            <text:p>6574</text:p>
          </table:table-cell>
          <table:table-cell office:value-type="float" office:value="90">
            <text:p>90</text:p>
          </table:table-cell>
          <table:table-cell office:value-type="float" office:value="77020">
            <text:p>77020</text:p>
          </table:table-cell>
          <table:table-cell office:value-type="string">
            <text:p>SUBVENTIONS DE FONCTIONNEMENT AUX ASSOCIATIONS ET AUTRES ORGANISMES</text:p>
          </table:table-cell>
          <table:table-cell office:value-type="string">
            <text:p>INTERVENTIONS ECONOMIQUE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574">
            <text:p>6574</text:p>
          </table:table-cell>
          <table:table-cell office:value-type="float" office:value="95">
            <text:p>95</text:p>
          </table:table-cell>
          <table:table-cell office:value-type="float" office:value="2194300">
            <text:p>2194300</text:p>
          </table:table-cell>
          <table:table-cell office:value-type="string">
            <text:p>SUBVENTIONS DE FONCTIONNEMENT AUX ASSOCIATIONS ET AUTRES ORGANISMES</text:p>
          </table:table-cell>
          <table:table-cell office:value-type="string">
            <text:p>AIDES AU TOURISME</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58">
            <text:p>658</text:p>
          </table:table-cell>
          <table:table-cell office:value-type="float" office:value="20">
            <text:p>20</text:p>
          </table:table-cell>
          <table:table-cell office:value-type="float" office:value="73000">
            <text:p>73000</text:p>
          </table:table-cell>
          <table:table-cell office:value-type="string">
            <text:p>CHARGES DIVERSES DE LA GESTION COURANTE</text:p>
          </table:table-cell>
          <table:table-cell office:value-type="string">
            <text:p>ADMINISTRATION GENERALE DE LA COLLECTIVITE</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58">
            <text:p>658</text:p>
          </table:table-cell>
          <table:table-cell office:value-type="float" office:value="12">
            <text:p>12</text:p>
          </table:table-cell>
          <table:table-cell office:value-type="float" office:value="10000">
            <text:p>10000</text:p>
          </table:table-cell>
          <table:table-cell office:value-type="string">
            <text:p>CHARGES DIVERSES DE LA GESTION COURANTE</text:p>
          </table:table-cell>
          <table:table-cell office:value-type="string">
            <text:p>HYGIENE ET SALUBRITE PUBLIQUE</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58">
            <text:p>658</text:p>
          </table:table-cell>
          <table:table-cell office:value-type="float" office:value="211">
            <text:p>211</text:p>
          </table:table-cell>
          <table:table-cell office:value-type="float" office:value="25000">
            <text:p>25000</text:p>
          </table:table-cell>
          <table:table-cell office:value-type="string">
            <text:p>CHARGES DIVERSES DE LA GESTION COURANTE</text:p>
          </table:table-cell>
          <table:table-cell office:value-type="string">
            <text:p>ECOLES MATERNELLE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58">
            <text:p>658</text:p>
          </table:table-cell>
          <table:table-cell office:value-type="float" office:value="30">
            <text:p>30</text:p>
          </table:table-cell>
          <table:table-cell office:value-type="float" office:value="25000">
            <text:p>25000</text:p>
          </table:table-cell>
          <table:table-cell office:value-type="string">
            <text:p>CHARGES DIVERSES DE LA GESTION COURANTE</text:p>
          </table:table-cell>
          <table:table-cell office:value-type="string">
            <text:p>SERVICES COMMUN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58">
            <text:p>658</text:p>
          </table:table-cell>
          <table:table-cell office:value-type="float" office:value="313">
            <text:p>313</text:p>
          </table:table-cell>
          <table:table-cell office:value-type="float" office:value="100">
            <text:p>100</text:p>
          </table:table-cell>
          <table:table-cell office:value-type="string">
            <text:p>CHARGES DIVERSES DE LA GESTION COURANTE</text:p>
          </table:table-cell>
          <table:table-cell office:value-type="string">
            <text:p>THEATRE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58">
            <text:p>658</text:p>
          </table:table-cell>
          <table:table-cell office:value-type="float" office:value="324">
            <text:p>324</text:p>
          </table:table-cell>
          <table:table-cell office:value-type="float" office:value="200000">
            <text:p>200000</text:p>
          </table:table-cell>
          <table:table-cell office:value-type="string">
            <text:p>CHARGES DIVERSES DE LA GESTION COURANTE</text:p>
          </table:table-cell>
          <table:table-cell office:value-type="string">
            <text:p>ENTRETIEN DU PATRIMOINE CULTUREL</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58">
            <text:p>658</text:p>
          </table:table-cell>
          <table:table-cell office:value-type="float" office:value="411">
            <text:p>411</text:p>
          </table:table-cell>
          <table:table-cell office:value-type="float" office:value="150000">
            <text:p>150000</text:p>
          </table:table-cell>
          <table:table-cell office:value-type="string">
            <text:p>CHARGES DIVERSES DE LA GESTION COURANTE</text:p>
          </table:table-cell>
          <table:table-cell office:value-type="string">
            <text:p>SALLES DE SPORT, GYMNASE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58">
            <text:p>658</text:p>
          </table:table-cell>
          <table:table-cell office:value-type="float" office:value="422">
            <text:p>422</text:p>
          </table:table-cell>
          <table:table-cell office:value-type="float" office:value="4200">
            <text:p>4200</text:p>
          </table:table-cell>
          <table:table-cell office:value-type="string">
            <text:p>CHARGES DIVERSES DE LA GESTION COURANTE</text:p>
          </table:table-cell>
          <table:table-cell office:value-type="string">
            <text:p>AUTRES ACTIVITES POUR LES JEUNE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58">
            <text:p>658</text:p>
          </table:table-cell>
          <table:table-cell office:value-type="float" office:value="520">
            <text:p>520</text:p>
          </table:table-cell>
          <table:table-cell office:value-type="float" office:value="290200">
            <text:p>290200</text:p>
          </table:table-cell>
          <table:table-cell office:value-type="string">
            <text:p>CHARGES DIVERSES DE LA GESTION COURANTE</text:p>
          </table:table-cell>
          <table:table-cell office:value-type="string">
            <text:p>SERVICES COMMUN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58">
            <text:p>658</text:p>
          </table:table-cell>
          <table:table-cell office:value-type="float" office:value="64">
            <text:p>64</text:p>
          </table:table-cell>
          <table:table-cell office:value-type="float" office:value="403000">
            <text:p>403000</text:p>
          </table:table-cell>
          <table:table-cell office:value-type="string">
            <text:p>CHARGES DIVERSES DE LA GESTION COURANTE</text:p>
          </table:table-cell>
          <table:table-cell office:value-type="string">
            <text:p>CRECHES ET GARDERIE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58">
            <text:p>658</text:p>
          </table:table-cell>
          <table:table-cell office:value-type="float" office:value="822">
            <text:p>822</text:p>
          </table:table-cell>
          <table:table-cell office:value-type="float" office:value="839000">
            <text:p>839000</text:p>
          </table:table-cell>
          <table:table-cell office:value-type="string">
            <text:p>CHARGES DIVERSES DE LA GESTION COURANTE</text:p>
          </table:table-cell>
          <table:table-cell office:value-type="string">
            <text:p>VOIRIE COMMUNALE ET ROUTE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58">
            <text:p>658</text:p>
          </table:table-cell>
          <table:table-cell office:value-type="float" office:value="91">
            <text:p>91</text:p>
          </table:table-cell>
          <table:table-cell office:value-type="float" office:value="30000">
            <text:p>30000</text:p>
          </table:table-cell>
          <table:table-cell office:value-type="string">
            <text:p>CHARGES DIVERSES DE LA GESTION COURANTE</text:p>
          </table:table-cell>
          <table:table-cell office:value-type="string">
            <text:p>FOIRES ET MARCHE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6111">
            <text:p>66111</text:p>
          </table:table-cell>
          <table:table-cell/>
          <table:table-cell office:value-type="float" office:value="8000000">
            <text:p>8000000</text:p>
          </table:table-cell>
          <table:table-cell office:value-type="string">
            <text:p>INTERETS REGLES A L'ECHEANCE</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6112">
            <text:p>66112</text:p>
          </table:table-cell>
          <table:table-cell/>
          <table:table-cell office:value-type="float" office:value="500000">
            <text:p>500000</text:p>
          </table:table-cell>
          <table:table-cell office:value-type="string">
            <text:p>INTERETS RATTACHEMENT DES ICNE</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615">
            <text:p>6615</text:p>
          </table:table-cell>
          <table:table-cell/>
          <table:table-cell office:value-type="float" office:value="250000">
            <text:p>250000</text:p>
          </table:table-cell>
          <table:table-cell office:value-type="string">
            <text:p>INTERETS DES COMPTES COURANTS ET DE DEPOTS CREDITEUR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68">
            <text:p>668</text:p>
          </table:table-cell>
          <table:table-cell/>
          <table:table-cell office:value-type="float" office:value="123000">
            <text:p>123000</text:p>
          </table:table-cell>
          <table:table-cell office:value-type="string">
            <text:p>AUTRES CHARGES FINANCIERE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713">
            <text:p>6713</text:p>
          </table:table-cell>
          <table:table-cell office:value-type="float" office:value="520">
            <text:p>520</text:p>
          </table:table-cell>
          <table:table-cell office:value-type="float" office:value="30000">
            <text:p>30000</text:p>
          </table:table-cell>
          <table:table-cell office:value-type="string">
            <text:p>CHARGES EXCEPTIONNELLES SECOURS ET DOTS</text:p>
          </table:table-cell>
          <table:table-cell office:value-type="string">
            <text:p>SERVICES COMMUN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714">
            <text:p>6714</text:p>
          </table:table-cell>
          <table:table-cell office:value-type="float" office:value="48">
            <text:p>48</text:p>
          </table:table-cell>
          <table:table-cell office:value-type="float" office:value="21000">
            <text:p>21000</text:p>
          </table:table-cell>
          <table:table-cell office:value-type="string">
            <text:p>CHARGES EXCEPTIONNELLES SUR BOURSES ET PRIX</text:p>
          </table:table-cell>
          <table:table-cell office:value-type="string">
            <text:p>AUTRES ACTIONS DE COOPERATION DECENTRALISEE</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714">
            <text:p>6714</text:p>
          </table:table-cell>
          <table:table-cell office:value-type="float" office:value="422">
            <text:p>422</text:p>
          </table:table-cell>
          <table:table-cell office:value-type="float" office:value="14855">
            <text:p>14855</text:p>
          </table:table-cell>
          <table:table-cell office:value-type="string">
            <text:p>CHARGES EXCEPTIONNELLES SUR BOURSES ET PRIX</text:p>
          </table:table-cell>
          <table:table-cell office:value-type="string">
            <text:p>AUTRES ACTIVITES POUR LES JEUNE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718">
            <text:p>6718</text:p>
          </table:table-cell>
          <table:table-cell office:value-type="float" office:value="20">
            <text:p>20</text:p>
          </table:table-cell>
          <table:table-cell office:value-type="float" office:value="92415">
            <text:p>92415</text:p>
          </table:table-cell>
          <table:table-cell office:value-type="string">
            <text:p>AUTRES CHARGES EXCEPT SUR OPERATIONS DE GESTION</text:p>
          </table:table-cell>
          <table:table-cell office:value-type="string">
            <text:p>ADMINISTRATION GENERALE DE LA COLLECTIVITE</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73">
            <text:p>673</text:p>
          </table:table-cell>
          <table:table-cell/>
          <table:table-cell office:value-type="float" office:value="300000">
            <text:p>300000</text:p>
          </table:table-cell>
          <table:table-cell office:value-type="string">
            <text:p>TITRES ANNULES SUR EXERCICES ANTERIEUR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78">
            <text:p>678</text:p>
          </table:table-cell>
          <table:table-cell/>
          <table:table-cell office:value-type="float" office:value="47800">
            <text:p>47800</text:p>
          </table:table-cell>
          <table:table-cell office:value-type="string">
            <text:p>AUTRES CHARGES EXCEPTIONNELLE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78">
            <text:p>678</text:p>
          </table:table-cell>
          <table:table-cell office:value-type="float" office:value="20">
            <text:p>20</text:p>
          </table:table-cell>
          <table:table-cell office:value-type="float" office:value="200">
            <text:p>200</text:p>
          </table:table-cell>
          <table:table-cell office:value-type="string">
            <text:p>AUTRES CHARGES EXCEPTIONNELLES</text:p>
          </table:table-cell>
          <table:table-cell office:value-type="string">
            <text:p>ADMINISTRATION GENERALE DE LA COLLECTIVITE</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78">
            <text:p>678</text:p>
          </table:table-cell>
          <table:table-cell office:value-type="float" office:value="251">
            <text:p>251</text:p>
          </table:table-cell>
          <table:table-cell office:value-type="float" office:value="5500">
            <text:p>5500</text:p>
          </table:table-cell>
          <table:table-cell office:value-type="string">
            <text:p>AUTRES CHARGES EXCEPTIONNELLES</text:p>
          </table:table-cell>
          <table:table-cell office:value-type="string">
            <text:p>HEBERGEMENT ET RESTAURATION SCOLAIRE</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78">
            <text:p>678</text:p>
          </table:table-cell>
          <table:table-cell office:value-type="float" office:value="64">
            <text:p>64</text:p>
          </table:table-cell>
          <table:table-cell office:value-type="float" office:value="5000">
            <text:p>5000</text:p>
          </table:table-cell>
          <table:table-cell office:value-type="string">
            <text:p>AUTRES CHARGES EXCEPTIONNELLES</text:p>
          </table:table-cell>
          <table:table-cell office:value-type="string">
            <text:p>CRECHES ET GARDERIE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78">
            <text:p>678</text:p>
          </table:table-cell>
          <table:table-cell office:value-type="float" office:value="823">
            <text:p>823</text:p>
          </table:table-cell>
          <table:table-cell office:value-type="float" office:value="1000">
            <text:p>1000</text:p>
          </table:table-cell>
          <table:table-cell office:value-type="string">
            <text:p>AUTRES CHARGES EXCEPTIONNELLES</text:p>
          </table:table-cell>
          <table:table-cell office:value-type="string">
            <text:p>ESPACES VERTS URBAIN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811">
            <text:p>6811</text:p>
          </table:table-cell>
          <table:table-cell/>
          <table:table-cell office:value-type="float" office:value="11136294.79">
            <text:p>11136294,79</text:p>
          </table:table-cell>
          <table:table-cell office:value-type="string">
            <text:p>DOTATIONS AUX AMORTISSEMENTS DES IMMOBILISATIONS INCORPORELLES ET CORPORELLE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739111">
            <text:p>739111</text:p>
          </table:table-cell>
          <table:table-cell/>
          <table:table-cell office:value-type="float" office:value="6141200">
            <text:p>6141200</text:p>
          </table:table-cell>
          <table:table-cell office:value-type="string">
            <text:p>ALLOCATION DE COMPENSATION</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419">
            <text:p>6419</text:p>
          </table:table-cell>
          <table:table-cell office:value-type="float" office:value="20">
            <text:p>20</text:p>
          </table:table-cell>
          <table:table-cell office:value-type="float" office:value="60000">
            <text:p>60000</text:p>
          </table:table-cell>
          <table:table-cell office:value-type="string">
            <text:p>REMBOURSEMENTS SUR REMUNERATION DU PERSONNEL</text:p>
          </table:table-cell>
          <table:table-cell office:value-type="string">
            <text:p>ADMINISTRATION GENERALE DE LA COLLECTIVITE</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419">
            <text:p>6419</text:p>
          </table:table-cell>
          <table:table-cell office:value-type="float" office:value="313">
            <text:p>313</text:p>
          </table:table-cell>
          <table:table-cell office:value-type="float" office:value="6000">
            <text:p>6000</text:p>
          </table:table-cell>
          <table:table-cell office:value-type="string">
            <text:p>REMBOURSEMENTS SUR REMUNERATION DU PERSONNEL</text:p>
          </table:table-cell>
          <table:table-cell office:value-type="string">
            <text:p>THEATRE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419">
            <text:p>6419</text:p>
          </table:table-cell>
          <table:table-cell office:value-type="float" office:value="421">
            <text:p>421</text:p>
          </table:table-cell>
          <table:table-cell office:value-type="float" office:value="22000">
            <text:p>22000</text:p>
          </table:table-cell>
          <table:table-cell office:value-type="string">
            <text:p>REMBOURSEMENTS SUR REMUNERATION DU PERSONNEL</text:p>
          </table:table-cell>
          <table:table-cell office:value-type="string">
            <text:p>CENTRES DE LOISIR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419">
            <text:p>6419</text:p>
          </table:table-cell>
          <table:table-cell office:value-type="float" office:value="422">
            <text:p>422</text:p>
          </table:table-cell>
          <table:table-cell office:value-type="float" office:value="75000">
            <text:p>75000</text:p>
          </table:table-cell>
          <table:table-cell office:value-type="string">
            <text:p>REMBOURSEMENTS SUR REMUNERATION DU PERSONNEL</text:p>
          </table:table-cell>
          <table:table-cell office:value-type="string">
            <text:p>AUTRES ACTIVITES POUR LES JEUNE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459">
            <text:p>6459</text:p>
          </table:table-cell>
          <table:table-cell office:value-type="float" office:value="20">
            <text:p>20</text:p>
          </table:table-cell>
          <table:table-cell office:value-type="float" office:value="34233">
            <text:p>34233</text:p>
          </table:table-cell>
          <table:table-cell office:value-type="string">
            <text:p>REMBOURSEMENT SUR CHARGES DE SECURITE SOCIALE &amp; PREVOYANCE</text:p>
          </table:table-cell>
          <table:table-cell office:value-type="string">
            <text:p>ADMINISTRATION GENERALE DE LA COLLECTIVITE</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70311">
            <text:p>70311</text:p>
          </table:table-cell>
          <table:table-cell office:value-type="float" office:value="26">
            <text:p>26</text:p>
          </table:table-cell>
          <table:table-cell office:value-type="float" office:value="446000">
            <text:p>446000</text:p>
          </table:table-cell>
          <table:table-cell office:value-type="string">
            <text:p>CONCESSION DANS LES CIMETIERES (PRODUIT NET)</text:p>
          </table:table-cell>
          <table:table-cell office:value-type="string">
            <text:p>CIMETIERES ET POMPES FUNEBRE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70312">
            <text:p>70312</text:p>
          </table:table-cell>
          <table:table-cell office:value-type="float" office:value="26">
            <text:p>26</text:p>
          </table:table-cell>
          <table:table-cell office:value-type="float" office:value="76000">
            <text:p>76000</text:p>
          </table:table-cell>
          <table:table-cell office:value-type="string">
            <text:p>REDEVANCES FUNERAIRES</text:p>
          </table:table-cell>
          <table:table-cell office:value-type="string">
            <text:p>CIMETIERES ET POMPES FUNEBRE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70321">
            <text:p>70321</text:p>
          </table:table-cell>
          <table:table-cell office:value-type="float" office:value="112">
            <text:p>112</text:p>
          </table:table-cell>
          <table:table-cell office:value-type="float" office:value="20000">
            <text:p>20000</text:p>
          </table:table-cell>
          <table:table-cell office:value-type="string">
            <text:p>DROITS DE STATIONNEMENT ET DE LOCATION SUR LA VOIE PUBLIQUE</text:p>
          </table:table-cell>
          <table:table-cell office:value-type="string">
            <text:p>POLICE MUNICIPALE</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70321">
            <text:p>70321</text:p>
          </table:table-cell>
          <table:table-cell office:value-type="float" office:value="822">
            <text:p>822</text:p>
          </table:table-cell>
          <table:table-cell office:value-type="float" office:value="30000">
            <text:p>30000</text:p>
          </table:table-cell>
          <table:table-cell office:value-type="string">
            <text:p>DROITS DE STATIONNEMENT ET DE LOCATION SUR LA VOIE PUBLIQUE</text:p>
          </table:table-cell>
          <table:table-cell office:value-type="string">
            <text:p>VOIRIE COMMUNALE ET ROUTE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70321">
            <text:p>70321</text:p>
          </table:table-cell>
          <table:table-cell office:value-type="float" office:value="91">
            <text:p>91</text:p>
          </table:table-cell>
          <table:table-cell office:value-type="float" office:value="60720">
            <text:p>60720</text:p>
          </table:table-cell>
          <table:table-cell office:value-type="string">
            <text:p>DROITS DE STATIONNEMENT ET DE LOCATION SUR LA VOIE PUBLIQUE</text:p>
          </table:table-cell>
          <table:table-cell office:value-type="string">
            <text:p>FOIRES ET MARCHE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70323">
            <text:p>70323</text:p>
          </table:table-cell>
          <table:table-cell office:value-type="float" office:value="20">
            <text:p>20</text:p>
          </table:table-cell>
          <table:table-cell office:value-type="float" office:value="1900360">
            <text:p>1900360</text:p>
          </table:table-cell>
          <table:table-cell office:value-type="string">
            <text:p>REDEVANCE D'OCCUPATION DU DOMAINE PUBLIC COMMUNAL</text:p>
          </table:table-cell>
          <table:table-cell office:value-type="string">
            <text:p>ADMINISTRATION GENERALE DE LA COLLECTIVITE</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70323">
            <text:p>70323</text:p>
          </table:table-cell>
          <table:table-cell office:value-type="float" office:value="30">
            <text:p>30</text:p>
          </table:table-cell>
          <table:table-cell office:value-type="float" office:value="4000">
            <text:p>4000</text:p>
          </table:table-cell>
          <table:table-cell office:value-type="string">
            <text:p>REDEVANCE D'OCCUPATION DU DOMAINE PUBLIC COMMUNAL</text:p>
          </table:table-cell>
          <table:table-cell office:value-type="string">
            <text:p>SERVICES COMMUN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70323">
            <text:p>70323</text:p>
          </table:table-cell>
          <table:table-cell office:value-type="float" office:value="821">
            <text:p>821</text:p>
          </table:table-cell>
          <table:table-cell office:value-type="float" office:value="619000">
            <text:p>619000</text:p>
          </table:table-cell>
          <table:table-cell office:value-type="string">
            <text:p>REDEVANCE D'OCCUPATION DU DOMAINE PUBLIC COMMUNAL</text:p>
          </table:table-cell>
          <table:table-cell office:value-type="string">
            <text:p>EQUIPEMENTS DE VOIRIE</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70323">
            <text:p>70323</text:p>
          </table:table-cell>
          <table:table-cell office:value-type="float" office:value="822">
            <text:p>822</text:p>
          </table:table-cell>
          <table:table-cell office:value-type="float" office:value="2771400">
            <text:p>2771400</text:p>
          </table:table-cell>
          <table:table-cell office:value-type="string">
            <text:p>REDEVANCE D'OCCUPATION DU DOMAINE PUBLIC COMMUNAL</text:p>
          </table:table-cell>
          <table:table-cell office:value-type="string">
            <text:p>VOIRIE COMMUNALE ET ROUTE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70323">
            <text:p>70323</text:p>
          </table:table-cell>
          <table:table-cell office:value-type="float" office:value="91">
            <text:p>91</text:p>
          </table:table-cell>
          <table:table-cell office:value-type="float" office:value="2711446">
            <text:p>2711446</text:p>
          </table:table-cell>
          <table:table-cell office:value-type="string">
            <text:p>REDEVANCE D'OCCUPATION DU DOMAINE PUBLIC COMMUNAL</text:p>
          </table:table-cell>
          <table:table-cell office:value-type="string">
            <text:p>FOIRES ET MARCHE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70328">
            <text:p>70328</text:p>
          </table:table-cell>
          <table:table-cell office:value-type="float" office:value="311">
            <text:p>311</text:p>
          </table:table-cell>
          <table:table-cell office:value-type="float" office:value="22500">
            <text:p>22500</text:p>
          </table:table-cell>
          <table:table-cell office:value-type="string">
            <text:p>AUTRES DROITS DE STATIONNEMENT ET DE LOCATION</text:p>
          </table:table-cell>
          <table:table-cell office:value-type="string">
            <text:p>EXPRESSION MUSICALE, LYRIQUE ET CHOREGRAPHIQUE</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70328">
            <text:p>70328</text:p>
          </table:table-cell>
          <table:table-cell office:value-type="float" office:value="91">
            <text:p>91</text:p>
          </table:table-cell>
          <table:table-cell office:value-type="float" office:value="450000">
            <text:p>450000</text:p>
          </table:table-cell>
          <table:table-cell office:value-type="string">
            <text:p>AUTRES DROITS DE STATIONNEMENT ET DE LOCATION</text:p>
          </table:table-cell>
          <table:table-cell office:value-type="string">
            <text:p>FOIRES ET MARCHE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7062">
            <text:p>7062</text:p>
          </table:table-cell>
          <table:table-cell office:value-type="float" office:value="30">
            <text:p>30</text:p>
          </table:table-cell>
          <table:table-cell office:value-type="float" office:value="9500">
            <text:p>9500</text:p>
          </table:table-cell>
          <table:table-cell office:value-type="string">
            <text:p>REDEVANCES ET DROITS DES SERVICES A CARACTERE CULTUREL</text:p>
          </table:table-cell>
          <table:table-cell office:value-type="string">
            <text:p>SERVICES COMMUN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7062">
            <text:p>7062</text:p>
          </table:table-cell>
          <table:table-cell office:value-type="float" office:value="313">
            <text:p>313</text:p>
          </table:table-cell>
          <table:table-cell office:value-type="float" office:value="85000">
            <text:p>85000</text:p>
          </table:table-cell>
          <table:table-cell office:value-type="string">
            <text:p>REDEVANCES ET DROITS DES SERVICES A CARACTERE CULTUREL</text:p>
          </table:table-cell>
          <table:table-cell office:value-type="string">
            <text:p>THEATRE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7062">
            <text:p>7062</text:p>
          </table:table-cell>
          <table:table-cell office:value-type="float" office:value="314">
            <text:p>314</text:p>
          </table:table-cell>
          <table:table-cell office:value-type="float" office:value="60000">
            <text:p>60000</text:p>
          </table:table-cell>
          <table:table-cell office:value-type="string">
            <text:p>REDEVANCES ET DROITS DES SERVICES A CARACTERE CULTUREL</text:p>
          </table:table-cell>
          <table:table-cell office:value-type="string">
            <text:p>CINEMAS ET AUTRES SALLES DE SPECTACLE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7062">
            <text:p>7062</text:p>
          </table:table-cell>
          <table:table-cell office:value-type="float" office:value="323">
            <text:p>323</text:p>
          </table:table-cell>
          <table:table-cell office:value-type="float" office:value="1200">
            <text:p>1200</text:p>
          </table:table-cell>
          <table:table-cell office:value-type="string">
            <text:p>REDEVANCES ET DROITS DES SERVICES A CARACTERE CULTUREL</text:p>
          </table:table-cell>
          <table:table-cell office:value-type="string">
            <text:p>ARCHIVE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70631">
            <text:p>70631</text:p>
          </table:table-cell>
          <table:table-cell office:value-type="float" office:value="40">
            <text:p>40</text:p>
          </table:table-cell>
          <table:table-cell office:value-type="float" office:value="4000">
            <text:p>4000</text:p>
          </table:table-cell>
          <table:table-cell office:value-type="string">
            <text:p>REDEVANCES A CARACTERE SPORTIF</text:p>
          </table:table-cell>
          <table:table-cell office:value-type="string">
            <text:p>SERVICES COMMUN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70631">
            <text:p>70631</text:p>
          </table:table-cell>
          <table:table-cell office:value-type="float" office:value="411">
            <text:p>411</text:p>
          </table:table-cell>
          <table:table-cell office:value-type="float" office:value="176000">
            <text:p>176000</text:p>
          </table:table-cell>
          <table:table-cell office:value-type="string">
            <text:p>REDEVANCES A CARACTERE SPORTIF</text:p>
          </table:table-cell>
          <table:table-cell office:value-type="string">
            <text:p>SALLES DE SPORT, GYMNASE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70631">
            <text:p>70631</text:p>
          </table:table-cell>
          <table:table-cell office:value-type="float" office:value="412">
            <text:p>412</text:p>
          </table:table-cell>
          <table:table-cell office:value-type="float" office:value="67000">
            <text:p>67000</text:p>
          </table:table-cell>
          <table:table-cell office:value-type="string">
            <text:p>REDEVANCES A CARACTERE SPORTIF</text:p>
          </table:table-cell>
          <table:table-cell office:value-type="string">
            <text:p>STADE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70632">
            <text:p>70632</text:p>
          </table:table-cell>
          <table:table-cell office:value-type="float" office:value="823">
            <text:p>823</text:p>
          </table:table-cell>
          <table:table-cell office:value-type="float" office:value="450000">
            <text:p>450000</text:p>
          </table:table-cell>
          <table:table-cell office:value-type="string">
            <text:p>REDEVANCES A CARACTERE DE LOISIRS</text:p>
          </table:table-cell>
          <table:table-cell office:value-type="string">
            <text:p>ESPACES VERTS URBAIN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7066">
            <text:p>7066</text:p>
          </table:table-cell>
          <table:table-cell office:value-type="float" office:value="20">
            <text:p>20</text:p>
          </table:table-cell>
          <table:table-cell office:value-type="float" office:value="37588">
            <text:p>37588</text:p>
          </table:table-cell>
          <table:table-cell office:value-type="string">
            <text:p>REDEVANCES ET DROITS DES SERVICES A CARACTERE SOCIAL</text:p>
          </table:table-cell>
          <table:table-cell office:value-type="string">
            <text:p>ADMINISTRATION GENERALE DE LA COLLECTIVITE</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7066">
            <text:p>7066</text:p>
          </table:table-cell>
          <table:table-cell office:value-type="float" office:value="422">
            <text:p>422</text:p>
          </table:table-cell>
          <table:table-cell office:value-type="float" office:value="36853">
            <text:p>36853</text:p>
          </table:table-cell>
          <table:table-cell office:value-type="string">
            <text:p>REDEVANCES ET DROITS DES SERVICES A CARACTERE SOCIAL</text:p>
          </table:table-cell>
          <table:table-cell office:value-type="string">
            <text:p>AUTRES ACTIVITES POUR LES JEUNE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7066">
            <text:p>7066</text:p>
          </table:table-cell>
          <table:table-cell office:value-type="float" office:value="64">
            <text:p>64</text:p>
          </table:table-cell>
          <table:table-cell office:value-type="float" office:value="2900000">
            <text:p>2900000</text:p>
          </table:table-cell>
          <table:table-cell office:value-type="string">
            <text:p>REDEVANCES ET DROITS DES SERVICES A CARACTERE SOCIAL</text:p>
          </table:table-cell>
          <table:table-cell office:value-type="string">
            <text:p>CRECHES ET GARDERIE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7067">
            <text:p>7067</text:p>
          </table:table-cell>
          <table:table-cell office:value-type="float" office:value="251">
            <text:p>251</text:p>
          </table:table-cell>
          <table:table-cell office:value-type="float" office:value="3530000">
            <text:p>3530000</text:p>
          </table:table-cell>
          <table:table-cell office:value-type="string">
            <text:p>REDEVANCES ET DROITS DES SERVICES PERISCOLAIRES ET D ENSEIGNEMENT</text:p>
          </table:table-cell>
          <table:table-cell office:value-type="string">
            <text:p>HEBERGEMENT ET RESTAURATION SCOLAIRE</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7067">
            <text:p>7067</text:p>
          </table:table-cell>
          <table:table-cell office:value-type="float" office:value="421">
            <text:p>421</text:p>
          </table:table-cell>
          <table:table-cell office:value-type="float" office:value="661784">
            <text:p>661784</text:p>
          </table:table-cell>
          <table:table-cell office:value-type="string">
            <text:p>REDEVANCES ET DROITS DES SERVICES PERISCOLAIRES ET D ENSEIGNEMENT</text:p>
          </table:table-cell>
          <table:table-cell office:value-type="string">
            <text:p>CENTRES DE LOISIR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70688">
            <text:p>70688</text:p>
          </table:table-cell>
          <table:table-cell office:value-type="float" office:value="20">
            <text:p>20</text:p>
          </table:table-cell>
          <table:table-cell office:value-type="float" office:value="400">
            <text:p>400</text:p>
          </table:table-cell>
          <table:table-cell office:value-type="string">
            <text:p>AUTRES PRESTATIONS DE SERVICES</text:p>
          </table:table-cell>
          <table:table-cell office:value-type="string">
            <text:p>ADMINISTRATION GENERALE DE LA COLLECTIVITE</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70688">
            <text:p>70688</text:p>
          </table:table-cell>
          <table:table-cell office:value-type="float" office:value="251">
            <text:p>251</text:p>
          </table:table-cell>
          <table:table-cell office:value-type="float" office:value="168000">
            <text:p>168000</text:p>
          </table:table-cell>
          <table:table-cell office:value-type="string">
            <text:p>AUTRES PRESTATIONS DE SERVICES</text:p>
          </table:table-cell>
          <table:table-cell office:value-type="string">
            <text:p>HEBERGEMENT ET RESTAURATION SCOLAIRE</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70688">
            <text:p>70688</text:p>
          </table:table-cell>
          <table:table-cell office:value-type="float" office:value="823">
            <text:p>823</text:p>
          </table:table-cell>
          <table:table-cell office:value-type="float" office:value="18000">
            <text:p>18000</text:p>
          </table:table-cell>
          <table:table-cell office:value-type="string">
            <text:p>AUTRES PRESTATIONS DE SERVICES</text:p>
          </table:table-cell>
          <table:table-cell office:value-type="string">
            <text:p>ESPACES VERTS URBAIN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70841">
            <text:p>70841</text:p>
          </table:table-cell>
          <table:table-cell office:value-type="float" office:value="20">
            <text:p>20</text:p>
          </table:table-cell>
          <table:table-cell office:value-type="float" office:value="30000">
            <text:p>30000</text:p>
          </table:table-cell>
          <table:table-cell office:value-type="string">
            <text:p>MISE A DISPOSITION DU PERSONNELAUX BUDGETS ANNEXES, CCAS ET CAISSE DES ECOLES</text:p>
          </table:table-cell>
          <table:table-cell office:value-type="string">
            <text:p>ADMINISTRATION GENERALE DE LA COLLECTIVITE</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70848">
            <text:p>70848</text:p>
          </table:table-cell>
          <table:table-cell office:value-type="float" office:value="20">
            <text:p>20</text:p>
          </table:table-cell>
          <table:table-cell office:value-type="float" office:value="130000">
            <text:p>130000</text:p>
          </table:table-cell>
          <table:table-cell office:value-type="string">
            <text:p>MISE A DISPOSITION DU PERSONNEL AUX AUTRES ORGANISMES</text:p>
          </table:table-cell>
          <table:table-cell office:value-type="string">
            <text:p>ADMINISTRATION GENERALE DE LA COLLECTIVITE</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70873">
            <text:p>70873</text:p>
          </table:table-cell>
          <table:table-cell office:value-type="float" office:value="20">
            <text:p>20</text:p>
          </table:table-cell>
          <table:table-cell office:value-type="float" office:value="80000">
            <text:p>80000</text:p>
          </table:table-cell>
          <table:table-cell office:value-type="string">
            <text:p>REMBOURSEMENT DE FRAIS PAR LES CENTRES D'ACTION SOCIALE</text:p>
          </table:table-cell>
          <table:table-cell office:value-type="string">
            <text:p>ADMINISTRATION GENERALE DE LA COLLECTIVITE</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70878">
            <text:p>70878</text:p>
          </table:table-cell>
          <table:table-cell office:value-type="float" office:value="20">
            <text:p>20</text:p>
          </table:table-cell>
          <table:table-cell office:value-type="float" office:value="378875">
            <text:p>378875</text:p>
          </table:table-cell>
          <table:table-cell office:value-type="string">
            <text:p>REMBOURSEMENT DE FRAIS PAR D'AUTRES REDEVABLES</text:p>
          </table:table-cell>
          <table:table-cell office:value-type="string">
            <text:p>ADMINISTRATION GENERALE DE LA COLLECTIVITE</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70878">
            <text:p>70878</text:p>
          </table:table-cell>
          <table:table-cell office:value-type="float" office:value="520">
            <text:p>520</text:p>
          </table:table-cell>
          <table:table-cell office:value-type="float" office:value="40000">
            <text:p>40000</text:p>
          </table:table-cell>
          <table:table-cell office:value-type="string">
            <text:p>REMBOURSEMENT DE FRAIS PAR D'AUTRES REDEVABLES</text:p>
          </table:table-cell>
          <table:table-cell office:value-type="string">
            <text:p>SERVICES COMMUN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70878">
            <text:p>70878</text:p>
          </table:table-cell>
          <table:table-cell office:value-type="float" office:value="822">
            <text:p>822</text:p>
          </table:table-cell>
          <table:table-cell office:value-type="float" office:value="35000">
            <text:p>35000</text:p>
          </table:table-cell>
          <table:table-cell office:value-type="string">
            <text:p>REMBOURSEMENT DE FRAIS PAR D'AUTRES REDEVABLES</text:p>
          </table:table-cell>
          <table:table-cell office:value-type="string">
            <text:p>VOIRIE COMMUNALE ET ROUTE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7088">
            <text:p>7088</text:p>
          </table:table-cell>
          <table:table-cell office:value-type="float" office:value="20">
            <text:p>20</text:p>
          </table:table-cell>
          <table:table-cell office:value-type="float" office:value="3000">
            <text:p>3000</text:p>
          </table:table-cell>
          <table:table-cell office:value-type="string">
            <text:p>AUTRES PRODUITS D ACTIVITES ANNEXES</text:p>
          </table:table-cell>
          <table:table-cell office:value-type="string">
            <text:p>ADMINISTRATION GENERALE DE LA COLLECTIVITE</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7088">
            <text:p>7088</text:p>
          </table:table-cell>
          <table:table-cell office:value-type="float" office:value="30">
            <text:p>30</text:p>
          </table:table-cell>
          <table:table-cell office:value-type="float" office:value="1000">
            <text:p>1000</text:p>
          </table:table-cell>
          <table:table-cell office:value-type="string">
            <text:p>AUTRES PRODUITS D ACTIVITES ANNEXES</text:p>
          </table:table-cell>
          <table:table-cell office:value-type="string">
            <text:p>SERVICES COMMUN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7088">
            <text:p>7088</text:p>
          </table:table-cell>
          <table:table-cell office:value-type="float" office:value="422">
            <text:p>422</text:p>
          </table:table-cell>
          <table:table-cell office:value-type="float" office:value="466900">
            <text:p>466900</text:p>
          </table:table-cell>
          <table:table-cell office:value-type="string">
            <text:p>AUTRES PRODUITS D ACTIVITES ANNEXES</text:p>
          </table:table-cell>
          <table:table-cell office:value-type="string">
            <text:p>AUTRES ACTIVITES POUR LES JEUNE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7311">
            <text:p>7311</text:p>
          </table:table-cell>
          <table:table-cell/>
          <table:table-cell office:value-type="float" office:value="172000000">
            <text:p>172000000</text:p>
          </table:table-cell>
          <table:table-cell office:value-type="string">
            <text:p>CONTRIBUTIONS DIRECTE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7337">
            <text:p>7337</text:p>
          </table:table-cell>
          <table:table-cell office:value-type="float" office:value="822">
            <text:p>822</text:p>
          </table:table-cell>
          <table:table-cell office:value-type="float" office:value="4500000">
            <text:p>4500000</text:p>
          </table:table-cell>
          <table:table-cell office:value-type="string">
            <text:p>DROIT DE STATIONNEMENT</text:p>
          </table:table-cell>
          <table:table-cell office:value-type="string">
            <text:p>VOIRIE COMMUNALE ET ROUTE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7343">
            <text:p>7343</text:p>
          </table:table-cell>
          <table:table-cell/>
          <table:table-cell office:value-type="float" office:value="50000">
            <text:p>50000</text:p>
          </table:table-cell>
          <table:table-cell office:value-type="string">
            <text:p>TAXE SUR LES PYLONES ELECTRIQUE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7351">
            <text:p>7351</text:p>
          </table:table-cell>
          <table:table-cell/>
          <table:table-cell office:value-type="float" office:value="4108000">
            <text:p>4108000</text:p>
          </table:table-cell>
          <table:table-cell office:value-type="string">
            <text:p>TAXE SUR L'ELECTRICITE</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7362">
            <text:p>7362</text:p>
          </table:table-cell>
          <table:table-cell/>
          <table:table-cell office:value-type="float" office:value="930000">
            <text:p>930000</text:p>
          </table:table-cell>
          <table:table-cell office:value-type="string">
            <text:p>TAXES DE SEJOUR</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7368">
            <text:p>7368</text:p>
          </table:table-cell>
          <table:table-cell/>
          <table:table-cell office:value-type="float" office:value="950000">
            <text:p>950000</text:p>
          </table:table-cell>
          <table:table-cell office:value-type="string">
            <text:p>TAXE LOCALE SUR PUBLICITE <text:s/>EXTERIEURE</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7381">
            <text:p>7381</text:p>
          </table:table-cell>
          <table:table-cell/>
          <table:table-cell office:value-type="float" office:value="9200000">
            <text:p>9200000</text:p>
          </table:table-cell>
          <table:table-cell office:value-type="string">
            <text:p>TAXE ADDITIONNELLE AUX DROITS DE MUTATION OU TAXE DE PUBLICITE FONCIERE</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7411">
            <text:p>7411</text:p>
          </table:table-cell>
          <table:table-cell/>
          <table:table-cell office:value-type="float" office:value="50080000">
            <text:p>50080000</text:p>
          </table:table-cell>
          <table:table-cell office:value-type="string">
            <text:p>DOTATION FORFAITAIRE</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74123">
            <text:p>74123</text:p>
          </table:table-cell>
          <table:table-cell/>
          <table:table-cell office:value-type="float" office:value="10400000">
            <text:p>10400000</text:p>
          </table:table-cell>
          <table:table-cell office:value-type="string">
            <text:p>DOTATION DE SOLIDARITE URBAINE</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74127">
            <text:p>74127</text:p>
          </table:table-cell>
          <table:table-cell/>
          <table:table-cell office:value-type="float" office:value="3730000">
            <text:p>3730000</text:p>
          </table:table-cell>
          <table:table-cell office:value-type="string">
            <text:p>Dotation nationale de péréquat</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7413">
            <text:p>7413</text:p>
          </table:table-cell>
          <table:table-cell/>
          <table:table-cell office:value-type="float" office:value="50000">
            <text:p>50000</text:p>
          </table:table-cell>
          <table:table-cell office:value-type="string">
            <text:p>DOTATION DES PERMANENTS SYNDICAUX</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745">
            <text:p>745</text:p>
          </table:table-cell>
          <table:table-cell/>
          <table:table-cell office:value-type="float" office:value="10000">
            <text:p>10000</text:p>
          </table:table-cell>
          <table:table-cell office:value-type="string">
            <text:p>DOTATION SPECIALE AU TITRE DES INSTITUTEUR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746">
            <text:p>746</text:p>
          </table:table-cell>
          <table:table-cell/>
          <table:table-cell office:value-type="float" office:value="1212248">
            <text:p>1212248</text:p>
          </table:table-cell>
          <table:table-cell office:value-type="string">
            <text:p>DOTATION GENERALE DE DECENTRALISATION</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74718">
            <text:p>74718</text:p>
          </table:table-cell>
          <table:table-cell/>
          <table:table-cell office:value-type="float" office:value="75000">
            <text:p>75000</text:p>
          </table:table-cell>
          <table:table-cell office:value-type="string">
            <text:p>AUTRE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74718">
            <text:p>74718</text:p>
          </table:table-cell>
          <table:table-cell office:value-type="float" office:value="22">
            <text:p>22</text:p>
          </table:table-cell>
          <table:table-cell office:value-type="float" office:value="225040">
            <text:p>225040</text:p>
          </table:table-cell>
          <table:table-cell office:value-type="string">
            <text:p>AUTRES</text:p>
          </table:table-cell>
          <table:table-cell office:value-type="string">
            <text:p>ADMINISTRATION GENERALE DE L'ETAT</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7473">
            <text:p>7473</text:p>
          </table:table-cell>
          <table:table-cell/>
          <table:table-cell office:value-type="float" office:value="131000">
            <text:p>131000</text:p>
          </table:table-cell>
          <table:table-cell office:value-type="string">
            <text:p>SUBVENTIONS ET PARTICIPATIONS DEPARTEMENT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7473">
            <text:p>7473</text:p>
          </table:table-cell>
          <table:table-cell office:value-type="float" office:value="422">
            <text:p>422</text:p>
          </table:table-cell>
          <table:table-cell office:value-type="float" office:value="844000">
            <text:p>844000</text:p>
          </table:table-cell>
          <table:table-cell office:value-type="string">
            <text:p>SUBVENTIONS ET PARTICIPATIONS DEPARTEMENTS</text:p>
          </table:table-cell>
          <table:table-cell office:value-type="string">
            <text:p>AUTRES ACTIVITES POUR LES JEUNE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7473">
            <text:p>7473</text:p>
          </table:table-cell>
          <table:table-cell office:value-type="float" office:value="520">
            <text:p>520</text:p>
          </table:table-cell>
          <table:table-cell office:value-type="float" office:value="207000">
            <text:p>207000</text:p>
          </table:table-cell>
          <table:table-cell office:value-type="string">
            <text:p>SUBVENTIONS ET PARTICIPATIONS DEPARTEMENTS</text:p>
          </table:table-cell>
          <table:table-cell office:value-type="string">
            <text:p>SERVICES COMMUN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74758">
            <text:p>74758</text:p>
          </table:table-cell>
          <table:table-cell/>
          <table:table-cell office:value-type="float" office:value="727000">
            <text:p>727000</text:p>
          </table:table-cell>
          <table:table-cell office:value-type="string">
            <text:p>PARTICIPATIONS GROUPEMENTS DE COLLECTIVITE AUTRES GROUPEMENT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7476">
            <text:p>7476</text:p>
          </table:table-cell>
          <table:table-cell office:value-type="float" office:value="213">
            <text:p>213</text:p>
          </table:table-cell>
          <table:table-cell office:value-type="float" office:value="286423">
            <text:p>286423</text:p>
          </table:table-cell>
          <table:table-cell office:value-type="string">
            <text:p>SUBVENTIONS ET PARTICIPATIONS CCAS ET CAISSE DES ECOLES</text:p>
          </table:table-cell>
          <table:table-cell office:value-type="string">
            <text:p>CLASSES REGROUPEE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7478">
            <text:p>7478</text:p>
          </table:table-cell>
          <table:table-cell/>
          <table:table-cell office:value-type="float" office:value="9886725">
            <text:p>9886725</text:p>
          </table:table-cell>
          <table:table-cell office:value-type="string">
            <text:p>SUBVENTIONS ET PARTICIPATIONS AUTRES ORGANISME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7478">
            <text:p>7478</text:p>
          </table:table-cell>
          <table:table-cell office:value-type="float" office:value="421">
            <text:p>421</text:p>
          </table:table-cell>
          <table:table-cell office:value-type="float" office:value="1030000">
            <text:p>1030000</text:p>
          </table:table-cell>
          <table:table-cell office:value-type="string">
            <text:p>SUBVENTIONS ET PARTICIPATIONS AUTRES ORGANISMES</text:p>
          </table:table-cell>
          <table:table-cell office:value-type="string">
            <text:p>CENTRES DE LOISIR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7482">
            <text:p>7482</text:p>
          </table:table-cell>
          <table:table-cell/>
          <table:table-cell office:value-type="float" office:value="20000">
            <text:p>20000</text:p>
          </table:table-cell>
          <table:table-cell office:value-type="string">
            <text:p>COMPENSATION P/PERTE <text:s/>TAXE ADDITIONN.DROITS MUTATION OU TAXE PUBLICITE FONCIERE</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74833">
            <text:p>74833</text:p>
          </table:table-cell>
          <table:table-cell/>
          <table:table-cell office:value-type="float" office:value="1140000">
            <text:p>1140000</text:p>
          </table:table-cell>
          <table:table-cell office:value-type="string">
            <text:p>ATTRIBUTIONS ETAT COMPENSATION AU TITRE DE LA TAXE PROFESSIONNELLE</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74834">
            <text:p>74834</text:p>
          </table:table-cell>
          <table:table-cell/>
          <table:table-cell office:value-type="float" office:value="1600000">
            <text:p>1600000</text:p>
          </table:table-cell>
          <table:table-cell office:value-type="string">
            <text:p>ATTRIBUTION ETAT COMPENSATION AU TITRE DES EXONERATIONS DES TAXES FONCIERE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74835">
            <text:p>74835</text:p>
          </table:table-cell>
          <table:table-cell/>
          <table:table-cell office:value-type="float" office:value="5060000">
            <text:p>5060000</text:p>
          </table:table-cell>
          <table:table-cell office:value-type="string">
            <text:p>ATTRIBUTION ETAT COMPENSATION AU TITRE DES EXONERATIONS DE TAXE D'HABITATION</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7488">
            <text:p>7488</text:p>
          </table:table-cell>
          <table:table-cell office:value-type="float" office:value="251">
            <text:p>251</text:p>
          </table:table-cell>
          <table:table-cell office:value-type="float" office:value="68600">
            <text:p>68600</text:p>
          </table:table-cell>
          <table:table-cell office:value-type="string">
            <text:p>AUTRES ATTRIBUTIONS, SUBVENTIONS ET PARTICIPATIONS</text:p>
          </table:table-cell>
          <table:table-cell office:value-type="string">
            <text:p>HEBERGEMENT ET RESTAURATION SCOLAIRE</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752">
            <text:p>752</text:p>
          </table:table-cell>
          <table:table-cell office:value-type="float" office:value="20">
            <text:p>20</text:p>
          </table:table-cell>
          <table:table-cell office:value-type="float" office:value="978359">
            <text:p>978359</text:p>
          </table:table-cell>
          <table:table-cell office:value-type="string">
            <text:p>REVENUS DES IMMEUBLES</text:p>
          </table:table-cell>
          <table:table-cell office:value-type="string">
            <text:p>ADMINISTRATION GENERALE DE LA COLLECTIVITE</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752">
            <text:p>752</text:p>
          </table:table-cell>
          <table:table-cell office:value-type="float" office:value="213">
            <text:p>213</text:p>
          </table:table-cell>
          <table:table-cell office:value-type="float" office:value="3870">
            <text:p>3870</text:p>
          </table:table-cell>
          <table:table-cell office:value-type="string">
            <text:p>REVENUS DES IMMEUBLES</text:p>
          </table:table-cell>
          <table:table-cell office:value-type="string">
            <text:p>CLASSES REGROUPEE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752">
            <text:p>752</text:p>
          </table:table-cell>
          <table:table-cell office:value-type="float" office:value="30">
            <text:p>30</text:p>
          </table:table-cell>
          <table:table-cell office:value-type="float" office:value="13500">
            <text:p>13500</text:p>
          </table:table-cell>
          <table:table-cell office:value-type="string">
            <text:p>REVENUS DES IMMEUBLES</text:p>
          </table:table-cell>
          <table:table-cell office:value-type="string">
            <text:p>SERVICES COMMUN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752">
            <text:p>752</text:p>
          </table:table-cell>
          <table:table-cell office:value-type="float" office:value="422">
            <text:p>422</text:p>
          </table:table-cell>
          <table:table-cell office:value-type="float" office:value="117000">
            <text:p>117000</text:p>
          </table:table-cell>
          <table:table-cell office:value-type="string">
            <text:p>REVENUS DES IMMEUBLES</text:p>
          </table:table-cell>
          <table:table-cell office:value-type="string">
            <text:p>AUTRES ACTIVITES POUR LES JEUNE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752">
            <text:p>752</text:p>
          </table:table-cell>
          <table:table-cell office:value-type="float" office:value="822">
            <text:p>822</text:p>
          </table:table-cell>
          <table:table-cell office:value-type="float" office:value="1342960">
            <text:p>1342960</text:p>
          </table:table-cell>
          <table:table-cell office:value-type="string">
            <text:p>REVENUS DES IMMEUBLES</text:p>
          </table:table-cell>
          <table:table-cell office:value-type="string">
            <text:p>VOIRIE COMMUNALE ET ROUTE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757">
            <text:p>757</text:p>
          </table:table-cell>
          <table:table-cell office:value-type="float" office:value="20">
            <text:p>20</text:p>
          </table:table-cell>
          <table:table-cell office:value-type="float" office:value="230000">
            <text:p>230000</text:p>
          </table:table-cell>
          <table:table-cell office:value-type="string">
            <text:p>REDEVANCES VERSEES PAR LES FERMIERS ET CONCESSIONNAIRES</text:p>
          </table:table-cell>
          <table:table-cell office:value-type="string">
            <text:p>ADMINISTRATION GENERALE DE LA COLLECTIVITE</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757">
            <text:p>757</text:p>
          </table:table-cell>
          <table:table-cell office:value-type="float" office:value="112">
            <text:p>112</text:p>
          </table:table-cell>
          <table:table-cell office:value-type="float" office:value="50000">
            <text:p>50000</text:p>
          </table:table-cell>
          <table:table-cell office:value-type="string">
            <text:p>REDEVANCES VERSEES PAR LES FERMIERS ET CONCESSIONNAIRES</text:p>
          </table:table-cell>
          <table:table-cell office:value-type="string">
            <text:p>POLICE MUNICIPALE</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757">
            <text:p>757</text:p>
          </table:table-cell>
          <table:table-cell office:value-type="float" office:value="821">
            <text:p>821</text:p>
          </table:table-cell>
          <table:table-cell office:value-type="float" office:value="1028919">
            <text:p>1028919</text:p>
          </table:table-cell>
          <table:table-cell office:value-type="string">
            <text:p>REDEVANCES VERSEES PAR LES FERMIERS ET CONCESSIONNAIRES</text:p>
          </table:table-cell>
          <table:table-cell office:value-type="string">
            <text:p>EQUIPEMENTS DE VOIRIE</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757">
            <text:p>757</text:p>
          </table:table-cell>
          <table:table-cell office:value-type="float" office:value="822">
            <text:p>822</text:p>
          </table:table-cell>
          <table:table-cell office:value-type="float" office:value="1962000">
            <text:p>1962000</text:p>
          </table:table-cell>
          <table:table-cell office:value-type="string">
            <text:p>REDEVANCES VERSEES PAR LES FERMIERS ET CONCESSIONNAIRES</text:p>
          </table:table-cell>
          <table:table-cell office:value-type="string">
            <text:p>VOIRIE COMMUNALE ET ROUTE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757">
            <text:p>757</text:p>
          </table:table-cell>
          <table:table-cell office:value-type="float" office:value="90">
            <text:p>90</text:p>
          </table:table-cell>
          <table:table-cell office:value-type="float" office:value="157100">
            <text:p>157100</text:p>
          </table:table-cell>
          <table:table-cell office:value-type="string">
            <text:p>REDEVANCES VERSEES PAR LES FERMIERS ET CONCESSIONNAIRES</text:p>
          </table:table-cell>
          <table:table-cell office:value-type="string">
            <text:p>INTERVENTIONS ECONOMIQUE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757">
            <text:p>757</text:p>
          </table:table-cell>
          <table:table-cell office:value-type="float" office:value="91">
            <text:p>91</text:p>
          </table:table-cell>
          <table:table-cell office:value-type="float" office:value="210000">
            <text:p>210000</text:p>
          </table:table-cell>
          <table:table-cell office:value-type="string">
            <text:p>REDEVANCES VERSEES PAR LES FERMIERS ET CONCESSIONNAIRES</text:p>
          </table:table-cell>
          <table:table-cell office:value-type="string">
            <text:p>FOIRES ET MARCHE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758">
            <text:p>758</text:p>
          </table:table-cell>
          <table:table-cell office:value-type="float" office:value="20">
            <text:p>20</text:p>
          </table:table-cell>
          <table:table-cell office:value-type="float" office:value="393801">
            <text:p>393801</text:p>
          </table:table-cell>
          <table:table-cell office:value-type="string">
            <text:p>PRODUITS DIVERS DE GESTION COURANTE</text:p>
          </table:table-cell>
          <table:table-cell office:value-type="string">
            <text:p>ADMINISTRATION GENERALE DE LA COLLECTIVITE</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758">
            <text:p>758</text:p>
          </table:table-cell>
          <table:table-cell office:value-type="float" office:value="21">
            <text:p>21</text:p>
          </table:table-cell>
          <table:table-cell office:value-type="float" office:value="24638">
            <text:p>24638</text:p>
          </table:table-cell>
          <table:table-cell office:value-type="string">
            <text:p>PRODUITS DIVERS DE GESTION COURANTE</text:p>
          </table:table-cell>
          <table:table-cell office:value-type="string">
            <text:p>ASSEMBLEE LOCALE</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758">
            <text:p>758</text:p>
          </table:table-cell>
          <table:table-cell office:value-type="float" office:value="22">
            <text:p>22</text:p>
          </table:table-cell>
          <table:table-cell office:value-type="float" office:value="56354">
            <text:p>56354</text:p>
          </table:table-cell>
          <table:table-cell office:value-type="string">
            <text:p>PRODUITS DIVERS DE GESTION COURANTE</text:p>
          </table:table-cell>
          <table:table-cell office:value-type="string">
            <text:p>ADMINISTRATION GENERALE DE L'ETAT</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758">
            <text:p>758</text:p>
          </table:table-cell>
          <table:table-cell office:value-type="float" office:value="23">
            <text:p>23</text:p>
          </table:table-cell>
          <table:table-cell office:value-type="float" office:value="19750">
            <text:p>19750</text:p>
          </table:table-cell>
          <table:table-cell office:value-type="string">
            <text:p>PRODUITS DIVERS DE GESTION COURANTE</text:p>
          </table:table-cell>
          <table:table-cell office:value-type="string">
            <text:p>INFORMATION, COMMUNICATION, PUBLICITE</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758">
            <text:p>758</text:p>
          </table:table-cell>
          <table:table-cell office:value-type="float" office:value="24">
            <text:p>24</text:p>
          </table:table-cell>
          <table:table-cell office:value-type="float" office:value="23545">
            <text:p>23545</text:p>
          </table:table-cell>
          <table:table-cell office:value-type="string">
            <text:p>PRODUITS DIVERS DE GESTION COURANTE</text:p>
          </table:table-cell>
          <table:table-cell office:value-type="string">
            <text:p>FETES ET CEREMONIE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758">
            <text:p>758</text:p>
          </table:table-cell>
          <table:table-cell office:value-type="float" office:value="48">
            <text:p>48</text:p>
          </table:table-cell>
          <table:table-cell office:value-type="float" office:value="5329">
            <text:p>5329</text:p>
          </table:table-cell>
          <table:table-cell office:value-type="string">
            <text:p>PRODUITS DIVERS DE GESTION COURANTE</text:p>
          </table:table-cell>
          <table:table-cell office:value-type="string">
            <text:p>AUTRES ACTIONS DE COOPERATION DECENTRALISEE</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758">
            <text:p>758</text:p>
          </table:table-cell>
          <table:table-cell office:value-type="float" office:value="112">
            <text:p>112</text:p>
          </table:table-cell>
          <table:table-cell office:value-type="float" office:value="109924">
            <text:p>109924</text:p>
          </table:table-cell>
          <table:table-cell office:value-type="string">
            <text:p>PRODUITS DIVERS DE GESTION COURANTE</text:p>
          </table:table-cell>
          <table:table-cell office:value-type="string">
            <text:p>POLICE MUNICIPALE</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758">
            <text:p>758</text:p>
          </table:table-cell>
          <table:table-cell office:value-type="float" office:value="12">
            <text:p>12</text:p>
          </table:table-cell>
          <table:table-cell office:value-type="float" office:value="12964">
            <text:p>12964</text:p>
          </table:table-cell>
          <table:table-cell office:value-type="string">
            <text:p>PRODUITS DIVERS DE GESTION COURANTE</text:p>
          </table:table-cell>
          <table:table-cell office:value-type="string">
            <text:p>HYGIENE ET SALUBRITE PUBLIQUE</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758">
            <text:p>758</text:p>
          </table:table-cell>
          <table:table-cell office:value-type="float" office:value="211">
            <text:p>211</text:p>
          </table:table-cell>
          <table:table-cell office:value-type="float" office:value="58509">
            <text:p>58509</text:p>
          </table:table-cell>
          <table:table-cell office:value-type="string">
            <text:p>PRODUITS DIVERS DE GESTION COURANTE</text:p>
          </table:table-cell>
          <table:table-cell office:value-type="string">
            <text:p>ECOLES MATERNELLE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758">
            <text:p>758</text:p>
          </table:table-cell>
          <table:table-cell office:value-type="float" office:value="212">
            <text:p>212</text:p>
          </table:table-cell>
          <table:table-cell office:value-type="float" office:value="276371">
            <text:p>276371</text:p>
          </table:table-cell>
          <table:table-cell office:value-type="string">
            <text:p>PRODUITS DIVERS DE GESTION COURANTE</text:p>
          </table:table-cell>
          <table:table-cell office:value-type="string">
            <text:p>ECOLES PRIMAIRE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758">
            <text:p>758</text:p>
          </table:table-cell>
          <table:table-cell office:value-type="float" office:value="251">
            <text:p>251</text:p>
          </table:table-cell>
          <table:table-cell office:value-type="float" office:value="995">
            <text:p>995</text:p>
          </table:table-cell>
          <table:table-cell office:value-type="string">
            <text:p>PRODUITS DIVERS DE GESTION COURANTE</text:p>
          </table:table-cell>
          <table:table-cell office:value-type="string">
            <text:p>HEBERGEMENT ET RESTAURATION SCOLAIRE</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758">
            <text:p>758</text:p>
          </table:table-cell>
          <table:table-cell office:value-type="float" office:value="30">
            <text:p>30</text:p>
          </table:table-cell>
          <table:table-cell office:value-type="float" office:value="14427">
            <text:p>14427</text:p>
          </table:table-cell>
          <table:table-cell office:value-type="string">
            <text:p>PRODUITS DIVERS DE GESTION COURANTE</text:p>
          </table:table-cell>
          <table:table-cell office:value-type="string">
            <text:p>SERVICES COMMUN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758">
            <text:p>758</text:p>
          </table:table-cell>
          <table:table-cell office:value-type="float" office:value="312">
            <text:p>312</text:p>
          </table:table-cell>
          <table:table-cell office:value-type="float" office:value="6929">
            <text:p>6929</text:p>
          </table:table-cell>
          <table:table-cell office:value-type="string">
            <text:p>PRODUITS DIVERS DE GESTION COURANTE</text:p>
          </table:table-cell>
          <table:table-cell office:value-type="string">
            <text:p>ARTS PLASTIQUES ET AUTRES ACTIVITES ARTISTIQUE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758">
            <text:p>758</text:p>
          </table:table-cell>
          <table:table-cell office:value-type="float" office:value="323">
            <text:p>323</text:p>
          </table:table-cell>
          <table:table-cell office:value-type="float" office:value="13933">
            <text:p>13933</text:p>
          </table:table-cell>
          <table:table-cell office:value-type="string">
            <text:p>PRODUITS DIVERS DE GESTION COURANTE</text:p>
          </table:table-cell>
          <table:table-cell office:value-type="string">
            <text:p>ARCHIVE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758">
            <text:p>758</text:p>
          </table:table-cell>
          <table:table-cell office:value-type="float" office:value="40">
            <text:p>40</text:p>
          </table:table-cell>
          <table:table-cell office:value-type="float" office:value="8872">
            <text:p>8872</text:p>
          </table:table-cell>
          <table:table-cell office:value-type="string">
            <text:p>PRODUITS DIVERS DE GESTION COURANTE</text:p>
          </table:table-cell>
          <table:table-cell office:value-type="string">
            <text:p>SERVICES COMMUN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758">
            <text:p>758</text:p>
          </table:table-cell>
          <table:table-cell office:value-type="float" office:value="411">
            <text:p>411</text:p>
          </table:table-cell>
          <table:table-cell office:value-type="float" office:value="26782">
            <text:p>26782</text:p>
          </table:table-cell>
          <table:table-cell office:value-type="string">
            <text:p>PRODUITS DIVERS DE GESTION COURANTE</text:p>
          </table:table-cell>
          <table:table-cell office:value-type="string">
            <text:p>SALLES DE SPORT, GYMNASE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758">
            <text:p>758</text:p>
          </table:table-cell>
          <table:table-cell office:value-type="float" office:value="412">
            <text:p>412</text:p>
          </table:table-cell>
          <table:table-cell office:value-type="float" office:value="37795">
            <text:p>37795</text:p>
          </table:table-cell>
          <table:table-cell office:value-type="string">
            <text:p>PRODUITS DIVERS DE GESTION COURANTE</text:p>
          </table:table-cell>
          <table:table-cell office:value-type="string">
            <text:p>STADE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758">
            <text:p>758</text:p>
          </table:table-cell>
          <table:table-cell office:value-type="float" office:value="421">
            <text:p>421</text:p>
          </table:table-cell>
          <table:table-cell office:value-type="float" office:value="3466">
            <text:p>3466</text:p>
          </table:table-cell>
          <table:table-cell office:value-type="string">
            <text:p>PRODUITS DIVERS DE GESTION COURANTE</text:p>
          </table:table-cell>
          <table:table-cell office:value-type="string">
            <text:p>CENTRES DE LOISIR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758">
            <text:p>758</text:p>
          </table:table-cell>
          <table:table-cell office:value-type="float" office:value="422">
            <text:p>422</text:p>
          </table:table-cell>
          <table:table-cell office:value-type="float" office:value="53732">
            <text:p>53732</text:p>
          </table:table-cell>
          <table:table-cell office:value-type="string">
            <text:p>PRODUITS DIVERS DE GESTION COURANTE</text:p>
          </table:table-cell>
          <table:table-cell office:value-type="string">
            <text:p>AUTRES ACTIVITES POUR LES JEUNE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758">
            <text:p>758</text:p>
          </table:table-cell>
          <table:table-cell office:value-type="float" office:value="64">
            <text:p>64</text:p>
          </table:table-cell>
          <table:table-cell office:value-type="float" office:value="305007">
            <text:p>305007</text:p>
          </table:table-cell>
          <table:table-cell office:value-type="string">
            <text:p>PRODUITS DIVERS DE GESTION COURANTE</text:p>
          </table:table-cell>
          <table:table-cell office:value-type="string">
            <text:p>CRECHES ET GARDERIE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758">
            <text:p>758</text:p>
          </table:table-cell>
          <table:table-cell office:value-type="float" office:value="810">
            <text:p>810</text:p>
          </table:table-cell>
          <table:table-cell office:value-type="float" office:value="2164">
            <text:p>2164</text:p>
          </table:table-cell>
          <table:table-cell office:value-type="string">
            <text:p>PRODUITS DIVERS DE GESTION COURANTE</text:p>
          </table:table-cell>
          <table:table-cell office:value-type="string">
            <text:p>SERVICES COMMUN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758">
            <text:p>758</text:p>
          </table:table-cell>
          <table:table-cell office:value-type="float" office:value="814">
            <text:p>814</text:p>
          </table:table-cell>
          <table:table-cell office:value-type="float" office:value="13666">
            <text:p>13666</text:p>
          </table:table-cell>
          <table:table-cell office:value-type="string">
            <text:p>PRODUITS DIVERS DE GESTION COURANTE</text:p>
          </table:table-cell>
          <table:table-cell office:value-type="string">
            <text:p>ECLAIRAGE PUBLIC</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758">
            <text:p>758</text:p>
          </table:table-cell>
          <table:table-cell office:value-type="float" office:value="816">
            <text:p>816</text:p>
          </table:table-cell>
          <table:table-cell office:value-type="float" office:value="8072">
            <text:p>8072</text:p>
          </table:table-cell>
          <table:table-cell office:value-type="string">
            <text:p>PRODUITS DIVERS DE GESTION COURANTE</text:p>
          </table:table-cell>
          <table:table-cell office:value-type="string">
            <text:p>AUTRES RESEAUX ET SERVICES DIVER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758">
            <text:p>758</text:p>
          </table:table-cell>
          <table:table-cell office:value-type="float" office:value="820">
            <text:p>820</text:p>
          </table:table-cell>
          <table:table-cell office:value-type="float" office:value="43575">
            <text:p>43575</text:p>
          </table:table-cell>
          <table:table-cell office:value-type="string">
            <text:p>PRODUITS DIVERS DE GESTION COURANTE</text:p>
          </table:table-cell>
          <table:table-cell office:value-type="string">
            <text:p>SERVICES COMMUN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758">
            <text:p>758</text:p>
          </table:table-cell>
          <table:table-cell office:value-type="float" office:value="821">
            <text:p>821</text:p>
          </table:table-cell>
          <table:table-cell office:value-type="float" office:value="24166">
            <text:p>24166</text:p>
          </table:table-cell>
          <table:table-cell office:value-type="string">
            <text:p>PRODUITS DIVERS DE GESTION COURANTE</text:p>
          </table:table-cell>
          <table:table-cell office:value-type="string">
            <text:p>EQUIPEMENTS DE VOIRIE</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758">
            <text:p>758</text:p>
          </table:table-cell>
          <table:table-cell office:value-type="float" office:value="822">
            <text:p>822</text:p>
          </table:table-cell>
          <table:table-cell office:value-type="float" office:value="179722">
            <text:p>179722</text:p>
          </table:table-cell>
          <table:table-cell office:value-type="string">
            <text:p>PRODUITS DIVERS DE GESTION COURANTE</text:p>
          </table:table-cell>
          <table:table-cell office:value-type="string">
            <text:p>VOIRIE COMMUNALE ET ROUTE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758">
            <text:p>758</text:p>
          </table:table-cell>
          <table:table-cell office:value-type="float" office:value="823">
            <text:p>823</text:p>
          </table:table-cell>
          <table:table-cell office:value-type="float" office:value="145291">
            <text:p>145291</text:p>
          </table:table-cell>
          <table:table-cell office:value-type="string">
            <text:p>PRODUITS DIVERS DE GESTION COURANTE</text:p>
          </table:table-cell>
          <table:table-cell office:value-type="string">
            <text:p>ESPACES VERTS URBAIN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758">
            <text:p>758</text:p>
          </table:table-cell>
          <table:table-cell office:value-type="float" office:value="824">
            <text:p>824</text:p>
          </table:table-cell>
          <table:table-cell office:value-type="float" office:value="5425">
            <text:p>5425</text:p>
          </table:table-cell>
          <table:table-cell office:value-type="string">
            <text:p>PRODUITS DIVERS DE GESTION COURANTE</text:p>
          </table:table-cell>
          <table:table-cell office:value-type="string">
            <text:p>AUTRES OPERATIONS D'AMENAGEMENT URBAIN</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758">
            <text:p>758</text:p>
          </table:table-cell>
          <table:table-cell office:value-type="float" office:value="91">
            <text:p>91</text:p>
          </table:table-cell>
          <table:table-cell office:value-type="float" office:value="101673">
            <text:p>101673</text:p>
          </table:table-cell>
          <table:table-cell office:value-type="string">
            <text:p>PRODUITS DIVERS DE GESTION COURANTE</text:p>
          </table:table-cell>
          <table:table-cell office:value-type="string">
            <text:p>FOIRES ET MARCHE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761">
            <text:p>761</text:p>
          </table:table-cell>
          <table:table-cell/>
          <table:table-cell office:value-type="float" office:value="11000">
            <text:p>11000</text:p>
          </table:table-cell>
          <table:table-cell office:value-type="string">
            <text:p>PRODUITS DE PARTICIPATION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764">
            <text:p>764</text:p>
          </table:table-cell>
          <table:table-cell/>
          <table:table-cell office:value-type="float" office:value="1000">
            <text:p>1000</text:p>
          </table:table-cell>
          <table:table-cell office:value-type="string">
            <text:p>REVENUS DES VALEURS MOBILIERES DE PLACEMENT</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7711">
            <text:p>7711</text:p>
          </table:table-cell>
          <table:table-cell office:value-type="float" office:value="823">
            <text:p>823</text:p>
          </table:table-cell>
          <table:table-cell office:value-type="float" office:value="7000">
            <text:p>7000</text:p>
          </table:table-cell>
          <table:table-cell office:value-type="string">
            <text:p>DEDITS ET PENALITES PERCUS</text:p>
          </table:table-cell>
          <table:table-cell office:value-type="string">
            <text:p>ESPACES VERTS URBAIN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7718">
            <text:p>7718</text:p>
          </table:table-cell>
          <table:table-cell office:value-type="float" office:value="20">
            <text:p>20</text:p>
          </table:table-cell>
          <table:table-cell office:value-type="float" office:value="70700">
            <text:p>70700</text:p>
          </table:table-cell>
          <table:table-cell office:value-type="string">
            <text:p>AUTRES PRODUITS EXCEPTIONNELS SUR OPERATIONS DE GESTION</text:p>
          </table:table-cell>
          <table:table-cell office:value-type="string">
            <text:p>ADMINISTRATION GENERALE DE LA COLLECTIVITE</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773">
            <text:p>773</text:p>
          </table:table-cell>
          <table:table-cell office:value-type="float" office:value="20">
            <text:p>20</text:p>
          </table:table-cell>
          <table:table-cell office:value-type="float" office:value="100">
            <text:p>100</text:p>
          </table:table-cell>
          <table:table-cell office:value-type="string">
            <text:p>MANDATS ANNULES (SUR EXERCICES ANTERIEURS) OU ATTEINTS PAR LA DECHEANCE QUADRIEN</text:p>
          </table:table-cell>
          <table:table-cell office:value-type="string">
            <text:p>ADMINISTRATION GENERALE DE LA COLLECTIVITE</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7788">
            <text:p>7788</text:p>
          </table:table-cell>
          <table:table-cell office:value-type="float" office:value="20">
            <text:p>20</text:p>
          </table:table-cell>
          <table:table-cell office:value-type="float" office:value="75500">
            <text:p>75500</text:p>
          </table:table-cell>
          <table:table-cell office:value-type="string">
            <text:p>PRODUITS EXCEPTIONNELS DIVERS</text:p>
          </table:table-cell>
          <table:table-cell office:value-type="string">
            <text:p>ADMINISTRATION GENERALE DE LA COLLECTIVITE</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7788">
            <text:p>7788</text:p>
          </table:table-cell>
          <table:table-cell office:value-type="float" office:value="251">
            <text:p>251</text:p>
          </table:table-cell>
          <table:table-cell office:value-type="float" office:value="2000">
            <text:p>2000</text:p>
          </table:table-cell>
          <table:table-cell office:value-type="string">
            <text:p>PRODUITS EXCEPTIONNELS DIVERS</text:p>
          </table:table-cell>
          <table:table-cell office:value-type="string">
            <text:p>HEBERGEMENT ET RESTAURATION SCOLAIRE</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7788">
            <text:p>7788</text:p>
          </table:table-cell>
          <table:table-cell office:value-type="float" office:value="822">
            <text:p>822</text:p>
          </table:table-cell>
          <table:table-cell office:value-type="float" office:value="360000">
            <text:p>360000</text:p>
          </table:table-cell>
          <table:table-cell office:value-type="string">
            <text:p>PRODUITS EXCEPTIONNELS DIVERS</text:p>
          </table:table-cell>
          <table:table-cell office:value-type="string">
            <text:p>VOIRIE COMMUNALE ET ROUTES</text:p>
          </table:table-cell>
          <table:table-cell table:number-columns-repeated="1016"/>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7788">
            <text:p>7788</text:p>
          </table:table-cell>
          <table:table-cell office:value-type="float" office:value="832">
            <text:p>832</text:p>
          </table:table-cell>
          <table:table-cell office:value-type="float" office:value="50000">
            <text:p>50000</text:p>
          </table:table-cell>
          <table:table-cell office:value-type="string">
            <text:p>PRODUITS EXCEPTIONNELS DIVERS</text:p>
          </table:table-cell>
          <table:table-cell office:value-type="string">
            <text:p>ACTIONS SPECIFIQUES DE LUTTE CONTRE LA POLLUTION</text:p>
          </table:table-cell>
          <table:table-cell table:number-columns-repeated="1016"/>
        </table:table-row>
        <table:table-row table:style-name="ro1">
          <table:table-cell office:value-type="float" office:value="2012">
            <text:p>2012</text:p>
          </table:table-cell>
          <table:table-cell office:value-type="string">
            <text:p>I</text:p>
          </table:table-cell>
          <table:table-cell table:number-columns-repeated="2" office:value-type="float" office:value="1">
            <text:p>1</text:p>
          </table:table-cell>
          <table:table-cell/>
          <table:table-cell office:value-type="float" office:value="0">
            <text:p>0</text:p>
          </table:table-cell>
          <table:table-cell office:value-type="string">
            <text:p>SOLDE D'EXECUTION</text:p>
          </table:table-cell>
          <table:table-cell table:number-columns-repeated="1017"/>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1343">
            <text:p>1343</text:p>
          </table:table-cell>
          <table:table-cell office:value-type="float" office:value="824">
            <text:p>824</text:p>
          </table:table-cell>
          <table:table-cell office:value-type="float" office:value="25000">
            <text:p>25000</text:p>
          </table:table-cell>
          <table:table-cell office:value-type="string">
            <text:p>PLAN D AMENAGEMENT D ENSEMBLE</text:p>
          </table:table-cell>
          <table:table-cell office:value-type="string">
            <text:p>AUTRES OPERATIONS D'AMENAGEMENT URBAIN</text:p>
          </table:table-cell>
          <table:table-cell table:number-columns-repeated="1016"/>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1641">
            <text:p>1641</text:p>
          </table:table-cell>
          <table:table-cell/>
          <table:table-cell office:value-type="float" office:value="12000000">
            <text:p>12000000</text:p>
          </table:table-cell>
          <table:table-cell office:value-type="string">
            <text:p>REAMENAGEMENT DETTE</text:p>
          </table:table-cell>
          <table:table-cell table:number-columns-repeated="1017"/>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16441">
            <text:p>16441</text:p>
          </table:table-cell>
          <table:table-cell/>
          <table:table-cell office:value-type="float" office:value="24120468.4">
            <text:p>24120468,4</text:p>
          </table:table-cell>
          <table:table-cell office:value-type="string">
            <text:p>EMPRUNT ASSORTI TIRAGE SUR LIGNE DE TRESORERIE</text:p>
          </table:table-cell>
          <table:table-cell table:number-columns-repeated="1017"/>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165">
            <text:p>165</text:p>
          </table:table-cell>
          <table:table-cell/>
          <table:table-cell office:value-type="float" office:value="15040">
            <text:p>15040</text:p>
          </table:table-cell>
          <table:table-cell office:value-type="string">
            <text:p>DEPOTS ET CAUTIONNEMENTS RECUS</text:p>
          </table:table-cell>
          <table:table-cell table:number-columns-repeated="1017"/>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16818">
            <text:p>16818</text:p>
          </table:table-cell>
          <table:table-cell/>
          <table:table-cell office:value-type="float" office:value="40000">
            <text:p>40000</text:p>
          </table:table-cell>
          <table:table-cell office:value-type="string">
            <text:p>AUTRES EMPRUNTS AUTRES PRETEURS</text:p>
          </table:table-cell>
          <table:table-cell table:number-columns-repeated="1017"/>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16878">
            <text:p>16878</text:p>
          </table:table-cell>
          <table:table-cell/>
          <table:table-cell office:value-type="float" office:value="92500">
            <text:p>92500</text:p>
          </table:table-cell>
          <table:table-cell office:value-type="string">
            <text:p>AUTRES ORGANISMES ET PARTICULIERS</text:p>
          </table:table-cell>
          <table:table-cell table:number-columns-repeated="1017"/>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202">
            <text:p>202</text:p>
          </table:table-cell>
          <table:table-cell office:value-type="float" office:value="20">
            <text:p>20</text:p>
          </table:table-cell>
          <table:table-cell office:value-type="float" office:value="34000">
            <text:p>34000</text:p>
          </table:table-cell>
          <table:table-cell office:value-type="string">
            <text:p>FRAIS D'ETUDES,D'ELABORATION,DE MODIFICATIONS DES DOC. D'URBANISME</text:p>
          </table:table-cell>
          <table:table-cell office:value-type="string">
            <text:p>ADMINISTRATION GENERALE DE LA COLLECTIVITE</text:p>
          </table:table-cell>
          <table:table-cell table:number-columns-repeated="1016"/>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202">
            <text:p>202</text:p>
          </table:table-cell>
          <table:table-cell office:value-type="float" office:value="112">
            <text:p>112</text:p>
          </table:table-cell>
          <table:table-cell office:value-type="float" office:value="0">
            <text:p>0</text:p>
          </table:table-cell>
          <table:table-cell office:value-type="string">
            <text:p>FRAIS D'ETUDES,D'ELABORATION,DE MODIFICATIONS DES DOC. D'URBANISME</text:p>
          </table:table-cell>
          <table:table-cell office:value-type="string">
            <text:p>POLICE MUNICIPALE</text:p>
          </table:table-cell>
          <table:table-cell table:number-columns-repeated="1016"/>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202">
            <text:p>202</text:p>
          </table:table-cell>
          <table:table-cell office:value-type="float" office:value="821">
            <text:p>821</text:p>
          </table:table-cell>
          <table:table-cell office:value-type="float" office:value="0">
            <text:p>0</text:p>
          </table:table-cell>
          <table:table-cell office:value-type="string">
            <text:p>FRAIS D'ETUDES,D'ELABORATION,DE MODIFICATIONS DES DOC. D'URBANISME</text:p>
          </table:table-cell>
          <table:table-cell office:value-type="string">
            <text:p>EQUIPEMENTS DE VOIRIE</text:p>
          </table:table-cell>
          <table:table-cell table:number-columns-repeated="1016"/>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202">
            <text:p>202</text:p>
          </table:table-cell>
          <table:table-cell office:value-type="float" office:value="824">
            <text:p>824</text:p>
          </table:table-cell>
          <table:table-cell office:value-type="float" office:value="10000">
            <text:p>10000</text:p>
          </table:table-cell>
          <table:table-cell office:value-type="string">
            <text:p>FRAIS D'ETUDES,D'ELABORATION,DE MODIFICATIONS DES DOC. D'URBANISME</text:p>
          </table:table-cell>
          <table:table-cell office:value-type="string">
            <text:p>AUTRES OPERATIONS D'AMENAGEMENT URBAIN</text:p>
          </table:table-cell>
          <table:table-cell table:number-columns-repeated="1016"/>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2031">
            <text:p>2031</text:p>
          </table:table-cell>
          <table:table-cell office:value-type="float" office:value="20">
            <text:p>20</text:p>
          </table:table-cell>
          <table:table-cell office:value-type="float" office:value="507800">
            <text:p>507800</text:p>
          </table:table-cell>
          <table:table-cell office:value-type="string">
            <text:p>FRAIS D'ETUDES</text:p>
          </table:table-cell>
          <table:table-cell office:value-type="string">
            <text:p>ADMINISTRATION GENERALE DE LA COLLECTIVITE</text:p>
          </table:table-cell>
          <table:table-cell table:number-columns-repeated="1016"/>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2031">
            <text:p>2031</text:p>
          </table:table-cell>
          <table:table-cell office:value-type="float" office:value="112">
            <text:p>112</text:p>
          </table:table-cell>
          <table:table-cell office:value-type="float" office:value="75000">
            <text:p>75000</text:p>
          </table:table-cell>
          <table:table-cell office:value-type="string">
            <text:p>FRAIS D'ETUDES</text:p>
          </table:table-cell>
          <table:table-cell office:value-type="string">
            <text:p>POLICE MUNICIPALE</text:p>
          </table:table-cell>
          <table:table-cell table:number-columns-repeated="1016"/>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2031">
            <text:p>2031</text:p>
          </table:table-cell>
          <table:table-cell office:value-type="float" office:value="211">
            <text:p>211</text:p>
          </table:table-cell>
          <table:table-cell office:value-type="float" office:value="475000">
            <text:p>475000</text:p>
          </table:table-cell>
          <table:table-cell office:value-type="string">
            <text:p>FRAIS D'ETUDES</text:p>
          </table:table-cell>
          <table:table-cell office:value-type="string">
            <text:p>ECOLES MATERNELLES</text:p>
          </table:table-cell>
          <table:table-cell table:number-columns-repeated="1016"/>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2031">
            <text:p>2031</text:p>
          </table:table-cell>
          <table:table-cell office:value-type="float" office:value="212">
            <text:p>212</text:p>
          </table:table-cell>
          <table:table-cell office:value-type="float" office:value="85000">
            <text:p>85000</text:p>
          </table:table-cell>
          <table:table-cell office:value-type="string">
            <text:p>FRAIS D'ETUDES</text:p>
          </table:table-cell>
          <table:table-cell office:value-type="string">
            <text:p>ECOLES PRIMAIRES</text:p>
          </table:table-cell>
          <table:table-cell table:number-columns-repeated="1016"/>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2031">
            <text:p>2031</text:p>
          </table:table-cell>
          <table:table-cell office:value-type="float" office:value="213">
            <text:p>213</text:p>
          </table:table-cell>
          <table:table-cell office:value-type="float" office:value="1000000">
            <text:p>1000000</text:p>
          </table:table-cell>
          <table:table-cell office:value-type="string">
            <text:p>FRAIS D'ETUDES</text:p>
          </table:table-cell>
          <table:table-cell office:value-type="string">
            <text:p>CLASSES REGROUPEES</text:p>
          </table:table-cell>
          <table:table-cell table:number-columns-repeated="1016"/>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2031">
            <text:p>2031</text:p>
          </table:table-cell>
          <table:table-cell office:value-type="float" office:value="30">
            <text:p>30</text:p>
          </table:table-cell>
          <table:table-cell office:value-type="float" office:value="300000">
            <text:p>300000</text:p>
          </table:table-cell>
          <table:table-cell office:value-type="string">
            <text:p>FRAIS D'ETUDES</text:p>
          </table:table-cell>
          <table:table-cell office:value-type="string">
            <text:p>SERVICES COMMUNS</text:p>
          </table:table-cell>
          <table:table-cell table:number-columns-repeated="1016"/>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2031">
            <text:p>2031</text:p>
          </table:table-cell>
          <table:table-cell office:value-type="float" office:value="322">
            <text:p>322</text:p>
          </table:table-cell>
          <table:table-cell office:value-type="float" office:value="0">
            <text:p>0</text:p>
          </table:table-cell>
          <table:table-cell office:value-type="string">
            <text:p>FRAIS D'ETUDES</text:p>
          </table:table-cell>
          <table:table-cell office:value-type="string">
            <text:p>MUSEES</text:p>
          </table:table-cell>
          <table:table-cell table:number-columns-repeated="1016"/>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2031">
            <text:p>2031</text:p>
          </table:table-cell>
          <table:table-cell office:value-type="float" office:value="324">
            <text:p>324</text:p>
          </table:table-cell>
          <table:table-cell office:value-type="float" office:value="55000">
            <text:p>55000</text:p>
          </table:table-cell>
          <table:table-cell office:value-type="string">
            <text:p>FRAIS D'ETUDES</text:p>
          </table:table-cell>
          <table:table-cell office:value-type="string">
            <text:p>ENTRETIEN DU PATRIMOINE CULTUREL</text:p>
          </table:table-cell>
          <table:table-cell table:number-columns-repeated="1016"/>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2031">
            <text:p>2031</text:p>
          </table:table-cell>
          <table:table-cell office:value-type="float" office:value="411">
            <text:p>411</text:p>
          </table:table-cell>
          <table:table-cell office:value-type="float" office:value="0">
            <text:p>0</text:p>
          </table:table-cell>
          <table:table-cell office:value-type="string">
            <text:p>FRAIS D'ETUDES</text:p>
          </table:table-cell>
          <table:table-cell office:value-type="string">
            <text:p>SALLES DE SPORT, GYMNASES</text:p>
          </table:table-cell>
          <table:table-cell table:number-columns-repeated="1016"/>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2031">
            <text:p>2031</text:p>
          </table:table-cell>
          <table:table-cell office:value-type="float" office:value="412">
            <text:p>412</text:p>
          </table:table-cell>
          <table:table-cell office:value-type="float" office:value="0">
            <text:p>0</text:p>
          </table:table-cell>
          <table:table-cell office:value-type="string">
            <text:p>FRAIS D'ETUDES</text:p>
          </table:table-cell>
          <table:table-cell office:value-type="string">
            <text:p>STADES</text:p>
          </table:table-cell>
          <table:table-cell table:number-columns-repeated="1016"/>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2031">
            <text:p>2031</text:p>
          </table:table-cell>
          <table:table-cell office:value-type="float" office:value="520">
            <text:p>520</text:p>
          </table:table-cell>
          <table:table-cell office:value-type="float" office:value="0">
            <text:p>0</text:p>
          </table:table-cell>
          <table:table-cell office:value-type="string">
            <text:p>FRAIS D'ETUDES</text:p>
          </table:table-cell>
          <table:table-cell office:value-type="string">
            <text:p>SERVICES COMMUNS</text:p>
          </table:table-cell>
          <table:table-cell table:number-columns-repeated="1016"/>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2031">
            <text:p>2031</text:p>
          </table:table-cell>
          <table:table-cell office:value-type="float" office:value="64">
            <text:p>64</text:p>
          </table:table-cell>
          <table:table-cell office:value-type="float" office:value="0">
            <text:p>0</text:p>
          </table:table-cell>
          <table:table-cell office:value-type="string">
            <text:p>FRAIS D'ETUDES</text:p>
          </table:table-cell>
          <table:table-cell office:value-type="string">
            <text:p>CRECHES ET GARDERIES</text:p>
          </table:table-cell>
          <table:table-cell table:number-columns-repeated="1016"/>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2031">
            <text:p>2031</text:p>
          </table:table-cell>
          <table:table-cell office:value-type="float" office:value="814">
            <text:p>814</text:p>
          </table:table-cell>
          <table:table-cell office:value-type="float" office:value="0">
            <text:p>0</text:p>
          </table:table-cell>
          <table:table-cell office:value-type="string">
            <text:p>FRAIS D'ETUDES</text:p>
          </table:table-cell>
          <table:table-cell office:value-type="string">
            <text:p>ECLAIRAGE PUBLIC</text:p>
          </table:table-cell>
          <table:table-cell table:number-columns-repeated="1016"/>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2031">
            <text:p>2031</text:p>
          </table:table-cell>
          <table:table-cell office:value-type="float" office:value="816">
            <text:p>816</text:p>
          </table:table-cell>
          <table:table-cell office:value-type="float" office:value="170000">
            <text:p>170000</text:p>
          </table:table-cell>
          <table:table-cell office:value-type="string">
            <text:p>FRAIS D'ETUDES</text:p>
          </table:table-cell>
          <table:table-cell office:value-type="string">
            <text:p>AUTRES RESEAUX ET SERVICES DIVERS</text:p>
          </table:table-cell>
          <table:table-cell table:number-columns-repeated="1016"/>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2031">
            <text:p>2031</text:p>
          </table:table-cell>
          <table:table-cell office:value-type="float" office:value="821">
            <text:p>821</text:p>
          </table:table-cell>
          <table:table-cell office:value-type="float" office:value="0">
            <text:p>0</text:p>
          </table:table-cell>
          <table:table-cell office:value-type="string">
            <text:p>FRAIS D'ETUDES</text:p>
          </table:table-cell>
          <table:table-cell office:value-type="string">
            <text:p>EQUIPEMENTS DE VOIRIE</text:p>
          </table:table-cell>
          <table:table-cell table:number-columns-repeated="1016"/>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2031">
            <text:p>2031</text:p>
          </table:table-cell>
          <table:table-cell office:value-type="float" office:value="822">
            <text:p>822</text:p>
          </table:table-cell>
          <table:table-cell office:value-type="float" office:value="30000">
            <text:p>30000</text:p>
          </table:table-cell>
          <table:table-cell office:value-type="string">
            <text:p>FRAIS D'ETUDES</text:p>
          </table:table-cell>
          <table:table-cell office:value-type="string">
            <text:p>VOIRIE COMMUNALE ET ROUTES</text:p>
          </table:table-cell>
          <table:table-cell table:number-columns-repeated="1016"/>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2031">
            <text:p>2031</text:p>
          </table:table-cell>
          <table:table-cell office:value-type="float" office:value="823">
            <text:p>823</text:p>
          </table:table-cell>
          <table:table-cell office:value-type="float" office:value="0">
            <text:p>0</text:p>
          </table:table-cell>
          <table:table-cell office:value-type="string">
            <text:p>FRAIS D'ETUDES</text:p>
          </table:table-cell>
          <table:table-cell office:value-type="string">
            <text:p>ESPACES VERTS URBAINS</text:p>
          </table:table-cell>
          <table:table-cell table:number-columns-repeated="1016"/>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2031">
            <text:p>2031</text:p>
          </table:table-cell>
          <table:table-cell office:value-type="float" office:value="824">
            <text:p>824</text:p>
          </table:table-cell>
          <table:table-cell office:value-type="float" office:value="1457000">
            <text:p>1457000</text:p>
          </table:table-cell>
          <table:table-cell office:value-type="string">
            <text:p>FRAIS D'ETUDES</text:p>
          </table:table-cell>
          <table:table-cell office:value-type="string">
            <text:p>AUTRES OPERATIONS D'AMENAGEMENT URBAIN</text:p>
          </table:table-cell>
          <table:table-cell table:number-columns-repeated="1016"/>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2031">
            <text:p>2031</text:p>
          </table:table-cell>
          <table:table-cell office:value-type="float" office:value="830">
            <text:p>830</text:p>
          </table:table-cell>
          <table:table-cell office:value-type="float" office:value="0">
            <text:p>0</text:p>
          </table:table-cell>
          <table:table-cell office:value-type="string">
            <text:p>FRAIS D'ETUDES</text:p>
          </table:table-cell>
          <table:table-cell office:value-type="string">
            <text:p>SERVICES COMMUNS</text:p>
          </table:table-cell>
          <table:table-cell table:number-columns-repeated="1016"/>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2031">
            <text:p>2031</text:p>
          </table:table-cell>
          <table:table-cell office:value-type="float" office:value="91">
            <text:p>91</text:p>
          </table:table-cell>
          <table:table-cell office:value-type="float" office:value="25000">
            <text:p>25000</text:p>
          </table:table-cell>
          <table:table-cell office:value-type="string">
            <text:p>FRAIS D'ETUDES</text:p>
          </table:table-cell>
          <table:table-cell office:value-type="string">
            <text:p>FOIRES ET MARCHES</text:p>
          </table:table-cell>
          <table:table-cell table:number-columns-repeated="1016"/>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2033">
            <text:p>2033</text:p>
          </table:table-cell>
          <table:table-cell office:value-type="float" office:value="20">
            <text:p>20</text:p>
          </table:table-cell>
          <table:table-cell office:value-type="float" office:value="35000">
            <text:p>35000</text:p>
          </table:table-cell>
          <table:table-cell office:value-type="string">
            <text:p>FRAIS D'INSERTION</text:p>
          </table:table-cell>
          <table:table-cell office:value-type="string">
            <text:p>ADMINISTRATION GENERALE DE LA COLLECTIVITE</text:p>
          </table:table-cell>
          <table:table-cell table:number-columns-repeated="1016"/>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2033">
            <text:p>2033</text:p>
          </table:table-cell>
          <table:table-cell office:value-type="float" office:value="26">
            <text:p>26</text:p>
          </table:table-cell>
          <table:table-cell office:value-type="float" office:value="5000">
            <text:p>5000</text:p>
          </table:table-cell>
          <table:table-cell office:value-type="string">
            <text:p>FRAIS D'INSERTION</text:p>
          </table:table-cell>
          <table:table-cell office:value-type="string">
            <text:p>CIMETIERES ET POMPES FUNEBRES</text:p>
          </table:table-cell>
          <table:table-cell table:number-columns-repeated="1016"/>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2033">
            <text:p>2033</text:p>
          </table:table-cell>
          <table:table-cell office:value-type="float" office:value="112">
            <text:p>112</text:p>
          </table:table-cell>
          <table:table-cell office:value-type="float" office:value="0">
            <text:p>0</text:p>
          </table:table-cell>
          <table:table-cell office:value-type="string">
            <text:p>FRAIS D'INSERTION</text:p>
          </table:table-cell>
          <table:table-cell office:value-type="string">
            <text:p>POLICE MUNICIPALE</text:p>
          </table:table-cell>
          <table:table-cell table:number-columns-repeated="1016"/>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2033">
            <text:p>2033</text:p>
          </table:table-cell>
          <table:table-cell office:value-type="float" office:value="211">
            <text:p>211</text:p>
          </table:table-cell>
          <table:table-cell office:value-type="float" office:value="0">
            <text:p>0</text:p>
          </table:table-cell>
          <table:table-cell office:value-type="string">
            <text:p>FRAIS D'INSERTION</text:p>
          </table:table-cell>
          <table:table-cell office:value-type="string">
            <text:p>ECOLES MATERNELLES</text:p>
          </table:table-cell>
          <table:table-cell table:number-columns-repeated="1016"/>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2033">
            <text:p>2033</text:p>
          </table:table-cell>
          <table:table-cell office:value-type="float" office:value="212">
            <text:p>212</text:p>
          </table:table-cell>
          <table:table-cell office:value-type="float" office:value="0">
            <text:p>0</text:p>
          </table:table-cell>
          <table:table-cell office:value-type="string">
            <text:p>FRAIS D'INSERTION</text:p>
          </table:table-cell>
          <table:table-cell office:value-type="string">
            <text:p>ECOLES PRIMAIRES</text:p>
          </table:table-cell>
          <table:table-cell table:number-columns-repeated="1016"/>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2033">
            <text:p>2033</text:p>
          </table:table-cell>
          <table:table-cell office:value-type="float" office:value="213">
            <text:p>213</text:p>
          </table:table-cell>
          <table:table-cell office:value-type="float" office:value="0">
            <text:p>0</text:p>
          </table:table-cell>
          <table:table-cell office:value-type="string">
            <text:p>FRAIS D'INSERTION</text:p>
          </table:table-cell>
          <table:table-cell office:value-type="string">
            <text:p>CLASSES REGROUPEES</text:p>
          </table:table-cell>
          <table:table-cell table:number-columns-repeated="1016"/>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2033">
            <text:p>2033</text:p>
          </table:table-cell>
          <table:table-cell office:value-type="float" office:value="30">
            <text:p>30</text:p>
          </table:table-cell>
          <table:table-cell office:value-type="float" office:value="0">
            <text:p>0</text:p>
          </table:table-cell>
          <table:table-cell office:value-type="string">
            <text:p>FRAIS D'INSERTION</text:p>
          </table:table-cell>
          <table:table-cell office:value-type="string">
            <text:p>SERVICES COMMUNS</text:p>
          </table:table-cell>
          <table:table-cell table:number-columns-repeated="1016"/>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2033">
            <text:p>2033</text:p>
          </table:table-cell>
          <table:table-cell office:value-type="float" office:value="322">
            <text:p>322</text:p>
          </table:table-cell>
          <table:table-cell office:value-type="float" office:value="0">
            <text:p>0</text:p>
          </table:table-cell>
          <table:table-cell office:value-type="string">
            <text:p>FRAIS D'INSERTION</text:p>
          </table:table-cell>
          <table:table-cell office:value-type="string">
            <text:p>MUSEES</text:p>
          </table:table-cell>
          <table:table-cell table:number-columns-repeated="1016"/>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2033">
            <text:p>2033</text:p>
          </table:table-cell>
          <table:table-cell office:value-type="float" office:value="324">
            <text:p>324</text:p>
          </table:table-cell>
          <table:table-cell office:value-type="float" office:value="8000">
            <text:p>8000</text:p>
          </table:table-cell>
          <table:table-cell office:value-type="string">
            <text:p>FRAIS D'INSERTION</text:p>
          </table:table-cell>
          <table:table-cell office:value-type="string">
            <text:p>ENTRETIEN DU PATRIMOINE CULTUREL</text:p>
          </table:table-cell>
          <table:table-cell table:number-columns-repeated="1016"/>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2033">
            <text:p>2033</text:p>
          </table:table-cell>
          <table:table-cell office:value-type="float" office:value="411">
            <text:p>411</text:p>
          </table:table-cell>
          <table:table-cell office:value-type="float" office:value="0">
            <text:p>0</text:p>
          </table:table-cell>
          <table:table-cell office:value-type="string">
            <text:p>FRAIS D'INSERTION</text:p>
          </table:table-cell>
          <table:table-cell office:value-type="string">
            <text:p>SALLES DE SPORT, GYMNASES</text:p>
          </table:table-cell>
          <table:table-cell table:number-columns-repeated="1016"/>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2033">
            <text:p>2033</text:p>
          </table:table-cell>
          <table:table-cell office:value-type="float" office:value="412">
            <text:p>412</text:p>
          </table:table-cell>
          <table:table-cell office:value-type="float" office:value="0">
            <text:p>0</text:p>
          </table:table-cell>
          <table:table-cell office:value-type="string">
            <text:p>FRAIS D'INSERTION</text:p>
          </table:table-cell>
          <table:table-cell office:value-type="string">
            <text:p>STADES</text:p>
          </table:table-cell>
          <table:table-cell table:number-columns-repeated="1016"/>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2033">
            <text:p>2033</text:p>
          </table:table-cell>
          <table:table-cell office:value-type="float" office:value="414">
            <text:p>414</text:p>
          </table:table-cell>
          <table:table-cell office:value-type="float" office:value="0">
            <text:p>0</text:p>
          </table:table-cell>
          <table:table-cell office:value-type="string">
            <text:p>FRAIS D'INSERTION</text:p>
          </table:table-cell>
          <table:table-cell office:value-type="string">
            <text:p>AUTRES EQUIPEMENTS SPORTIFS OU DE LOISIR</text:p>
          </table:table-cell>
          <table:table-cell table:number-columns-repeated="1016"/>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2033">
            <text:p>2033</text:p>
          </table:table-cell>
          <table:table-cell office:value-type="float" office:value="520">
            <text:p>520</text:p>
          </table:table-cell>
          <table:table-cell office:value-type="float" office:value="0">
            <text:p>0</text:p>
          </table:table-cell>
          <table:table-cell office:value-type="string">
            <text:p>FRAIS D'INSERTION</text:p>
          </table:table-cell>
          <table:table-cell office:value-type="string">
            <text:p>SERVICES COMMUNS</text:p>
          </table:table-cell>
          <table:table-cell table:number-columns-repeated="1016"/>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2033">
            <text:p>2033</text:p>
          </table:table-cell>
          <table:table-cell office:value-type="float" office:value="64">
            <text:p>64</text:p>
          </table:table-cell>
          <table:table-cell office:value-type="float" office:value="0">
            <text:p>0</text:p>
          </table:table-cell>
          <table:table-cell office:value-type="string">
            <text:p>FRAIS D'INSERTION</text:p>
          </table:table-cell>
          <table:table-cell office:value-type="string">
            <text:p>CRECHES ET GARDERIES</text:p>
          </table:table-cell>
          <table:table-cell table:number-columns-repeated="1016"/>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2033">
            <text:p>2033</text:p>
          </table:table-cell>
          <table:table-cell office:value-type="float" office:value="816">
            <text:p>816</text:p>
          </table:table-cell>
          <table:table-cell office:value-type="float" office:value="0">
            <text:p>0</text:p>
          </table:table-cell>
          <table:table-cell office:value-type="string">
            <text:p>FRAIS D'INSERTION</text:p>
          </table:table-cell>
          <table:table-cell office:value-type="string">
            <text:p>AUTRES RESEAUX ET SERVICES DIVERS</text:p>
          </table:table-cell>
          <table:table-cell table:number-columns-repeated="1016"/>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2033">
            <text:p>2033</text:p>
          </table:table-cell>
          <table:table-cell office:value-type="float" office:value="821">
            <text:p>821</text:p>
          </table:table-cell>
          <table:table-cell office:value-type="float" office:value="1170">
            <text:p>1170</text:p>
          </table:table-cell>
          <table:table-cell office:value-type="string">
            <text:p>FRAIS D'INSERTION</text:p>
          </table:table-cell>
          <table:table-cell office:value-type="string">
            <text:p>EQUIPEMENTS DE VOIRIE</text:p>
          </table:table-cell>
          <table:table-cell table:number-columns-repeated="1016"/>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2033">
            <text:p>2033</text:p>
          </table:table-cell>
          <table:table-cell office:value-type="float" office:value="822">
            <text:p>822</text:p>
          </table:table-cell>
          <table:table-cell office:value-type="float" office:value="5000">
            <text:p>5000</text:p>
          </table:table-cell>
          <table:table-cell office:value-type="string">
            <text:p>FRAIS D'INSERTION</text:p>
          </table:table-cell>
          <table:table-cell office:value-type="string">
            <text:p>VOIRIE COMMUNALE ET ROUTES</text:p>
          </table:table-cell>
          <table:table-cell table:number-columns-repeated="1016"/>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2033">
            <text:p>2033</text:p>
          </table:table-cell>
          <table:table-cell office:value-type="float" office:value="823">
            <text:p>823</text:p>
          </table:table-cell>
          <table:table-cell office:value-type="float" office:value="0">
            <text:p>0</text:p>
          </table:table-cell>
          <table:table-cell office:value-type="string">
            <text:p>FRAIS D'INSERTION</text:p>
          </table:table-cell>
          <table:table-cell office:value-type="string">
            <text:p>ESPACES VERTS URBAINS</text:p>
          </table:table-cell>
          <table:table-cell table:number-columns-repeated="1016"/>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2033">
            <text:p>2033</text:p>
          </table:table-cell>
          <table:table-cell office:value-type="float" office:value="824">
            <text:p>824</text:p>
          </table:table-cell>
          <table:table-cell office:value-type="float" office:value="0">
            <text:p>0</text:p>
          </table:table-cell>
          <table:table-cell office:value-type="string">
            <text:p>FRAIS D'INSERTION</text:p>
          </table:table-cell>
          <table:table-cell office:value-type="string">
            <text:p>AUTRES OPERATIONS D'AMENAGEMENT URBAIN</text:p>
          </table:table-cell>
          <table:table-cell table:number-columns-repeated="1016"/>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20418">
            <text:p>20418</text:p>
          </table:table-cell>
          <table:table-cell office:value-type="float" office:value="824">
            <text:p>824</text:p>
          </table:table-cell>
          <table:table-cell office:value-type="float" office:value="1148800">
            <text:p>1148800</text:p>
          </table:table-cell>
          <table:table-cell office:value-type="string">
            <text:p>SBVENTIONE EQUIPEMENT AUTRES ORGANISMES PUBLICS</text:p>
          </table:table-cell>
          <table:table-cell office:value-type="string">
            <text:p>AUTRES OPERATIONS D'AMENAGEMENT URBAIN</text:p>
          </table:table-cell>
          <table:table-cell table:number-columns-repeated="1016"/>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2042">
            <text:p>2042</text:p>
          </table:table-cell>
          <table:table-cell office:value-type="float" office:value="25">
            <text:p>25</text:p>
          </table:table-cell>
          <table:table-cell office:value-type="float" office:value="80000">
            <text:p>80000</text:p>
          </table:table-cell>
          <table:table-cell office:value-type="string">
            <text:p>SUBVENTIONS EQUIPEMENT AUX PERSONNES DE DROIT PRIVE</text:p>
          </table:table-cell>
          <table:table-cell office:value-type="string">
            <text:p>AIDES AUX ASSOCIATIONS (NON CLASSEES AILLEURS)</text:p>
          </table:table-cell>
          <table:table-cell table:number-columns-repeated="1016"/>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2042">
            <text:p>2042</text:p>
          </table:table-cell>
          <table:table-cell office:value-type="float" office:value="824">
            <text:p>824</text:p>
          </table:table-cell>
          <table:table-cell office:value-type="float" office:value="4328274">
            <text:p>4328274</text:p>
          </table:table-cell>
          <table:table-cell office:value-type="string">
            <text:p>SUBVENTIONS EQUIPEMENT AUX PERSONNES DE DROIT PRIVE</text:p>
          </table:table-cell>
          <table:table-cell office:value-type="string">
            <text:p>AUTRES OPERATIONS D'AMENAGEMENT URBAIN</text:p>
          </table:table-cell>
          <table:table-cell table:number-columns-repeated="1016"/>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205">
            <text:p>205</text:p>
          </table:table-cell>
          <table:table-cell office:value-type="float" office:value="20">
            <text:p>20</text:p>
          </table:table-cell>
          <table:table-cell office:value-type="float" office:value="350200">
            <text:p>350200</text:p>
          </table:table-cell>
          <table:table-cell office:value-type="string">
            <text:p>CONCESSIONS ET DROITS SIMILAIRES BREVETS LICENCES MARQUES PROCEDES DROITS ET VAL</text:p>
          </table:table-cell>
          <table:table-cell office:value-type="string">
            <text:p>ADMINISTRATION GENERALE DE LA COLLECTIVITE</text:p>
          </table:table-cell>
          <table:table-cell table:number-columns-repeated="1016"/>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205">
            <text:p>205</text:p>
          </table:table-cell>
          <table:table-cell office:value-type="float" office:value="22">
            <text:p>22</text:p>
          </table:table-cell>
          <table:table-cell office:value-type="float" office:value="1169.4">
            <text:p>1169,4</text:p>
          </table:table-cell>
          <table:table-cell office:value-type="string">
            <text:p>CONCESSIONS ET DROITS SIMILAIRES BREVETS LICENCES MARQUES PROCEDES DROITS ET VAL</text:p>
          </table:table-cell>
          <table:table-cell office:value-type="string">
            <text:p>ADMINISTRATION GENERALE DE L'ETAT</text:p>
          </table:table-cell>
          <table:table-cell table:number-columns-repeated="1016"/>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205">
            <text:p>205</text:p>
          </table:table-cell>
          <table:table-cell office:value-type="float" office:value="23">
            <text:p>23</text:p>
          </table:table-cell>
          <table:table-cell office:value-type="float" office:value="4000">
            <text:p>4000</text:p>
          </table:table-cell>
          <table:table-cell office:value-type="string">
            <text:p>CONCESSIONS ET DROITS SIMILAIRES BREVETS LICENCES MARQUES PROCEDES DROITS ET VAL</text:p>
          </table:table-cell>
          <table:table-cell office:value-type="string">
            <text:p>INFORMATION, COMMUNICATION, PUBLICITE</text:p>
          </table:table-cell>
          <table:table-cell table:number-columns-repeated="1016"/>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205">
            <text:p>205</text:p>
          </table:table-cell>
          <table:table-cell office:value-type="float" office:value="112">
            <text:p>112</text:p>
          </table:table-cell>
          <table:table-cell office:value-type="float" office:value="17940">
            <text:p>17940</text:p>
          </table:table-cell>
          <table:table-cell office:value-type="string">
            <text:p>CONCESSIONS ET DROITS SIMILAIRES BREVETS LICENCES MARQUES PROCEDES DROITS ET VAL</text:p>
          </table:table-cell>
          <table:table-cell office:value-type="string">
            <text:p>POLICE MUNICIPALE</text:p>
          </table:table-cell>
          <table:table-cell table:number-columns-repeated="1016"/>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205">
            <text:p>205</text:p>
          </table:table-cell>
          <table:table-cell office:value-type="float" office:value="213">
            <text:p>213</text:p>
          </table:table-cell>
          <table:table-cell office:value-type="float" office:value="5600">
            <text:p>5600</text:p>
          </table:table-cell>
          <table:table-cell office:value-type="string">
            <text:p>CONCESSIONS ET DROITS SIMILAIRES BREVETS LICENCES MARQUES PROCEDES DROITS ET VAL</text:p>
          </table:table-cell>
          <table:table-cell office:value-type="string">
            <text:p>CLASSES REGROUPEES</text:p>
          </table:table-cell>
          <table:table-cell table:number-columns-repeated="1016"/>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205">
            <text:p>205</text:p>
          </table:table-cell>
          <table:table-cell office:value-type="float" office:value="251">
            <text:p>251</text:p>
          </table:table-cell>
          <table:table-cell office:value-type="float" office:value="0">
            <text:p>0</text:p>
          </table:table-cell>
          <table:table-cell office:value-type="string">
            <text:p>CONCESSIONS ET DROITS SIMILAIRES BREVETS LICENCES MARQUES PROCEDES DROITS ET VAL</text:p>
          </table:table-cell>
          <table:table-cell office:value-type="string">
            <text:p>HEBERGEMENT ET RESTAURATION SCOLAIRE</text:p>
          </table:table-cell>
          <table:table-cell table:number-columns-repeated="1016"/>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205">
            <text:p>205</text:p>
          </table:table-cell>
          <table:table-cell office:value-type="float" office:value="422">
            <text:p>422</text:p>
          </table:table-cell>
          <table:table-cell office:value-type="float" office:value="20000">
            <text:p>20000</text:p>
          </table:table-cell>
          <table:table-cell office:value-type="string">
            <text:p>CONCESSIONS ET DROITS SIMILAIRES BREVETS LICENCES MARQUES PROCEDES DROITS ET VAL</text:p>
          </table:table-cell>
          <table:table-cell office:value-type="string">
            <text:p>AUTRES ACTIVITES POUR LES JEUNES</text:p>
          </table:table-cell>
          <table:table-cell table:number-columns-repeated="1016"/>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205">
            <text:p>205</text:p>
          </table:table-cell>
          <table:table-cell office:value-type="float" office:value="64">
            <text:p>64</text:p>
          </table:table-cell>
          <table:table-cell office:value-type="float" office:value="10000">
            <text:p>10000</text:p>
          </table:table-cell>
          <table:table-cell office:value-type="string">
            <text:p>CONCESSIONS ET DROITS SIMILAIRES BREVETS LICENCES MARQUES PROCEDES DROITS ET VAL</text:p>
          </table:table-cell>
          <table:table-cell office:value-type="string">
            <text:p>CRECHES ET GARDERIES</text:p>
          </table:table-cell>
          <table:table-cell table:number-columns-repeated="1016"/>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205">
            <text:p>205</text:p>
          </table:table-cell>
          <table:table-cell office:value-type="float" office:value="810">
            <text:p>810</text:p>
          </table:table-cell>
          <table:table-cell office:value-type="float" office:value="0">
            <text:p>0</text:p>
          </table:table-cell>
          <table:table-cell office:value-type="string">
            <text:p>CONCESSIONS ET DROITS SIMILAIRES BREVETS LICENCES MARQUES PROCEDES DROITS ET VAL</text:p>
          </table:table-cell>
          <table:table-cell office:value-type="string">
            <text:p>SERVICES COMMUNS</text:p>
          </table:table-cell>
          <table:table-cell table:number-columns-repeated="1016"/>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205">
            <text:p>205</text:p>
          </table:table-cell>
          <table:table-cell office:value-type="float" office:value="816">
            <text:p>816</text:p>
          </table:table-cell>
          <table:table-cell office:value-type="float" office:value="0">
            <text:p>0</text:p>
          </table:table-cell>
          <table:table-cell office:value-type="string">
            <text:p>CONCESSIONS ET DROITS SIMILAIRES BREVETS LICENCES MARQUES PROCEDES DROITS ET VAL</text:p>
          </table:table-cell>
          <table:table-cell office:value-type="string">
            <text:p>AUTRES RESEAUX ET SERVICES DIVERS</text:p>
          </table:table-cell>
          <table:table-cell table:number-columns-repeated="1016"/>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205">
            <text:p>205</text:p>
          </table:table-cell>
          <table:table-cell office:value-type="float" office:value="820">
            <text:p>820</text:p>
          </table:table-cell>
          <table:table-cell office:value-type="float" office:value="0">
            <text:p>0</text:p>
          </table:table-cell>
          <table:table-cell office:value-type="string">
            <text:p>CONCESSIONS ET DROITS SIMILAIRES BREVETS LICENCES MARQUES PROCEDES DROITS ET VAL</text:p>
          </table:table-cell>
          <table:table-cell office:value-type="string">
            <text:p>SERVICES COMMUNS</text:p>
          </table:table-cell>
          <table:table-cell table:number-columns-repeated="1016"/>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205">
            <text:p>205</text:p>
          </table:table-cell>
          <table:table-cell office:value-type="float" office:value="822">
            <text:p>822</text:p>
          </table:table-cell>
          <table:table-cell office:value-type="float" office:value="40000">
            <text:p>40000</text:p>
          </table:table-cell>
          <table:table-cell office:value-type="string">
            <text:p>CONCESSIONS ET DROITS SIMILAIRES BREVETS LICENCES MARQUES PROCEDES DROITS ET VAL</text:p>
          </table:table-cell>
          <table:table-cell office:value-type="string">
            <text:p>VOIRIE COMMUNALE ET ROUTES</text:p>
          </table:table-cell>
          <table:table-cell table:number-columns-repeated="1016"/>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205">
            <text:p>205</text:p>
          </table:table-cell>
          <table:table-cell office:value-type="float" office:value="823">
            <text:p>823</text:p>
          </table:table-cell>
          <table:table-cell office:value-type="float" office:value="0">
            <text:p>0</text:p>
          </table:table-cell>
          <table:table-cell office:value-type="string">
            <text:p>CONCESSIONS ET DROITS SIMILAIRES BREVETS LICENCES MARQUES PROCEDES DROITS ET VAL</text:p>
          </table:table-cell>
          <table:table-cell office:value-type="string">
            <text:p>ESPACES VERTS URBAINS</text:p>
          </table:table-cell>
          <table:table-cell table:number-columns-repeated="1016"/>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205">
            <text:p>205</text:p>
          </table:table-cell>
          <table:table-cell office:value-type="float" office:value="824">
            <text:p>824</text:p>
          </table:table-cell>
          <table:table-cell office:value-type="float" office:value="60000">
            <text:p>60000</text:p>
          </table:table-cell>
          <table:table-cell office:value-type="string">
            <text:p>CONCESSIONS ET DROITS SIMILAIRES BREVETS LICENCES MARQUES PROCEDES DROITS ET VAL</text:p>
          </table:table-cell>
          <table:table-cell office:value-type="string">
            <text:p>AUTRES OPERATIONS D'AMENAGEMENT URBAIN</text:p>
          </table:table-cell>
          <table:table-cell table:number-columns-repeated="1016"/>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205">
            <text:p>205</text:p>
          </table:table-cell>
          <table:table-cell office:value-type="float" office:value="91">
            <text:p>91</text:p>
          </table:table-cell>
          <table:table-cell office:value-type="float" office:value="50000">
            <text:p>50000</text:p>
          </table:table-cell>
          <table:table-cell office:value-type="string">
            <text:p>CONCESSIONS ET DROITS SIMILAIRES BREVETS LICENCES MARQUES PROCEDES DROITS ET VAL</text:p>
          </table:table-cell>
          <table:table-cell office:value-type="string">
            <text:p>FOIRES ET MARCHES</text:p>
          </table:table-cell>
          <table:table-cell table:number-columns-repeated="1016"/>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2111">
            <text:p>2111</text:p>
          </table:table-cell>
          <table:table-cell office:value-type="float" office:value="824">
            <text:p>824</text:p>
          </table:table-cell>
          <table:table-cell office:value-type="float" office:value="987830">
            <text:p>987830</text:p>
          </table:table-cell>
          <table:table-cell office:value-type="string">
            <text:p>TERRAINS NUS</text:p>
          </table:table-cell>
          <table:table-cell office:value-type="string">
            <text:p>AUTRES OPERATIONS D'AMENAGEMENT URBAIN</text:p>
          </table:table-cell>
          <table:table-cell table:number-columns-repeated="1016"/>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2113">
            <text:p>2113</text:p>
          </table:table-cell>
          <table:table-cell office:value-type="float" office:value="823">
            <text:p>823</text:p>
          </table:table-cell>
          <table:table-cell office:value-type="float" office:value="0">
            <text:p>0</text:p>
          </table:table-cell>
          <table:table-cell office:value-type="string">
            <text:p>TERRAINS AMENAGES AUTRES QUE VOIRIE</text:p>
          </table:table-cell>
          <table:table-cell office:value-type="string">
            <text:p>ESPACES VERTS URBAINS</text:p>
          </table:table-cell>
          <table:table-cell table:number-columns-repeated="1016"/>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2121">
            <text:p>2121</text:p>
          </table:table-cell>
          <table:table-cell office:value-type="float" office:value="20">
            <text:p>20</text:p>
          </table:table-cell>
          <table:table-cell office:value-type="float" office:value="0">
            <text:p>0</text:p>
          </table:table-cell>
          <table:table-cell office:value-type="string">
            <text:p>PLANTATIONS D'ARBRES ET D'ARBUSTES</text:p>
          </table:table-cell>
          <table:table-cell office:value-type="string">
            <text:p>ADMINISTRATION GENERALE DE LA COLLECTIVITE</text:p>
          </table:table-cell>
          <table:table-cell table:number-columns-repeated="1016"/>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2121">
            <text:p>2121</text:p>
          </table:table-cell>
          <table:table-cell office:value-type="float" office:value="211">
            <text:p>211</text:p>
          </table:table-cell>
          <table:table-cell office:value-type="float" office:value="0">
            <text:p>0</text:p>
          </table:table-cell>
          <table:table-cell office:value-type="string">
            <text:p>PLANTATIONS D'ARBRES ET D'ARBUSTES</text:p>
          </table:table-cell>
          <table:table-cell office:value-type="string">
            <text:p>ECOLES MATERNELLES</text:p>
          </table:table-cell>
          <table:table-cell table:number-columns-repeated="1016"/>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2121">
            <text:p>2121</text:p>
          </table:table-cell>
          <table:table-cell office:value-type="float" office:value="212">
            <text:p>212</text:p>
          </table:table-cell>
          <table:table-cell office:value-type="float" office:value="0">
            <text:p>0</text:p>
          </table:table-cell>
          <table:table-cell office:value-type="string">
            <text:p>PLANTATIONS D'ARBRES ET D'ARBUSTES</text:p>
          </table:table-cell>
          <table:table-cell office:value-type="string">
            <text:p>ECOLES PRIMAIRES</text:p>
          </table:table-cell>
          <table:table-cell table:number-columns-repeated="1016"/>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2121">
            <text:p>2121</text:p>
          </table:table-cell>
          <table:table-cell office:value-type="float" office:value="816">
            <text:p>816</text:p>
          </table:table-cell>
          <table:table-cell office:value-type="float" office:value="0">
            <text:p>0</text:p>
          </table:table-cell>
          <table:table-cell office:value-type="string">
            <text:p>PLANTATIONS D'ARBRES ET D'ARBUSTES</text:p>
          </table:table-cell>
          <table:table-cell office:value-type="string">
            <text:p>AUTRES RESEAUX ET SERVICES DIVERS</text:p>
          </table:table-cell>
          <table:table-cell table:number-columns-repeated="1016"/>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2121">
            <text:p>2121</text:p>
          </table:table-cell>
          <table:table-cell office:value-type="float" office:value="823">
            <text:p>823</text:p>
          </table:table-cell>
          <table:table-cell office:value-type="float" office:value="73600">
            <text:p>73600</text:p>
          </table:table-cell>
          <table:table-cell office:value-type="string">
            <text:p>PLANTATIONS D'ARBRES ET D'ARBUSTES</text:p>
          </table:table-cell>
          <table:table-cell office:value-type="string">
            <text:p>ESPACES VERTS URBAINS</text:p>
          </table:table-cell>
          <table:table-cell table:number-columns-repeated="1016"/>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2128">
            <text:p>2128</text:p>
          </table:table-cell>
          <table:table-cell office:value-type="float" office:value="26">
            <text:p>26</text:p>
          </table:table-cell>
          <table:table-cell office:value-type="float" office:value="245000">
            <text:p>245000</text:p>
          </table:table-cell>
          <table:table-cell office:value-type="string">
            <text:p>AUTRES AGENCEMENTS ET AMENAGEMENTS</text:p>
          </table:table-cell>
          <table:table-cell office:value-type="string">
            <text:p>CIMETIERES ET POMPES FUNEBRES</text:p>
          </table:table-cell>
          <table:table-cell table:number-columns-repeated="1016"/>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2128">
            <text:p>2128</text:p>
          </table:table-cell>
          <table:table-cell office:value-type="float" office:value="324">
            <text:p>324</text:p>
          </table:table-cell>
          <table:table-cell office:value-type="float" office:value="0">
            <text:p>0</text:p>
          </table:table-cell>
          <table:table-cell office:value-type="string">
            <text:p>AUTRES AGENCEMENTS ET AMENAGEMENTS</text:p>
          </table:table-cell>
          <table:table-cell office:value-type="string">
            <text:p>ENTRETIEN DU PATRIMOINE CULTUREL</text:p>
          </table:table-cell>
          <table:table-cell table:number-columns-repeated="1016"/>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2128">
            <text:p>2128</text:p>
          </table:table-cell>
          <table:table-cell office:value-type="float" office:value="412">
            <text:p>412</text:p>
          </table:table-cell>
          <table:table-cell office:value-type="float" office:value="900000">
            <text:p>900000</text:p>
          </table:table-cell>
          <table:table-cell office:value-type="string">
            <text:p>AUTRES AGENCEMENTS ET AMENAGEMENTS</text:p>
          </table:table-cell>
          <table:table-cell office:value-type="string">
            <text:p>STADES</text:p>
          </table:table-cell>
          <table:table-cell table:number-columns-repeated="1016"/>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2128">
            <text:p>2128</text:p>
          </table:table-cell>
          <table:table-cell office:value-type="float" office:value="414">
            <text:p>414</text:p>
          </table:table-cell>
          <table:table-cell office:value-type="float" office:value="0">
            <text:p>0</text:p>
          </table:table-cell>
          <table:table-cell office:value-type="string">
            <text:p>AUTRES AGENCEMENTS ET AMENAGEMENTS</text:p>
          </table:table-cell>
          <table:table-cell office:value-type="string">
            <text:p>AUTRES EQUIPEMENTS SPORTIFS OU DE LOISIR</text:p>
          </table:table-cell>
          <table:table-cell table:number-columns-repeated="1016"/>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2128">
            <text:p>2128</text:p>
          </table:table-cell>
          <table:table-cell office:value-type="float" office:value="823">
            <text:p>823</text:p>
          </table:table-cell>
          <table:table-cell office:value-type="float" office:value="0">
            <text:p>0</text:p>
          </table:table-cell>
          <table:table-cell office:value-type="string">
            <text:p>AUTRES AGENCEMENTS ET AMENAGEMENTS</text:p>
          </table:table-cell>
          <table:table-cell office:value-type="string">
            <text:p>ESPACES VERTS URBAINS</text:p>
          </table:table-cell>
          <table:table-cell table:number-columns-repeated="1016"/>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21311">
            <text:p>21311</text:p>
          </table:table-cell>
          <table:table-cell office:value-type="float" office:value="20">
            <text:p>20</text:p>
          </table:table-cell>
          <table:table-cell office:value-type="float" office:value="900000">
            <text:p>900000</text:p>
          </table:table-cell>
          <table:table-cell office:value-type="string">
            <text:p>HOTEL DE VILLE</text:p>
          </table:table-cell>
          <table:table-cell office:value-type="string">
            <text:p>ADMINISTRATION GENERALE DE LA COLLECTIVITE</text:p>
          </table:table-cell>
          <table:table-cell table:number-columns-repeated="1016"/>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21318">
            <text:p>21318</text:p>
          </table:table-cell>
          <table:table-cell office:value-type="float" office:value="20">
            <text:p>20</text:p>
          </table:table-cell>
          <table:table-cell office:value-type="float" office:value="80000">
            <text:p>80000</text:p>
          </table:table-cell>
          <table:table-cell office:value-type="string">
            <text:p>AUTRES BATIMENTS PUBLICS</text:p>
          </table:table-cell>
          <table:table-cell office:value-type="string">
            <text:p>ADMINISTRATION GENERALE DE LA COLLECTIVITE</text:p>
          </table:table-cell>
          <table:table-cell table:number-columns-repeated="1016"/>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2135">
            <text:p>2135</text:p>
          </table:table-cell>
          <table:table-cell office:value-type="float" office:value="20">
            <text:p>20</text:p>
          </table:table-cell>
          <table:table-cell office:value-type="float" office:value="1997000">
            <text:p>1997000</text:p>
          </table:table-cell>
          <table:table-cell office:value-type="string">
            <text:p>INSTALLATIONS GENERALES, AGENCEMENTS, AMENAGTS DES CONSTRUCTIONS</text:p>
          </table:table-cell>
          <table:table-cell office:value-type="string">
            <text:p>ADMINISTRATION GENERALE DE LA COLLECTIVITE</text:p>
          </table:table-cell>
          <table:table-cell table:number-columns-repeated="1016"/>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2135">
            <text:p>2135</text:p>
          </table:table-cell>
          <table:table-cell office:value-type="float" office:value="48">
            <text:p>48</text:p>
          </table:table-cell>
          <table:table-cell office:value-type="float" office:value="4000">
            <text:p>4000</text:p>
          </table:table-cell>
          <table:table-cell office:value-type="string">
            <text:p>INSTALLATIONS GENERALES, AGENCEMENTS, AMENAGTS DES CONSTRUCTIONS</text:p>
          </table:table-cell>
          <table:table-cell office:value-type="string">
            <text:p>AUTRES ACTIONS DE COOPERATION DECENTRALISEE</text:p>
          </table:table-cell>
          <table:table-cell table:number-columns-repeated="1016"/>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2135">
            <text:p>2135</text:p>
          </table:table-cell>
          <table:table-cell office:value-type="float" office:value="251">
            <text:p>251</text:p>
          </table:table-cell>
          <table:table-cell office:value-type="float" office:value="0">
            <text:p>0</text:p>
          </table:table-cell>
          <table:table-cell office:value-type="string">
            <text:p>INSTALLATIONS GENERALES, AGENCEMENTS, AMENAGTS DES CONSTRUCTIONS</text:p>
          </table:table-cell>
          <table:table-cell office:value-type="string">
            <text:p>HEBERGEMENT ET RESTAURATION SCOLAIRE</text:p>
          </table:table-cell>
          <table:table-cell table:number-columns-repeated="1016"/>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2135">
            <text:p>2135</text:p>
          </table:table-cell>
          <table:table-cell office:value-type="float" office:value="30">
            <text:p>30</text:p>
          </table:table-cell>
          <table:table-cell office:value-type="float" office:value="0">
            <text:p>0</text:p>
          </table:table-cell>
          <table:table-cell office:value-type="string">
            <text:p>INSTALLATIONS GENERALES, AGENCEMENTS, AMENAGTS DES CONSTRUCTIONS</text:p>
          </table:table-cell>
          <table:table-cell office:value-type="string">
            <text:p>SERVICES COMMUNS</text:p>
          </table:table-cell>
          <table:table-cell table:number-columns-repeated="1016"/>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2135">
            <text:p>2135</text:p>
          </table:table-cell>
          <table:table-cell office:value-type="float" office:value="324">
            <text:p>324</text:p>
          </table:table-cell>
          <table:table-cell office:value-type="float" office:value="40000">
            <text:p>40000</text:p>
          </table:table-cell>
          <table:table-cell office:value-type="string">
            <text:p>INSTALLATIONS GENERALES, AGENCEMENTS, AMENAGTS DES CONSTRUCTIONS</text:p>
          </table:table-cell>
          <table:table-cell office:value-type="string">
            <text:p>ENTRETIEN DU PATRIMOINE CULTUREL</text:p>
          </table:table-cell>
          <table:table-cell table:number-columns-repeated="1016"/>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2135">
            <text:p>2135</text:p>
          </table:table-cell>
          <table:table-cell office:value-type="float" office:value="40">
            <text:p>40</text:p>
          </table:table-cell>
          <table:table-cell office:value-type="float" office:value="0">
            <text:p>0</text:p>
          </table:table-cell>
          <table:table-cell office:value-type="string">
            <text:p>INSTALLATIONS GENERALES, AGENCEMENTS, AMENAGTS DES CONSTRUCTIONS</text:p>
          </table:table-cell>
          <table:table-cell office:value-type="string">
            <text:p>SERVICES COMMUNS</text:p>
          </table:table-cell>
          <table:table-cell table:number-columns-repeated="1016"/>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2135">
            <text:p>2135</text:p>
          </table:table-cell>
          <table:table-cell office:value-type="float" office:value="411">
            <text:p>411</text:p>
          </table:table-cell>
          <table:table-cell office:value-type="float" office:value="400000">
            <text:p>400000</text:p>
          </table:table-cell>
          <table:table-cell office:value-type="string">
            <text:p>INSTALLATIONS GENERALES, AGENCEMENTS, AMENAGTS DES CONSTRUCTIONS</text:p>
          </table:table-cell>
          <table:table-cell office:value-type="string">
            <text:p>SALLES DE SPORT, GYMNASES</text:p>
          </table:table-cell>
          <table:table-cell table:number-columns-repeated="1016"/>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2135">
            <text:p>2135</text:p>
          </table:table-cell>
          <table:table-cell office:value-type="float" office:value="414">
            <text:p>414</text:p>
          </table:table-cell>
          <table:table-cell office:value-type="float" office:value="0">
            <text:p>0</text:p>
          </table:table-cell>
          <table:table-cell office:value-type="string">
            <text:p>INSTALLATIONS GENERALES, AGENCEMENTS, AMENAGTS DES CONSTRUCTIONS</text:p>
          </table:table-cell>
          <table:table-cell office:value-type="string">
            <text:p>AUTRES EQUIPEMENTS SPORTIFS OU DE LOISIR</text:p>
          </table:table-cell>
          <table:table-cell table:number-columns-repeated="1016"/>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2135">
            <text:p>2135</text:p>
          </table:table-cell>
          <table:table-cell office:value-type="float" office:value="422">
            <text:p>422</text:p>
          </table:table-cell>
          <table:table-cell office:value-type="float" office:value="150000">
            <text:p>150000</text:p>
          </table:table-cell>
          <table:table-cell office:value-type="string">
            <text:p>INSTALLATIONS GENERALES, AGENCEMENTS, AMENAGTS DES CONSTRUCTIONS</text:p>
          </table:table-cell>
          <table:table-cell office:value-type="string">
            <text:p>AUTRES ACTIVITES POUR LES JEUNES</text:p>
          </table:table-cell>
          <table:table-cell table:number-columns-repeated="1016"/>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2135">
            <text:p>2135</text:p>
          </table:table-cell>
          <table:table-cell office:value-type="float" office:value="64">
            <text:p>64</text:p>
          </table:table-cell>
          <table:table-cell office:value-type="float" office:value="370000">
            <text:p>370000</text:p>
          </table:table-cell>
          <table:table-cell office:value-type="string">
            <text:p>INSTALLATIONS GENERALES, AGENCEMENTS, AMENAGTS DES CONSTRUCTIONS</text:p>
          </table:table-cell>
          <table:table-cell office:value-type="string">
            <text:p>CRECHES ET GARDERIES</text:p>
          </table:table-cell>
          <table:table-cell table:number-columns-repeated="1016"/>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2135">
            <text:p>2135</text:p>
          </table:table-cell>
          <table:table-cell office:value-type="float" office:value="816">
            <text:p>816</text:p>
          </table:table-cell>
          <table:table-cell office:value-type="float" office:value="291000">
            <text:p>291000</text:p>
          </table:table-cell>
          <table:table-cell office:value-type="string">
            <text:p>INSTALLATIONS GENERALES, AGENCEMENTS, AMENAGTS DES CONSTRUCTIONS</text:p>
          </table:table-cell>
          <table:table-cell office:value-type="string">
            <text:p>AUTRES RESEAUX ET SERVICES DIVERS</text:p>
          </table:table-cell>
          <table:table-cell table:number-columns-repeated="1016"/>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2135">
            <text:p>2135</text:p>
          </table:table-cell>
          <table:table-cell office:value-type="float" office:value="822">
            <text:p>822</text:p>
          </table:table-cell>
          <table:table-cell office:value-type="float" office:value="0">
            <text:p>0</text:p>
          </table:table-cell>
          <table:table-cell office:value-type="string">
            <text:p>INSTALLATIONS GENERALES, AGENCEMENTS, AMENAGTS DES CONSTRUCTIONS</text:p>
          </table:table-cell>
          <table:table-cell office:value-type="string">
            <text:p>VOIRIE COMMUNALE ET ROUTES</text:p>
          </table:table-cell>
          <table:table-cell table:number-columns-repeated="1016"/>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2135">
            <text:p>2135</text:p>
          </table:table-cell>
          <table:table-cell office:value-type="float" office:value="823">
            <text:p>823</text:p>
          </table:table-cell>
          <table:table-cell office:value-type="float" office:value="80000">
            <text:p>80000</text:p>
          </table:table-cell>
          <table:table-cell office:value-type="string">
            <text:p>INSTALLATIONS GENERALES, AGENCEMENTS, AMENAGTS DES CONSTRUCTIONS</text:p>
          </table:table-cell>
          <table:table-cell office:value-type="string">
            <text:p>ESPACES VERTS URBAINS</text:p>
          </table:table-cell>
          <table:table-cell table:number-columns-repeated="1016"/>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2135">
            <text:p>2135</text:p>
          </table:table-cell>
          <table:table-cell office:value-type="float" office:value="824">
            <text:p>824</text:p>
          </table:table-cell>
          <table:table-cell office:value-type="float" office:value="500000">
            <text:p>500000</text:p>
          </table:table-cell>
          <table:table-cell office:value-type="string">
            <text:p>INSTALLATIONS GENERALES, AGENCEMENTS, AMENAGTS DES CONSTRUCTIONS</text:p>
          </table:table-cell>
          <table:table-cell office:value-type="string">
            <text:p>AUTRES OPERATIONS D'AMENAGEMENT URBAIN</text:p>
          </table:table-cell>
          <table:table-cell table:number-columns-repeated="1016"/>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2135">
            <text:p>2135</text:p>
          </table:table-cell>
          <table:table-cell office:value-type="float" office:value="91">
            <text:p>91</text:p>
          </table:table-cell>
          <table:table-cell office:value-type="float" office:value="0">
            <text:p>0</text:p>
          </table:table-cell>
          <table:table-cell office:value-type="string">
            <text:p>INSTALLATIONS GENERALES, AGENCEMENTS, AMENAGTS DES CONSTRUCTIONS</text:p>
          </table:table-cell>
          <table:table-cell office:value-type="string">
            <text:p>FOIRES ET MARCHES</text:p>
          </table:table-cell>
          <table:table-cell table:number-columns-repeated="1016"/>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2138">
            <text:p>2138</text:p>
          </table:table-cell>
          <table:table-cell office:value-type="float" office:value="411">
            <text:p>411</text:p>
          </table:table-cell>
          <table:table-cell office:value-type="float" office:value="0">
            <text:p>0</text:p>
          </table:table-cell>
          <table:table-cell office:value-type="string">
            <text:p>AUTRES CONSTRUCTIONS</text:p>
          </table:table-cell>
          <table:table-cell office:value-type="string">
            <text:p>SALLES DE SPORT, GYMNASES</text:p>
          </table:table-cell>
          <table:table-cell table:number-columns-repeated="1016"/>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2138">
            <text:p>2138</text:p>
          </table:table-cell>
          <table:table-cell office:value-type="float" office:value="816">
            <text:p>816</text:p>
          </table:table-cell>
          <table:table-cell office:value-type="float" office:value="120000">
            <text:p>120000</text:p>
          </table:table-cell>
          <table:table-cell office:value-type="string">
            <text:p>AUTRES CONSTRUCTIONS</text:p>
          </table:table-cell>
          <table:table-cell office:value-type="string">
            <text:p>AUTRES RESEAUX ET SERVICES DIVERS</text:p>
          </table:table-cell>
          <table:table-cell table:number-columns-repeated="1016"/>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2138">
            <text:p>2138</text:p>
          </table:table-cell>
          <table:table-cell office:value-type="float" office:value="824">
            <text:p>824</text:p>
          </table:table-cell>
          <table:table-cell office:value-type="float" office:value="1858770">
            <text:p>1858770</text:p>
          </table:table-cell>
          <table:table-cell office:value-type="string">
            <text:p>AUTRES CONSTRUCTIONS</text:p>
          </table:table-cell>
          <table:table-cell office:value-type="string">
            <text:p>AUTRES OPERATIONS D'AMENAGEMENT URBAIN</text:p>
          </table:table-cell>
          <table:table-cell table:number-columns-repeated="1016"/>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2151">
            <text:p>2151</text:p>
          </table:table-cell>
          <table:table-cell office:value-type="float" office:value="822">
            <text:p>822</text:p>
          </table:table-cell>
          <table:table-cell office:value-type="float" office:value="2000000">
            <text:p>2000000</text:p>
          </table:table-cell>
          <table:table-cell office:value-type="string">
            <text:p>RESEAUX DE VOIRIE</text:p>
          </table:table-cell>
          <table:table-cell office:value-type="string">
            <text:p>VOIRIE COMMUNALE ET ROUTES</text:p>
          </table:table-cell>
          <table:table-cell table:number-columns-repeated="1016"/>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21531">
            <text:p>21531</text:p>
          </table:table-cell>
          <table:table-cell office:value-type="float" office:value="212">
            <text:p>212</text:p>
          </table:table-cell>
          <table:table-cell office:value-type="float" office:value="0">
            <text:p>0</text:p>
          </table:table-cell>
          <table:table-cell office:value-type="string">
            <text:p>RESEAUX D'ADDUCTION D'EAU</text:p>
          </table:table-cell>
          <table:table-cell office:value-type="string">
            <text:p>ECOLES PRIMAIRES</text:p>
          </table:table-cell>
          <table:table-cell table:number-columns-repeated="1016"/>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21531">
            <text:p>21531</text:p>
          </table:table-cell>
          <table:table-cell office:value-type="float" office:value="816">
            <text:p>816</text:p>
          </table:table-cell>
          <table:table-cell office:value-type="float" office:value="100000">
            <text:p>100000</text:p>
          </table:table-cell>
          <table:table-cell office:value-type="string">
            <text:p>RESEAUX D'ADDUCTION D'EAU</text:p>
          </table:table-cell>
          <table:table-cell office:value-type="string">
            <text:p>AUTRES RESEAUX ET SERVICES DIVERS</text:p>
          </table:table-cell>
          <table:table-cell table:number-columns-repeated="1016"/>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21532">
            <text:p>21532</text:p>
          </table:table-cell>
          <table:table-cell office:value-type="float" office:value="411">
            <text:p>411</text:p>
          </table:table-cell>
          <table:table-cell office:value-type="float" office:value="0">
            <text:p>0</text:p>
          </table:table-cell>
          <table:table-cell office:value-type="string">
            <text:p>RESEAUX D'ASSAINISSEMENT</text:p>
          </table:table-cell>
          <table:table-cell office:value-type="string">
            <text:p>SALLES DE SPORT, GYMNASES</text:p>
          </table:table-cell>
          <table:table-cell table:number-columns-repeated="1016"/>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21534">
            <text:p>21534</text:p>
          </table:table-cell>
          <table:table-cell office:value-type="float" office:value="821">
            <text:p>821</text:p>
          </table:table-cell>
          <table:table-cell office:value-type="float" office:value="0">
            <text:p>0</text:p>
          </table:table-cell>
          <table:table-cell office:value-type="string">
            <text:p>INSTALLATION, MATERIEL ET OUTILLAGE TECHNIQUES RESEAUX D'ELECTRIFICATION</text:p>
          </table:table-cell>
          <table:table-cell office:value-type="string">
            <text:p>EQUIPEMENTS DE VOIRIE</text:p>
          </table:table-cell>
          <table:table-cell table:number-columns-repeated="1016"/>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21568">
            <text:p>21568</text:p>
          </table:table-cell>
          <table:table-cell office:value-type="float" office:value="20">
            <text:p>20</text:p>
          </table:table-cell>
          <table:table-cell office:value-type="float" office:value="0">
            <text:p>0</text:p>
          </table:table-cell>
          <table:table-cell office:value-type="string">
            <text:p>AUTRE MATERIEL ET OUTILLAGE D'INCENDIE ET DE DEFENSE CIVILE</text:p>
          </table:table-cell>
          <table:table-cell office:value-type="string">
            <text:p>ADMINISTRATION GENERALE DE LA COLLECTIVITE</text:p>
          </table:table-cell>
          <table:table-cell table:number-columns-repeated="1016"/>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21568">
            <text:p>21568</text:p>
          </table:table-cell>
          <table:table-cell office:value-type="float" office:value="211">
            <text:p>211</text:p>
          </table:table-cell>
          <table:table-cell office:value-type="float" office:value="3000">
            <text:p>3000</text:p>
          </table:table-cell>
          <table:table-cell office:value-type="string">
            <text:p>AUTRE MATERIEL ET OUTILLAGE D'INCENDIE ET DE DEFENSE CIVILE</text:p>
          </table:table-cell>
          <table:table-cell office:value-type="string">
            <text:p>ECOLES MATERNELLES</text:p>
          </table:table-cell>
          <table:table-cell table:number-columns-repeated="1016"/>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21568">
            <text:p>21568</text:p>
          </table:table-cell>
          <table:table-cell office:value-type="float" office:value="30">
            <text:p>30</text:p>
          </table:table-cell>
          <table:table-cell office:value-type="float" office:value="0">
            <text:p>0</text:p>
          </table:table-cell>
          <table:table-cell office:value-type="string">
            <text:p>AUTRE MATERIEL ET OUTILLAGE D'INCENDIE ET DE DEFENSE CIVILE</text:p>
          </table:table-cell>
          <table:table-cell office:value-type="string">
            <text:p>SERVICES COMMUNS</text:p>
          </table:table-cell>
          <table:table-cell table:number-columns-repeated="1016"/>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21568">
            <text:p>21568</text:p>
          </table:table-cell>
          <table:table-cell office:value-type="float" office:value="411">
            <text:p>411</text:p>
          </table:table-cell>
          <table:table-cell office:value-type="float" office:value="0">
            <text:p>0</text:p>
          </table:table-cell>
          <table:table-cell office:value-type="string">
            <text:p>AUTRE MATERIEL ET OUTILLAGE D'INCENDIE ET DE DEFENSE CIVILE</text:p>
          </table:table-cell>
          <table:table-cell office:value-type="string">
            <text:p>SALLES DE SPORT, GYMNASES</text:p>
          </table:table-cell>
          <table:table-cell table:number-columns-repeated="1016"/>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21568">
            <text:p>21568</text:p>
          </table:table-cell>
          <table:table-cell office:value-type="float" office:value="422">
            <text:p>422</text:p>
          </table:table-cell>
          <table:table-cell office:value-type="float" office:value="0">
            <text:p>0</text:p>
          </table:table-cell>
          <table:table-cell office:value-type="string">
            <text:p>AUTRE MATERIEL ET OUTILLAGE D'INCENDIE ET DE DEFENSE CIVILE</text:p>
          </table:table-cell>
          <table:table-cell office:value-type="string">
            <text:p>AUTRES ACTIVITES POUR LES JEUNES</text:p>
          </table:table-cell>
          <table:table-cell table:number-columns-repeated="1016"/>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21568">
            <text:p>21568</text:p>
          </table:table-cell>
          <table:table-cell office:value-type="float" office:value="823">
            <text:p>823</text:p>
          </table:table-cell>
          <table:table-cell office:value-type="float" office:value="50000">
            <text:p>50000</text:p>
          </table:table-cell>
          <table:table-cell office:value-type="string">
            <text:p>AUTRE MATERIEL ET OUTILLAGE D'INCENDIE ET DE DEFENSE CIVILE</text:p>
          </table:table-cell>
          <table:table-cell office:value-type="string">
            <text:p>ESPACES VERTS URBAINS</text:p>
          </table:table-cell>
          <table:table-cell table:number-columns-repeated="1016"/>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2161">
            <text:p>2161</text:p>
          </table:table-cell>
          <table:table-cell office:value-type="float" office:value="64">
            <text:p>64</text:p>
          </table:table-cell>
          <table:table-cell office:value-type="float" office:value="0">
            <text:p>0</text:p>
          </table:table-cell>
          <table:table-cell office:value-type="string">
            <text:p>OEUVRES ET OBJETS D'ART</text:p>
          </table:table-cell>
          <table:table-cell office:value-type="string">
            <text:p>CRECHES ET GARDERIES</text:p>
          </table:table-cell>
          <table:table-cell table:number-columns-repeated="1016"/>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2168">
            <text:p>2168</text:p>
          </table:table-cell>
          <table:table-cell office:value-type="float" office:value="323">
            <text:p>323</text:p>
          </table:table-cell>
          <table:table-cell office:value-type="float" office:value="8000">
            <text:p>8000</text:p>
          </table:table-cell>
          <table:table-cell office:value-type="string">
            <text:p>COLLECTIONS - OEUVRES D'ART AUTRES</text:p>
          </table:table-cell>
          <table:table-cell office:value-type="string">
            <text:p>ARCHIVES</text:p>
          </table:table-cell>
          <table:table-cell table:number-columns-repeated="1016"/>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2168">
            <text:p>2168</text:p>
          </table:table-cell>
          <table:table-cell office:value-type="float" office:value="324">
            <text:p>324</text:p>
          </table:table-cell>
          <table:table-cell office:value-type="float" office:value="10000">
            <text:p>10000</text:p>
          </table:table-cell>
          <table:table-cell office:value-type="string">
            <text:p>COLLECTIONS - OEUVRES D'ART AUTRES</text:p>
          </table:table-cell>
          <table:table-cell office:value-type="string">
            <text:p>ENTRETIEN DU PATRIMOINE CULTUREL</text:p>
          </table:table-cell>
          <table:table-cell table:number-columns-repeated="1016"/>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2182">
            <text:p>2182</text:p>
          </table:table-cell>
          <table:table-cell office:value-type="float" office:value="20">
            <text:p>20</text:p>
          </table:table-cell>
          <table:table-cell office:value-type="float" office:value="575000">
            <text:p>575000</text:p>
          </table:table-cell>
          <table:table-cell office:value-type="string">
            <text:p>AUTRES IMMOBILISATIONS CORPORELLES MATERIEL DE TRANSPORT</text:p>
          </table:table-cell>
          <table:table-cell office:value-type="string">
            <text:p>ADMINISTRATION GENERALE DE LA COLLECTIVITE</text:p>
          </table:table-cell>
          <table:table-cell table:number-columns-repeated="1016"/>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2182">
            <text:p>2182</text:p>
          </table:table-cell>
          <table:table-cell office:value-type="float" office:value="112">
            <text:p>112</text:p>
          </table:table-cell>
          <table:table-cell office:value-type="float" office:value="1000">
            <text:p>1000</text:p>
          </table:table-cell>
          <table:table-cell office:value-type="string">
            <text:p>AUTRES IMMOBILISATIONS CORPORELLES MATERIEL DE TRANSPORT</text:p>
          </table:table-cell>
          <table:table-cell office:value-type="string">
            <text:p>POLICE MUNICIPALE</text:p>
          </table:table-cell>
          <table:table-cell table:number-columns-repeated="1016"/>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2182">
            <text:p>2182</text:p>
          </table:table-cell>
          <table:table-cell office:value-type="float" office:value="251">
            <text:p>251</text:p>
          </table:table-cell>
          <table:table-cell office:value-type="float" office:value="0">
            <text:p>0</text:p>
          </table:table-cell>
          <table:table-cell office:value-type="string">
            <text:p>AUTRES IMMOBILISATIONS CORPORELLES MATERIEL DE TRANSPORT</text:p>
          </table:table-cell>
          <table:table-cell office:value-type="string">
            <text:p>HEBERGEMENT ET RESTAURATION SCOLAIRE</text:p>
          </table:table-cell>
          <table:table-cell table:number-columns-repeated="1016"/>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2182">
            <text:p>2182</text:p>
          </table:table-cell>
          <table:table-cell office:value-type="float" office:value="814">
            <text:p>814</text:p>
          </table:table-cell>
          <table:table-cell office:value-type="float" office:value="70000">
            <text:p>70000</text:p>
          </table:table-cell>
          <table:table-cell office:value-type="string">
            <text:p>AUTRES IMMOBILISATIONS CORPORELLES MATERIEL DE TRANSPORT</text:p>
          </table:table-cell>
          <table:table-cell office:value-type="string">
            <text:p>ECLAIRAGE PUBLIC</text:p>
          </table:table-cell>
          <table:table-cell table:number-columns-repeated="1016"/>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2182">
            <text:p>2182</text:p>
          </table:table-cell>
          <table:table-cell office:value-type="float" office:value="823">
            <text:p>823</text:p>
          </table:table-cell>
          <table:table-cell office:value-type="float" office:value="80000">
            <text:p>80000</text:p>
          </table:table-cell>
          <table:table-cell office:value-type="string">
            <text:p>AUTRES IMMOBILISATIONS CORPORELLES MATERIEL DE TRANSPORT</text:p>
          </table:table-cell>
          <table:table-cell office:value-type="string">
            <text:p>ESPACES VERTS URBAINS</text:p>
          </table:table-cell>
          <table:table-cell table:number-columns-repeated="1016"/>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2183">
            <text:p>2183</text:p>
          </table:table-cell>
          <table:table-cell office:value-type="float" office:value="20">
            <text:p>20</text:p>
          </table:table-cell>
          <table:table-cell office:value-type="float" office:value="820000">
            <text:p>820000</text:p>
          </table:table-cell>
          <table:table-cell office:value-type="string">
            <text:p>AUTRES IMMOBILISATIONS CORPORELLES MATERIEL DE BUREAU ET INFORMATIQUE</text:p>
          </table:table-cell>
          <table:table-cell office:value-type="string">
            <text:p>ADMINISTRATION GENERALE DE LA COLLECTIVITE</text:p>
          </table:table-cell>
          <table:table-cell table:number-columns-repeated="1016"/>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2183">
            <text:p>2183</text:p>
          </table:table-cell>
          <table:table-cell office:value-type="float" office:value="22">
            <text:p>22</text:p>
          </table:table-cell>
          <table:table-cell office:value-type="float" office:value="0">
            <text:p>0</text:p>
          </table:table-cell>
          <table:table-cell office:value-type="string">
            <text:p>AUTRES IMMOBILISATIONS CORPORELLES MATERIEL DE BUREAU ET INFORMATIQUE</text:p>
          </table:table-cell>
          <table:table-cell office:value-type="string">
            <text:p>ADMINISTRATION GENERALE DE L'ETAT</text:p>
          </table:table-cell>
          <table:table-cell table:number-columns-repeated="1016"/>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2183">
            <text:p>2183</text:p>
          </table:table-cell>
          <table:table-cell office:value-type="float" office:value="23">
            <text:p>23</text:p>
          </table:table-cell>
          <table:table-cell office:value-type="float" office:value="0">
            <text:p>0</text:p>
          </table:table-cell>
          <table:table-cell office:value-type="string">
            <text:p>AUTRES IMMOBILISATIONS CORPORELLES MATERIEL DE BUREAU ET INFORMATIQUE</text:p>
          </table:table-cell>
          <table:table-cell office:value-type="string">
            <text:p>INFORMATION, COMMUNICATION, PUBLICITE</text:p>
          </table:table-cell>
          <table:table-cell table:number-columns-repeated="1016"/>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2183">
            <text:p>2183</text:p>
          </table:table-cell>
          <table:table-cell office:value-type="float" office:value="26">
            <text:p>26</text:p>
          </table:table-cell>
          <table:table-cell office:value-type="float" office:value="0">
            <text:p>0</text:p>
          </table:table-cell>
          <table:table-cell office:value-type="string">
            <text:p>AUTRES IMMOBILISATIONS CORPORELLES MATERIEL DE BUREAU ET INFORMATIQUE</text:p>
          </table:table-cell>
          <table:table-cell office:value-type="string">
            <text:p>CIMETIERES ET POMPES FUNEBRES</text:p>
          </table:table-cell>
          <table:table-cell table:number-columns-repeated="1016"/>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2183">
            <text:p>2183</text:p>
          </table:table-cell>
          <table:table-cell office:value-type="float" office:value="112">
            <text:p>112</text:p>
          </table:table-cell>
          <table:table-cell office:value-type="float" office:value="264850">
            <text:p>264850</text:p>
          </table:table-cell>
          <table:table-cell office:value-type="string">
            <text:p>AUTRES IMMOBILISATIONS CORPORELLES MATERIEL DE BUREAU ET INFORMATIQUE</text:p>
          </table:table-cell>
          <table:table-cell office:value-type="string">
            <text:p>POLICE MUNICIPALE</text:p>
          </table:table-cell>
          <table:table-cell table:number-columns-repeated="1016"/>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2183">
            <text:p>2183</text:p>
          </table:table-cell>
          <table:table-cell office:value-type="float" office:value="211">
            <text:p>211</text:p>
          </table:table-cell>
          <table:table-cell office:value-type="float" office:value="30000">
            <text:p>30000</text:p>
          </table:table-cell>
          <table:table-cell office:value-type="string">
            <text:p>AUTRES IMMOBILISATIONS CORPORELLES MATERIEL DE BUREAU ET INFORMATIQUE</text:p>
          </table:table-cell>
          <table:table-cell office:value-type="string">
            <text:p>ECOLES MATERNELLES</text:p>
          </table:table-cell>
          <table:table-cell table:number-columns-repeated="1016"/>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2183">
            <text:p>2183</text:p>
          </table:table-cell>
          <table:table-cell office:value-type="float" office:value="212">
            <text:p>212</text:p>
          </table:table-cell>
          <table:table-cell office:value-type="float" office:value="115000">
            <text:p>115000</text:p>
          </table:table-cell>
          <table:table-cell office:value-type="string">
            <text:p>AUTRES IMMOBILISATIONS CORPORELLES MATERIEL DE BUREAU ET INFORMATIQUE</text:p>
          </table:table-cell>
          <table:table-cell office:value-type="string">
            <text:p>ECOLES PRIMAIRES</text:p>
          </table:table-cell>
          <table:table-cell table:number-columns-repeated="1016"/>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2183">
            <text:p>2183</text:p>
          </table:table-cell>
          <table:table-cell office:value-type="float" office:value="251">
            <text:p>251</text:p>
          </table:table-cell>
          <table:table-cell office:value-type="float" office:value="0">
            <text:p>0</text:p>
          </table:table-cell>
          <table:table-cell office:value-type="string">
            <text:p>AUTRES IMMOBILISATIONS CORPORELLES MATERIEL DE BUREAU ET INFORMATIQUE</text:p>
          </table:table-cell>
          <table:table-cell office:value-type="string">
            <text:p>HEBERGEMENT ET RESTAURATION SCOLAIRE</text:p>
          </table:table-cell>
          <table:table-cell table:number-columns-repeated="1016"/>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2183">
            <text:p>2183</text:p>
          </table:table-cell>
          <table:table-cell office:value-type="float" office:value="323">
            <text:p>323</text:p>
          </table:table-cell>
          <table:table-cell office:value-type="float" office:value="0">
            <text:p>0</text:p>
          </table:table-cell>
          <table:table-cell office:value-type="string">
            <text:p>AUTRES IMMOBILISATIONS CORPORELLES MATERIEL DE BUREAU ET INFORMATIQUE</text:p>
          </table:table-cell>
          <table:table-cell office:value-type="string">
            <text:p>ARCHIVES</text:p>
          </table:table-cell>
          <table:table-cell table:number-columns-repeated="1016"/>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2183">
            <text:p>2183</text:p>
          </table:table-cell>
          <table:table-cell office:value-type="float" office:value="421">
            <text:p>421</text:p>
          </table:table-cell>
          <table:table-cell office:value-type="float" office:value="856">
            <text:p>856</text:p>
          </table:table-cell>
          <table:table-cell office:value-type="string">
            <text:p>AUTRES IMMOBILISATIONS CORPORELLES MATERIEL DE BUREAU ET INFORMATIQUE</text:p>
          </table:table-cell>
          <table:table-cell office:value-type="string">
            <text:p>CENTRES DE LOISIRS</text:p>
          </table:table-cell>
          <table:table-cell table:number-columns-repeated="1016"/>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2183">
            <text:p>2183</text:p>
          </table:table-cell>
          <table:table-cell office:value-type="float" office:value="422">
            <text:p>422</text:p>
          </table:table-cell>
          <table:table-cell office:value-type="float" office:value="181000">
            <text:p>181000</text:p>
          </table:table-cell>
          <table:table-cell office:value-type="string">
            <text:p>AUTRES IMMOBILISATIONS CORPORELLES MATERIEL DE BUREAU ET INFORMATIQUE</text:p>
          </table:table-cell>
          <table:table-cell office:value-type="string">
            <text:p>AUTRES ACTIVITES POUR LES JEUNES</text:p>
          </table:table-cell>
          <table:table-cell table:number-columns-repeated="1016"/>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2183">
            <text:p>2183</text:p>
          </table:table-cell>
          <table:table-cell office:value-type="float" office:value="64">
            <text:p>64</text:p>
          </table:table-cell>
          <table:table-cell office:value-type="float" office:value="2000">
            <text:p>2000</text:p>
          </table:table-cell>
          <table:table-cell office:value-type="string">
            <text:p>AUTRES IMMOBILISATIONS CORPORELLES MATERIEL DE BUREAU ET INFORMATIQUE</text:p>
          </table:table-cell>
          <table:table-cell office:value-type="string">
            <text:p>CRECHES ET GARDERIES</text:p>
          </table:table-cell>
          <table:table-cell table:number-columns-repeated="1016"/>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2183">
            <text:p>2183</text:p>
          </table:table-cell>
          <table:table-cell office:value-type="float" office:value="813">
            <text:p>813</text:p>
          </table:table-cell>
          <table:table-cell office:value-type="float" office:value="2000">
            <text:p>2000</text:p>
          </table:table-cell>
          <table:table-cell office:value-type="string">
            <text:p>AUTRES IMMOBILISATIONS CORPORELLES MATERIEL DE BUREAU ET INFORMATIQUE</text:p>
          </table:table-cell>
          <table:table-cell office:value-type="string">
            <text:p>PROPRETE URBAINE</text:p>
          </table:table-cell>
          <table:table-cell table:number-columns-repeated="1016"/>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2183">
            <text:p>2183</text:p>
          </table:table-cell>
          <table:table-cell office:value-type="float" office:value="820">
            <text:p>820</text:p>
          </table:table-cell>
          <table:table-cell office:value-type="float" office:value="0">
            <text:p>0</text:p>
          </table:table-cell>
          <table:table-cell office:value-type="string">
            <text:p>AUTRES IMMOBILISATIONS CORPORELLES MATERIEL DE BUREAU ET INFORMATIQUE</text:p>
          </table:table-cell>
          <table:table-cell office:value-type="string">
            <text:p>SERVICES COMMUNS</text:p>
          </table:table-cell>
          <table:table-cell table:number-columns-repeated="1016"/>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2183">
            <text:p>2183</text:p>
          </table:table-cell>
          <table:table-cell office:value-type="float" office:value="823">
            <text:p>823</text:p>
          </table:table-cell>
          <table:table-cell office:value-type="float" office:value="3200">
            <text:p>3200</text:p>
          </table:table-cell>
          <table:table-cell office:value-type="string">
            <text:p>AUTRES IMMOBILISATIONS CORPORELLES MATERIEL DE BUREAU ET INFORMATIQUE</text:p>
          </table:table-cell>
          <table:table-cell office:value-type="string">
            <text:p>ESPACES VERTS URBAINS</text:p>
          </table:table-cell>
          <table:table-cell table:number-columns-repeated="1016"/>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2183">
            <text:p>2183</text:p>
          </table:table-cell>
          <table:table-cell office:value-type="float" office:value="824">
            <text:p>824</text:p>
          </table:table-cell>
          <table:table-cell office:value-type="float" office:value="0">
            <text:p>0</text:p>
          </table:table-cell>
          <table:table-cell office:value-type="string">
            <text:p>AUTRES IMMOBILISATIONS CORPORELLES MATERIEL DE BUREAU ET INFORMATIQUE</text:p>
          </table:table-cell>
          <table:table-cell office:value-type="string">
            <text:p>AUTRES OPERATIONS D'AMENAGEMENT URBAIN</text:p>
          </table:table-cell>
          <table:table-cell table:number-columns-repeated="1016"/>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2183">
            <text:p>2183</text:p>
          </table:table-cell>
          <table:table-cell office:value-type="float" office:value="91">
            <text:p>91</text:p>
          </table:table-cell>
          <table:table-cell office:value-type="float" office:value="0">
            <text:p>0</text:p>
          </table:table-cell>
          <table:table-cell office:value-type="string">
            <text:p>AUTRES IMMOBILISATIONS CORPORELLES MATERIEL DE BUREAU ET INFORMATIQUE</text:p>
          </table:table-cell>
          <table:table-cell office:value-type="string">
            <text:p>FOIRES ET MARCHES</text:p>
          </table:table-cell>
          <table:table-cell table:number-columns-repeated="1016"/>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2184">
            <text:p>2184</text:p>
          </table:table-cell>
          <table:table-cell office:value-type="float" office:value="20">
            <text:p>20</text:p>
          </table:table-cell>
          <table:table-cell office:value-type="float" office:value="78844.19">
            <text:p>78844,19</text:p>
          </table:table-cell>
          <table:table-cell office:value-type="string">
            <text:p>AUTRES IMMOBILISATIONS CORPORELLES MOBILIER</text:p>
          </table:table-cell>
          <table:table-cell office:value-type="string">
            <text:p>ADMINISTRATION GENERALE DE LA COLLECTIVITE</text:p>
          </table:table-cell>
          <table:table-cell table:number-columns-repeated="1016"/>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2184">
            <text:p>2184</text:p>
          </table:table-cell>
          <table:table-cell office:value-type="float" office:value="24">
            <text:p>24</text:p>
          </table:table-cell>
          <table:table-cell office:value-type="float" office:value="0">
            <text:p>0</text:p>
          </table:table-cell>
          <table:table-cell office:value-type="string">
            <text:p>AUTRES IMMOBILISATIONS CORPORELLES MOBILIER</text:p>
          </table:table-cell>
          <table:table-cell office:value-type="string">
            <text:p>FETES ET CEREMONIES</text:p>
          </table:table-cell>
          <table:table-cell table:number-columns-repeated="1016"/>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2184">
            <text:p>2184</text:p>
          </table:table-cell>
          <table:table-cell office:value-type="float" office:value="26">
            <text:p>26</text:p>
          </table:table-cell>
          <table:table-cell office:value-type="float" office:value="0">
            <text:p>0</text:p>
          </table:table-cell>
          <table:table-cell office:value-type="string">
            <text:p>AUTRES IMMOBILISATIONS CORPORELLES MOBILIER</text:p>
          </table:table-cell>
          <table:table-cell office:value-type="string">
            <text:p>CIMETIERES ET POMPES FUNEBRES</text:p>
          </table:table-cell>
          <table:table-cell table:number-columns-repeated="1016"/>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2184">
            <text:p>2184</text:p>
          </table:table-cell>
          <table:table-cell office:value-type="float" office:value="48">
            <text:p>48</text:p>
          </table:table-cell>
          <table:table-cell office:value-type="float" office:value="3000">
            <text:p>3000</text:p>
          </table:table-cell>
          <table:table-cell office:value-type="string">
            <text:p>AUTRES IMMOBILISATIONS CORPORELLES MOBILIER</text:p>
          </table:table-cell>
          <table:table-cell office:value-type="string">
            <text:p>AUTRES ACTIONS DE COOPERATION DECENTRALISEE</text:p>
          </table:table-cell>
          <table:table-cell table:number-columns-repeated="1016"/>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2184">
            <text:p>2184</text:p>
          </table:table-cell>
          <table:table-cell office:value-type="float" office:value="211">
            <text:p>211</text:p>
          </table:table-cell>
          <table:table-cell office:value-type="float" office:value="223000">
            <text:p>223000</text:p>
          </table:table-cell>
          <table:table-cell office:value-type="string">
            <text:p>AUTRES IMMOBILISATIONS CORPORELLES MOBILIER</text:p>
          </table:table-cell>
          <table:table-cell office:value-type="string">
            <text:p>ECOLES MATERNELLES</text:p>
          </table:table-cell>
          <table:table-cell table:number-columns-repeated="1016"/>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2184">
            <text:p>2184</text:p>
          </table:table-cell>
          <table:table-cell office:value-type="float" office:value="212">
            <text:p>212</text:p>
          </table:table-cell>
          <table:table-cell office:value-type="float" office:value="253000">
            <text:p>253000</text:p>
          </table:table-cell>
          <table:table-cell office:value-type="string">
            <text:p>AUTRES IMMOBILISATIONS CORPORELLES MOBILIER</text:p>
          </table:table-cell>
          <table:table-cell office:value-type="string">
            <text:p>ECOLES PRIMAIRES</text:p>
          </table:table-cell>
          <table:table-cell table:number-columns-repeated="1016"/>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2184">
            <text:p>2184</text:p>
          </table:table-cell>
          <table:table-cell office:value-type="float" office:value="213">
            <text:p>213</text:p>
          </table:table-cell>
          <table:table-cell office:value-type="float" office:value="0">
            <text:p>0</text:p>
          </table:table-cell>
          <table:table-cell office:value-type="string">
            <text:p>AUTRES IMMOBILISATIONS CORPORELLES MOBILIER</text:p>
          </table:table-cell>
          <table:table-cell office:value-type="string">
            <text:p>CLASSES REGROUPEES</text:p>
          </table:table-cell>
          <table:table-cell table:number-columns-repeated="1016"/>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2184">
            <text:p>2184</text:p>
          </table:table-cell>
          <table:table-cell office:value-type="float" office:value="251">
            <text:p>251</text:p>
          </table:table-cell>
          <table:table-cell office:value-type="float" office:value="15000">
            <text:p>15000</text:p>
          </table:table-cell>
          <table:table-cell office:value-type="string">
            <text:p>AUTRES IMMOBILISATIONS CORPORELLES MOBILIER</text:p>
          </table:table-cell>
          <table:table-cell office:value-type="string">
            <text:p>HEBERGEMENT ET RESTAURATION SCOLAIRE</text:p>
          </table:table-cell>
          <table:table-cell table:number-columns-repeated="1016"/>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2184">
            <text:p>2184</text:p>
          </table:table-cell>
          <table:table-cell office:value-type="float" office:value="30">
            <text:p>30</text:p>
          </table:table-cell>
          <table:table-cell office:value-type="float" office:value="0">
            <text:p>0</text:p>
          </table:table-cell>
          <table:table-cell office:value-type="string">
            <text:p>AUTRES IMMOBILISATIONS CORPORELLES MOBILIER</text:p>
          </table:table-cell>
          <table:table-cell office:value-type="string">
            <text:p>SERVICES COMMUNS</text:p>
          </table:table-cell>
          <table:table-cell table:number-columns-repeated="1016"/>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2184">
            <text:p>2184</text:p>
          </table:table-cell>
          <table:table-cell office:value-type="float" office:value="324">
            <text:p>324</text:p>
          </table:table-cell>
          <table:table-cell office:value-type="float" office:value="0">
            <text:p>0</text:p>
          </table:table-cell>
          <table:table-cell office:value-type="string">
            <text:p>AUTRES IMMOBILISATIONS CORPORELLES MOBILIER</text:p>
          </table:table-cell>
          <table:table-cell office:value-type="string">
            <text:p>ENTRETIEN DU PATRIMOINE CULTUREL</text:p>
          </table:table-cell>
          <table:table-cell table:number-columns-repeated="1016"/>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2184">
            <text:p>2184</text:p>
          </table:table-cell>
          <table:table-cell office:value-type="float" office:value="414">
            <text:p>414</text:p>
          </table:table-cell>
          <table:table-cell office:value-type="float" office:value="0">
            <text:p>0</text:p>
          </table:table-cell>
          <table:table-cell office:value-type="string">
            <text:p>AUTRES IMMOBILISATIONS CORPORELLES MOBILIER</text:p>
          </table:table-cell>
          <table:table-cell office:value-type="string">
            <text:p>AUTRES EQUIPEMENTS SPORTIFS OU DE LOISIR</text:p>
          </table:table-cell>
          <table:table-cell table:number-columns-repeated="1016"/>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2184">
            <text:p>2184</text:p>
          </table:table-cell>
          <table:table-cell office:value-type="float" office:value="421">
            <text:p>421</text:p>
          </table:table-cell>
          <table:table-cell office:value-type="float" office:value="10000">
            <text:p>10000</text:p>
          </table:table-cell>
          <table:table-cell office:value-type="string">
            <text:p>AUTRES IMMOBILISATIONS CORPORELLES MOBILIER</text:p>
          </table:table-cell>
          <table:table-cell office:value-type="string">
            <text:p>CENTRES DE LOISIRS</text:p>
          </table:table-cell>
          <table:table-cell table:number-columns-repeated="1016"/>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2184">
            <text:p>2184</text:p>
          </table:table-cell>
          <table:table-cell office:value-type="float" office:value="422">
            <text:p>422</text:p>
          </table:table-cell>
          <table:table-cell office:value-type="float" office:value="57000">
            <text:p>57000</text:p>
          </table:table-cell>
          <table:table-cell office:value-type="string">
            <text:p>AUTRES IMMOBILISATIONS CORPORELLES MOBILIER</text:p>
          </table:table-cell>
          <table:table-cell office:value-type="string">
            <text:p>AUTRES ACTIVITES POUR LES JEUNES</text:p>
          </table:table-cell>
          <table:table-cell table:number-columns-repeated="1016"/>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2184">
            <text:p>2184</text:p>
          </table:table-cell>
          <table:table-cell office:value-type="float" office:value="64">
            <text:p>64</text:p>
          </table:table-cell>
          <table:table-cell office:value-type="float" office:value="25000">
            <text:p>25000</text:p>
          </table:table-cell>
          <table:table-cell office:value-type="string">
            <text:p>AUTRES IMMOBILISATIONS CORPORELLES MOBILIER</text:p>
          </table:table-cell>
          <table:table-cell office:value-type="string">
            <text:p>CRECHES ET GARDERIES</text:p>
          </table:table-cell>
          <table:table-cell table:number-columns-repeated="1016"/>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2184">
            <text:p>2184</text:p>
          </table:table-cell>
          <table:table-cell office:value-type="float" office:value="823">
            <text:p>823</text:p>
          </table:table-cell>
          <table:table-cell office:value-type="float" office:value="55400">
            <text:p>55400</text:p>
          </table:table-cell>
          <table:table-cell office:value-type="string">
            <text:p>AUTRES IMMOBILISATIONS CORPORELLES MOBILIER</text:p>
          </table:table-cell>
          <table:table-cell office:value-type="string">
            <text:p>ESPACES VERTS URBAINS</text:p>
          </table:table-cell>
          <table:table-cell table:number-columns-repeated="1016"/>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2185">
            <text:p>2185</text:p>
          </table:table-cell>
          <table:table-cell office:value-type="float" office:value="823">
            <text:p>823</text:p>
          </table:table-cell>
          <table:table-cell office:value-type="float" office:value="0">
            <text:p>0</text:p>
          </table:table-cell>
          <table:table-cell office:value-type="string">
            <text:p>AUTRES IMMOBILISATIONS CORPORELLES CHEPTEL</text:p>
          </table:table-cell>
          <table:table-cell office:value-type="string">
            <text:p>ESPACES VERTS URBAINS</text:p>
          </table:table-cell>
          <table:table-cell table:number-columns-repeated="1016"/>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2188">
            <text:p>2188</text:p>
          </table:table-cell>
          <table:table-cell office:value-type="float" office:value="20">
            <text:p>20</text:p>
          </table:table-cell>
          <table:table-cell office:value-type="float" office:value="141400">
            <text:p>141400</text:p>
          </table:table-cell>
          <table:table-cell office:value-type="string">
            <text:p>AUTRES IMMOBILISATIONS CORPORELLES AUTRES</text:p>
          </table:table-cell>
          <table:table-cell office:value-type="string">
            <text:p>ADMINISTRATION GENERALE DE LA COLLECTIVITE</text:p>
          </table:table-cell>
          <table:table-cell table:number-columns-repeated="1016"/>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2188">
            <text:p>2188</text:p>
          </table:table-cell>
          <table:table-cell office:value-type="float" office:value="22">
            <text:p>22</text:p>
          </table:table-cell>
          <table:table-cell office:value-type="float" office:value="1000">
            <text:p>1000</text:p>
          </table:table-cell>
          <table:table-cell office:value-type="string">
            <text:p>AUTRES IMMOBILISATIONS CORPORELLES AUTRES</text:p>
          </table:table-cell>
          <table:table-cell office:value-type="string">
            <text:p>ADMINISTRATION GENERALE DE L'ETAT</text:p>
          </table:table-cell>
          <table:table-cell table:number-columns-repeated="1016"/>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2188">
            <text:p>2188</text:p>
          </table:table-cell>
          <table:table-cell office:value-type="float" office:value="23">
            <text:p>23</text:p>
          </table:table-cell>
          <table:table-cell office:value-type="float" office:value="17000">
            <text:p>17000</text:p>
          </table:table-cell>
          <table:table-cell office:value-type="string">
            <text:p>AUTRES IMMOBILISATIONS CORPORELLES AUTRES</text:p>
          </table:table-cell>
          <table:table-cell office:value-type="string">
            <text:p>INFORMATION, COMMUNICATION, PUBLICITE</text:p>
          </table:table-cell>
          <table:table-cell table:number-columns-repeated="1016"/>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2188">
            <text:p>2188</text:p>
          </table:table-cell>
          <table:table-cell office:value-type="float" office:value="24">
            <text:p>24</text:p>
          </table:table-cell>
          <table:table-cell office:value-type="float" office:value="83785.64">
            <text:p>83785,64</text:p>
          </table:table-cell>
          <table:table-cell office:value-type="string">
            <text:p>AUTRES IMMOBILISATIONS CORPORELLES AUTRES</text:p>
          </table:table-cell>
          <table:table-cell office:value-type="string">
            <text:p>FETES ET CEREMONIES</text:p>
          </table:table-cell>
          <table:table-cell table:number-columns-repeated="1016"/>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2188">
            <text:p>2188</text:p>
          </table:table-cell>
          <table:table-cell office:value-type="float" office:value="26">
            <text:p>26</text:p>
          </table:table-cell>
          <table:table-cell office:value-type="float" office:value="4000">
            <text:p>4000</text:p>
          </table:table-cell>
          <table:table-cell office:value-type="string">
            <text:p>AUTRES IMMOBILISATIONS CORPORELLES AUTRES</text:p>
          </table:table-cell>
          <table:table-cell office:value-type="string">
            <text:p>CIMETIERES ET POMPES FUNEBRES</text:p>
          </table:table-cell>
          <table:table-cell table:number-columns-repeated="1016"/>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2188">
            <text:p>2188</text:p>
          </table:table-cell>
          <table:table-cell office:value-type="float" office:value="48">
            <text:p>48</text:p>
          </table:table-cell>
          <table:table-cell office:value-type="float" office:value="3000">
            <text:p>3000</text:p>
          </table:table-cell>
          <table:table-cell office:value-type="string">
            <text:p>AUTRES IMMOBILISATIONS CORPORELLES AUTRES</text:p>
          </table:table-cell>
          <table:table-cell office:value-type="string">
            <text:p>AUTRES ACTIONS DE COOPERATION DECENTRALISEE</text:p>
          </table:table-cell>
          <table:table-cell table:number-columns-repeated="1016"/>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2188">
            <text:p>2188</text:p>
          </table:table-cell>
          <table:table-cell office:value-type="float" office:value="112">
            <text:p>112</text:p>
          </table:table-cell>
          <table:table-cell office:value-type="float" office:value="50400">
            <text:p>50400</text:p>
          </table:table-cell>
          <table:table-cell office:value-type="string">
            <text:p>AUTRES IMMOBILISATIONS CORPORELLES AUTRES</text:p>
          </table:table-cell>
          <table:table-cell office:value-type="string">
            <text:p>POLICE MUNICIPALE</text:p>
          </table:table-cell>
          <table:table-cell table:number-columns-repeated="1016"/>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2188">
            <text:p>2188</text:p>
          </table:table-cell>
          <table:table-cell office:value-type="float" office:value="12">
            <text:p>12</text:p>
          </table:table-cell>
          <table:table-cell office:value-type="float" office:value="15000">
            <text:p>15000</text:p>
          </table:table-cell>
          <table:table-cell office:value-type="string">
            <text:p>AUTRES IMMOBILISATIONS CORPORELLES AUTRES</text:p>
          </table:table-cell>
          <table:table-cell office:value-type="string">
            <text:p>HYGIENE ET SALUBRITE PUBLIQUE</text:p>
          </table:table-cell>
          <table:table-cell table:number-columns-repeated="1016"/>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2188">
            <text:p>2188</text:p>
          </table:table-cell>
          <table:table-cell office:value-type="float" office:value="211">
            <text:p>211</text:p>
          </table:table-cell>
          <table:table-cell office:value-type="float" office:value="43085">
            <text:p>43085</text:p>
          </table:table-cell>
          <table:table-cell office:value-type="string">
            <text:p>AUTRES IMMOBILISATIONS CORPORELLES AUTRES</text:p>
          </table:table-cell>
          <table:table-cell office:value-type="string">
            <text:p>ECOLES MATERNELLES</text:p>
          </table:table-cell>
          <table:table-cell table:number-columns-repeated="1016"/>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2188">
            <text:p>2188</text:p>
          </table:table-cell>
          <table:table-cell office:value-type="float" office:value="212">
            <text:p>212</text:p>
          </table:table-cell>
          <table:table-cell office:value-type="float" office:value="37840">
            <text:p>37840</text:p>
          </table:table-cell>
          <table:table-cell office:value-type="string">
            <text:p>AUTRES IMMOBILISATIONS CORPORELLES AUTRES</text:p>
          </table:table-cell>
          <table:table-cell office:value-type="string">
            <text:p>ECOLES PRIMAIRES</text:p>
          </table:table-cell>
          <table:table-cell table:number-columns-repeated="1016"/>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2188">
            <text:p>2188</text:p>
          </table:table-cell>
          <table:table-cell office:value-type="float" office:value="213">
            <text:p>213</text:p>
          </table:table-cell>
          <table:table-cell office:value-type="float" office:value="8000">
            <text:p>8000</text:p>
          </table:table-cell>
          <table:table-cell office:value-type="string">
            <text:p>AUTRES IMMOBILISATIONS CORPORELLES AUTRES</text:p>
          </table:table-cell>
          <table:table-cell office:value-type="string">
            <text:p>CLASSES REGROUPEES</text:p>
          </table:table-cell>
          <table:table-cell table:number-columns-repeated="1016"/>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2188">
            <text:p>2188</text:p>
          </table:table-cell>
          <table:table-cell office:value-type="float" office:value="251">
            <text:p>251</text:p>
          </table:table-cell>
          <table:table-cell office:value-type="float" office:value="109000">
            <text:p>109000</text:p>
          </table:table-cell>
          <table:table-cell office:value-type="string">
            <text:p>AUTRES IMMOBILISATIONS CORPORELLES AUTRES</text:p>
          </table:table-cell>
          <table:table-cell office:value-type="string">
            <text:p>HEBERGEMENT ET RESTAURATION SCOLAIRE</text:p>
          </table:table-cell>
          <table:table-cell table:number-columns-repeated="1016"/>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2188">
            <text:p>2188</text:p>
          </table:table-cell>
          <table:table-cell office:value-type="float" office:value="322">
            <text:p>322</text:p>
          </table:table-cell>
          <table:table-cell office:value-type="float" office:value="0">
            <text:p>0</text:p>
          </table:table-cell>
          <table:table-cell office:value-type="string">
            <text:p>AUTRES IMMOBILISATIONS CORPORELLES AUTRES</text:p>
          </table:table-cell>
          <table:table-cell office:value-type="string">
            <text:p>MUSEES</text:p>
          </table:table-cell>
          <table:table-cell table:number-columns-repeated="1016"/>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2188">
            <text:p>2188</text:p>
          </table:table-cell>
          <table:table-cell office:value-type="float" office:value="323">
            <text:p>323</text:p>
          </table:table-cell>
          <table:table-cell office:value-type="float" office:value="0">
            <text:p>0</text:p>
          </table:table-cell>
          <table:table-cell office:value-type="string">
            <text:p>AUTRES IMMOBILISATIONS CORPORELLES AUTRES</text:p>
          </table:table-cell>
          <table:table-cell office:value-type="string">
            <text:p>ARCHIVES</text:p>
          </table:table-cell>
          <table:table-cell table:number-columns-repeated="1016"/>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2188">
            <text:p>2188</text:p>
          </table:table-cell>
          <table:table-cell office:value-type="float" office:value="324">
            <text:p>324</text:p>
          </table:table-cell>
          <table:table-cell office:value-type="float" office:value="40000">
            <text:p>40000</text:p>
          </table:table-cell>
          <table:table-cell office:value-type="string">
            <text:p>AUTRES IMMOBILISATIONS CORPORELLES AUTRES</text:p>
          </table:table-cell>
          <table:table-cell office:value-type="string">
            <text:p>ENTRETIEN DU PATRIMOINE CULTUREL</text:p>
          </table:table-cell>
          <table:table-cell table:number-columns-repeated="1016"/>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2188">
            <text:p>2188</text:p>
          </table:table-cell>
          <table:table-cell office:value-type="float" office:value="411">
            <text:p>411</text:p>
          </table:table-cell>
          <table:table-cell office:value-type="float" office:value="0">
            <text:p>0</text:p>
          </table:table-cell>
          <table:table-cell office:value-type="string">
            <text:p>AUTRES IMMOBILISATIONS CORPORELLES AUTRES</text:p>
          </table:table-cell>
          <table:table-cell office:value-type="string">
            <text:p>SALLES DE SPORT, GYMNASES</text:p>
          </table:table-cell>
          <table:table-cell table:number-columns-repeated="1016"/>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2188">
            <text:p>2188</text:p>
          </table:table-cell>
          <table:table-cell office:value-type="float" office:value="412">
            <text:p>412</text:p>
          </table:table-cell>
          <table:table-cell office:value-type="float" office:value="145000">
            <text:p>145000</text:p>
          </table:table-cell>
          <table:table-cell office:value-type="string">
            <text:p>AUTRES IMMOBILISATIONS CORPORELLES AUTRES</text:p>
          </table:table-cell>
          <table:table-cell office:value-type="string">
            <text:p>STADES</text:p>
          </table:table-cell>
          <table:table-cell table:number-columns-repeated="1016"/>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2188">
            <text:p>2188</text:p>
          </table:table-cell>
          <table:table-cell office:value-type="float" office:value="421">
            <text:p>421</text:p>
          </table:table-cell>
          <table:table-cell office:value-type="float" office:value="20000">
            <text:p>20000</text:p>
          </table:table-cell>
          <table:table-cell office:value-type="string">
            <text:p>AUTRES IMMOBILISATIONS CORPORELLES AUTRES</text:p>
          </table:table-cell>
          <table:table-cell office:value-type="string">
            <text:p>CENTRES DE LOISIRS</text:p>
          </table:table-cell>
          <table:table-cell table:number-columns-repeated="1016"/>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2188">
            <text:p>2188</text:p>
          </table:table-cell>
          <table:table-cell office:value-type="float" office:value="422">
            <text:p>422</text:p>
          </table:table-cell>
          <table:table-cell office:value-type="float" office:value="58000">
            <text:p>58000</text:p>
          </table:table-cell>
          <table:table-cell office:value-type="string">
            <text:p>AUTRES IMMOBILISATIONS CORPORELLES AUTRES</text:p>
          </table:table-cell>
          <table:table-cell office:value-type="string">
            <text:p>AUTRES ACTIVITES POUR LES JEUNES</text:p>
          </table:table-cell>
          <table:table-cell table:number-columns-repeated="1016"/>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2188">
            <text:p>2188</text:p>
          </table:table-cell>
          <table:table-cell office:value-type="float" office:value="520">
            <text:p>520</text:p>
          </table:table-cell>
          <table:table-cell office:value-type="float" office:value="0">
            <text:p>0</text:p>
          </table:table-cell>
          <table:table-cell office:value-type="string">
            <text:p>AUTRES IMMOBILISATIONS CORPORELLES AUTRES</text:p>
          </table:table-cell>
          <table:table-cell office:value-type="string">
            <text:p>SERVICES COMMUNS</text:p>
          </table:table-cell>
          <table:table-cell table:number-columns-repeated="1016"/>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2188">
            <text:p>2188</text:p>
          </table:table-cell>
          <table:table-cell office:value-type="float" office:value="64">
            <text:p>64</text:p>
          </table:table-cell>
          <table:table-cell office:value-type="float" office:value="38000">
            <text:p>38000</text:p>
          </table:table-cell>
          <table:table-cell office:value-type="string">
            <text:p>AUTRES IMMOBILISATIONS CORPORELLES AUTRES</text:p>
          </table:table-cell>
          <table:table-cell office:value-type="string">
            <text:p>CRECHES ET GARDERIES</text:p>
          </table:table-cell>
          <table:table-cell table:number-columns-repeated="1016"/>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2188">
            <text:p>2188</text:p>
          </table:table-cell>
          <table:table-cell office:value-type="float" office:value="810">
            <text:p>810</text:p>
          </table:table-cell>
          <table:table-cell office:value-type="float" office:value="0">
            <text:p>0</text:p>
          </table:table-cell>
          <table:table-cell office:value-type="string">
            <text:p>AUTRES IMMOBILISATIONS CORPORELLES AUTRES</text:p>
          </table:table-cell>
          <table:table-cell office:value-type="string">
            <text:p>SERVICES COMMUNS</text:p>
          </table:table-cell>
          <table:table-cell table:number-columns-repeated="1016"/>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2188">
            <text:p>2188</text:p>
          </table:table-cell>
          <table:table-cell office:value-type="float" office:value="814">
            <text:p>814</text:p>
          </table:table-cell>
          <table:table-cell office:value-type="float" office:value="430000">
            <text:p>430000</text:p>
          </table:table-cell>
          <table:table-cell office:value-type="string">
            <text:p>AUTRES IMMOBILISATIONS CORPORELLES AUTRES</text:p>
          </table:table-cell>
          <table:table-cell office:value-type="string">
            <text:p>ECLAIRAGE PUBLIC</text:p>
          </table:table-cell>
          <table:table-cell table:number-columns-repeated="1016"/>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2188">
            <text:p>2188</text:p>
          </table:table-cell>
          <table:table-cell office:value-type="float" office:value="816">
            <text:p>816</text:p>
          </table:table-cell>
          <table:table-cell office:value-type="float" office:value="1000">
            <text:p>1000</text:p>
          </table:table-cell>
          <table:table-cell office:value-type="string">
            <text:p>AUTRES IMMOBILISATIONS CORPORELLES AUTRES</text:p>
          </table:table-cell>
          <table:table-cell office:value-type="string">
            <text:p>AUTRES RESEAUX ET SERVICES DIVERS</text:p>
          </table:table-cell>
          <table:table-cell table:number-columns-repeated="1016"/>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2188">
            <text:p>2188</text:p>
          </table:table-cell>
          <table:table-cell office:value-type="float" office:value="820">
            <text:p>820</text:p>
          </table:table-cell>
          <table:table-cell office:value-type="float" office:value="0">
            <text:p>0</text:p>
          </table:table-cell>
          <table:table-cell office:value-type="string">
            <text:p>AUTRES IMMOBILISATIONS CORPORELLES AUTRES</text:p>
          </table:table-cell>
          <table:table-cell office:value-type="string">
            <text:p>SERVICES COMMUNS</text:p>
          </table:table-cell>
          <table:table-cell table:number-columns-repeated="1016"/>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2188">
            <text:p>2188</text:p>
          </table:table-cell>
          <table:table-cell office:value-type="float" office:value="821">
            <text:p>821</text:p>
          </table:table-cell>
          <table:table-cell office:value-type="float" office:value="575000">
            <text:p>575000</text:p>
          </table:table-cell>
          <table:table-cell office:value-type="string">
            <text:p>AUTRES IMMOBILISATIONS CORPORELLES AUTRES</text:p>
          </table:table-cell>
          <table:table-cell office:value-type="string">
            <text:p>EQUIPEMENTS DE VOIRIE</text:p>
          </table:table-cell>
          <table:table-cell table:number-columns-repeated="1016"/>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2188">
            <text:p>2188</text:p>
          </table:table-cell>
          <table:table-cell office:value-type="float" office:value="822">
            <text:p>822</text:p>
          </table:table-cell>
          <table:table-cell office:value-type="float" office:value="180000">
            <text:p>180000</text:p>
          </table:table-cell>
          <table:table-cell office:value-type="string">
            <text:p>AUTRES IMMOBILISATIONS CORPORELLES AUTRES</text:p>
          </table:table-cell>
          <table:table-cell office:value-type="string">
            <text:p>VOIRIE COMMUNALE ET ROUTES</text:p>
          </table:table-cell>
          <table:table-cell table:number-columns-repeated="1016"/>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2188">
            <text:p>2188</text:p>
          </table:table-cell>
          <table:table-cell office:value-type="float" office:value="823">
            <text:p>823</text:p>
          </table:table-cell>
          <table:table-cell office:value-type="float" office:value="98300">
            <text:p>98300</text:p>
          </table:table-cell>
          <table:table-cell office:value-type="string">
            <text:p>AUTRES IMMOBILISATIONS CORPORELLES AUTRES</text:p>
          </table:table-cell>
          <table:table-cell office:value-type="string">
            <text:p>ESPACES VERTS URBAINS</text:p>
          </table:table-cell>
          <table:table-cell table:number-columns-repeated="1016"/>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2188">
            <text:p>2188</text:p>
          </table:table-cell>
          <table:table-cell office:value-type="float" office:value="91">
            <text:p>91</text:p>
          </table:table-cell>
          <table:table-cell office:value-type="float" office:value="19000">
            <text:p>19000</text:p>
          </table:table-cell>
          <table:table-cell office:value-type="string">
            <text:p>AUTRES IMMOBILISATIONS CORPORELLES AUTRES</text:p>
          </table:table-cell>
          <table:table-cell office:value-type="string">
            <text:p>FOIRES ET MARCHES</text:p>
          </table:table-cell>
          <table:table-cell table:number-columns-repeated="1016"/>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2312">
            <text:p>2312</text:p>
          </table:table-cell>
          <table:table-cell office:value-type="float" office:value="26">
            <text:p>26</text:p>
          </table:table-cell>
          <table:table-cell office:value-type="float" office:value="230000">
            <text:p>230000</text:p>
          </table:table-cell>
          <table:table-cell office:value-type="string">
            <text:p>IMMOBILISATIONS EN COURS TERRAINS</text:p>
          </table:table-cell>
          <table:table-cell office:value-type="string">
            <text:p>CIMETIERES ET POMPES FUNEBRES</text:p>
          </table:table-cell>
          <table:table-cell table:number-columns-repeated="1016"/>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2312">
            <text:p>2312</text:p>
          </table:table-cell>
          <table:table-cell office:value-type="float" office:value="211">
            <text:p>211</text:p>
          </table:table-cell>
          <table:table-cell office:value-type="float" office:value="503085">
            <text:p>503085</text:p>
          </table:table-cell>
          <table:table-cell office:value-type="string">
            <text:p>IMMOBILISATIONS EN COURS TERRAINS</text:p>
          </table:table-cell>
          <table:table-cell office:value-type="string">
            <text:p>ECOLES MATERNELLES</text:p>
          </table:table-cell>
          <table:table-cell table:number-columns-repeated="1016"/>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2312">
            <text:p>2312</text:p>
          </table:table-cell>
          <table:table-cell office:value-type="float" office:value="212">
            <text:p>212</text:p>
          </table:table-cell>
          <table:table-cell office:value-type="float" office:value="296570">
            <text:p>296570</text:p>
          </table:table-cell>
          <table:table-cell office:value-type="string">
            <text:p>IMMOBILISATIONS EN COURS TERRAINS</text:p>
          </table:table-cell>
          <table:table-cell office:value-type="string">
            <text:p>ECOLES PRIMAIRES</text:p>
          </table:table-cell>
          <table:table-cell table:number-columns-repeated="1016"/>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2312">
            <text:p>2312</text:p>
          </table:table-cell>
          <table:table-cell office:value-type="float" office:value="412">
            <text:p>412</text:p>
          </table:table-cell>
          <table:table-cell office:value-type="float" office:value="500000">
            <text:p>500000</text:p>
          </table:table-cell>
          <table:table-cell office:value-type="string">
            <text:p>IMMOBILISATIONS EN COURS TERRAINS</text:p>
          </table:table-cell>
          <table:table-cell office:value-type="string">
            <text:p>STADES</text:p>
          </table:table-cell>
          <table:table-cell table:number-columns-repeated="1016"/>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2312">
            <text:p>2312</text:p>
          </table:table-cell>
          <table:table-cell office:value-type="float" office:value="414">
            <text:p>414</text:p>
          </table:table-cell>
          <table:table-cell office:value-type="float" office:value="0">
            <text:p>0</text:p>
          </table:table-cell>
          <table:table-cell office:value-type="string">
            <text:p>IMMOBILISATIONS EN COURS TERRAINS</text:p>
          </table:table-cell>
          <table:table-cell office:value-type="string">
            <text:p>AUTRES EQUIPEMENTS SPORTIFS OU DE LOISIR</text:p>
          </table:table-cell>
          <table:table-cell table:number-columns-repeated="1016"/>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2312">
            <text:p>2312</text:p>
          </table:table-cell>
          <table:table-cell office:value-type="float" office:value="64">
            <text:p>64</text:p>
          </table:table-cell>
          <table:table-cell office:value-type="float" office:value="60000">
            <text:p>60000</text:p>
          </table:table-cell>
          <table:table-cell office:value-type="string">
            <text:p>IMMOBILISATIONS EN COURS TERRAINS</text:p>
          </table:table-cell>
          <table:table-cell office:value-type="string">
            <text:p>CRECHES ET GARDERIES</text:p>
          </table:table-cell>
          <table:table-cell table:number-columns-repeated="1016"/>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2312">
            <text:p>2312</text:p>
          </table:table-cell>
          <table:table-cell office:value-type="float" office:value="823">
            <text:p>823</text:p>
          </table:table-cell>
          <table:table-cell office:value-type="float" office:value="1740000">
            <text:p>1740000</text:p>
          </table:table-cell>
          <table:table-cell office:value-type="string">
            <text:p>IMMOBILISATIONS EN COURS TERRAINS</text:p>
          </table:table-cell>
          <table:table-cell office:value-type="string">
            <text:p>ESPACES VERTS URBAINS</text:p>
          </table:table-cell>
          <table:table-cell table:number-columns-repeated="1016"/>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2312">
            <text:p>2312</text:p>
          </table:table-cell>
          <table:table-cell office:value-type="float" office:value="91">
            <text:p>91</text:p>
          </table:table-cell>
          <table:table-cell office:value-type="float" office:value="0">
            <text:p>0</text:p>
          </table:table-cell>
          <table:table-cell office:value-type="string">
            <text:p>IMMOBILISATIONS EN COURS TERRAINS</text:p>
          </table:table-cell>
          <table:table-cell office:value-type="string">
            <text:p>FOIRES ET MARCHES</text:p>
          </table:table-cell>
          <table:table-cell table:number-columns-repeated="1016"/>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2313">
            <text:p>2313</text:p>
          </table:table-cell>
          <table:table-cell office:value-type="float" office:value="20">
            <text:p>20</text:p>
          </table:table-cell>
          <table:table-cell office:value-type="float" office:value="4091880">
            <text:p>4091880</text:p>
          </table:table-cell>
          <table:table-cell office:value-type="string">
            <text:p>IMMOBILISATIONS EN COURS CONSTRUCTION</text:p>
          </table:table-cell>
          <table:table-cell office:value-type="string">
            <text:p>ADMINISTRATION GENERALE DE LA COLLECTIVITE</text:p>
          </table:table-cell>
          <table:table-cell table:number-columns-repeated="1016"/>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2313">
            <text:p>2313</text:p>
          </table:table-cell>
          <table:table-cell office:value-type="float" office:value="26">
            <text:p>26</text:p>
          </table:table-cell>
          <table:table-cell office:value-type="float" office:value="16000">
            <text:p>16000</text:p>
          </table:table-cell>
          <table:table-cell office:value-type="string">
            <text:p>IMMOBILISATIONS EN COURS CONSTRUCTION</text:p>
          </table:table-cell>
          <table:table-cell office:value-type="string">
            <text:p>CIMETIERES ET POMPES FUNEBRES</text:p>
          </table:table-cell>
          <table:table-cell table:number-columns-repeated="1016"/>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2313">
            <text:p>2313</text:p>
          </table:table-cell>
          <table:table-cell office:value-type="float" office:value="48">
            <text:p>48</text:p>
          </table:table-cell>
          <table:table-cell office:value-type="float" office:value="2600">
            <text:p>2600</text:p>
          </table:table-cell>
          <table:table-cell office:value-type="string">
            <text:p>IMMOBILISATIONS EN COURS CONSTRUCTION</text:p>
          </table:table-cell>
          <table:table-cell office:value-type="string">
            <text:p>AUTRES ACTIONS DE COOPERATION DECENTRALISEE</text:p>
          </table:table-cell>
          <table:table-cell table:number-columns-repeated="1016"/>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2313">
            <text:p>2313</text:p>
          </table:table-cell>
          <table:table-cell office:value-type="float" office:value="12">
            <text:p>12</text:p>
          </table:table-cell>
          <table:table-cell office:value-type="float" office:value="0">
            <text:p>0</text:p>
          </table:table-cell>
          <table:table-cell office:value-type="string">
            <text:p>IMMOBILISATIONS EN COURS CONSTRUCTION</text:p>
          </table:table-cell>
          <table:table-cell office:value-type="string">
            <text:p>HYGIENE ET SALUBRITE PUBLIQUE</text:p>
          </table:table-cell>
          <table:table-cell table:number-columns-repeated="1016"/>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2313">
            <text:p>2313</text:p>
          </table:table-cell>
          <table:table-cell office:value-type="float" office:value="211">
            <text:p>211</text:p>
          </table:table-cell>
          <table:table-cell office:value-type="float" office:value="5615330">
            <text:p>5615330</text:p>
          </table:table-cell>
          <table:table-cell office:value-type="string">
            <text:p>IMMOBILISATIONS EN COURS CONSTRUCTION</text:p>
          </table:table-cell>
          <table:table-cell office:value-type="string">
            <text:p>ECOLES MATERNELLES</text:p>
          </table:table-cell>
          <table:table-cell table:number-columns-repeated="1016"/>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2313">
            <text:p>2313</text:p>
          </table:table-cell>
          <table:table-cell office:value-type="float" office:value="212">
            <text:p>212</text:p>
          </table:table-cell>
          <table:table-cell office:value-type="float" office:value="5097000">
            <text:p>5097000</text:p>
          </table:table-cell>
          <table:table-cell office:value-type="string">
            <text:p>IMMOBILISATIONS EN COURS CONSTRUCTION</text:p>
          </table:table-cell>
          <table:table-cell office:value-type="string">
            <text:p>ECOLES PRIMAIRES</text:p>
          </table:table-cell>
          <table:table-cell table:number-columns-repeated="1016"/>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2313">
            <text:p>2313</text:p>
          </table:table-cell>
          <table:table-cell office:value-type="float" office:value="213">
            <text:p>213</text:p>
          </table:table-cell>
          <table:table-cell office:value-type="float" office:value="4380000">
            <text:p>4380000</text:p>
          </table:table-cell>
          <table:table-cell office:value-type="string">
            <text:p>IMMOBILISATIONS EN COURS CONSTRUCTION</text:p>
          </table:table-cell>
          <table:table-cell office:value-type="string">
            <text:p>CLASSES REGROUPEES</text:p>
          </table:table-cell>
          <table:table-cell table:number-columns-repeated="1016"/>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2313">
            <text:p>2313</text:p>
          </table:table-cell>
          <table:table-cell office:value-type="float" office:value="251">
            <text:p>251</text:p>
          </table:table-cell>
          <table:table-cell office:value-type="float" office:value="316000">
            <text:p>316000</text:p>
          </table:table-cell>
          <table:table-cell office:value-type="string">
            <text:p>IMMOBILISATIONS EN COURS CONSTRUCTION</text:p>
          </table:table-cell>
          <table:table-cell office:value-type="string">
            <text:p>HEBERGEMENT ET RESTAURATION SCOLAIRE</text:p>
          </table:table-cell>
          <table:table-cell table:number-columns-repeated="1016"/>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2313">
            <text:p>2313</text:p>
          </table:table-cell>
          <table:table-cell office:value-type="float" office:value="30">
            <text:p>30</text:p>
          </table:table-cell>
          <table:table-cell office:value-type="float" office:value="0">
            <text:p>0</text:p>
          </table:table-cell>
          <table:table-cell office:value-type="string">
            <text:p>IMMOBILISATIONS EN COURS CONSTRUCTION</text:p>
          </table:table-cell>
          <table:table-cell office:value-type="string">
            <text:p>SERVICES COMMUNS</text:p>
          </table:table-cell>
          <table:table-cell table:number-columns-repeated="1016"/>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2313">
            <text:p>2313</text:p>
          </table:table-cell>
          <table:table-cell office:value-type="float" office:value="313">
            <text:p>313</text:p>
          </table:table-cell>
          <table:table-cell office:value-type="float" office:value="0">
            <text:p>0</text:p>
          </table:table-cell>
          <table:table-cell office:value-type="string">
            <text:p>IMMOBILISATIONS EN COURS CONSTRUCTION</text:p>
          </table:table-cell>
          <table:table-cell office:value-type="string">
            <text:p>THEATRES</text:p>
          </table:table-cell>
          <table:table-cell table:number-columns-repeated="1016"/>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2313">
            <text:p>2313</text:p>
          </table:table-cell>
          <table:table-cell office:value-type="float" office:value="322">
            <text:p>322</text:p>
          </table:table-cell>
          <table:table-cell office:value-type="float" office:value="1000000">
            <text:p>1000000</text:p>
          </table:table-cell>
          <table:table-cell office:value-type="string">
            <text:p>IMMOBILISATIONS EN COURS CONSTRUCTION</text:p>
          </table:table-cell>
          <table:table-cell office:value-type="string">
            <text:p>MUSEES</text:p>
          </table:table-cell>
          <table:table-cell table:number-columns-repeated="1016"/>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2313">
            <text:p>2313</text:p>
          </table:table-cell>
          <table:table-cell office:value-type="float" office:value="324">
            <text:p>324</text:p>
          </table:table-cell>
          <table:table-cell office:value-type="float" office:value="291510.37">
            <text:p>291510,37</text:p>
          </table:table-cell>
          <table:table-cell office:value-type="string">
            <text:p>IMMOBILISATIONS EN COURS CONSTRUCTION</text:p>
          </table:table-cell>
          <table:table-cell office:value-type="string">
            <text:p>ENTRETIEN DU PATRIMOINE CULTUREL</text:p>
          </table:table-cell>
          <table:table-cell table:number-columns-repeated="1016"/>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2313">
            <text:p>2313</text:p>
          </table:table-cell>
          <table:table-cell office:value-type="float" office:value="411">
            <text:p>411</text:p>
          </table:table-cell>
          <table:table-cell office:value-type="float" office:value="3325000">
            <text:p>3325000</text:p>
          </table:table-cell>
          <table:table-cell office:value-type="string">
            <text:p>IMMOBILISATIONS EN COURS CONSTRUCTION</text:p>
          </table:table-cell>
          <table:table-cell office:value-type="string">
            <text:p>SALLES DE SPORT, GYMNASES</text:p>
          </table:table-cell>
          <table:table-cell table:number-columns-repeated="1016"/>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2313">
            <text:p>2313</text:p>
          </table:table-cell>
          <table:table-cell office:value-type="float" office:value="412">
            <text:p>412</text:p>
          </table:table-cell>
          <table:table-cell office:value-type="float" office:value="0">
            <text:p>0</text:p>
          </table:table-cell>
          <table:table-cell office:value-type="string">
            <text:p>IMMOBILISATIONS EN COURS CONSTRUCTION</text:p>
          </table:table-cell>
          <table:table-cell office:value-type="string">
            <text:p>STADES</text:p>
          </table:table-cell>
          <table:table-cell table:number-columns-repeated="1016"/>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2313">
            <text:p>2313</text:p>
          </table:table-cell>
          <table:table-cell office:value-type="float" office:value="421">
            <text:p>421</text:p>
          </table:table-cell>
          <table:table-cell office:value-type="float" office:value="20196">
            <text:p>20196</text:p>
          </table:table-cell>
          <table:table-cell office:value-type="string">
            <text:p>IMMOBILISATIONS EN COURS CONSTRUCTION</text:p>
          </table:table-cell>
          <table:table-cell office:value-type="string">
            <text:p>CENTRES DE LOISIRS</text:p>
          </table:table-cell>
          <table:table-cell table:number-columns-repeated="1016"/>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2313">
            <text:p>2313</text:p>
          </table:table-cell>
          <table:table-cell office:value-type="float" office:value="422">
            <text:p>422</text:p>
          </table:table-cell>
          <table:table-cell office:value-type="float" office:value="160000">
            <text:p>160000</text:p>
          </table:table-cell>
          <table:table-cell office:value-type="string">
            <text:p>IMMOBILISATIONS EN COURS CONSTRUCTION</text:p>
          </table:table-cell>
          <table:table-cell office:value-type="string">
            <text:p>AUTRES ACTIVITES POUR LES JEUNES</text:p>
          </table:table-cell>
          <table:table-cell table:number-columns-repeated="1016"/>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2313">
            <text:p>2313</text:p>
          </table:table-cell>
          <table:table-cell office:value-type="float" office:value="520">
            <text:p>520</text:p>
          </table:table-cell>
          <table:table-cell office:value-type="float" office:value="0">
            <text:p>0</text:p>
          </table:table-cell>
          <table:table-cell office:value-type="string">
            <text:p>IMMOBILISATIONS EN COURS CONSTRUCTION</text:p>
          </table:table-cell>
          <table:table-cell office:value-type="string">
            <text:p>SERVICES COMMUNS</text:p>
          </table:table-cell>
          <table:table-cell table:number-columns-repeated="1016"/>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2313">
            <text:p>2313</text:p>
          </table:table-cell>
          <table:table-cell office:value-type="float" office:value="64">
            <text:p>64</text:p>
          </table:table-cell>
          <table:table-cell office:value-type="float" office:value="1545000">
            <text:p>1545000</text:p>
          </table:table-cell>
          <table:table-cell office:value-type="string">
            <text:p>IMMOBILISATIONS EN COURS CONSTRUCTION</text:p>
          </table:table-cell>
          <table:table-cell office:value-type="string">
            <text:p>CRECHES ET GARDERIES</text:p>
          </table:table-cell>
          <table:table-cell table:number-columns-repeated="1016"/>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2313">
            <text:p>2313</text:p>
          </table:table-cell>
          <table:table-cell office:value-type="float" office:value="814">
            <text:p>814</text:p>
          </table:table-cell>
          <table:table-cell office:value-type="float" office:value="593000">
            <text:p>593000</text:p>
          </table:table-cell>
          <table:table-cell office:value-type="string">
            <text:p>IMMOBILISATIONS EN COURS CONSTRUCTION</text:p>
          </table:table-cell>
          <table:table-cell office:value-type="string">
            <text:p>ECLAIRAGE PUBLIC</text:p>
          </table:table-cell>
          <table:table-cell table:number-columns-repeated="1016"/>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2313">
            <text:p>2313</text:p>
          </table:table-cell>
          <table:table-cell office:value-type="float" office:value="822">
            <text:p>822</text:p>
          </table:table-cell>
          <table:table-cell office:value-type="float" office:value="0">
            <text:p>0</text:p>
          </table:table-cell>
          <table:table-cell office:value-type="string">
            <text:p>IMMOBILISATIONS EN COURS CONSTRUCTION</text:p>
          </table:table-cell>
          <table:table-cell office:value-type="string">
            <text:p>VOIRIE COMMUNALE ET ROUTES</text:p>
          </table:table-cell>
          <table:table-cell table:number-columns-repeated="1016"/>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2313">
            <text:p>2313</text:p>
          </table:table-cell>
          <table:table-cell office:value-type="float" office:value="823">
            <text:p>823</text:p>
          </table:table-cell>
          <table:table-cell office:value-type="float" office:value="270000">
            <text:p>270000</text:p>
          </table:table-cell>
          <table:table-cell office:value-type="string">
            <text:p>IMMOBILISATIONS EN COURS CONSTRUCTION</text:p>
          </table:table-cell>
          <table:table-cell office:value-type="string">
            <text:p>ESPACES VERTS URBAINS</text:p>
          </table:table-cell>
          <table:table-cell table:number-columns-repeated="1016"/>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2313">
            <text:p>2313</text:p>
          </table:table-cell>
          <table:table-cell office:value-type="float" office:value="824">
            <text:p>824</text:p>
          </table:table-cell>
          <table:table-cell office:value-type="float" office:value="2030167">
            <text:p>2030167</text:p>
          </table:table-cell>
          <table:table-cell office:value-type="string">
            <text:p>IMMOBILISATIONS EN COURS CONSTRUCTION</text:p>
          </table:table-cell>
          <table:table-cell office:value-type="string">
            <text:p>AUTRES OPERATIONS D'AMENAGEMENT URBAIN</text:p>
          </table:table-cell>
          <table:table-cell table:number-columns-repeated="1016"/>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2313">
            <text:p>2313</text:p>
          </table:table-cell>
          <table:table-cell office:value-type="float" office:value="91">
            <text:p>91</text:p>
          </table:table-cell>
          <table:table-cell office:value-type="float" office:value="11000">
            <text:p>11000</text:p>
          </table:table-cell>
          <table:table-cell office:value-type="string">
            <text:p>IMMOBILISATIONS EN COURS CONSTRUCTION</text:p>
          </table:table-cell>
          <table:table-cell office:value-type="string">
            <text:p>FOIRES ET MARCHES</text:p>
          </table:table-cell>
          <table:table-cell table:number-columns-repeated="1016"/>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2315">
            <text:p>2315</text:p>
          </table:table-cell>
          <table:table-cell office:value-type="float" office:value="20">
            <text:p>20</text:p>
          </table:table-cell>
          <table:table-cell office:value-type="float" office:value="568400">
            <text:p>568400</text:p>
          </table:table-cell>
          <table:table-cell office:value-type="string">
            <text:p>IMMOBILISATIONS EN COURS INSTALLATIONS MATERIEL ET OUTILLAGE TECHNIQUE</text:p>
          </table:table-cell>
          <table:table-cell office:value-type="string">
            <text:p>ADMINISTRATION GENERALE DE LA COLLECTIVITE</text:p>
          </table:table-cell>
          <table:table-cell table:number-columns-repeated="1016"/>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2315">
            <text:p>2315</text:p>
          </table:table-cell>
          <table:table-cell office:value-type="float" office:value="212">
            <text:p>212</text:p>
          </table:table-cell>
          <table:table-cell office:value-type="float" office:value="222400">
            <text:p>222400</text:p>
          </table:table-cell>
          <table:table-cell office:value-type="string">
            <text:p>IMMOBILISATIONS EN COURS INSTALLATIONS MATERIEL ET OUTILLAGE TECHNIQUE</text:p>
          </table:table-cell>
          <table:table-cell office:value-type="string">
            <text:p>ECOLES PRIMAIRES</text:p>
          </table:table-cell>
          <table:table-cell table:number-columns-repeated="1016"/>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2315">
            <text:p>2315</text:p>
          </table:table-cell>
          <table:table-cell office:value-type="float" office:value="251">
            <text:p>251</text:p>
          </table:table-cell>
          <table:table-cell office:value-type="float" office:value="0">
            <text:p>0</text:p>
          </table:table-cell>
          <table:table-cell office:value-type="string">
            <text:p>IMMOBILISATIONS EN COURS INSTALLATIONS MATERIEL ET OUTILLAGE TECHNIQUE</text:p>
          </table:table-cell>
          <table:table-cell office:value-type="string">
            <text:p>HEBERGEMENT ET RESTAURATION SCOLAIRE</text:p>
          </table:table-cell>
          <table:table-cell table:number-columns-repeated="1016"/>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2315">
            <text:p>2315</text:p>
          </table:table-cell>
          <table:table-cell office:value-type="float" office:value="810">
            <text:p>810</text:p>
          </table:table-cell>
          <table:table-cell office:value-type="float" office:value="1200000">
            <text:p>1200000</text:p>
          </table:table-cell>
          <table:table-cell office:value-type="string">
            <text:p>IMMOBILISATIONS EN COURS INSTALLATIONS MATERIEL ET OUTILLAGE TECHNIQUE</text:p>
          </table:table-cell>
          <table:table-cell office:value-type="string">
            <text:p>SERVICES COMMUNS</text:p>
          </table:table-cell>
          <table:table-cell table:number-columns-repeated="1016"/>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2315">
            <text:p>2315</text:p>
          </table:table-cell>
          <table:table-cell office:value-type="float" office:value="813">
            <text:p>813</text:p>
          </table:table-cell>
          <table:table-cell office:value-type="float" office:value="171000">
            <text:p>171000</text:p>
          </table:table-cell>
          <table:table-cell office:value-type="string">
            <text:p>IMMOBILISATIONS EN COURS INSTALLATIONS MATERIEL ET OUTILLAGE TECHNIQUE</text:p>
          </table:table-cell>
          <table:table-cell office:value-type="string">
            <text:p>PROPRETE URBAINE</text:p>
          </table:table-cell>
          <table:table-cell table:number-columns-repeated="1016"/>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2315">
            <text:p>2315</text:p>
          </table:table-cell>
          <table:table-cell office:value-type="float" office:value="814">
            <text:p>814</text:p>
          </table:table-cell>
          <table:table-cell office:value-type="float" office:value="1210000">
            <text:p>1210000</text:p>
          </table:table-cell>
          <table:table-cell office:value-type="string">
            <text:p>IMMOBILISATIONS EN COURS INSTALLATIONS MATERIEL ET OUTILLAGE TECHNIQUE</text:p>
          </table:table-cell>
          <table:table-cell office:value-type="string">
            <text:p>ECLAIRAGE PUBLIC</text:p>
          </table:table-cell>
          <table:table-cell table:number-columns-repeated="1016"/>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2315">
            <text:p>2315</text:p>
          </table:table-cell>
          <table:table-cell office:value-type="float" office:value="816">
            <text:p>816</text:p>
          </table:table-cell>
          <table:table-cell office:value-type="float" office:value="1318000">
            <text:p>1318000</text:p>
          </table:table-cell>
          <table:table-cell office:value-type="string">
            <text:p>IMMOBILISATIONS EN COURS INSTALLATIONS MATERIEL ET OUTILLAGE TECHNIQUE</text:p>
          </table:table-cell>
          <table:table-cell office:value-type="string">
            <text:p>AUTRES RESEAUX ET SERVICES DIVERS</text:p>
          </table:table-cell>
          <table:table-cell table:number-columns-repeated="1016"/>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2315">
            <text:p>2315</text:p>
          </table:table-cell>
          <table:table-cell office:value-type="float" office:value="821">
            <text:p>821</text:p>
          </table:table-cell>
          <table:table-cell office:value-type="float" office:value="3367000">
            <text:p>3367000</text:p>
          </table:table-cell>
          <table:table-cell office:value-type="string">
            <text:p>IMMOBILISATIONS EN COURS INSTALLATIONS MATERIEL ET OUTILLAGE TECHNIQUE</text:p>
          </table:table-cell>
          <table:table-cell office:value-type="string">
            <text:p>EQUIPEMENTS DE VOIRIE</text:p>
          </table:table-cell>
          <table:table-cell table:number-columns-repeated="1016"/>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2315">
            <text:p>2315</text:p>
          </table:table-cell>
          <table:table-cell office:value-type="float" office:value="822">
            <text:p>822</text:p>
          </table:table-cell>
          <table:table-cell office:value-type="float" office:value="7533000">
            <text:p>7533000</text:p>
          </table:table-cell>
          <table:table-cell office:value-type="string">
            <text:p>IMMOBILISATIONS EN COURS INSTALLATIONS MATERIEL ET OUTILLAGE TECHNIQUE</text:p>
          </table:table-cell>
          <table:table-cell office:value-type="string">
            <text:p>VOIRIE COMMUNALE ET ROUTES</text:p>
          </table:table-cell>
          <table:table-cell table:number-columns-repeated="1016"/>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2315">
            <text:p>2315</text:p>
          </table:table-cell>
          <table:table-cell office:value-type="float" office:value="824">
            <text:p>824</text:p>
          </table:table-cell>
          <table:table-cell office:value-type="float" office:value="11267000">
            <text:p>11267000</text:p>
          </table:table-cell>
          <table:table-cell office:value-type="string">
            <text:p>IMMOBILISATIONS EN COURS INSTALLATIONS MATERIEL ET OUTILLAGE TECHNIQUE</text:p>
          </table:table-cell>
          <table:table-cell office:value-type="string">
            <text:p>AUTRES OPERATIONS D'AMENAGEMENT URBAIN</text:p>
          </table:table-cell>
          <table:table-cell table:number-columns-repeated="1016"/>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2315">
            <text:p>2315</text:p>
          </table:table-cell>
          <table:table-cell office:value-type="float" office:value="91">
            <text:p>91</text:p>
          </table:table-cell>
          <table:table-cell office:value-type="float" office:value="151000">
            <text:p>151000</text:p>
          </table:table-cell>
          <table:table-cell office:value-type="string">
            <text:p>IMMOBILISATIONS EN COURS INSTALLATIONS MATERIEL ET OUTILLAGE TECHNIQUE</text:p>
          </table:table-cell>
          <table:table-cell office:value-type="string">
            <text:p>FOIRES ET MARCHES</text:p>
          </table:table-cell>
          <table:table-cell table:number-columns-repeated="1016"/>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2316">
            <text:p>2316</text:p>
          </table:table-cell>
          <table:table-cell office:value-type="float" office:value="323">
            <text:p>323</text:p>
          </table:table-cell>
          <table:table-cell office:value-type="float" office:value="20000">
            <text:p>20000</text:p>
          </table:table-cell>
          <table:table-cell office:value-type="string">
            <text:p>IMMOBILISATIONS EN COURS RESTAURATION DES COLLECTIONS ET OEUVRES D ART</text:p>
          </table:table-cell>
          <table:table-cell office:value-type="string">
            <text:p>ARCHIVES</text:p>
          </table:table-cell>
          <table:table-cell table:number-columns-repeated="1016"/>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2316">
            <text:p>2316</text:p>
          </table:table-cell>
          <table:table-cell office:value-type="float" office:value="324">
            <text:p>324</text:p>
          </table:table-cell>
          <table:table-cell office:value-type="float" office:value="25000">
            <text:p>25000</text:p>
          </table:table-cell>
          <table:table-cell office:value-type="string">
            <text:p>IMMOBILISATIONS EN COURS RESTAURATION DES COLLECTIONS ET OEUVRES D ART</text:p>
          </table:table-cell>
          <table:table-cell office:value-type="string">
            <text:p>ENTRETIEN DU PATRIMOINE CULTUREL</text:p>
          </table:table-cell>
          <table:table-cell table:number-columns-repeated="1016"/>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2318">
            <text:p>2318</text:p>
          </table:table-cell>
          <table:table-cell office:value-type="float" office:value="112">
            <text:p>112</text:p>
          </table:table-cell>
          <table:table-cell office:value-type="float" office:value="600000">
            <text:p>600000</text:p>
          </table:table-cell>
          <table:table-cell office:value-type="string">
            <text:p>AUTRES IMMOBILISATIONS CORPORELLES EN COURS</text:p>
          </table:table-cell>
          <table:table-cell office:value-type="string">
            <text:p>POLICE MUNICIPALE</text:p>
          </table:table-cell>
          <table:table-cell table:number-columns-repeated="1016"/>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2318">
            <text:p>2318</text:p>
          </table:table-cell>
          <table:table-cell office:value-type="float" office:value="422">
            <text:p>422</text:p>
          </table:table-cell>
          <table:table-cell office:value-type="float" office:value="0">
            <text:p>0</text:p>
          </table:table-cell>
          <table:table-cell office:value-type="string">
            <text:p>AUTRES IMMOBILISATIONS CORPORELLES EN COURS</text:p>
          </table:table-cell>
          <table:table-cell office:value-type="string">
            <text:p>AUTRES ACTIVITES POUR LES JEUNES</text:p>
          </table:table-cell>
          <table:table-cell table:number-columns-repeated="1016"/>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2318">
            <text:p>2318</text:p>
          </table:table-cell>
          <table:table-cell office:value-type="float" office:value="822">
            <text:p>822</text:p>
          </table:table-cell>
          <table:table-cell office:value-type="float" office:value="235000">
            <text:p>235000</text:p>
          </table:table-cell>
          <table:table-cell office:value-type="string">
            <text:p>AUTRES IMMOBILISATIONS CORPORELLES EN COURS</text:p>
          </table:table-cell>
          <table:table-cell office:value-type="string">
            <text:p>VOIRIE COMMUNALE ET ROUTES</text:p>
          </table:table-cell>
          <table:table-cell table:number-columns-repeated="1016"/>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2318">
            <text:p>2318</text:p>
          </table:table-cell>
          <table:table-cell office:value-type="float" office:value="824">
            <text:p>824</text:p>
          </table:table-cell>
          <table:table-cell office:value-type="float" office:value="15000">
            <text:p>15000</text:p>
          </table:table-cell>
          <table:table-cell office:value-type="string">
            <text:p>AUTRES IMMOBILISATIONS CORPORELLES EN COURS</text:p>
          </table:table-cell>
          <table:table-cell office:value-type="string">
            <text:p>AUTRES OPERATIONS D'AMENAGEMENT URBAIN</text:p>
          </table:table-cell>
          <table:table-cell table:number-columns-repeated="1016"/>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261">
            <text:p>261</text:p>
          </table:table-cell>
          <table:table-cell/>
          <table:table-cell office:value-type="float" office:value="0">
            <text:p>0</text:p>
          </table:table-cell>
          <table:table-cell office:value-type="string">
            <text:p>TITRES DE PARTICIPATION</text:p>
          </table:table-cell>
          <table:table-cell table:number-columns-repeated="1017"/>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274">
            <text:p>274</text:p>
          </table:table-cell>
          <table:table-cell/>
          <table:table-cell office:value-type="float" office:value="12000000">
            <text:p>12000000</text:p>
          </table:table-cell>
          <table:table-cell office:value-type="string">
            <text:p>AUTRES IMMOBILISATIONS FINANCIERES PRETS</text:p>
          </table:table-cell>
          <table:table-cell table:number-columns-repeated="1017"/>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274">
            <text:p>274</text:p>
          </table:table-cell>
          <table:table-cell office:value-type="float" office:value="520">
            <text:p>520</text:p>
          </table:table-cell>
          <table:table-cell office:value-type="float" office:value="129500">
            <text:p>129500</text:p>
          </table:table-cell>
          <table:table-cell office:value-type="string">
            <text:p>AUTRES IMMOBILISATIONS FINANCIERES PRETS</text:p>
          </table:table-cell>
          <table:table-cell office:value-type="string">
            <text:p>SERVICES COMMUNS</text:p>
          </table:table-cell>
          <table:table-cell table:number-columns-repeated="1016"/>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275">
            <text:p>275</text:p>
          </table:table-cell>
          <table:table-cell/>
          <table:table-cell office:value-type="float" office:value="53400">
            <text:p>53400</text:p>
          </table:table-cell>
          <table:table-cell office:value-type="string">
            <text:p>AUTRES IMMOBILISATIONS FINANCIERES DEPOTS ET CAUTIONNEMENTS VERSES</text:p>
          </table:table-cell>
          <table:table-cell table:number-columns-repeated="1017"/>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4541">
            <text:p>4541</text:p>
          </table:table-cell>
          <table:table-cell/>
          <table:table-cell office:value-type="float" office:value="107000">
            <text:p>107000</text:p>
          </table:table-cell>
          <table:table-cell office:value-type="string">
            <text:p>TRAVAUX EFFECTUES D'OFFICE POUR LE COMPTE DE TIERS - DEPENSES</text:p>
          </table:table-cell>
          <table:table-cell table:number-columns-repeated="1017"/>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21">
            <text:p>21</text:p>
          </table:table-cell>
          <table:table-cell/>
          <table:table-cell office:value-type="float" office:value="23943003">
            <text:p>23943003</text:p>
          </table:table-cell>
          <table:table-cell office:value-type="string">
            <text:p>VIREMENT DE LA SECTION DE FONCTIONNEMENT</text:p>
          </table:table-cell>
          <table:table-cell table:number-columns-repeated="1017"/>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24">
            <text:p>24</text:p>
          </table:table-cell>
          <table:table-cell/>
          <table:table-cell office:value-type="float" office:value="5796000">
            <text:p>5796000</text:p>
          </table:table-cell>
          <table:table-cell office:value-type="string">
            <text:p>PRODUIT DES CESSIONS D'IMMOBILISATIONS</text:p>
          </table:table-cell>
          <table:table-cell table:number-columns-repeated="1017"/>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10222">
            <text:p>10222</text:p>
          </table:table-cell>
          <table:table-cell/>
          <table:table-cell office:value-type="float" office:value="12500000">
            <text:p>12500000</text:p>
          </table:table-cell>
          <table:table-cell office:value-type="string">
            <text:p>F.C.T.V.A.</text:p>
          </table:table-cell>
          <table:table-cell table:number-columns-repeated="1017"/>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10223">
            <text:p>10223</text:p>
          </table:table-cell>
          <table:table-cell/>
          <table:table-cell office:value-type="float" office:value="1300000">
            <text:p>1300000</text:p>
          </table:table-cell>
          <table:table-cell office:value-type="string">
            <text:p>T.L.E.</text:p>
          </table:table-cell>
          <table:table-cell table:number-columns-repeated="1017"/>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1311">
            <text:p>1311</text:p>
          </table:table-cell>
          <table:table-cell office:value-type="float" office:value="823">
            <text:p>823</text:p>
          </table:table-cell>
          <table:table-cell office:value-type="float" office:value="0">
            <text:p>0</text:p>
          </table:table-cell>
          <table:table-cell office:value-type="string">
            <text:p>SUBVENTIONS D'EQUIPEMENT TRANSFERABLES ETAT ET ETABLISSEMENTS NATIONAUX</text:p>
          </table:table-cell>
          <table:table-cell office:value-type="string">
            <text:p>ESPACES VERTS URBAINS</text:p>
          </table:table-cell>
          <table:table-cell table:number-columns-repeated="1016"/>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1318">
            <text:p>1318</text:p>
          </table:table-cell>
          <table:table-cell office:value-type="float" office:value="824">
            <text:p>824</text:p>
          </table:table-cell>
          <table:table-cell office:value-type="float" office:value="216000">
            <text:p>216000</text:p>
          </table:table-cell>
          <table:table-cell office:value-type="string">
            <text:p>SUBVENTIONS D'EQUIPEMENT TRANSFERABLES AUTRES</text:p>
          </table:table-cell>
          <table:table-cell office:value-type="string">
            <text:p>AUTRES OPERATIONS D'AMENAGEMENT URBAIN</text:p>
          </table:table-cell>
          <table:table-cell table:number-columns-repeated="1016"/>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1321">
            <text:p>1321</text:p>
          </table:table-cell>
          <table:table-cell office:value-type="float" office:value="324">
            <text:p>324</text:p>
          </table:table-cell>
          <table:table-cell office:value-type="float" office:value="61644">
            <text:p>61644</text:p>
          </table:table-cell>
          <table:table-cell office:value-type="string">
            <text:p>SUBVENTIONS D'EQUIPEMENT NON TRANSFERABLES ETAT &amp; ETABLISSEMENTS NATIONAUX</text:p>
          </table:table-cell>
          <table:table-cell office:value-type="string">
            <text:p>ENTRETIEN DU PATRIMOINE CULTUREL</text:p>
          </table:table-cell>
          <table:table-cell table:number-columns-repeated="1016"/>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1321">
            <text:p>1321</text:p>
          </table:table-cell>
          <table:table-cell office:value-type="float" office:value="816">
            <text:p>816</text:p>
          </table:table-cell>
          <table:table-cell office:value-type="float" office:value="0">
            <text:p>0</text:p>
          </table:table-cell>
          <table:table-cell office:value-type="string">
            <text:p>SUBVENTIONS D'EQUIPEMENT NON TRANSFERABLES ETAT &amp; ETABLISSEMENTS NATIONAUX</text:p>
          </table:table-cell>
          <table:table-cell office:value-type="string">
            <text:p>AUTRES RESEAUX ET SERVICES DIVERS</text:p>
          </table:table-cell>
          <table:table-cell table:number-columns-repeated="1016"/>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1321">
            <text:p>1321</text:p>
          </table:table-cell>
          <table:table-cell office:value-type="float" office:value="822">
            <text:p>822</text:p>
          </table:table-cell>
          <table:table-cell office:value-type="float" office:value="106000">
            <text:p>106000</text:p>
          </table:table-cell>
          <table:table-cell office:value-type="string">
            <text:p>SUBVENTIONS D'EQUIPEMENT NON TRANSFERABLES ETAT &amp; ETABLISSEMENTS NATIONAUX</text:p>
          </table:table-cell>
          <table:table-cell office:value-type="string">
            <text:p>VOIRIE COMMUNALE ET ROUTES</text:p>
          </table:table-cell>
          <table:table-cell table:number-columns-repeated="1016"/>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1321">
            <text:p>1321</text:p>
          </table:table-cell>
          <table:table-cell office:value-type="float" office:value="824">
            <text:p>824</text:p>
          </table:table-cell>
          <table:table-cell office:value-type="float" office:value="65117">
            <text:p>65117</text:p>
          </table:table-cell>
          <table:table-cell office:value-type="string">
            <text:p>SUBVENTIONS D'EQUIPEMENT NON TRANSFERABLES ETAT &amp; ETABLISSEMENTS NATIONAUX</text:p>
          </table:table-cell>
          <table:table-cell office:value-type="string">
            <text:p>AUTRES OPERATIONS D'AMENAGEMENT URBAIN</text:p>
          </table:table-cell>
          <table:table-cell table:number-columns-repeated="1016"/>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1321">
            <text:p>1321</text:p>
          </table:table-cell>
          <table:table-cell office:value-type="float" office:value="832">
            <text:p>832</text:p>
          </table:table-cell>
          <table:table-cell office:value-type="float" office:value="0">
            <text:p>0</text:p>
          </table:table-cell>
          <table:table-cell office:value-type="string">
            <text:p>SUBVENTIONS D'EQUIPEMENT NON TRANSFERABLES ETAT &amp; ETABLISSEMENTS NATIONAUX</text:p>
          </table:table-cell>
          <table:table-cell office:value-type="string">
            <text:p>ACTIONS SPECIFIQUES DE LUTTE CONTRE LA POLLUTION</text:p>
          </table:table-cell>
          <table:table-cell table:number-columns-repeated="1016"/>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1322">
            <text:p>1322</text:p>
          </table:table-cell>
          <table:table-cell office:value-type="float" office:value="20">
            <text:p>20</text:p>
          </table:table-cell>
          <table:table-cell office:value-type="float" office:value="0">
            <text:p>0</text:p>
          </table:table-cell>
          <table:table-cell office:value-type="string">
            <text:p>SUBVENTIONS D'EQUIPEMENT NON TRANSFERABLES REGIONS</text:p>
          </table:table-cell>
          <table:table-cell office:value-type="string">
            <text:p>ADMINISTRATION GENERALE DE LA COLLECTIVITE</text:p>
          </table:table-cell>
          <table:table-cell table:number-columns-repeated="1016"/>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1322">
            <text:p>1322</text:p>
          </table:table-cell>
          <table:table-cell office:value-type="float" office:value="322">
            <text:p>322</text:p>
          </table:table-cell>
          <table:table-cell office:value-type="float" office:value="0">
            <text:p>0</text:p>
          </table:table-cell>
          <table:table-cell office:value-type="string">
            <text:p>SUBVENTIONS D'EQUIPEMENT NON TRANSFERABLES REGIONS</text:p>
          </table:table-cell>
          <table:table-cell office:value-type="string">
            <text:p>MUSEES</text:p>
          </table:table-cell>
          <table:table-cell table:number-columns-repeated="1016"/>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1322">
            <text:p>1322</text:p>
          </table:table-cell>
          <table:table-cell office:value-type="float" office:value="324">
            <text:p>324</text:p>
          </table:table-cell>
          <table:table-cell office:value-type="float" office:value="18000">
            <text:p>18000</text:p>
          </table:table-cell>
          <table:table-cell office:value-type="string">
            <text:p>SUBVENTIONS D'EQUIPEMENT NON TRANSFERABLES REGIONS</text:p>
          </table:table-cell>
          <table:table-cell office:value-type="string">
            <text:p>ENTRETIEN DU PATRIMOINE CULTUREL</text:p>
          </table:table-cell>
          <table:table-cell table:number-columns-repeated="1016"/>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1322">
            <text:p>1322</text:p>
          </table:table-cell>
          <table:table-cell office:value-type="float" office:value="412">
            <text:p>412</text:p>
          </table:table-cell>
          <table:table-cell office:value-type="float" office:value="200000">
            <text:p>200000</text:p>
          </table:table-cell>
          <table:table-cell office:value-type="string">
            <text:p>SUBVENTIONS D'EQUIPEMENT NON TRANSFERABLES REGIONS</text:p>
          </table:table-cell>
          <table:table-cell office:value-type="string">
            <text:p>STADES</text:p>
          </table:table-cell>
          <table:table-cell table:number-columns-repeated="1016"/>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1322">
            <text:p>1322</text:p>
          </table:table-cell>
          <table:table-cell office:value-type="float" office:value="816">
            <text:p>816</text:p>
          </table:table-cell>
          <table:table-cell office:value-type="float" office:value="0">
            <text:p>0</text:p>
          </table:table-cell>
          <table:table-cell office:value-type="string">
            <text:p>SUBVENTIONS D'EQUIPEMENT NON TRANSFERABLES REGIONS</text:p>
          </table:table-cell>
          <table:table-cell office:value-type="string">
            <text:p>AUTRES RESEAUX ET SERVICES DIVERS</text:p>
          </table:table-cell>
          <table:table-cell table:number-columns-repeated="1016"/>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1322">
            <text:p>1322</text:p>
          </table:table-cell>
          <table:table-cell office:value-type="float" office:value="822">
            <text:p>822</text:p>
          </table:table-cell>
          <table:table-cell office:value-type="float" office:value="0">
            <text:p>0</text:p>
          </table:table-cell>
          <table:table-cell office:value-type="string">
            <text:p>SUBVENTIONS D'EQUIPEMENT NON TRANSFERABLES REGIONS</text:p>
          </table:table-cell>
          <table:table-cell office:value-type="string">
            <text:p>VOIRIE COMMUNALE ET ROUTES</text:p>
          </table:table-cell>
          <table:table-cell table:number-columns-repeated="1016"/>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1322">
            <text:p>1322</text:p>
          </table:table-cell>
          <table:table-cell office:value-type="float" office:value="824">
            <text:p>824</text:p>
          </table:table-cell>
          <table:table-cell office:value-type="float" office:value="0">
            <text:p>0</text:p>
          </table:table-cell>
          <table:table-cell office:value-type="string">
            <text:p>SUBVENTIONS D'EQUIPEMENT NON TRANSFERABLES REGIONS</text:p>
          </table:table-cell>
          <table:table-cell office:value-type="string">
            <text:p>AUTRES OPERATIONS D'AMENAGEMENT URBAIN</text:p>
          </table:table-cell>
          <table:table-cell table:number-columns-repeated="1016"/>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1322">
            <text:p>1322</text:p>
          </table:table-cell>
          <table:table-cell office:value-type="float" office:value="832">
            <text:p>832</text:p>
          </table:table-cell>
          <table:table-cell office:value-type="float" office:value="0">
            <text:p>0</text:p>
          </table:table-cell>
          <table:table-cell office:value-type="string">
            <text:p>SUBVENTIONS D'EQUIPEMENT NON TRANSFERABLES REGIONS</text:p>
          </table:table-cell>
          <table:table-cell office:value-type="string">
            <text:p>ACTIONS SPECIFIQUES DE LUTTE CONTRE LA POLLUTION</text:p>
          </table:table-cell>
          <table:table-cell table:number-columns-repeated="1016"/>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1323">
            <text:p>1323</text:p>
          </table:table-cell>
          <table:table-cell office:value-type="float" office:value="211">
            <text:p>211</text:p>
          </table:table-cell>
          <table:table-cell office:value-type="float" office:value="0">
            <text:p>0</text:p>
          </table:table-cell>
          <table:table-cell office:value-type="string">
            <text:p>SUBVENTIONS D'EQUIPEMENT NON TRANSFERABLES DEPARTEMENTS</text:p>
          </table:table-cell>
          <table:table-cell office:value-type="string">
            <text:p>ECOLES MATERNELLES</text:p>
          </table:table-cell>
          <table:table-cell table:number-columns-repeated="1016"/>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1323">
            <text:p>1323</text:p>
          </table:table-cell>
          <table:table-cell office:value-type="float" office:value="212">
            <text:p>212</text:p>
          </table:table-cell>
          <table:table-cell office:value-type="float" office:value="0">
            <text:p>0</text:p>
          </table:table-cell>
          <table:table-cell office:value-type="string">
            <text:p>SUBVENTIONS D'EQUIPEMENT NON TRANSFERABLES DEPARTEMENTS</text:p>
          </table:table-cell>
          <table:table-cell office:value-type="string">
            <text:p>ECOLES PRIMAIRES</text:p>
          </table:table-cell>
          <table:table-cell table:number-columns-repeated="1016"/>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1323">
            <text:p>1323</text:p>
          </table:table-cell>
          <table:table-cell office:value-type="float" office:value="64">
            <text:p>64</text:p>
          </table:table-cell>
          <table:table-cell office:value-type="float" office:value="30500">
            <text:p>30500</text:p>
          </table:table-cell>
          <table:table-cell office:value-type="string">
            <text:p>SUBVENTIONS D'EQUIPEMENT NON TRANSFERABLES DEPARTEMENTS</text:p>
          </table:table-cell>
          <table:table-cell office:value-type="string">
            <text:p>CRECHES ET GARDERIES</text:p>
          </table:table-cell>
          <table:table-cell table:number-columns-repeated="1016"/>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1323">
            <text:p>1323</text:p>
          </table:table-cell>
          <table:table-cell office:value-type="float" office:value="822">
            <text:p>822</text:p>
          </table:table-cell>
          <table:table-cell office:value-type="float" office:value="0">
            <text:p>0</text:p>
          </table:table-cell>
          <table:table-cell office:value-type="string">
            <text:p>SUBVENTIONS D'EQUIPEMENT NON TRANSFERABLES DEPARTEMENTS</text:p>
          </table:table-cell>
          <table:table-cell office:value-type="string">
            <text:p>VOIRIE COMMUNALE ET ROUTES</text:p>
          </table:table-cell>
          <table:table-cell table:number-columns-repeated="1016"/>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1323">
            <text:p>1323</text:p>
          </table:table-cell>
          <table:table-cell office:value-type="float" office:value="823">
            <text:p>823</text:p>
          </table:table-cell>
          <table:table-cell office:value-type="float" office:value="4000">
            <text:p>4000</text:p>
          </table:table-cell>
          <table:table-cell office:value-type="string">
            <text:p>SUBVENTIONS D'EQUIPEMENT NON TRANSFERABLES DEPARTEMENTS</text:p>
          </table:table-cell>
          <table:table-cell office:value-type="string">
            <text:p>ESPACES VERTS URBAINS</text:p>
          </table:table-cell>
          <table:table-cell table:number-columns-repeated="1016"/>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1323">
            <text:p>1323</text:p>
          </table:table-cell>
          <table:table-cell office:value-type="float" office:value="824">
            <text:p>824</text:p>
          </table:table-cell>
          <table:table-cell office:value-type="float" office:value="31283">
            <text:p>31283</text:p>
          </table:table-cell>
          <table:table-cell office:value-type="string">
            <text:p>SUBVENTIONS D'EQUIPEMENT NON TRANSFERABLES DEPARTEMENTS</text:p>
          </table:table-cell>
          <table:table-cell office:value-type="string">
            <text:p>AUTRES OPERATIONS D'AMENAGEMENT URBAIN</text:p>
          </table:table-cell>
          <table:table-cell table:number-columns-repeated="1016"/>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1325">
            <text:p>1325</text:p>
          </table:table-cell>
          <table:table-cell office:value-type="float" office:value="824">
            <text:p>824</text:p>
          </table:table-cell>
          <table:table-cell office:value-type="float" office:value="30100">
            <text:p>30100</text:p>
          </table:table-cell>
          <table:table-cell office:value-type="string">
            <text:p>SUBVENTIONS D'EQUIPEMENT NON TRANSFERABLES GROUPEMENTS DE COLLECTIVITES</text:p>
          </table:table-cell>
          <table:table-cell office:value-type="string">
            <text:p>AUTRES OPERATIONS D'AMENAGEMENT URBAIN</text:p>
          </table:table-cell>
          <table:table-cell table:number-columns-repeated="1016"/>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1325">
            <text:p>1325</text:p>
          </table:table-cell>
          <table:table-cell office:value-type="float" office:value="91">
            <text:p>91</text:p>
          </table:table-cell>
          <table:table-cell office:value-type="float" office:value="0">
            <text:p>0</text:p>
          </table:table-cell>
          <table:table-cell office:value-type="string">
            <text:p>SUBVENTIONS D'EQUIPEMENT NON TRANSFERABLES GROUPEMENTS DE COLLECTIVITES</text:p>
          </table:table-cell>
          <table:table-cell office:value-type="string">
            <text:p>FOIRES ET MARCHES</text:p>
          </table:table-cell>
          <table:table-cell table:number-columns-repeated="1016"/>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13258">
            <text:p>13258</text:p>
          </table:table-cell>
          <table:table-cell office:value-type="float" office:value="322">
            <text:p>322</text:p>
          </table:table-cell>
          <table:table-cell office:value-type="float" office:value="300000">
            <text:p>300000</text:p>
          </table:table-cell>
          <table:table-cell office:value-type="string">
            <text:p>SUBVENTION D'EQUIPEMENT NON TRANSFERABLES AUTRES GROUPEMENTS DE COLLECTIVITES</text:p>
          </table:table-cell>
          <table:table-cell office:value-type="string">
            <text:p>MUSEES</text:p>
          </table:table-cell>
          <table:table-cell table:number-columns-repeated="1016"/>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13258">
            <text:p>13258</text:p>
          </table:table-cell>
          <table:table-cell office:value-type="float" office:value="411">
            <text:p>411</text:p>
          </table:table-cell>
          <table:table-cell office:value-type="float" office:value="0">
            <text:p>0</text:p>
          </table:table-cell>
          <table:table-cell office:value-type="string">
            <text:p>SUBVENTION D'EQUIPEMENT NON TRANSFERABLES AUTRES GROUPEMENTS DE COLLECTIVITES</text:p>
          </table:table-cell>
          <table:table-cell office:value-type="string">
            <text:p>SALLES DE SPORT, GYMNASES</text:p>
          </table:table-cell>
          <table:table-cell table:number-columns-repeated="1016"/>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13258">
            <text:p>13258</text:p>
          </table:table-cell>
          <table:table-cell office:value-type="float" office:value="816">
            <text:p>816</text:p>
          </table:table-cell>
          <table:table-cell office:value-type="float" office:value="0">
            <text:p>0</text:p>
          </table:table-cell>
          <table:table-cell office:value-type="string">
            <text:p>SUBVENTION D'EQUIPEMENT NON TRANSFERABLES AUTRES GROUPEMENTS DE COLLECTIVITES</text:p>
          </table:table-cell>
          <table:table-cell office:value-type="string">
            <text:p>AUTRES RESEAUX ET SERVICES DIVERS</text:p>
          </table:table-cell>
          <table:table-cell table:number-columns-repeated="1016"/>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13258">
            <text:p>13258</text:p>
          </table:table-cell>
          <table:table-cell office:value-type="float" office:value="824">
            <text:p>824</text:p>
          </table:table-cell>
          <table:table-cell office:value-type="float" office:value="51000">
            <text:p>51000</text:p>
          </table:table-cell>
          <table:table-cell office:value-type="string">
            <text:p>SUBVENTION D'EQUIPEMENT NON TRANSFERABLES AUTRES GROUPEMENTS DE COLLECTIVITES</text:p>
          </table:table-cell>
          <table:table-cell office:value-type="string">
            <text:p>AUTRES OPERATIONS D'AMENAGEMENT URBAIN</text:p>
          </table:table-cell>
          <table:table-cell table:number-columns-repeated="1016"/>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1327">
            <text:p>1327</text:p>
          </table:table-cell>
          <table:table-cell office:value-type="float" office:value="314">
            <text:p>314</text:p>
          </table:table-cell>
          <table:table-cell office:value-type="float" office:value="0">
            <text:p>0</text:p>
          </table:table-cell>
          <table:table-cell office:value-type="string">
            <text:p>SUBVENTIONS D'EQUIPEMENT NON TRANSFERABLES BUDGET COMMUNAUTAIRE ET FONDS STRUCT</text:p>
          </table:table-cell>
          <table:table-cell office:value-type="string">
            <text:p>CINEMAS ET AUTRES SALLES DE SPECTACLES</text:p>
          </table:table-cell>
          <table:table-cell table:number-columns-repeated="1016"/>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1327">
            <text:p>1327</text:p>
          </table:table-cell>
          <table:table-cell office:value-type="float" office:value="816">
            <text:p>816</text:p>
          </table:table-cell>
          <table:table-cell office:value-type="float" office:value="75000">
            <text:p>75000</text:p>
          </table:table-cell>
          <table:table-cell office:value-type="string">
            <text:p>SUBVENTIONS D'EQUIPEMENT NON TRANSFERABLES BUDGET COMMUNAUTAIRE ET FONDS STRUCT</text:p>
          </table:table-cell>
          <table:table-cell office:value-type="string">
            <text:p>AUTRES RESEAUX ET SERVICES DIVERS</text:p>
          </table:table-cell>
          <table:table-cell table:number-columns-repeated="1016"/>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1327">
            <text:p>1327</text:p>
          </table:table-cell>
          <table:table-cell office:value-type="float" office:value="822">
            <text:p>822</text:p>
          </table:table-cell>
          <table:table-cell office:value-type="float" office:value="0">
            <text:p>0</text:p>
          </table:table-cell>
          <table:table-cell office:value-type="string">
            <text:p>SUBVENTIONS D'EQUIPEMENT NON TRANSFERABLES BUDGET COMMUNAUTAIRE ET FONDS STRUCT</text:p>
          </table:table-cell>
          <table:table-cell office:value-type="string">
            <text:p>VOIRIE COMMUNALE ET ROUTES</text:p>
          </table:table-cell>
          <table:table-cell table:number-columns-repeated="1016"/>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1328">
            <text:p>1328</text:p>
          </table:table-cell>
          <table:table-cell office:value-type="float" office:value="20">
            <text:p>20</text:p>
          </table:table-cell>
          <table:table-cell office:value-type="float" office:value="200000">
            <text:p>200000</text:p>
          </table:table-cell>
          <table:table-cell office:value-type="string">
            <text:p>AUTRES SUBVENTIONS D'EQUIPEMENT NON TRANSFERABLES AUTRES</text:p>
          </table:table-cell>
          <table:table-cell office:value-type="string">
            <text:p>ADMINISTRATION GENERALE DE LA COLLECTIVITE</text:p>
          </table:table-cell>
          <table:table-cell table:number-columns-repeated="1016"/>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1328">
            <text:p>1328</text:p>
          </table:table-cell>
          <table:table-cell office:value-type="float" office:value="211">
            <text:p>211</text:p>
          </table:table-cell>
          <table:table-cell office:value-type="float" office:value="0">
            <text:p>0</text:p>
          </table:table-cell>
          <table:table-cell office:value-type="string">
            <text:p>AUTRES SUBVENTIONS D'EQUIPEMENT NON TRANSFERABLES AUTRES</text:p>
          </table:table-cell>
          <table:table-cell office:value-type="string">
            <text:p>ECOLES MATERNELLES</text:p>
          </table:table-cell>
          <table:table-cell table:number-columns-repeated="1016"/>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1328">
            <text:p>1328</text:p>
          </table:table-cell>
          <table:table-cell office:value-type="float" office:value="64">
            <text:p>64</text:p>
          </table:table-cell>
          <table:table-cell office:value-type="float" office:value="650003.21">
            <text:p>650003,21</text:p>
          </table:table-cell>
          <table:table-cell office:value-type="string">
            <text:p>AUTRES SUBVENTIONS D'EQUIPEMENT NON TRANSFERABLES AUTRES</text:p>
          </table:table-cell>
          <table:table-cell office:value-type="string">
            <text:p>CRECHES ET GARDERIES</text:p>
          </table:table-cell>
          <table:table-cell table:number-columns-repeated="1016"/>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1328">
            <text:p>1328</text:p>
          </table:table-cell>
          <table:table-cell office:value-type="float" office:value="813">
            <text:p>813</text:p>
          </table:table-cell>
          <table:table-cell office:value-type="float" office:value="0">
            <text:p>0</text:p>
          </table:table-cell>
          <table:table-cell office:value-type="string">
            <text:p>AUTRES SUBVENTIONS D'EQUIPEMENT NON TRANSFERABLES AUTRES</text:p>
          </table:table-cell>
          <table:table-cell office:value-type="string">
            <text:p>PROPRETE URBAINE</text:p>
          </table:table-cell>
          <table:table-cell table:number-columns-repeated="1016"/>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1328">
            <text:p>1328</text:p>
          </table:table-cell>
          <table:table-cell office:value-type="float" office:value="816">
            <text:p>816</text:p>
          </table:table-cell>
          <table:table-cell office:value-type="float" office:value="0">
            <text:p>0</text:p>
          </table:table-cell>
          <table:table-cell office:value-type="string">
            <text:p>AUTRES SUBVENTIONS D'EQUIPEMENT NON TRANSFERABLES AUTRES</text:p>
          </table:table-cell>
          <table:table-cell office:value-type="string">
            <text:p>AUTRES RESEAUX ET SERVICES DIVERS</text:p>
          </table:table-cell>
          <table:table-cell table:number-columns-repeated="1016"/>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1328">
            <text:p>1328</text:p>
          </table:table-cell>
          <table:table-cell office:value-type="float" office:value="822">
            <text:p>822</text:p>
          </table:table-cell>
          <table:table-cell office:value-type="float" office:value="0">
            <text:p>0</text:p>
          </table:table-cell>
          <table:table-cell office:value-type="string">
            <text:p>AUTRES SUBVENTIONS D'EQUIPEMENT NON TRANSFERABLES AUTRES</text:p>
          </table:table-cell>
          <table:table-cell office:value-type="string">
            <text:p>VOIRIE COMMUNALE ET ROUTES</text:p>
          </table:table-cell>
          <table:table-cell table:number-columns-repeated="1016"/>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1328">
            <text:p>1328</text:p>
          </table:table-cell>
          <table:table-cell office:value-type="float" office:value="824">
            <text:p>824</text:p>
          </table:table-cell>
          <table:table-cell office:value-type="float" office:value="3184458">
            <text:p>3184458</text:p>
          </table:table-cell>
          <table:table-cell office:value-type="string">
            <text:p>AUTRES SUBVENTIONS D'EQUIPEMENT NON TRANSFERABLES AUTRES</text:p>
          </table:table-cell>
          <table:table-cell office:value-type="string">
            <text:p>AUTRES OPERATIONS D'AMENAGEMENT URBAIN</text:p>
          </table:table-cell>
          <table:table-cell table:number-columns-repeated="1016"/>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1342">
            <text:p>1342</text:p>
          </table:table-cell>
          <table:table-cell/>
          <table:table-cell office:value-type="float" office:value="5250000">
            <text:p>5250000</text:p>
          </table:table-cell>
          <table:table-cell office:value-type="string">
            <text:p>FONDS AFFECTES A L'EQUIPEMENT NON TRANSFERABLES AMENDES DE POLICE</text:p>
          </table:table-cell>
          <table:table-cell table:number-columns-repeated="1017"/>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1343">
            <text:p>1343</text:p>
          </table:table-cell>
          <table:table-cell office:value-type="float" office:value="824">
            <text:p>824</text:p>
          </table:table-cell>
          <table:table-cell office:value-type="float" office:value="540000">
            <text:p>540000</text:p>
          </table:table-cell>
          <table:table-cell office:value-type="string">
            <text:p>FONDS AFFECTES A L'EQUIPEMENT NON <text:s/>TRANSF.PLAN D'AMENAGEMENT D'ENSEMENBLE PAE</text:p>
          </table:table-cell>
          <table:table-cell office:value-type="string">
            <text:p>AUTRES OPERATIONS D'AMENAGEMENT URBAIN</text:p>
          </table:table-cell>
          <table:table-cell table:number-columns-repeated="1016"/>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1641">
            <text:p>1641</text:p>
          </table:table-cell>
          <table:table-cell/>
          <table:table-cell office:value-type="float" office:value="31476820">
            <text:p>31476820</text:p>
          </table:table-cell>
          <table:table-cell office:value-type="string">
            <text:p>EMPRUNTS</text:p>
          </table:table-cell>
          <table:table-cell table:number-columns-repeated="1017"/>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16441">
            <text:p>16441</text:p>
          </table:table-cell>
          <table:table-cell/>
          <table:table-cell office:value-type="float" office:value="24120468">
            <text:p>24120468</text:p>
          </table:table-cell>
          <table:table-cell office:value-type="string">
            <text:p>EMPRUNT ASSORTI DE TIRAGE SUR LIGNE DE TRESORERIE</text:p>
          </table:table-cell>
          <table:table-cell table:number-columns-repeated="1017"/>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165">
            <text:p>165</text:p>
          </table:table-cell>
          <table:table-cell/>
          <table:table-cell office:value-type="float" office:value="3140">
            <text:p>3140</text:p>
          </table:table-cell>
          <table:table-cell office:value-type="string">
            <text:p>DEPOTS ET CAUTIONNEMENTS RECUS</text:p>
          </table:table-cell>
          <table:table-cell table:number-columns-repeated="1017"/>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16818">
            <text:p>16818</text:p>
          </table:table-cell>
          <table:table-cell/>
          <table:table-cell office:value-type="float" office:value="0">
            <text:p>0</text:p>
          </table:table-cell>
          <table:table-cell office:value-type="string">
            <text:p>AUTRES EMPRUNTS AUTRES PRETEURS</text:p>
          </table:table-cell>
          <table:table-cell table:number-columns-repeated="1017"/>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16878">
            <text:p>16878</text:p>
          </table:table-cell>
          <table:table-cell/>
          <table:table-cell office:value-type="float" office:value="47800">
            <text:p>47800</text:p>
          </table:table-cell>
          <table:table-cell office:value-type="string">
            <text:p>AUTRES ORGANISMES ET PARTICULIERS</text:p>
          </table:table-cell>
          <table:table-cell table:number-columns-repeated="1017"/>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202">
            <text:p>202</text:p>
          </table:table-cell>
          <table:table-cell office:value-type="float" office:value="112">
            <text:p>112</text:p>
          </table:table-cell>
          <table:table-cell office:value-type="float" office:value="0">
            <text:p>0</text:p>
          </table:table-cell>
          <table:table-cell office:value-type="string">
            <text:p>FRAIS D'ETUDES,D'ELABORATION,DE MODIFICATIONS DES DOC. D'URBANISME</text:p>
          </table:table-cell>
          <table:table-cell office:value-type="string">
            <text:p>POLICE MUNICIPALE</text:p>
          </table:table-cell>
          <table:table-cell table:number-columns-repeated="1016"/>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2135">
            <text:p>2135</text:p>
          </table:table-cell>
          <table:table-cell office:value-type="float" office:value="20">
            <text:p>20</text:p>
          </table:table-cell>
          <table:table-cell office:value-type="float" office:value="0">
            <text:p>0</text:p>
          </table:table-cell>
          <table:table-cell office:value-type="string">
            <text:p>INSTALLATIONS GENERALES, AGENCEMENTS, AMENAGTS DES CONSTRUCTIONS</text:p>
          </table:table-cell>
          <table:table-cell office:value-type="string">
            <text:p>ADMINISTRATION GENERALE DE LA COLLECTIVITE</text:p>
          </table:table-cell>
          <table:table-cell table:number-columns-repeated="1016"/>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2315">
            <text:p>2315</text:p>
          </table:table-cell>
          <table:table-cell office:value-type="float" office:value="821">
            <text:p>821</text:p>
          </table:table-cell>
          <table:table-cell office:value-type="float" office:value="725000">
            <text:p>725000</text:p>
          </table:table-cell>
          <table:table-cell office:value-type="string">
            <text:p>IMMOBILISATIONS EN COURS INSTALLATIONS MATERIEL ET OUTILLAGE TECHNIQUE</text:p>
          </table:table-cell>
          <table:table-cell office:value-type="string">
            <text:p>EQUIPEMENTS DE VOIRIE</text:p>
          </table:table-cell>
          <table:table-cell table:number-columns-repeated="1016"/>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2315">
            <text:p>2315</text:p>
          </table:table-cell>
          <table:table-cell office:value-type="float" office:value="822">
            <text:p>822</text:p>
          </table:table-cell>
          <table:table-cell office:value-type="float" office:value="0">
            <text:p>0</text:p>
          </table:table-cell>
          <table:table-cell office:value-type="string">
            <text:p>IMMOBILISATIONS EN COURS INSTALLATIONS MATERIEL ET OUTILLAGE TECHNIQUE</text:p>
          </table:table-cell>
          <table:table-cell office:value-type="string">
            <text:p>VOIRIE COMMUNALE ET ROUTES</text:p>
          </table:table-cell>
          <table:table-cell table:number-columns-repeated="1016"/>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274">
            <text:p>274</text:p>
          </table:table-cell>
          <table:table-cell/>
          <table:table-cell office:value-type="float" office:value="13000000">
            <text:p>13000000</text:p>
          </table:table-cell>
          <table:table-cell office:value-type="string">
            <text:p>AUTRES IMMOBILISATIONS FINANCIERES PRETS</text:p>
          </table:table-cell>
          <table:table-cell table:number-columns-repeated="1017"/>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274">
            <text:p>274</text:p>
          </table:table-cell>
          <table:table-cell office:value-type="float" office:value="520">
            <text:p>520</text:p>
          </table:table-cell>
          <table:table-cell office:value-type="float" office:value="63530">
            <text:p>63530</text:p>
          </table:table-cell>
          <table:table-cell office:value-type="string">
            <text:p>AUTRES IMMOBILISATIONS FINANCIERES PRETS</text:p>
          </table:table-cell>
          <table:table-cell office:value-type="string">
            <text:p>SERVICES COMMUNS</text:p>
          </table:table-cell>
          <table:table-cell table:number-columns-repeated="1016"/>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275">
            <text:p>275</text:p>
          </table:table-cell>
          <table:table-cell/>
          <table:table-cell office:value-type="float" office:value="0">
            <text:p>0</text:p>
          </table:table-cell>
          <table:table-cell office:value-type="string">
            <text:p>AUTRES IMMOBILISATIONS FINANCIERES DEPOTS ET CAUTIONNEMENTS VERSES</text:p>
          </table:table-cell>
          <table:table-cell table:number-columns-repeated="1017"/>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2764">
            <text:p>2764</text:p>
          </table:table-cell>
          <table:table-cell office:value-type="float" office:value="824">
            <text:p>824</text:p>
          </table:table-cell>
          <table:table-cell office:value-type="float" office:value="0">
            <text:p>0</text:p>
          </table:table-cell>
          <table:table-cell office:value-type="string">
            <text:p>CREANCE SUR DES PARTICULIERS</text:p>
          </table:table-cell>
          <table:table-cell office:value-type="string">
            <text:p>AUTRES OPERATIONS D'AMENAGEMENT URBAIN</text:p>
          </table:table-cell>
          <table:table-cell table:number-columns-repeated="1016"/>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2802">
            <text:p>2802</text:p>
          </table:table-cell>
          <table:table-cell/>
          <table:table-cell office:value-type="float" office:value="23795.88">
            <text:p>23795,88</text:p>
          </table:table-cell>
          <table:table-cell office:value-type="string">
            <text:p>AMT FRAIS ETUDES ELAB DOC URB</text:p>
          </table:table-cell>
          <table:table-cell table:number-columns-repeated="1017"/>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28031">
            <text:p>28031</text:p>
          </table:table-cell>
          <table:table-cell/>
          <table:table-cell office:value-type="float" office:value="734447.4">
            <text:p>734447,4</text:p>
          </table:table-cell>
          <table:table-cell office:value-type="string">
            <text:p>FRAIS D'ETUDES, RECHERCHE &amp; DE DEVELOPPEMENT AMORTISSEMENTS DES FRAIS D'ETUDES</text:p>
          </table:table-cell>
          <table:table-cell table:number-columns-repeated="1017"/>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28033">
            <text:p>28033</text:p>
          </table:table-cell>
          <table:table-cell/>
          <table:table-cell office:value-type="float" office:value="114793.45">
            <text:p>114793,45</text:p>
          </table:table-cell>
          <table:table-cell office:value-type="string">
            <text:p>FRAIS D'INSERTION</text:p>
          </table:table-cell>
          <table:table-cell table:number-columns-repeated="1017"/>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2804158">
            <text:p>2804158</text:p>
          </table:table-cell>
          <table:table-cell/>
          <table:table-cell office:value-type="float" office:value="780000">
            <text:p>780000</text:p>
          </table:table-cell>
          <table:table-cell office:value-type="string">
            <text:p>AMORTISSEMENT SUBVENTION AGGLO</text:p>
          </table:table-cell>
          <table:table-cell table:number-columns-repeated="1017"/>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280418">
            <text:p>280418</text:p>
          </table:table-cell>
          <table:table-cell/>
          <table:table-cell office:value-type="float" office:value="2148238.92">
            <text:p>2148238,92</text:p>
          </table:table-cell>
          <table:table-cell office:value-type="string">
            <text:p>SUBVENTIONS DE DROIT PUBLIC</text:p>
          </table:table-cell>
          <table:table-cell table:number-columns-repeated="1017"/>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28042">
            <text:p>28042</text:p>
          </table:table-cell>
          <table:table-cell/>
          <table:table-cell office:value-type="float" office:value="2626053.59">
            <text:p>2626053,59</text:p>
          </table:table-cell>
          <table:table-cell office:value-type="string">
            <text:p>SUBVENTIONS DE DROIT PRIVE</text:p>
          </table:table-cell>
          <table:table-cell table:number-columns-repeated="1017"/>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2805">
            <text:p>2805</text:p>
          </table:table-cell>
          <table:table-cell/>
          <table:table-cell office:value-type="float" office:value="469624.38">
            <text:p>469624,38</text:p>
          </table:table-cell>
          <table:table-cell office:value-type="string">
            <text:p>CONCESSIONS ET DROITS SIMILAIRES BREVETS LICENCES DROITS ET VALEURS SIMILAIRES</text:p>
          </table:table-cell>
          <table:table-cell table:number-columns-repeated="1017"/>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2808">
            <text:p>2808</text:p>
          </table:table-cell>
          <table:table-cell/>
          <table:table-cell office:value-type="float" office:value="1502090.85">
            <text:p>1502090,85</text:p>
          </table:table-cell>
          <table:table-cell office:value-type="string">
            <text:p>AMORTISSEMENT AUTRES IMMOBILISATIONS INCORPORELLES</text:p>
          </table:table-cell>
          <table:table-cell table:number-columns-repeated="1017"/>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28182">
            <text:p>28182</text:p>
          </table:table-cell>
          <table:table-cell/>
          <table:table-cell office:value-type="float" office:value="896714.45">
            <text:p>896714,45</text:p>
          </table:table-cell>
          <table:table-cell office:value-type="string">
            <text:p>MATERIEL DE TRANSPORT</text:p>
          </table:table-cell>
          <table:table-cell table:number-columns-repeated="1017"/>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28183">
            <text:p>28183</text:p>
          </table:table-cell>
          <table:table-cell/>
          <table:table-cell office:value-type="float" office:value="624153.57">
            <text:p>624153,57</text:p>
          </table:table-cell>
          <table:table-cell office:value-type="string">
            <text:p>MATERIEL DE BUREAU ET MATERIEL INFORMATIQUE</text:p>
          </table:table-cell>
          <table:table-cell table:number-columns-repeated="1017"/>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28184">
            <text:p>28184</text:p>
          </table:table-cell>
          <table:table-cell/>
          <table:table-cell office:value-type="float" office:value="415988.45">
            <text:p>415988,45</text:p>
          </table:table-cell>
          <table:table-cell office:value-type="string">
            <text:p>MOBILIER</text:p>
          </table:table-cell>
          <table:table-cell table:number-columns-repeated="1017"/>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28188">
            <text:p>28188</text:p>
          </table:table-cell>
          <table:table-cell/>
          <table:table-cell office:value-type="float" office:value="800393.85">
            <text:p>800393,85</text:p>
          </table:table-cell>
          <table:table-cell office:value-type="string">
            <text:p>AUTRES</text:p>
          </table:table-cell>
          <table:table-cell table:number-columns-repeated="1017"/>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4542">
            <text:p>4542</text:p>
          </table:table-cell>
          <table:table-cell/>
          <table:table-cell office:value-type="float" office:value="0">
            <text:p>0</text:p>
          </table:table-cell>
          <table:table-cell office:value-type="string">
            <text:p>TRAVAUX EFFECTUES D'OFFICE POUR LE COMPTE DE TIERS - RECETTES</text:p>
          </table:table-cell>
          <table:table-cell table:number-columns-repeated="1017"/>
        </table:table-row>
        <table:table-row table:style-name="ro1" table:number-rows-repeated="1047236">
          <table:table-cell table:number-columns-repeated="1024"/>
        </table:table-row>
        <table:table-row table:style-name="ro1">
          <table:table-cell table:number-columns-repeated="1024"/>
        </table:table-row>
      </table:table>
      <table:table table:name="Métadonnées" table:style-name="ta2" table:print="false">
        <office:forms form:automatic-focus="false" form:apply-design-mode="false"/>
        <table:table-column table:style-name="co2" table:default-cell-style-name="Default"/>
        <table:table-row table:style-name="ro1">
          <table:table-cell office:value-type="string">
            <text:p><text:s/></text:p>
          </table:table-cell>
        </table:table-row>
        <table:table-row table:style-name="ro1">
          <table:table-cell/>
        </table:table-row>
        <table:table-row table:style-name="ro1">
          <table:table-cell office:value-type="string">
            <text:p><text:s/></text:p>
          </table:table-cell>
        </table:table-row>
        <table:table-row table:style-name="ro1">
          <table:table-cell office:value-type="string">
            <text:p>ID : 72</text:p>
          </table:table-cell>
        </table:table-row>
        <table:table-row table:style-name="ro1">
          <table:table-cell office:value-type="string">
            <text:p>TITRE : Budget primitif 2012</text:p>
          </table:table-cell>
        </table:table-row>
        <table:table-row table:style-name="ro1">
          <table:table-cell office:value-type="string">
            <text:p>IDENTIFIANT : VilleMTP_MTP_BudgetPri_2012</text:p>
          </table:table-cell>
        </table:table-row>
        <table:table-row table:style-name="ro1">
          <table:table-cell office:value-type="string">
            <text:p>DESCRIPTION : Budget primitif de la ville de Montpellier pour l’année 2012. Budget voté par l'assemblée locale en début d'exercice. Il fixe les enveloppes de crédits permettant d'engager les dépenses pendant la durée de l'exercice. </text:p>
          </table:table-cell>
        </table:table-row>
        <table:table-row table:style-name="ro1">
          <table:table-cell/>
        </table:table-row>
        <table:table-row table:style-name="ro1">
          <table:table-cell office:value-type="string">
            <text:p>Budget primitif de la Ville de Montpellier. </text:p>
          </table:table-cell>
        </table:table-row>
        <table:table-row table:style-name="ro1">
          <table:table-cell/>
        </table:table-row>
        <table:table-row table:style-name="ro1">
          <table:table-cell office:value-type="string">
            <text:p>Toute politique municipale, tant en matière de services rendus à la population que d'aménagements urbains, a besoin de moyens financiers pour être mise en œuvre. Le budget retrace l'ensemble des ressources et des dépenses qui seront mobilisées au cours de l'année pour conduire les projets de la municipalité. Plusieurs temps forts marquent le cycle budgétaire Les orientations budgétaires : dans les 2 mois qui précèdent le vote du budget, un débat est organisé sur les orientations de la commune en matière financière. Lieu privilégié de réflexion stratégique, le débat d'orientations budgétaires est l'occasion de déterminer les marges de manœuvre et de baliser les choix pour l'année à venir. Le budget primitif : c'est un acte essentiel qui formalise le projet annuel et fixe les dépenses et les recettes de l'année. Il est la traduction budgétaire des opérations que la Ville souhaite mener. Les décisions modificatives et le budget supplémentaire : des ajustements de crédits sont parfois nécessaires en cours d'année pour tenir compte d'éléments nouveaux, tels que des modifications réglementaires, des dépenses imprévues ou des recettes nouvelles. Le budget supplémentaire est un peu particulier puisqu'il intègre les résultats et les restes à réaliser du budget précédent. Le compte administratif : il correspond à la clôture de l'exercice et enregistre l'ensemble des dépenses et des recettes réalisées dans l'année. C'est un élément fondamental dans l'analyse des finances d'une ville, puisqu'il permet de constater l'exécution du budget et de mesurer l'adéquation des résultats aux objectifs fixés. </text:p>
          </table:table-cell>
        </table:table-row>
        <table:table-row table:style-name="ro1">
          <table:table-cell/>
        </table:table-row>
        <table:table-row table:style-name="ro1">
          <table:table-cell office:value-type="string">
            <text:p>Que trouve-t-on dans le budget ? </text:p>
          </table:table-cell>
        </table:table-row>
        <table:table-row table:style-name="ro1">
          <table:table-cell/>
        </table:table-row>
        <table:table-row table:style-name="ro1">
          <table:table-cell office:value-type="string">
            <text:p>La comptabilité publique définit précisément les règles selon lesquelles dépenses et recettes doivent être classées. </text:p>
          </table:table-cell>
        </table:table-row>
        <table:table-row table:style-name="ro1">
          <table:table-cell/>
        </table:table-row>
        <table:table-row table:style-name="ro1">
          <table:table-cell office:value-type="string">
            <text:p>On distingue la section de fonctionnement, qui enregistre les charges et produits courants de la section d'investissement qui retrace les opérations d'équipement de la ville (acquisitions mobilières et immobilières, travaux, ….) modifiant la valeur du patrimoine communal. </text:p>
          </table:table-cell>
        </table:table-row>
        <table:table-row table:style-name="ro1">
          <table:table-cell/>
        </table:table-row>
        <table:table-row table:style-name="ro1">
          <table:table-cell office:value-type="string">
            <text:p>Dépenses et recettes peuvent être classées selon leur nature (fournitures, frais de personnel, contrats de prestation de service, …) ou selon leur fonction (sport et jeunesse, sécurité, …) La Ville de Montpellier a choisi cette seconde classification, qui présente les crédits budgétaires par grands domaines d'activité et permet ainsi de mieux connaître la charge financière de ses interventions. </text:p>
          </table:table-cell>
        </table:table-row>
        <table:table-row table:style-name="ro1">
          <table:table-cell/>
        </table:table-row>
        <table:table-row table:style-name="ro1">
          <table:table-cell office:value-type="string">
            <text:p>Voici les fonctions que l'on retrouve dans les documents budgétaires. Elles correspondent à une normalisation nationale : </text:p>
          </table:table-cell>
        </table:table-row>
        <table:table-row table:style-name="ro1">
          <table:table-cell/>
        </table:table-row>
        <table:table-row table:style-name="ro1">
          <table:table-cell office:value-type="string">
            <text:p>*Services généraux *Sécurité et salubrité publique *Enseignement, formation *Culture *Sport et jeunesse *Interventions sociales et santé *Famille *Logement *Aménagements, services urbains et environnement *Action économique </text:p>
          </table:table-cell>
        </table:table-row>
        <table:table-row table:style-name="ro1">
          <table:table-cell/>
        </table:table-row>
        <table:table-row table:style-name="ro1">
          <table:table-cell office:value-type="string">
            <text:p>Les crédits qui ne peuvent être affectés à une fonction en particulier sont présentés dans des chapitres distincts. Il s'agit notamment des frais financiers, qui sont gérés de manière globale, du produit des impôts et des dotations de l'Etat qui ont vocation à financer l'ensemble des dépenses sans distinction.</text:p>
          </table:table-cell>
        </table:table-row>
        <table:table-row table:style-name="ro1">
          <table:table-cell office:value-type="string">
            <text:p>COUVERTUTE GÉOGRAPHIQUE : </text:p>
          </table:table-cell>
        </table:table-row>
        <table:table-row table:style-name="ro1">
          <table:table-cell office:value-type="string">
            <text:p>LANGUE : français</text:p>
          </table:table-cell>
        </table:table-row>
        <table:table-row table:style-name="ro1">
          <table:table-cell office:value-type="string">
            <text:p>DATE PUBLICATION : 2012-03-02</text:p>
          </table:table-cell>
        </table:table-row>
        <table:table-row table:style-name="ro1">
          <table:table-cell office:value-type="string">
            <text:p>PÉRIODE VALIDITÉE : Annuelle</text:p>
          </table:table-cell>
        </table:table-row>
        <table:table-row table:style-name="ro1">
          <table:table-cell office:value-type="string">
            <text:p>MISE À JOUR : 2012-03-02</text:p>
          </table:table-cell>
        </table:table-row>
        <table:table-row table:style-name="ro1">
          <table:table-cell office:value-type="string">
            <text:p>PRORIÉTAIRE : Ville de Montpellier</text:p>
          </table:table-cell>
        </table:table-row>
        <table:table-row table:style-name="ro1">
          <table:table-cell office:value-type="string">
            <text:p>DIFFUSEUR : Ville de Montpellier</text:p>
          </table:table-cell>
        </table:table-row>
        <table:table-row table:style-name="ro1">
          <table:table-cell office:value-type="string">
            <text:p>CATÉGORIE : Politique Publique &amp;amp; Démocratie</text:p>
          </table:table-cell>
        </table:table-row>
        <table:table-row table:style-name="ro1">
          <table:table-cell office:value-type="string">
            <text:p>THÈME : Économie</text:p>
          </table:table-cell>
        </table:table-row>
        <table:table-row table:style-name="ro1">
          <table:table-cell office:value-type="string">
            <text:p>LICENCE : LICENCE OUVERTE / OPEN LICENCE http://www.etalab.gouv.fr/pages/licence-ouverte-open-licence-5899923.html</text:p>
          </table:table-cell>
        </table:table-row>
        <table:table-row table:style-name="ro1">
          <table:table-cell office:value-type="string">
            <text:p>MOTS CLÉS : budget ; finance ; dépenses ; recettes ; impôt ; montpellier</text:p>
          </table:table-cell>
        </table:table-row>
        <table:table-row table:style-name="ro1">
          <table:table-cell office:value-type="string">
            <text:p>INFORMATION COMPLÉMENTAIRE : http://www.montpellier.fr/3278-budget-primitif-2010.htm</text:p>
          </table:table-cell>
        </table:table-row>
        <table:table-row table:style-name="ro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Calibri" svg:font-family="Calibri" style:font-family-generic="swiss"/>
    <style:font-face style:name="Cambria" svg:font-family="Cambria" style:font-family-generic="swis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fr" fo:country="FR"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number-style style:name="N109P0" style:volatile="true">
      <number:number number:decimal-places="0" number:min-integer-digits="1" number:grouping="true"/>
      <number:text> €</number:text>
    </number:number-style>
    <number:number-style style:name="N109">
      <number:text>-</number:text>
      <number:number number:decimal-places="0" number:min-integer-digits="1" number:grouping="true"/>
      <number:text> €</number:text>
      <style:map style:condition="value()&gt;=0" style:apply-style-name="N109P0"/>
    </number:number-style>
    <number:number-style style:name="N110P0" style:volatile="true">
      <number:number number:decimal-places="0" number:min-integer-digits="1" number:grouping="true"/>
      <number:text> €</number:text>
    </number:number-style>
    <number:number-style style:name="N110">
      <style:text-properties fo:color="#ff0000"/>
      <number:text>-</number:text>
      <number:number number:decimal-places="0" number:min-integer-digits="1" number:grouping="true"/>
      <number:text> €</number:text>
      <style:map style:condition="value()&gt;=0" style:apply-style-name="N110P0"/>
    </number:number-style>
    <number:number-style style:name="N112P0" style:volatile="true">
      <number:number number:decimal-places="2" number:min-integer-digits="1" number:grouping="true"/>
      <number:text> €</number:text>
    </number:number-style>
    <number:number-style style:name="N112">
      <number:text>-</number:text>
      <number:number number:decimal-places="2" number:min-integer-digits="1" number:grouping="true"/>
      <number:text> €</number:text>
      <style:map style:condition="value()&gt;=0" style:apply-style-name="N112P0"/>
    </number:number-style>
    <number:number-style style:name="N113P0" style:volatile="true">
      <number:number number:decimal-places="2" number:min-integer-digits="1" number:grouping="true"/>
      <number:text> €</number:text>
    </number:number-style>
    <number:number-style style:name="N113">
      <style:text-properties fo:color="#ff0000"/>
      <number:text>-</number:text>
      <number:number number:decimal-places="2" number:min-integer-digits="1" number:grouping="true"/>
      <number:text> €</number:text>
      <style:map style:condition="value()&gt;=0" style:apply-style-name="N113P0"/>
    </number:number-style>
    <number:number-style style:name="N117P0" style:volatile="true">
      <number:text> </number:text>
      <number:number number:decimal-places="0" number:min-integer-digits="1" number:grouping="true"/>
      <number:text>    </number:text>
    </number:number-style>
    <number:number-style style:name="N117P1" style:volatile="true">
      <number:text>-</number:text>
      <number:number number:decimal-places="0" number:min-integer-digits="1" number:grouping="true"/>
      <number:text>    </number:text>
    </number:number-style>
    <number:number-style style:name="N117P2" style:volatile="true">
      <number:text> -    </number:text>
    </number:number-style>
    <number:text-style style:name="N117">
      <number:text-content/>
      <number:text> </number:text>
      <style:map style:condition="value()&gt;0" style:apply-style-name="N117P0"/>
      <style:map style:condition="value()&lt;0" style:apply-style-name="N117P1"/>
      <style:map style:condition="value()=0" style:apply-style-name="N117P2"/>
    </number:text-style>
    <number:number-style style:name="N121P0" style:volatile="true">
      <number:text> </number:text>
      <number:number number:decimal-places="0" number:min-integer-digits="1" number:grouping="true"/>
      <number:text> € </number:text>
    </number:number-style>
    <number:number-style style:name="N121P1" style:volatile="true">
      <number:text>-</number:text>
      <number:number number:decimal-places="0" number:min-integer-digits="1" number:grouping="true"/>
      <number:text> € </number:text>
    </number:number-style>
    <number:number-style style:name="N121P2" style:volatile="true">
      <number:text> - € </number:text>
    </number:number-style>
    <number:text-style style:name="N121">
      <number:text-content/>
      <number:text> </number:text>
      <style:map style:condition="value()&gt;0" style:apply-style-name="N121P0"/>
      <style:map style:condition="value()&lt;0" style:apply-style-name="N121P1"/>
      <style:map style:condition="value()=0" style:apply-style-name="N121P2"/>
    </number:text-style>
    <number:number-style style:name="N125P0" style:volatile="true">
      <number:text> </number:text>
      <number:number number:decimal-places="2" number:min-integer-digits="1" number:grouping="true"/>
      <number:text>    </number:text>
    </number:number-style>
    <number:number-style style:name="N125P1" style:volatile="true">
      <number:text>-</number:text>
      <number:number number:decimal-places="2" number:min-integer-digits="1" number:grouping="true"/>
      <number:text>    </number:text>
    </number:number-style>
    <number:number-style style:name="N125P2" style:volatile="true">
      <number:text> -</number:text>
      <number:number number:decimal-places="0" number:min-integer-digits="0"/>
      <number:text>    </number:text>
    </number:number-style>
    <number:text-style style:name="N125">
      <number:text-content/>
      <number:text> </number:text>
      <style:map style:condition="value()&gt;0" style:apply-style-name="N125P0"/>
      <style:map style:condition="value()&lt;0" style:apply-style-name="N125P1"/>
      <style:map style:condition="value()=0" style:apply-style-name="N125P2"/>
    </number:text-style>
    <number:number-style style:name="N129P0" style:volatile="true">
      <number:text> </number:text>
      <number:number number:decimal-places="2" number:min-integer-digits="1" number:grouping="true"/>
      <number:text> € </number:text>
    </number:number-style>
    <number:number-style style:name="N129P1" style:volatile="true">
      <number:text>-</number:text>
      <number:number number:decimal-places="2" number:min-integer-digits="1" number:grouping="true"/>
      <number:text> € </number:text>
    </number:number-style>
    <number:number-style style:name="N129P2" style:volatile="true">
      <number:text> -</number:text>
      <number:number number:decimal-places="0" number:min-integer-digits="0"/>
      <number:text> € </number:text>
    </number:number-style>
    <number:text-style style:name="N129">
      <number:text-content/>
      <number:text> </number:text>
      <style:map style:condition="value()&gt;0" style:apply-style-name="N129P0"/>
      <style:map style:condition="value()&lt;0" style:apply-style-name="N129P1"/>
      <style:map style:condition="value()=0" style:apply-style-name="N129P2"/>
    </number:text-style>
    <number:time-style style:name="N130">
      <number:minutes number:style="long"/>
      <number:text>:</number:text>
      <number:seconds number:style="long"/>
    </number:time-style>
    <number:time-style style:name="N131" number:truncate-on-overflow="false">
      <number:hours/>
      <number:text>:</number:text>
      <number:minutes number:style="long"/>
      <number:text>:</number:text>
      <number:seconds number:style="long"/>
    </number:time-style>
    <number:time-style style:name="N132">
      <number:minutes number:style="long"/>
      <number:text>:</number:text>
      <number:seconds number:style="long" number:decimal-places="1"/>
    </number:time-style>
    <number:number-style style:name="N133">
      <number:scientific-number number:decimal-places="1" number:min-integer-digits="3" number:min-exponent-digits="1"/>
    </number:number-style>
    <number:currency-style style:name="N134P0" style:volatile="true">
      <number:number number:decimal-places="2" number:min-integer-digits="1" number:grouping="true"/>
      <number:text> </number:text>
      <number:currency-symbol number:language="fr" number:country="FR">€</number:currency-symbol>
    </number:currency-style>
    <number:currency-style style:name="N134">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34P0"/>
    </number:currency-style>
    <number:date-style style:name="N5106" number:language="fr" number:country="FR">
      <number:day number:style="long"/>
      <number:text>-</number:text>
      <number:month number:textual="true"/>
      <number:text>-</number:text>
      <number:year/>
    </number:date-style>
    <number:date-style style:name="N5107" number:language="fr" number:country="FR">
      <number:day number:style="long"/>
      <number:text>-</number:text>
      <number:month number:textual="true"/>
    </number:date-style>
    <number:date-style style:name="N5108" number:language="fr" number:country="FR">
      <number:month number:textual="true"/>
      <number:text>-</number:text>
      <number:year/>
    </number:date-style>
    <number:time-style style:name="N5109" number:language="fr" number:country="FR">
      <number:hours/>
      <number:text>:</number:text>
      <number:minutes number:style="long"/>
      <number:text> </number:text>
      <number:am-pm/>
    </number:time-style>
    <number:time-style style:name="N5110" number:language="fr" number:country="FR">
      <number:hours/>
      <number:text>:</number:text>
      <number:minutes number:style="long"/>
      <number:text>:</number:text>
      <number:seconds number:style="long"/>
      <number:text> </number:text>
      <number:am-pm/>
    </number:time-style>
    <number:date-style style:name="N5111"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5113P0" style:volatile="true" number:language="fr" number:country="FR">
      <number:number number:decimal-places="0" number:min-integer-digits="1" number:grouping="true"/>
      <number:text>   </number:text>
    </number:number-style>
    <number:number-style style:name="N5113" number:language="fr" number:country="FR">
      <number:text>-</number:text>
      <number:number number:decimal-places="0" number:min-integer-digits="1" number:grouping="true"/>
      <number:text>   </number:text>
      <style:map style:condition="value()&gt;=0" style:apply-style-name="N5113P0"/>
    </number:number-style>
    <number:number-style style:name="N5114P0" style:volatile="true" number:language="fr" number:country="FR">
      <number:number number:decimal-places="0" number:min-integer-digits="1" number:grouping="true"/>
      <number:text>   </number:text>
    </number:number-style>
    <number:number-style style:name="N5114" number:language="fr" number:country="FR">
      <style:text-properties fo:color="#ff0000"/>
      <number:text>-</number:text>
      <number:number number:decimal-places="0" number:min-integer-digits="1" number:grouping="true"/>
      <number:text>   </number:text>
      <style:map style:condition="value()&gt;=0" style:apply-style-name="N5114P0"/>
    </number:number-style>
    <number:number-style style:name="N5116P0" style:volatile="true" number:language="fr" number:country="FR">
      <number:number number:decimal-places="2" number:min-integer-digits="1" number:grouping="true"/>
      <number:text>   </number:text>
    </number:number-style>
    <number:number-style style:name="N5116" number:language="fr" number:country="FR">
      <number:text>-</number:text>
      <number:number number:decimal-places="2" number:min-integer-digits="1" number:grouping="true"/>
      <number:text>   </number:text>
      <style:map style:condition="value()&gt;=0" style:apply-style-name="N5116P0"/>
    </number:number-style>
    <number:number-style style:name="N5117P0" style:volatile="true" number:language="fr" number:country="FR">
      <number:number number:decimal-places="2" number:min-integer-digits="1" number:grouping="true"/>
      <number:text>   </number:text>
    </number:number-style>
    <number:number-style style:name="N5117" number:language="fr" number:country="FR">
      <style:text-properties fo:color="#ff0000"/>
      <number:text>-</number:text>
      <number:number number:decimal-places="2" number:min-integer-digits="1" number:grouping="true"/>
      <number:text>   </number:text>
      <style:map style:condition="value()&gt;=0" style:apply-style-name="N5117P0"/>
    </number:number-style>
    <number:number-style style:name="N5119P0" style:volatile="true" number:language="fr" number:country="FR">
      <number:number number:decimal-places="0" number:min-integer-digits="1" number:grouping="true"/>
      <number:text> €</number:text>
    </number:number-style>
    <number:number-style style:name="N5119" number:language="fr" number:country="FR">
      <number:text>-</number:text>
      <number:number number:decimal-places="0" number:min-integer-digits="1" number:grouping="true"/>
      <number:text> €</number:text>
      <style:map style:condition="value()&gt;=0" style:apply-style-name="N5119P0"/>
    </number:number-style>
    <number:number-style style:name="N5120P0" style:volatile="true" number:language="fr" number:country="FR">
      <number:number number:decimal-places="0" number:min-integer-digits="1" number:grouping="true"/>
      <number:text> €</number:text>
    </number:number-style>
    <number:number-style style:name="N5120" number:language="fr" number:country="FR">
      <style:text-properties fo:color="#ff0000"/>
      <number:text>-</number:text>
      <number:number number:decimal-places="0" number:min-integer-digits="1" number:grouping="true"/>
      <number:text> €</number:text>
      <style:map style:condition="value()&gt;=0" style:apply-style-name="N5120P0"/>
    </number:number-style>
    <number:number-style style:name="N5122P0" style:volatile="true" number:language="fr" number:country="FR">
      <number:number number:decimal-places="2" number:min-integer-digits="1" number:grouping="true"/>
      <number:text> €</number:text>
    </number:number-style>
    <number:number-style style:name="N5122" number:language="fr" number:country="FR">
      <number:text>-</number:text>
      <number:number number:decimal-places="2" number:min-integer-digits="1" number:grouping="true"/>
      <number:text> €</number:text>
      <style:map style:condition="value()&gt;=0" style:apply-style-name="N5122P0"/>
    </number:number-style>
    <number:number-style style:name="N5123P0" style:volatile="true" number:language="fr" number:country="FR">
      <number:number number:decimal-places="2" number:min-integer-digits="1" number:grouping="true"/>
      <number:text> €</number:text>
    </number:number-style>
    <number:number-style style:name="N5123" number:language="fr" number:country="FR">
      <style:text-properties fo:color="#ff0000"/>
      <number:text>-</number:text>
      <number:number number:decimal-places="2" number:min-integer-digits="1" number:grouping="true"/>
      <number:text> €</number:text>
      <style:map style:condition="value()&gt;=0" style:apply-style-name="N5123P0"/>
    </number:number-style>
    <style:style style:name="Default" style:family="table-cell">
      <style:table-cell-properties style:rotation-align="none"/>
      <style:text-properties fo:color="#000000" style:font-name="Calibri" fo:font-size="11pt" style:font-name-asian="Microsoft YaHei" style:font-size-asian="11pt" style:font-name-complex="Mangal"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5f_BuiltIn_5f_20_a0__25__20_-_20_Accent1" style:display-name="Excel_BuiltIn_20 % - Accent1" style:family="table-cell" style:parent-style-name="Default">
      <style:table-cell-properties fo:background-color="#cc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2" style:display-name="Excel_BuiltIn_20 % - Accent2" style:family="table-cell" style:parent-style-name="Default">
      <style:table-cell-properties fo:background-color="#ff99cc"/>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3" style:display-name="Excel_BuiltIn_20 % - Accent3" style:family="table-cell" style:parent-style-name="Default">
      <style:table-cell-properties fo:background-color="#ccffcc"/>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4" style:display-name="Excel_BuiltIn_20 % - Accent4" style:family="table-cell" style:parent-style-name="Default">
      <style:table-cell-properties fo:background-color="#cc99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5" style:display-name="Excel_BuiltIn_20 % - Accent5" style:family="table-cell" style:parent-style-name="Default">
      <style:table-cell-properties fo:background-color="#cc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6" style:display-name="Excel_BuiltIn_20 % - Accent6"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1" style:display-name="Excel_BuiltIn_40 % - Accent1" style:family="table-cell" style:parent-style-name="Default">
      <style:table-cell-properties fo:background-color="#99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2" style:display-name="Excel_BuiltIn_40 % - Accent2" style:family="table-cell" style:parent-style-name="Default">
      <style:table-cell-properties fo:background-color="#ff808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3" style:display-name="Excel_BuiltIn_40 % - Accent3" style:family="table-cell" style:parent-style-name="Default">
      <style:table-cell-properties fo:background-color="#00ff0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4" style:display-name="Excel_BuiltIn_40 % - Accent4" style:family="table-cell" style:parent-style-name="Default">
      <style:table-cell-properties fo:background-color="#cc99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5" style:display-name="Excel_BuiltIn_40 % - Accent5" style:family="table-cell" style:parent-style-name="Default">
      <style:table-cell-properties fo:background-color="#99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6" style:display-name="Excel_BuiltIn_40 % - Accent6" style:family="table-cell" style:parent-style-name="Default">
      <style:table-cell-properties fo:background-color="#ffcc0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1" style:display-name="Excel_BuiltIn_60 % - Accent1" style:family="table-cell" style:parent-style-name="Default">
      <style:table-cell-properties fo:background-color="#0066cc"/>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2" style:display-name="Excel_BuiltIn_60 % - Accent2" style:family="table-cell" style:parent-style-name="Default">
      <style:table-cell-properties fo:background-color="#ff808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3" style:display-name="Excel_BuiltIn_60 % - Accent3" style:family="table-cell" style:parent-style-name="Default">
      <style:table-cell-properties fo:background-color="#00ff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4" style:display-name="Excel_BuiltIn_60 % - Accent4" style:family="table-cell" style:parent-style-name="Default">
      <style:table-cell-properties fo:background-color="#80008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5" style:display-name="Excel_BuiltIn_60 % - Accent5" style:family="table-cell" style:parent-style-name="Default">
      <style:table-cell-properties fo:background-color="#33cccc"/>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6" style:display-name="Excel_BuiltIn_60 % - Accent6" style:family="table-cell" style:parent-style-name="Default">
      <style:table-cell-properties fo:background-color="#ff99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1" style:display-name="Excel_BuiltIn_Accent1" style:family="table-cell" style:parent-style-name="Default">
      <style:table-cell-properties fo:background-color="#333399"/>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2" style:display-name="Excel_BuiltIn_Accent2" style:family="table-cell" style:parent-style-name="Default">
      <style:table-cell-properties fo:background-color="#ff00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3" style:display-name="Excel_BuiltIn_Accent3" style:family="table-cell" style:parent-style-name="Default">
      <style:table-cell-properties fo:background-color="#339966"/>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4" style:display-name="Excel_BuiltIn_Accent4" style:family="table-cell" style:parent-style-name="Default">
      <style:table-cell-properties fo:background-color="#80008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5" style:display-name="Excel_BuiltIn_Accent5" style:family="table-cell" style:parent-style-name="Default">
      <style:table-cell-properties fo:background-color="#33cccc"/>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6" style:display-name="Excel_BuiltIn_Accent6" style:family="table-cell" style:parent-style-name="Default">
      <style:table-cell-properties fo:background-color="#ff66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vertissement" style:display-name="Excel_BuiltIn_Avertissement" style:family="table-cell" style:parent-style-name="Default">
      <style:text-properties fo:color="#ff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Calcul" style:display-name="Excel_BuiltIn_Calcul" style:family="table-cell" style:parent-style-name="Default">
      <style:table-cell-properties fo:background-color="#c0c0c0" style:diagonal-bl-tr="none" style:diagonal-tl-br="none" fo:border="0.035cm solid #808080" style:rotation-align="none"/>
      <style:text-properties fo:color="#ff99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Cellule_20_liée" style:display-name="Excel_BuiltIn_Cellule liée" style:family="table-cell" style:parent-style-name="Default">
      <style:table-cell-properties fo:border-bottom="0.105cm double #ff9900" style:border-line-width-bottom="0.035cm 0.035cm 0.035cm" style:diagonal-bl-tr="none" style:diagonal-tl-br="none" fo:border-left="none" fo:border-right="none" style:rotation-align="none" fo:border-top="none"/>
      <style:text-properties fo:color="#ff99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Commentaire" style:display-name="Excel_BuiltIn_Commentaire" style:family="table-cell" style:parent-style-name="Default">
      <style:table-cell-properties fo:background-color="#ffffcc" style:diagonal-bl-tr="none" style:diagonal-tl-br="none" fo:border="0.035cm solid #c0c0c0" style:rotation-align="none"/>
    </style:style>
    <style:style style:name="Excel_5f_BuiltIn_5f_Entrée" style:display-name="Excel_BuiltIn_Entrée" style:family="table-cell" style:parent-style-name="Default">
      <style:table-cell-properties fo:background-color="#ffcc99" style:diagonal-bl-tr="none" style:diagonal-tl-br="none" fo:border="0.035cm solid #808080" style:rotation-align="none"/>
      <style:text-properties fo:color="#3333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Insatisfaisant" style:display-name="Excel_BuiltIn_Insatisfaisant" style:family="table-cell" style:parent-style-name="Default">
      <style:table-cell-properties fo:background-color="#ff99cc"/>
      <style:text-properties fo:color="#80008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Neutre" style:display-name="Excel_BuiltIn_Neutre" style:family="table-cell" style:parent-style-name="Default">
      <style:table-cell-properties fo:background-color="#ffff99"/>
      <style:text-properties fo:color="#9933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Satisfaisant" style:display-name="Excel_BuiltIn_Satisfaisant" style:family="table-cell" style:parent-style-name="Default">
      <style:table-cell-properties fo:background-color="#ccffcc"/>
      <style:text-properties fo:color="#008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Sortie" style:display-name="Excel_BuiltIn_Sortie" style:family="table-cell" style:parent-style-name="Default">
      <style:table-cell-properties fo:background-color="#c0c0c0" style:diagonal-bl-tr="none" style:diagonal-tl-br="none" fo:border="0.035cm solid #333333" style:rotation-align="none"/>
      <style:text-properties fo:color="#333333"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exte_20_explicatif" style:display-name="Excel_BuiltIn_Texte explicatif" style:family="table-cell" style:parent-style-name="Default">
      <style:text-properties fo:color="#808080" style:text-outline="false" style:text-line-through-style="none"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Excel_5f_BuiltIn_5f_Titre" style:display-name="Excel_BuiltIn_Titre" style:family="table-cell" style:parent-style-name="Default">
      <style:text-properties fo:color="#003366" style:text-outline="false" style:text-line-through-style="none" style:font-name="Cambria"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Excel_5f_BuiltIn_5f_Titre_a0_1" style:display-name="Excel_BuiltIn_Titre 1" style:family="table-cell" style:parent-style-name="Default">
      <style:table-cell-properties fo:border-bottom="0.141cm solid #333399" style:diagonal-bl-tr="none" style:diagonal-tl-br="none" fo:border-left="none" fo:border-right="none" style:rotation-align="none" fo:border-top="none"/>
      <style:text-properties fo:color="#003366" style:text-outline="false" style:text-line-through-style="none" style:font-name="Calibri"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Excel_5f_BuiltIn_5f_Titre_a0_2" style:display-name="Excel_BuiltIn_Titre 2" style:family="table-cell" style:parent-style-name="Default">
      <style:table-cell-properties fo:border-bottom="0.141cm solid #c0c0c0" style:diagonal-bl-tr="none" style:diagonal-tl-br="none" fo:border-left="none" fo:border-right="none" style:rotation-align="none" fo:border-top="none"/>
      <style:text-properties fo:color="#003366" style:text-outline="false" style:text-line-through-style="none" style:font-name="Calibri"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Excel_5f_BuiltIn_5f_Titre_a0_3" style:display-name="Excel_BuiltIn_Titre 3" style:family="table-cell" style:parent-style-name="Default">
      <style:table-cell-properties fo:border-bottom="0.088cm solid #0066cc" style:diagonal-bl-tr="none" style:diagonal-tl-br="none" fo:border-left="none" fo:border-right="none" style:rotation-align="none" fo:border-top="none"/>
      <style:text-properties fo:color="#003366"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itre_a0_4" style:display-name="Excel_BuiltIn_Titre 4" style:family="table-cell" style:parent-style-name="Default">
      <style:text-properties fo:color="#003366"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otal" style:display-name="Excel_BuiltIn_Total" style:family="table-cell" style:parent-style-name="Default">
      <style:table-cell-properties fo:border-bottom="0.105cm double #333399" style:border-line-width-bottom="0.035cm 0.035cm 0.035cm" style:diagonal-bl-tr="none" style:diagonal-tl-br="none" fo:border-left="none" fo:border-right="none" style:rotation-align="none" fo:border-top="0.035cm solid #333399"/>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Vérification" style:display-name="Excel_BuiltIn_Vérification" style:family="table-cell" style:parent-style-name="Default">
      <style:table-cell-properties fo:background-color="#969696" style:diagonal-bl-tr="none" style:diagonal-tl-br="none" fo:border="0.105cm double #333333" style:border-line-width="0.035cm 0.035cm 0.035cm" style:rotation-align="non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fo:margin-top="1.905cm" fo:margin-bottom="1.905cm" fo:margin-left="1.778cm" fo:margin-right="1.778cm" style:first-page-number="continue" style:writing-mode="lr-tb"/>
      <style:header-style>
        <style:header-footer-properties fo:min-height="0.751cm" fo:margin-left="0.122cm" fo:margin-right="0.122cm" fo:margin-bottom="0cm"/>
      </style:header-style>
      <style:footer-style>
        <style:header-footer-properties fo:min-height="0.751cm" fo:margin-left="0.122cm" fo:margin-right="0.122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3-02">02/03/2012</text:date>, <text:time>10:09:19</text:time></text:p>
        </style:region-right>
      </style:header>
      <style:header-left style:display="false"/>
      <style:footer>
        <text:p>Page <text:page-number>1</text:page-number> / <text:page-count>99</text:page-count></text:p>
      </style:footer>
      <style:footer-left style:display="false"/>
    </style:master-page>
    <style:master-page style:name="PageStyle_5f_VilleMTP_5f_MTP_5f_BudgetPri_5f_2012" style:display-name="PageStyle_VilleMTP_MTP_BudgetPri_2012"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ohn</meta:initial-creator>
    <meta:creation-date>2012-03-01T16:27:12</meta:creation-date>
    <dc:creator>Jérémie Valentin</dc:creator>
    <dc:date>2012-03-02T10:09:18.92</dc:date>
    <meta:generator>OpenOffice.org/3.3$Win32 OpenOffice.org_project/330m20$Build-9567</meta:generator>
    <meta:editing-duration>PT28S</meta:editing-duration>
    <meta:editing-cycles>1</meta:editing-cycles>
    <meta:document-statistic meta:table-count="2" meta:cell-count="10601" meta:object-count="0"/>
  </office:meta>
</office:document-meta>
</file>